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line_prediction_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y_test</text:p>
          </table:table-cell>
          <table:table-cell office:value-type="string" calcext:value-type="string">
            <text:p>y_pred</text:p>
          </table:table-cell>
          <table:table-cell table:formula="of:=CORREL([.A2:.A1446];[.B2:.B1446])" office:value-type="float" office:value="0.726887456136174" calcext:value-type="float">
            <text:p>0.72688745613617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% abs erro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973.232" calcext:value-type="float">
            <text:p>23973.232</text:p>
          </table:table-cell>
          <table:table-cell/>
          <table:table-cell table:formula="of:=ABS([.A2]-[.B2])" office:value-type="float" office:value="23862.232" calcext:value-type="float">
            <text:p>23862.232</text:p>
          </table:table-cell>
          <table:table-cell table:formula="of:=[.D2]/[.A2]*100" office:value-type="float" office:value="21497.5063063063" calcext:value-type="float">
            <text:p>21497.5063063063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14849.443" calcext:value-type="float">
            <text:p>14849.443</text:p>
          </table:table-cell>
          <table:table-cell/>
          <table:table-cell table:formula="of:=ABS([.A3]-[.B3])" office:value-type="float" office:value="3209.443" calcext:value-type="float">
            <text:p>3209.443</text:p>
          </table:table-cell>
          <table:table-cell table:formula="of:=[.D3]/[.A3]*100" office:value-type="float" office:value="27.5725343642612" calcext:value-type="float">
            <text:p>27.57253436426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20.686" calcext:value-type="float">
            <text:p>3820.686</text:p>
          </table:table-cell>
          <table:table-cell/>
          <table:table-cell table:formula="of:=ABS([.A4]-[.B4])" office:value-type="float" office:value="3746.686" calcext:value-type="float">
            <text:p>3746.686</text:p>
          </table:table-cell>
          <table:table-cell table:formula="of:=[.D4]/[.A4]*100" office:value-type="float" office:value="5063.08918918919" calcext:value-type="float">
            <text:p>5063.089189189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036.845" calcext:value-type="float">
            <text:p>-2036.845</text:p>
          </table:table-cell>
          <table:table-cell/>
          <table:table-cell table:formula="of:=ABS([.A5]-[.B5])" office:value-type="float" office:value="2079.845" calcext:value-type="float">
            <text:p>2079.845</text:p>
          </table:table-cell>
          <table:table-cell table:formula="of:=[.D5]/[.A5]*100" office:value-type="float" office:value="4836.8488372093" calcext:value-type="float">
            <text:p>4836.8488372093</text:p>
          </table:table-cell>
        </table:table-row>
        <table:table-row table:style-name="ro1">
          <table:table-cell office:value-type="float" office:value="375231" calcext:value-type="float">
            <text:p>375231</text:p>
          </table:table-cell>
          <table:table-cell office:value-type="float" office:value="94455.436" calcext:value-type="float">
            <text:p>94455.436</text:p>
          </table:table-cell>
          <table:table-cell/>
          <table:table-cell table:formula="of:=ABS([.A6]-[.B6])" office:value-type="float" office:value="280775.564" calcext:value-type="float">
            <text:p>280775.564</text:p>
          </table:table-cell>
          <table:table-cell table:formula="of:=[.D6]/[.A6]*100" office:value-type="float" office:value="74.8273900610557" calcext:value-type="float">
            <text:p>74.82739006105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348.921" calcext:value-type="float">
            <text:p>-3348.921</text:p>
          </table:table-cell>
          <table:table-cell/>
          <table:table-cell table:formula="of:=ABS([.A7]-[.B7])" office:value-type="float" office:value="3374.921" calcext:value-type="float">
            <text:p>3374.921</text:p>
          </table:table-cell>
          <table:table-cell table:formula="of:=[.D7]/[.A7]*100" office:value-type="float" office:value="12980.4653846154" calcext:value-type="float">
            <text:p>12980.4653846154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float" office:value="27327.828" calcext:value-type="float">
            <text:p>27327.828</text:p>
          </table:table-cell>
          <table:table-cell/>
          <table:table-cell table:formula="of:=ABS([.A8]-[.B8])" office:value-type="float" office:value="4880.828" calcext:value-type="float">
            <text:p>4880.828</text:p>
          </table:table-cell>
          <table:table-cell table:formula="of:=[.D8]/[.A8]*100" office:value-type="float" office:value="21.7437875885419" calcext:value-type="float">
            <text:p>21.7437875885419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6292.717" calcext:value-type="float">
            <text:p>6292.717</text:p>
          </table:table-cell>
          <table:table-cell/>
          <table:table-cell table:formula="of:=ABS([.A9]-[.B9])" office:value-type="float" office:value="280.283" calcext:value-type="float">
            <text:p>280.283</text:p>
          </table:table-cell>
          <table:table-cell table:formula="of:=[.D9]/[.A9]*100" office:value-type="float" office:value="4.26415639738324" calcext:value-type="float">
            <text:p>4.264156397383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838.008" calcext:value-type="float">
            <text:p>-4838.008</text:p>
          </table:table-cell>
          <table:table-cell/>
          <table:table-cell table:formula="of:=ABS([.A10]-[.B10])" office:value-type="float" office:value="4967.008" calcext:value-type="float">
            <text:p>4967.008</text:p>
          </table:table-cell>
          <table:table-cell table:formula="of:=[.D10]/[.A10]*100" office:value-type="float" office:value="3850.39379844961" calcext:value-type="float">
            <text:p>3850.39379844961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0223.403" calcext:value-type="float">
            <text:p>10223.403</text:p>
          </table:table-cell>
          <table:table-cell/>
          <table:table-cell table:formula="of:=ABS([.A11]-[.B11])" office:value-type="float" office:value="5924.403" calcext:value-type="float">
            <text:p>5924.403</text:p>
          </table:table-cell>
          <table:table-cell table:formula="of:=[.D11]/[.A11]*100" office:value-type="float" office:value="137.808862526169" calcext:value-type="float">
            <text:p>137.808862526169</text:p>
          </table:table-cell>
        </table:table-row>
        <table:table-row table:style-name="ro1">
          <table:table-cell office:value-type="float" office:value="20603" calcext:value-type="float">
            <text:p>20603</text:p>
          </table:table-cell>
          <table:table-cell office:value-type="float" office:value="16804.514" calcext:value-type="float">
            <text:p>16804.514</text:p>
          </table:table-cell>
          <table:table-cell/>
          <table:table-cell table:formula="of:=ABS([.A12]-[.B12])" office:value-type="float" office:value="3798.486" calcext:value-type="float">
            <text:p>3798.486</text:p>
          </table:table-cell>
          <table:table-cell table:formula="of:=[.D12]/[.A12]*100" office:value-type="float" office:value="18.4365674901713" calcext:value-type="float">
            <text:p>18.4365674901713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13673.094" calcext:value-type="float">
            <text:p>13673.094</text:p>
          </table:table-cell>
          <table:table-cell/>
          <table:table-cell table:formula="of:=ABS([.A13]-[.B13])" office:value-type="float" office:value="6620.094" calcext:value-type="float">
            <text:p>6620.094</text:p>
          </table:table-cell>
          <table:table-cell table:formula="of:=[.D13]/[.A13]*100" office:value-type="float" office:value="93.8621012335176" calcext:value-type="float">
            <text:p>93.862101233517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47.46" calcext:value-type="float">
            <text:p>847.46</text:p>
          </table:table-cell>
          <table:table-cell/>
          <table:table-cell table:formula="of:=ABS([.A14]-[.B14])" office:value-type="float" office:value="222.46" calcext:value-type="float">
            <text:p>222.46</text:p>
          </table:table-cell>
          <table:table-cell table:formula="of:=[.D14]/[.A14]*100" office:value-type="float" office:value="35.5936" calcext:value-type="float">
            <text:p>35.59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700.76" calcext:value-type="float">
            <text:p>3700.76</text:p>
          </table:table-cell>
          <table:table-cell/>
          <table:table-cell table:formula="of:=ABS([.A15]-[.B15])" office:value-type="float" office:value="3165.76" calcext:value-type="float">
            <text:p>3165.76</text:p>
          </table:table-cell>
          <table:table-cell table:formula="of:=[.D15]/[.A15]*100" office:value-type="float" office:value="591.730841121495" calcext:value-type="float">
            <text:p>591.73084112149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7849.951" calcext:value-type="float">
            <text:p>7849.951</text:p>
          </table:table-cell>
          <table:table-cell/>
          <table:table-cell table:formula="of:=ABS([.A16]-[.B16])" office:value-type="float" office:value="3943.951" calcext:value-type="float">
            <text:p>3943.951</text:p>
          </table:table-cell>
          <table:table-cell table:formula="of:=[.D16]/[.A16]*100" office:value-type="float" office:value="100.971607782898" calcext:value-type="float">
            <text:p>100.9716077828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53.866" calcext:value-type="float">
            <text:p>953.866</text:p>
          </table:table-cell>
          <table:table-cell/>
          <table:table-cell table:formula="of:=ABS([.A17]-[.B17])" office:value-type="float" office:value="763.866" calcext:value-type="float">
            <text:p>763.866</text:p>
          </table:table-cell>
          <table:table-cell table:formula="of:=[.D17]/[.A17]*100" office:value-type="float" office:value="402.034736842105" calcext:value-type="float">
            <text:p>402.034736842105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20410.955" calcext:value-type="float">
            <text:p>20410.955</text:p>
          </table:table-cell>
          <table:table-cell/>
          <table:table-cell table:formula="of:=ABS([.A18]-[.B18])" office:value-type="float" office:value="14260.955" calcext:value-type="float">
            <text:p>14260.955</text:p>
          </table:table-cell>
          <table:table-cell table:formula="of:=[.D18]/[.A18]*100" office:value-type="float" office:value="231.885447154472" calcext:value-type="float">
            <text:p>231.88544715447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22.351" calcext:value-type="float">
            <text:p>-1622.351</text:p>
          </table:table-cell>
          <table:table-cell/>
          <table:table-cell table:formula="of:=ABS([.A19]-[.B19])" office:value-type="float" office:value="1711.351" calcext:value-type="float">
            <text:p>1711.351</text:p>
          </table:table-cell>
          <table:table-cell table:formula="of:=[.D19]/[.A19]*100" office:value-type="float" office:value="1922.86629213483" calcext:value-type="float">
            <text:p>1922.8662921348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154.962" calcext:value-type="float">
            <text:p>9154.962</text:p>
          </table:table-cell>
          <table:table-cell/>
          <table:table-cell table:formula="of:=ABS([.A20]-[.B20])" office:value-type="float" office:value="8052.962" calcext:value-type="float">
            <text:p>8052.962</text:p>
          </table:table-cell>
          <table:table-cell table:formula="of:=[.D20]/[.A20]*100" office:value-type="float" office:value="730.758802177858" calcext:value-type="float">
            <text:p>730.7588021778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2513.75" calcext:value-type="float">
            <text:p>-2513.75</text:p>
          </table:table-cell>
          <table:table-cell/>
          <table:table-cell table:formula="of:=ABS([.A21]-[.B21])" office:value-type="float" office:value="2604.75" calcext:value-type="float">
            <text:p>2604.75</text:p>
          </table:table-cell>
          <table:table-cell table:formula="of:=[.D21]/[.A21]*100" office:value-type="float" office:value="2862.36263736264" calcext:value-type="float">
            <text:p>2862.36263736264</text:p>
          </table:table-cell>
        </table:table-row>
        <table:table-row table:style-name="ro1">
          <table:table-cell office:value-type="float" office:value="12674" calcext:value-type="float">
            <text:p>12674</text:p>
          </table:table-cell>
          <table:table-cell office:value-type="float" office:value="11585.957" calcext:value-type="float">
            <text:p>11585.957</text:p>
          </table:table-cell>
          <table:table-cell/>
          <table:table-cell table:formula="of:=ABS([.A22]-[.B22])" office:value-type="float" office:value="1088.043" calcext:value-type="float">
            <text:p>1088.043</text:p>
          </table:table-cell>
          <table:table-cell table:formula="of:=[.D22]/[.A22]*100" office:value-type="float" office:value="8.58484298563989" calcext:value-type="float">
            <text:p>8.58484298563989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13865.63" calcext:value-type="float">
            <text:p>13865.63</text:p>
          </table:table-cell>
          <table:table-cell/>
          <table:table-cell table:formula="of:=ABS([.A23]-[.B23])" office:value-type="float" office:value="365.629999999999" calcext:value-type="float">
            <text:p>365.629999999999</text:p>
          </table:table-cell>
          <table:table-cell table:formula="of:=[.D23]/[.A23]*100" office:value-type="float" office:value="2.70837037037036" calcext:value-type="float">
            <text:p>2.70837037037036</text:p>
          </table:table-cell>
        </table:table-row>
        <table:table-row table:style-name="ro1">
          <table:table-cell office:value-type="float" office:value="12737" calcext:value-type="float">
            <text:p>12737</text:p>
          </table:table-cell>
          <table:table-cell office:value-type="float" office:value="41592.823" calcext:value-type="float">
            <text:p>41592.823</text:p>
          </table:table-cell>
          <table:table-cell/>
          <table:table-cell table:formula="of:=ABS([.A24]-[.B24])" office:value-type="float" office:value="28855.823" calcext:value-type="float">
            <text:p>28855.823</text:p>
          </table:table-cell>
          <table:table-cell table:formula="of:=[.D24]/[.A24]*100" office:value-type="float" office:value="226.55117374578" calcext:value-type="float">
            <text:p>226.551173745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.088" calcext:value-type="float">
            <text:p>-4.088</text:p>
          </table:table-cell>
          <table:table-cell/>
          <table:table-cell table:formula="of:=ABS([.A25]-[.B25])" office:value-type="float" office:value="86.088" calcext:value-type="float">
            <text:p>86.088</text:p>
          </table:table-cell>
          <table:table-cell table:formula="of:=[.D25]/[.A25]*100" office:value-type="float" office:value="104.985365853659" calcext:value-type="float">
            <text:p>104.985365853659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8510.407" calcext:value-type="float">
            <text:p>8510.407</text:p>
          </table:table-cell>
          <table:table-cell/>
          <table:table-cell table:formula="of:=ABS([.A26]-[.B26])" office:value-type="float" office:value="6477.407" calcext:value-type="float">
            <text:p>6477.407</text:p>
          </table:table-cell>
          <table:table-cell table:formula="of:=[.D26]/[.A26]*100" office:value-type="float" office:value="318.613231677324" calcext:value-type="float">
            <text:p>318.61323167732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616.857" calcext:value-type="float">
            <text:p>-616.857</text:p>
          </table:table-cell>
          <table:table-cell/>
          <table:table-cell table:formula="of:=ABS([.A27]-[.B27])" office:value-type="float" office:value="1028.857" calcext:value-type="float">
            <text:p>1028.857</text:p>
          </table:table-cell>
          <table:table-cell table:formula="of:=[.D27]/[.A27]*100" office:value-type="float" office:value="249.722572815534" calcext:value-type="float">
            <text:p>249.7225728155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55.638" calcext:value-type="float">
            <text:p>1055.638</text:p>
          </table:table-cell>
          <table:table-cell/>
          <table:table-cell table:formula="of:=ABS([.A28]-[.B28])" office:value-type="float" office:value="355.638" calcext:value-type="float">
            <text:p>355.638</text:p>
          </table:table-cell>
          <table:table-cell table:formula="of:=[.D28]/[.A28]*100" office:value-type="float" office:value="50.8054285714286" calcext:value-type="float">
            <text:p>50.8054285714286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2403.003" calcext:value-type="float">
            <text:p>2403.003</text:p>
          </table:table-cell>
          <table:table-cell/>
          <table:table-cell table:formula="of:=ABS([.A29]-[.B29])" office:value-type="float" office:value="2458.997" calcext:value-type="float">
            <text:p>2458.997</text:p>
          </table:table-cell>
          <table:table-cell table:formula="of:=[.D29]/[.A29]*100" office:value-type="float" office:value="50.5758329905389" calcext:value-type="float">
            <text:p>50.575832990538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296.578" calcext:value-type="float">
            <text:p>11296.578</text:p>
          </table:table-cell>
          <table:table-cell/>
          <table:table-cell table:formula="of:=ABS([.A30]-[.B30])" office:value-type="float" office:value="11083.578" calcext:value-type="float">
            <text:p>11083.578</text:p>
          </table:table-cell>
          <table:table-cell table:formula="of:=[.D30]/[.A30]*100" office:value-type="float" office:value="5203.55774647887" calcext:value-type="float">
            <text:p>5203.55774647887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8288.486" calcext:value-type="float">
            <text:p>8288.486</text:p>
          </table:table-cell>
          <table:table-cell/>
          <table:table-cell table:formula="of:=ABS([.A31]-[.B31])" office:value-type="float" office:value="3087.486" calcext:value-type="float">
            <text:p>3087.486</text:p>
          </table:table-cell>
          <table:table-cell table:formula="of:=[.D31]/[.A31]*100" office:value-type="float" office:value="59.363314747164" calcext:value-type="float">
            <text:p>59.3633147471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2125.195" calcext:value-type="float">
            <text:p>-2125.195</text:p>
          </table:table-cell>
          <table:table-cell/>
          <table:table-cell table:formula="of:=ABS([.A32]-[.B32])" office:value-type="float" office:value="2252.195" calcext:value-type="float">
            <text:p>2252.195</text:p>
          </table:table-cell>
          <table:table-cell table:formula="of:=[.D32]/[.A32]*100" office:value-type="float" office:value="1773.38188976378" calcext:value-type="float">
            <text:p>1773.381889763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37.289" calcext:value-type="float">
            <text:p>3137.289</text:p>
          </table:table-cell>
          <table:table-cell/>
          <table:table-cell table:formula="of:=ABS([.A33]-[.B33])" office:value-type="float" office:value="3033.289" calcext:value-type="float">
            <text:p>3033.289</text:p>
          </table:table-cell>
          <table:table-cell table:formula="of:=[.D33]/[.A33]*100" office:value-type="float" office:value="2916.62403846154" calcext:value-type="float">
            <text:p>2916.62403846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42.958" calcext:value-type="float">
            <text:p>1342.958</text:p>
          </table:table-cell>
          <table:table-cell/>
          <table:table-cell table:formula="of:=ABS([.A34]-[.B34])" office:value-type="float" office:value="1233.958" calcext:value-type="float">
            <text:p>1233.958</text:p>
          </table:table-cell>
          <table:table-cell table:formula="of:=[.D34]/[.A34]*100" office:value-type="float" office:value="1132.07155963303" calcext:value-type="float">
            <text:p>1132.071559633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440.821" calcext:value-type="float">
            <text:p>-3440.821</text:p>
          </table:table-cell>
          <table:table-cell/>
          <table:table-cell table:formula="of:=ABS([.A35]-[.B35])" office:value-type="float" office:value="3473.821" calcext:value-type="float">
            <text:p>3473.821</text:p>
          </table:table-cell>
          <table:table-cell table:formula="of:=[.D35]/[.A35]*100" office:value-type="float" office:value="10526.7303030303" calcext:value-type="float">
            <text:p>10526.730303030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825.719" calcext:value-type="float">
            <text:p>4825.719</text:p>
          </table:table-cell>
          <table:table-cell/>
          <table:table-cell table:formula="of:=ABS([.A36]-[.B36])" office:value-type="float" office:value="3658.719" calcext:value-type="float">
            <text:p>3658.719</text:p>
          </table:table-cell>
          <table:table-cell table:formula="of:=[.D36]/[.A36]*100" office:value-type="float" office:value="313.514910025707" calcext:value-type="float">
            <text:p>313.5149100257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927.082" calcext:value-type="float">
            <text:p>-2927.082</text:p>
          </table:table-cell>
          <table:table-cell/>
          <table:table-cell table:formula="of:=ABS([.A37]-[.B37])" office:value-type="float" office:value="2960.082" calcext:value-type="float">
            <text:p>2960.082</text:p>
          </table:table-cell>
          <table:table-cell table:formula="of:=[.D37]/[.A37]*100" office:value-type="float" office:value="8969.94545454545" calcext:value-type="float">
            <text:p>8969.94545454545</text:p>
          </table:table-cell>
        </table:table-row>
        <table:table-row table:style-name="ro1">
          <table:table-cell office:value-type="float" office:value="9647" calcext:value-type="float">
            <text:p>9647</text:p>
          </table:table-cell>
          <table:table-cell office:value-type="float" office:value="10707.686" calcext:value-type="float">
            <text:p>10707.686</text:p>
          </table:table-cell>
          <table:table-cell/>
          <table:table-cell table:formula="of:=ABS([.A38]-[.B38])" office:value-type="float" office:value="1060.686" calcext:value-type="float">
            <text:p>1060.686</text:p>
          </table:table-cell>
          <table:table-cell table:formula="of:=[.D38]/[.A38]*100" office:value-type="float" office:value="10.9949828962372" calcext:value-type="float">
            <text:p>10.9949828962372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7189.779" calcext:value-type="float">
            <text:p>7189.779</text:p>
          </table:table-cell>
          <table:table-cell/>
          <table:table-cell table:formula="of:=ABS([.A39]-[.B39])" office:value-type="float" office:value="2248.779" calcext:value-type="float">
            <text:p>2248.779</text:p>
          </table:table-cell>
          <table:table-cell table:formula="of:=[.D39]/[.A39]*100" office:value-type="float" office:value="45.5126290224651" calcext:value-type="float">
            <text:p>45.5126290224651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6783.164" calcext:value-type="float">
            <text:p>16783.164</text:p>
          </table:table-cell>
          <table:table-cell/>
          <table:table-cell table:formula="of:=ABS([.A40]-[.B40])" office:value-type="float" office:value="632.164000000001" calcext:value-type="float">
            <text:p>632.164000000001</text:p>
          </table:table-cell>
          <table:table-cell table:formula="of:=[.D40]/[.A40]*100" office:value-type="float" office:value="3.91408581511981" calcext:value-type="float">
            <text:p>3.9140858151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624.042" calcext:value-type="float">
            <text:p>-3624.042</text:p>
          </table:table-cell>
          <table:table-cell/>
          <table:table-cell table:formula="of:=ABS([.A41]-[.B41])" office:value-type="float" office:value="3637.042" calcext:value-type="float">
            <text:p>3637.042</text:p>
          </table:table-cell>
          <table:table-cell table:formula="of:=[.D41]/[.A41]*100" office:value-type="float" office:value="27977.2461538462" calcext:value-type="float">
            <text:p>27977.24615384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12.083" calcext:value-type="float">
            <text:p>-1112.083</text:p>
          </table:table-cell>
          <table:table-cell/>
          <table:table-cell table:formula="of:=ABS([.A42]-[.B42])" office:value-type="float" office:value="1265.083" calcext:value-type="float">
            <text:p>1265.083</text:p>
          </table:table-cell>
          <table:table-cell table:formula="of:=[.D42]/[.A42]*100" office:value-type="float" office:value="826.851633986928" calcext:value-type="float">
            <text:p>826.851633986928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13577.741" calcext:value-type="float">
            <text:p>13577.741</text:p>
          </table:table-cell>
          <table:table-cell/>
          <table:table-cell table:formula="of:=ABS([.A43]-[.B43])" office:value-type="float" office:value="5696.741" calcext:value-type="float">
            <text:p>5696.741</text:p>
          </table:table-cell>
          <table:table-cell table:formula="of:=[.D43]/[.A43]*100" office:value-type="float" office:value="72.2844943535084" calcext:value-type="float">
            <text:p>72.284494353508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1.498" calcext:value-type="float">
            <text:p>-161.498</text:p>
          </table:table-cell>
          <table:table-cell/>
          <table:table-cell table:formula="of:=ABS([.A44]-[.B44])" office:value-type="float" office:value="400.498" calcext:value-type="float">
            <text:p>400.498</text:p>
          </table:table-cell>
          <table:table-cell table:formula="of:=[.D44]/[.A44]*100" office:value-type="float" office:value="167.572384937239" calcext:value-type="float">
            <text:p>167.5723849372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1.157" calcext:value-type="float">
            <text:p>1051.157</text:p>
          </table:table-cell>
          <table:table-cell/>
          <table:table-cell table:formula="of:=ABS([.A45]-[.B45])" office:value-type="float" office:value="962.157" calcext:value-type="float">
            <text:p>962.157</text:p>
          </table:table-cell>
          <table:table-cell table:formula="of:=[.D45]/[.A45]*100" office:value-type="float" office:value="1081.07528089888" calcext:value-type="float">
            <text:p>1081.075280898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101.801" calcext:value-type="float">
            <text:p>-3101.801</text:p>
          </table:table-cell>
          <table:table-cell/>
          <table:table-cell table:formula="of:=ABS([.A46]-[.B46])" office:value-type="float" office:value="3279.801" calcext:value-type="float">
            <text:p>3279.801</text:p>
          </table:table-cell>
          <table:table-cell table:formula="of:=[.D46]/[.A46]*100" office:value-type="float" office:value="1842.58483146067" calcext:value-type="float">
            <text:p>1842.58483146067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float" office:value="11243.011" calcext:value-type="float">
            <text:p>11243.011</text:p>
          </table:table-cell>
          <table:table-cell/>
          <table:table-cell table:formula="of:=ABS([.A47]-[.B47])" office:value-type="float" office:value="4119.989" calcext:value-type="float">
            <text:p>4119.989</text:p>
          </table:table-cell>
          <table:table-cell table:formula="of:=[.D47]/[.A47]*100" office:value-type="float" office:value="26.8176072381696" calcext:value-type="float">
            <text:p>26.8176072381696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9126.755" calcext:value-type="float">
            <text:p>9126.755</text:p>
          </table:table-cell>
          <table:table-cell/>
          <table:table-cell table:formula="of:=ABS([.A48]-[.B48])" office:value-type="float" office:value="2372.755" calcext:value-type="float">
            <text:p>2372.755</text:p>
          </table:table-cell>
          <table:table-cell table:formula="of:=[.D48]/[.A48]*100" office:value-type="float" office:value="35.1311074918567" calcext:value-type="float">
            <text:p>35.1311074918567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60963.466" calcext:value-type="float">
            <text:p>60963.466</text:p>
          </table:table-cell>
          <table:table-cell/>
          <table:table-cell table:formula="of:=ABS([.A49]-[.B49])" office:value-type="float" office:value="51905.466" calcext:value-type="float">
            <text:p>51905.466</text:p>
          </table:table-cell>
          <table:table-cell table:formula="of:=[.D49]/[.A49]*100" office:value-type="float" office:value="573.034510929565" calcext:value-type="float">
            <text:p>573.0345109295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077.741" calcext:value-type="float">
            <text:p>7077.741</text:p>
          </table:table-cell>
          <table:table-cell/>
          <table:table-cell table:formula="of:=ABS([.A50]-[.B50])" office:value-type="float" office:value="6806.741" calcext:value-type="float">
            <text:p>6806.741</text:p>
          </table:table-cell>
          <table:table-cell table:formula="of:=[.D50]/[.A50]*100" office:value-type="float" office:value="2511.71254612546" calcext:value-type="float">
            <text:p>2511.7125461254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5.83" calcext:value-type="float">
            <text:p>215.83</text:p>
          </table:table-cell>
          <table:table-cell/>
          <table:table-cell table:formula="of:=ABS([.A51]-[.B51])" office:value-type="float" office:value="161.17" calcext:value-type="float">
            <text:p>161.17</text:p>
          </table:table-cell>
          <table:table-cell table:formula="of:=[.D51]/[.A51]*100" office:value-type="float" office:value="42.7506631299735" calcext:value-type="float">
            <text:p>42.75066312997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33.723" calcext:value-type="float">
            <text:p>-133.723</text:p>
          </table:table-cell>
          <table:table-cell/>
          <table:table-cell table:formula="of:=ABS([.A52]-[.B52])" office:value-type="float" office:value="364.723" calcext:value-type="float">
            <text:p>364.723</text:p>
          </table:table-cell>
          <table:table-cell table:formula="of:=[.D52]/[.A52]*100" office:value-type="float" office:value="157.888744588745" calcext:value-type="float">
            <text:p>157.8887445887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86.634" calcext:value-type="float">
            <text:p>-786.634</text:p>
          </table:table-cell>
          <table:table-cell/>
          <table:table-cell table:formula="of:=ABS([.A53]-[.B53])" office:value-type="float" office:value="872.634" calcext:value-type="float">
            <text:p>872.634</text:p>
          </table:table-cell>
          <table:table-cell table:formula="of:=[.D53]/[.A53]*100" office:value-type="float" office:value="1014.69069767442" calcext:value-type="float">
            <text:p>1014.69069767442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8287.122" calcext:value-type="float">
            <text:p>8287.122</text:p>
          </table:table-cell>
          <table:table-cell/>
          <table:table-cell table:formula="of:=ABS([.A54]-[.B54])" office:value-type="float" office:value="3858.122" calcext:value-type="float">
            <text:p>3858.122</text:p>
          </table:table-cell>
          <table:table-cell table:formula="of:=[.D54]/[.A54]*100" office:value-type="float" office:value="87.110453827049" calcext:value-type="float">
            <text:p>87.11045382704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191.94" calcext:value-type="float">
            <text:p>2191.94</text:p>
          </table:table-cell>
          <table:table-cell/>
          <table:table-cell table:formula="of:=ABS([.A55]-[.B55])" office:value-type="float" office:value="1583.94" calcext:value-type="float">
            <text:p>1583.94</text:p>
          </table:table-cell>
          <table:table-cell table:formula="of:=[.D55]/[.A55]*100" office:value-type="float" office:value="260.516447368421" calcext:value-type="float">
            <text:p>260.51644736842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032.569" calcext:value-type="float">
            <text:p>7032.569</text:p>
          </table:table-cell>
          <table:table-cell/>
          <table:table-cell table:formula="of:=ABS([.A56]-[.B56])" office:value-type="float" office:value="5981.569" calcext:value-type="float">
            <text:p>5981.569</text:p>
          </table:table-cell>
          <table:table-cell table:formula="of:=[.D56]/[.A56]*100" office:value-type="float" office:value="569.131208372978" calcext:value-type="float">
            <text:p>569.131208372978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8371.438" calcext:value-type="float">
            <text:p>18371.438</text:p>
          </table:table-cell>
          <table:table-cell/>
          <table:table-cell table:formula="of:=ABS([.A57]-[.B57])" office:value-type="float" office:value="12156.438" calcext:value-type="float">
            <text:p>12156.438</text:p>
          </table:table-cell>
          <table:table-cell table:formula="of:=[.D57]/[.A57]*100" office:value-type="float" office:value="195.598358809332" calcext:value-type="float">
            <text:p>195.598358809332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5370.045" calcext:value-type="float">
            <text:p>15370.045</text:p>
          </table:table-cell>
          <table:table-cell/>
          <table:table-cell table:formula="of:=ABS([.A58]-[.B58])" office:value-type="float" office:value="122.045" calcext:value-type="float">
            <text:p>122.045</text:p>
          </table:table-cell>
          <table:table-cell table:formula="of:=[.D58]/[.A58]*100" office:value-type="float" office:value="0.800400052465898" calcext:value-type="float">
            <text:p>0.8004000524658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3.087" calcext:value-type="float">
            <text:p>1993.087</text:p>
          </table:table-cell>
          <table:table-cell/>
          <table:table-cell table:formula="of:=ABS([.A59]-[.B59])" office:value-type="float" office:value="1933.087" calcext:value-type="float">
            <text:p>1933.087</text:p>
          </table:table-cell>
          <table:table-cell table:formula="of:=[.D59]/[.A59]*100" office:value-type="float" office:value="3221.81166666667" calcext:value-type="float">
            <text:p>3221.811666666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06.926" calcext:value-type="float">
            <text:p>906.926</text:p>
          </table:table-cell>
          <table:table-cell/>
          <table:table-cell table:formula="of:=ABS([.A60]-[.B60])" office:value-type="float" office:value="438.926" calcext:value-type="float">
            <text:p>438.926</text:p>
          </table:table-cell>
          <table:table-cell table:formula="of:=[.D60]/[.A60]*100" office:value-type="float" office:value="93.7876068376069" calcext:value-type="float">
            <text:p>93.7876068376069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float" office:value="12310.792" calcext:value-type="float">
            <text:p>12310.792</text:p>
          </table:table-cell>
          <table:table-cell/>
          <table:table-cell table:formula="of:=ABS([.A61]-[.B61])" office:value-type="float" office:value="1579.792" calcext:value-type="float">
            <text:p>1579.792</text:p>
          </table:table-cell>
          <table:table-cell table:formula="of:=[.D61]/[.A61]*100" office:value-type="float" office:value="14.721759388687" calcext:value-type="float">
            <text:p>14.7217593886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103.978" calcext:value-type="float">
            <text:p>-1103.978</text:p>
          </table:table-cell>
          <table:table-cell/>
          <table:table-cell table:formula="of:=ABS([.A62]-[.B62])" office:value-type="float" office:value="1195.978" calcext:value-type="float">
            <text:p>1195.978</text:p>
          </table:table-cell>
          <table:table-cell table:formula="of:=[.D62]/[.A62]*100" office:value-type="float" office:value="1299.97608695652" calcext:value-type="float">
            <text:p>1299.9760869565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178.006" calcext:value-type="float">
            <text:p>3178.006</text:p>
          </table:table-cell>
          <table:table-cell/>
          <table:table-cell table:formula="of:=ABS([.A63]-[.B63])" office:value-type="float" office:value="2330.006" calcext:value-type="float">
            <text:p>2330.006</text:p>
          </table:table-cell>
          <table:table-cell table:formula="of:=[.D63]/[.A63]*100" office:value-type="float" office:value="274.764858490566" calcext:value-type="float">
            <text:p>274.764858490566</text:p>
          </table:table-cell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float" office:value="11651.903" calcext:value-type="float">
            <text:p>11651.903</text:p>
          </table:table-cell>
          <table:table-cell/>
          <table:table-cell table:formula="of:=ABS([.A64]-[.B64])" office:value-type="float" office:value="6579.097" calcext:value-type="float">
            <text:p>6579.097</text:p>
          </table:table-cell>
          <table:table-cell table:formula="of:=[.D64]/[.A64]*100" office:value-type="float" office:value="36.0874170369151" calcext:value-type="float">
            <text:p>36.087417036915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140.884" calcext:value-type="float">
            <text:p>1140.884</text:p>
          </table:table-cell>
          <table:table-cell/>
          <table:table-cell table:formula="of:=ABS([.A65]-[.B65])" office:value-type="float" office:value="722.884" calcext:value-type="float">
            <text:p>722.884</text:p>
          </table:table-cell>
          <table:table-cell table:formula="of:=[.D65]/[.A65]*100" office:value-type="float" office:value="172.938755980861" calcext:value-type="float">
            <text:p>172.93875598086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114.935" calcext:value-type="float">
            <text:p>4114.935</text:p>
          </table:table-cell>
          <table:table-cell/>
          <table:table-cell table:formula="of:=ABS([.A66]-[.B66])" office:value-type="float" office:value="3845.935" calcext:value-type="float">
            <text:p>3845.935</text:p>
          </table:table-cell>
          <table:table-cell table:formula="of:=[.D66]/[.A66]*100" office:value-type="float" office:value="1429.7156133829" calcext:value-type="float">
            <text:p>1429.7156133829</text:p>
          </table:table-cell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float" office:value="9919.414" calcext:value-type="float">
            <text:p>9919.414</text:p>
          </table:table-cell>
          <table:table-cell/>
          <table:table-cell table:formula="of:=ABS([.A67]-[.B67])" office:value-type="float" office:value="3723.586" calcext:value-type="float">
            <text:p>3723.586</text:p>
          </table:table-cell>
          <table:table-cell table:formula="of:=[.D67]/[.A67]*100" office:value-type="float" office:value="27.29301473283" calcext:value-type="float">
            <text:p>27.29301473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751.498" calcext:value-type="float">
            <text:p>-2751.498</text:p>
          </table:table-cell>
          <table:table-cell/>
          <table:table-cell table:formula="of:=ABS([.A68]-[.B68])" office:value-type="float" office:value="2753.498" calcext:value-type="float">
            <text:p>2753.498</text:p>
          </table:table-cell>
          <table:table-cell table:formula="of:=[.D68]/[.A68]*100" office:value-type="float" office:value="137674.9" calcext:value-type="float">
            <text:p>137674.9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15186.767" calcext:value-type="float">
            <text:p>15186.767</text:p>
          </table:table-cell>
          <table:table-cell/>
          <table:table-cell table:formula="of:=ABS([.A69]-[.B69])" office:value-type="float" office:value="6766.767" calcext:value-type="float">
            <text:p>6766.767</text:p>
          </table:table-cell>
          <table:table-cell table:formula="of:=[.D69]/[.A69]*100" office:value-type="float" office:value="80.3654038004751" calcext:value-type="float">
            <text:p>80.36540380047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.685" calcext:value-type="float">
            <text:p>111.685</text:p>
          </table:table-cell>
          <table:table-cell/>
          <table:table-cell table:formula="of:=ABS([.A70]-[.B70])" office:value-type="float" office:value="60.685" calcext:value-type="float">
            <text:p>60.685</text:p>
          </table:table-cell>
          <table:table-cell table:formula="of:=[.D70]/[.A70]*100" office:value-type="float" office:value="118.990196078431" calcext:value-type="float">
            <text:p>118.990196078431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float" office:value="8909.583" calcext:value-type="float">
            <text:p>8909.583</text:p>
          </table:table-cell>
          <table:table-cell/>
          <table:table-cell table:formula="of:=ABS([.A71]-[.B71])" office:value-type="float" office:value="1311.417" calcext:value-type="float">
            <text:p>1311.417</text:p>
          </table:table-cell>
          <table:table-cell table:formula="of:=[.D71]/[.A71]*100" office:value-type="float" office:value="12.8306134429117" calcext:value-type="float">
            <text:p>12.830613442911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646.041" calcext:value-type="float">
            <text:p>5646.041</text:p>
          </table:table-cell>
          <table:table-cell/>
          <table:table-cell table:formula="of:=ABS([.A72]-[.B72])" office:value-type="float" office:value="4306.041" calcext:value-type="float">
            <text:p>4306.041</text:p>
          </table:table-cell>
          <table:table-cell table:formula="of:=[.D72]/[.A72]*100" office:value-type="float" office:value="321.346343283582" calcext:value-type="float">
            <text:p>321.346343283582</text:p>
          </table:table-cell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15935.53" calcext:value-type="float">
            <text:p>15935.53</text:p>
          </table:table-cell>
          <table:table-cell/>
          <table:table-cell table:formula="of:=ABS([.A73]-[.B73])" office:value-type="float" office:value="34.5300000000007" calcext:value-type="float">
            <text:p>34.5300000000007</text:p>
          </table:table-cell>
          <table:table-cell table:formula="of:=[.D73]/[.A73]*100" office:value-type="float" office:value="0.217156153701029" calcext:value-type="float">
            <text:p>0.2171561537010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836.212" calcext:value-type="float">
            <text:p>-6836.212</text:p>
          </table:table-cell>
          <table:table-cell/>
          <table:table-cell table:formula="of:=ABS([.A74]-[.B74])" office:value-type="float" office:value="6874.212" calcext:value-type="float">
            <text:p>6874.212</text:p>
          </table:table-cell>
          <table:table-cell table:formula="of:=[.D74]/[.A74]*100" office:value-type="float" office:value="18090.0315789474" calcext:value-type="float">
            <text:p>18090.03157894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658.911" calcext:value-type="float">
            <text:p>-4658.911</text:p>
          </table:table-cell>
          <table:table-cell/>
          <table:table-cell table:formula="of:=ABS([.A75]-[.B75])" office:value-type="float" office:value="4691.911" calcext:value-type="float">
            <text:p>4691.911</text:p>
          </table:table-cell>
          <table:table-cell table:formula="of:=[.D75]/[.A75]*100" office:value-type="float" office:value="14217.9121212121" calcext:value-type="float">
            <text:p>14217.9121212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092.631" calcext:value-type="float">
            <text:p>-8092.631</text:p>
          </table:table-cell>
          <table:table-cell/>
          <table:table-cell table:formula="of:=ABS([.A76]-[.B76])" office:value-type="float" office:value="8093.631" calcext:value-type="float">
            <text:p>8093.631</text:p>
          </table:table-cell>
          <table:table-cell table:formula="of:=[.D76]/[.A76]*100" office:value-type="float" office:value="809363.1" calcext:value-type="float">
            <text:p>809363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5.309" calcext:value-type="float">
            <text:p>-65.309</text:p>
          </table:table-cell>
          <table:table-cell/>
          <table:table-cell table:formula="of:=ABS([.A77]-[.B77])" office:value-type="float" office:value="193.309" calcext:value-type="float">
            <text:p>193.309</text:p>
          </table:table-cell>
          <table:table-cell table:formula="of:=[.D77]/[.A77]*100" office:value-type="float" office:value="151.02265625" calcext:value-type="float">
            <text:p>151.022656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745.148" calcext:value-type="float">
            <text:p>-1745.148</text:p>
          </table:table-cell>
          <table:table-cell/>
          <table:table-cell table:formula="of:=ABS([.A78]-[.B78])" office:value-type="float" office:value="1923.148" calcext:value-type="float">
            <text:p>1923.148</text:p>
          </table:table-cell>
          <table:table-cell table:formula="of:=[.D78]/[.A78]*100" office:value-type="float" office:value="1080.4202247191" calcext:value-type="float">
            <text:p>1080.42022471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781.616" calcext:value-type="float">
            <text:p>-2781.616</text:p>
          </table:table-cell>
          <table:table-cell/>
          <table:table-cell table:formula="of:=ABS([.A79]-[.B79])" office:value-type="float" office:value="2820.616" calcext:value-type="float">
            <text:p>2820.616</text:p>
          </table:table-cell>
          <table:table-cell table:formula="of:=[.D79]/[.A79]*100" office:value-type="float" office:value="7232.34871794872" calcext:value-type="float">
            <text:p>7232.34871794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04.368" calcext:value-type="float">
            <text:p>3704.368</text:p>
          </table:table-cell>
          <table:table-cell/>
          <table:table-cell table:formula="of:=ABS([.A80]-[.B80])" office:value-type="float" office:value="3687.368" calcext:value-type="float">
            <text:p>3687.368</text:p>
          </table:table-cell>
          <table:table-cell table:formula="of:=[.D80]/[.A80]*100" office:value-type="float" office:value="21690.4" calcext:value-type="float">
            <text:p>21690.4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12867.514" calcext:value-type="float">
            <text:p>12867.514</text:p>
          </table:table-cell>
          <table:table-cell/>
          <table:table-cell table:formula="of:=ABS([.A81]-[.B81])" office:value-type="float" office:value="4634.514" calcext:value-type="float">
            <text:p>4634.514</text:p>
          </table:table-cell>
          <table:table-cell table:formula="of:=[.D81]/[.A81]*100" office:value-type="float" office:value="56.2919227499089" calcext:value-type="float">
            <text:p>56.2919227499089</text:p>
          </table:table-cell>
        </table:table-row>
        <table:table-row table:style-name="ro1">
          <table:table-cell office:value-type="float" office:value="73929" calcext:value-type="float">
            <text:p>73929</text:p>
          </table:table-cell>
          <table:table-cell office:value-type="float" office:value="39033.17" calcext:value-type="float">
            <text:p>39033.17</text:p>
          </table:table-cell>
          <table:table-cell/>
          <table:table-cell table:formula="of:=ABS([.A82]-[.B82])" office:value-type="float" office:value="34895.83" calcext:value-type="float">
            <text:p>34895.83</text:p>
          </table:table-cell>
          <table:table-cell table:formula="of:=[.D82]/[.A82]*100" office:value-type="float" office:value="47.2018152551773" calcext:value-type="float">
            <text:p>47.20181525517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691.378" calcext:value-type="float">
            <text:p>-8691.378</text:p>
          </table:table-cell>
          <table:table-cell/>
          <table:table-cell table:formula="of:=ABS([.A83]-[.B83])" office:value-type="float" office:value="8705.378" calcext:value-type="float">
            <text:p>8705.378</text:p>
          </table:table-cell>
          <table:table-cell table:formula="of:=[.D83]/[.A83]*100" office:value-type="float" office:value="62181.2714285714" calcext:value-type="float">
            <text:p>62181.27142857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960.426" calcext:value-type="float">
            <text:p>-3960.426</text:p>
          </table:table-cell>
          <table:table-cell/>
          <table:table-cell table:formula="of:=ABS([.A84]-[.B84])" office:value-type="float" office:value="4162.426" calcext:value-type="float">
            <text:p>4162.426</text:p>
          </table:table-cell>
          <table:table-cell table:formula="of:=[.D84]/[.A84]*100" office:value-type="float" office:value="2060.60693069307" calcext:value-type="float">
            <text:p>2060.60693069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20.571" calcext:value-type="float">
            <text:p>4820.571</text:p>
          </table:table-cell>
          <table:table-cell/>
          <table:table-cell table:formula="of:=ABS([.A85]-[.B85])" office:value-type="float" office:value="4744.571" calcext:value-type="float">
            <text:p>4744.571</text:p>
          </table:table-cell>
          <table:table-cell table:formula="of:=[.D85]/[.A85]*100" office:value-type="float" office:value="6242.85657894737" calcext:value-type="float">
            <text:p>6242.85657894737</text:p>
          </table:table-cell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float" office:value="17457.222" calcext:value-type="float">
            <text:p>17457.222</text:p>
          </table:table-cell>
          <table:table-cell/>
          <table:table-cell table:formula="of:=ABS([.A86]-[.B86])" office:value-type="float" office:value="2765.222" calcext:value-type="float">
            <text:p>2765.222</text:p>
          </table:table-cell>
          <table:table-cell table:formula="of:=[.D86]/[.A86]*100" office:value-type="float" office:value="18.8212768853798" calcext:value-type="float">
            <text:p>18.8212768853798</text:p>
          </table:table-cell>
        </table:table-row>
        <table:table-row table:style-name="ro1">
          <table:table-cell office:value-type="float" office:value="10964" calcext:value-type="float">
            <text:p>10964</text:p>
          </table:table-cell>
          <table:table-cell office:value-type="float" office:value="13912.108" calcext:value-type="float">
            <text:p>13912.108</text:p>
          </table:table-cell>
          <table:table-cell/>
          <table:table-cell table:formula="of:=ABS([.A87]-[.B87])" office:value-type="float" office:value="2948.108" calcext:value-type="float">
            <text:p>2948.108</text:p>
          </table:table-cell>
          <table:table-cell table:formula="of:=[.D87]/[.A87]*100" office:value-type="float" office:value="26.8889821233127" calcext:value-type="float">
            <text:p>26.8889821233127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9562.476" calcext:value-type="float">
            <text:p>9562.476</text:p>
          </table:table-cell>
          <table:table-cell/>
          <table:table-cell table:formula="of:=ABS([.A88]-[.B88])" office:value-type="float" office:value="363.476000000001" calcext:value-type="float">
            <text:p>363.476000000001</text:p>
          </table:table-cell>
          <table:table-cell table:formula="of:=[.D88]/[.A88]*100" office:value-type="float" office:value="3.95125557125775" calcext:value-type="float">
            <text:p>3.95125557125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281.905" calcext:value-type="float">
            <text:p>-6281.905</text:p>
          </table:table-cell>
          <table:table-cell/>
          <table:table-cell table:formula="of:=ABS([.A89]-[.B89])" office:value-type="float" office:value="6287.905" calcext:value-type="float">
            <text:p>6287.905</text:p>
          </table:table-cell>
          <table:table-cell table:formula="of:=[.D89]/[.A89]*100" office:value-type="float" office:value="104798.416666667" calcext:value-type="float">
            <text:p>104798.4166666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48.721" calcext:value-type="float">
            <text:p>-348.721</text:p>
          </table:table-cell>
          <table:table-cell/>
          <table:table-cell table:formula="of:=ABS([.A90]-[.B90])" office:value-type="float" office:value="723.721" calcext:value-type="float">
            <text:p>723.721</text:p>
          </table:table-cell>
          <table:table-cell table:formula="of:=[.D90]/[.A90]*100" office:value-type="float" office:value="192.992266666667" calcext:value-type="float">
            <text:p>192.99226666666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614.472" calcext:value-type="float">
            <text:p>15614.472</text:p>
          </table:table-cell>
          <table:table-cell/>
          <table:table-cell table:formula="of:=ABS([.A91]-[.B91])" office:value-type="float" office:value="15232.472" calcext:value-type="float">
            <text:p>15232.472</text:p>
          </table:table-cell>
          <table:table-cell table:formula="of:=[.D91]/[.A91]*100" office:value-type="float" office:value="3987.55811518325" calcext:value-type="float">
            <text:p>3987.55811518325</text:p>
          </table:table-cell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float" office:value="17662.633" calcext:value-type="float">
            <text:p>17662.633</text:p>
          </table:table-cell>
          <table:table-cell/>
          <table:table-cell table:formula="of:=ABS([.A92]-[.B92])" office:value-type="float" office:value="3588.633" calcext:value-type="float">
            <text:p>3588.633</text:p>
          </table:table-cell>
          <table:table-cell table:formula="of:=[.D92]/[.A92]*100" office:value-type="float" office:value="25.4983160437687" calcext:value-type="float">
            <text:p>25.4983160437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644.396" calcext:value-type="float">
            <text:p>-9644.396</text:p>
          </table:table-cell>
          <table:table-cell/>
          <table:table-cell table:formula="of:=ABS([.A93]-[.B93])" office:value-type="float" office:value="9647.396" calcext:value-type="float">
            <text:p>9647.396</text:p>
          </table:table-cell>
          <table:table-cell table:formula="of:=[.D93]/[.A93]*100" office:value-type="float" office:value="321579.866666667" calcext:value-type="float">
            <text:p>321579.86666666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71.49" calcext:value-type="float">
            <text:p>271.49</text:p>
          </table:table-cell>
          <table:table-cell/>
          <table:table-cell table:formula="of:=ABS([.A94]-[.B94])" office:value-type="float" office:value="182.51" calcext:value-type="float">
            <text:p>182.51</text:p>
          </table:table-cell>
          <table:table-cell table:formula="of:=[.D94]/[.A94]*100" office:value-type="float" office:value="40.2004405286344" calcext:value-type="float">
            <text:p>40.20044052863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60.317" calcext:value-type="float">
            <text:p>1360.317</text:p>
          </table:table-cell>
          <table:table-cell/>
          <table:table-cell table:formula="of:=ABS([.A95]-[.B95])" office:value-type="float" office:value="1010.317" calcext:value-type="float">
            <text:p>1010.317</text:p>
          </table:table-cell>
          <table:table-cell table:formula="of:=[.D95]/[.A95]*100" office:value-type="float" office:value="288.662" calcext:value-type="float">
            <text:p>288.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982.87" calcext:value-type="float">
            <text:p>-4982.87</text:p>
          </table:table-cell>
          <table:table-cell/>
          <table:table-cell table:formula="of:=ABS([.A96]-[.B96])" office:value-type="float" office:value="4982.87" calcext:value-type="float">
            <text:p>4982.87</text:p>
          </table:table-cell>
          <table:table-cell table:formula="of:=[.D96]/[.A96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254.147" calcext:value-type="float">
            <text:p>-5254.147</text:p>
          </table:table-cell>
          <table:table-cell/>
          <table:table-cell table:formula="of:=ABS([.A97]-[.B97])" office:value-type="float" office:value="5254.147" calcext:value-type="float">
            <text:p>5254.147</text:p>
          </table:table-cell>
          <table:table-cell table:formula="of:=[.D97]/[.A9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962" calcext:value-type="float">
            <text:p>47962</text:p>
          </table:table-cell>
          <table:table-cell office:value-type="float" office:value="28129.133" calcext:value-type="float">
            <text:p>28129.133</text:p>
          </table:table-cell>
          <table:table-cell/>
          <table:table-cell table:formula="of:=ABS([.A98]-[.B98])" office:value-type="float" office:value="19832.867" calcext:value-type="float">
            <text:p>19832.867</text:p>
          </table:table-cell>
          <table:table-cell table:formula="of:=[.D98]/[.A98]*100" office:value-type="float" office:value="41.3512092906885" calcext:value-type="float">
            <text:p>41.3512092906885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9933.815" calcext:value-type="float">
            <text:p>29933.815</text:p>
          </table:table-cell>
          <table:table-cell/>
          <table:table-cell table:formula="of:=ABS([.A99]-[.B99])" office:value-type="float" office:value="27540.815" calcext:value-type="float">
            <text:p>27540.815</text:p>
          </table:table-cell>
          <table:table-cell table:formula="of:=[.D99]/[.A99]*100" office:value-type="float" office:value="1150.89072294191" calcext:value-type="float">
            <text:p>1150.890722941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43.402" calcext:value-type="float">
            <text:p>843.402</text:p>
          </table:table-cell>
          <table:table-cell/>
          <table:table-cell table:formula="of:=ABS([.A100]-[.B100])" office:value-type="float" office:value="28.402" calcext:value-type="float">
            <text:p>28.402</text:p>
          </table:table-cell>
          <table:table-cell table:formula="of:=[.D100]/[.A100]*100" office:value-type="float" office:value="3.48490797546013" calcext:value-type="float">
            <text:p>3.48490797546013</text:p>
          </table:table-cell>
        </table:table-row>
        <table:table-row table:style-name="ro1">
          <table:table-cell office:value-type="float" office:value="12038" calcext:value-type="float">
            <text:p>12038</text:p>
          </table:table-cell>
          <table:table-cell office:value-type="float" office:value="10562.964" calcext:value-type="float">
            <text:p>10562.964</text:p>
          </table:table-cell>
          <table:table-cell/>
          <table:table-cell table:formula="of:=ABS([.A101]-[.B101])" office:value-type="float" office:value="1475.036" calcext:value-type="float">
            <text:p>1475.036</text:p>
          </table:table-cell>
          <table:table-cell table:formula="of:=[.D101]/[.A101]*100" office:value-type="float" office:value="12.253164977571" calcext:value-type="float">
            <text:p>12.253164977571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10111.711" calcext:value-type="float">
            <text:p>10111.711</text:p>
          </table:table-cell>
          <table:table-cell/>
          <table:table-cell table:formula="of:=ABS([.A102]-[.B102])" office:value-type="float" office:value="788.289000000001" calcext:value-type="float">
            <text:p>788.289000000001</text:p>
          </table:table-cell>
          <table:table-cell table:formula="of:=[.D102]/[.A102]*100" office:value-type="float" office:value="7.23200917431193" calcext:value-type="float">
            <text:p>7.232009174311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407.059" calcext:value-type="float">
            <text:p>-5407.059</text:p>
          </table:table-cell>
          <table:table-cell/>
          <table:table-cell table:formula="of:=ABS([.A103]-[.B103])" office:value-type="float" office:value="5438.059" calcext:value-type="float">
            <text:p>5438.059</text:p>
          </table:table-cell>
          <table:table-cell table:formula="of:=[.D103]/[.A103]*100" office:value-type="float" office:value="17542.1258064516" calcext:value-type="float">
            <text:p>17542.12580645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5814.221" calcext:value-type="float">
            <text:p>-5814.221</text:p>
          </table:table-cell>
          <table:table-cell/>
          <table:table-cell table:formula="of:=ABS([.A104]-[.B104])" office:value-type="float" office:value="5940.221" calcext:value-type="float">
            <text:p>5940.221</text:p>
          </table:table-cell>
          <table:table-cell table:formula="of:=[.D104]/[.A104]*100" office:value-type="float" office:value="4714.46111111111" calcext:value-type="float">
            <text:p>4714.46111111111</text:p>
          </table:table-cell>
        </table:table-row>
        <table:table-row table:style-name="ro1">
          <table:table-cell office:value-type="float" office:value="15922" calcext:value-type="float">
            <text:p>15922</text:p>
          </table:table-cell>
          <table:table-cell office:value-type="float" office:value="14551.89" calcext:value-type="float">
            <text:p>14551.89</text:p>
          </table:table-cell>
          <table:table-cell/>
          <table:table-cell table:formula="of:=ABS([.A105]-[.B105])" office:value-type="float" office:value="1370.11" calcext:value-type="float">
            <text:p>1370.11</text:p>
          </table:table-cell>
          <table:table-cell table:formula="of:=[.D105]/[.A105]*100" office:value-type="float" office:value="8.60513754553448" calcext:value-type="float">
            <text:p>8.605137545534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168.116" calcext:value-type="float">
            <text:p>-3168.116</text:p>
          </table:table-cell>
          <table:table-cell/>
          <table:table-cell table:formula="of:=ABS([.A106]-[.B106])" office:value-type="float" office:value="3186.116" calcext:value-type="float">
            <text:p>3186.116</text:p>
          </table:table-cell>
          <table:table-cell table:formula="of:=[.D106]/[.A106]*100" office:value-type="float" office:value="17700.6444444444" calcext:value-type="float">
            <text:p>17700.6444444444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38705.586" calcext:value-type="float">
            <text:p>38705.586</text:p>
          </table:table-cell>
          <table:table-cell/>
          <table:table-cell table:formula="of:=ABS([.A107]-[.B107])" office:value-type="float" office:value="67702.414" calcext:value-type="float">
            <text:p>67702.414</text:p>
          </table:table-cell>
          <table:table-cell table:formula="of:=[.D107]/[.A107]*100" office:value-type="float" office:value="63.6253044883843" calcext:value-type="float">
            <text:p>63.6253044883843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9795.076" calcext:value-type="float">
            <text:p>9795.076</text:p>
          </table:table-cell>
          <table:table-cell/>
          <table:table-cell table:formula="of:=ABS([.A108]-[.B108])" office:value-type="float" office:value="3838.076" calcext:value-type="float">
            <text:p>3838.076</text:p>
          </table:table-cell>
          <table:table-cell table:formula="of:=[.D108]/[.A108]*100" office:value-type="float" office:value="64.4296793688098" calcext:value-type="float">
            <text:p>64.4296793688098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357.03" calcext:value-type="float">
            <text:p>357.03</text:p>
          </table:table-cell>
          <table:table-cell/>
          <table:table-cell table:formula="of:=ABS([.A109]-[.B109])" office:value-type="float" office:value="3690.97" calcext:value-type="float">
            <text:p>3690.97</text:p>
          </table:table-cell>
          <table:table-cell table:formula="of:=[.D109]/[.A109]*100" office:value-type="float" office:value="91.1800889328064" calcext:value-type="float">
            <text:p>91.18008893280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230.937" calcext:value-type="float">
            <text:p>-2230.937</text:p>
          </table:table-cell>
          <table:table-cell/>
          <table:table-cell table:formula="of:=ABS([.A110]-[.B110])" office:value-type="float" office:value="2389.937" calcext:value-type="float">
            <text:p>2389.937</text:p>
          </table:table-cell>
          <table:table-cell table:formula="of:=[.D110]/[.A110]*100" office:value-type="float" office:value="1503.10503144654" calcext:value-type="float">
            <text:p>1503.10503144654</text:p>
          </table:table-cell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16078.638" calcext:value-type="float">
            <text:p>16078.638</text:p>
          </table:table-cell>
          <table:table-cell/>
          <table:table-cell table:formula="of:=ABS([.A111]-[.B111])" office:value-type="float" office:value="1315.362" calcext:value-type="float">
            <text:p>1315.362</text:p>
          </table:table-cell>
          <table:table-cell table:formula="of:=[.D111]/[.A111]*100" office:value-type="float" office:value="7.56215936529837" calcext:value-type="float">
            <text:p>7.5621593652983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7704.251" calcext:value-type="float">
            <text:p>7704.251</text:p>
          </table:table-cell>
          <table:table-cell/>
          <table:table-cell table:formula="of:=ABS([.A112]-[.B112])" office:value-type="float" office:value="6315.251" calcext:value-type="float">
            <text:p>6315.251</text:p>
          </table:table-cell>
          <table:table-cell table:formula="of:=[.D112]/[.A112]*100" office:value-type="float" office:value="454.661699064075" calcext:value-type="float">
            <text:p>454.661699064075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35135.541" calcext:value-type="float">
            <text:p>35135.541</text:p>
          </table:table-cell>
          <table:table-cell/>
          <table:table-cell table:formula="of:=ABS([.A113]-[.B113])" office:value-type="float" office:value="28068.541" calcext:value-type="float">
            <text:p>28068.541</text:p>
          </table:table-cell>
          <table:table-cell table:formula="of:=[.D113]/[.A113]*100" office:value-type="float" office:value="397.177600113202" calcext:value-type="float">
            <text:p>397.177600113202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9839.856" calcext:value-type="float">
            <text:p>9839.856</text:p>
          </table:table-cell>
          <table:table-cell/>
          <table:table-cell table:formula="of:=ABS([.A114]-[.B114])" office:value-type="float" office:value="7285.856" calcext:value-type="float">
            <text:p>7285.856</text:p>
          </table:table-cell>
          <table:table-cell table:formula="of:=[.D114]/[.A114]*100" office:value-type="float" office:value="285.272357086922" calcext:value-type="float">
            <text:p>285.272357086922</text:p>
          </table:table-cell>
        </table:table-row>
        <table:table-row table:style-name="ro1">
          <table:table-cell office:value-type="float" office:value="17406" calcext:value-type="float">
            <text:p>17406</text:p>
          </table:table-cell>
          <table:table-cell office:value-type="float" office:value="20724.276" calcext:value-type="float">
            <text:p>20724.276</text:p>
          </table:table-cell>
          <table:table-cell/>
          <table:table-cell table:formula="of:=ABS([.A115]-[.B115])" office:value-type="float" office:value="3318.276" calcext:value-type="float">
            <text:p>3318.276</text:p>
          </table:table-cell>
          <table:table-cell table:formula="of:=[.D115]/[.A115]*100" office:value-type="float" office:value="19.0639779386419" calcext:value-type="float">
            <text:p>19.0639779386419</text:p>
          </table:table-cell>
        </table:table-row>
        <table:table-row table:style-name="ro1">
          <table:table-cell office:value-type="float" office:value="73784" calcext:value-type="float">
            <text:p>73784</text:p>
          </table:table-cell>
          <table:table-cell office:value-type="float" office:value="37078.257" calcext:value-type="float">
            <text:p>37078.257</text:p>
          </table:table-cell>
          <table:table-cell/>
          <table:table-cell table:formula="of:=ABS([.A116]-[.B116])" office:value-type="float" office:value="36705.743" calcext:value-type="float">
            <text:p>36705.743</text:p>
          </table:table-cell>
          <table:table-cell table:formula="of:=[.D116]/[.A116]*100" office:value-type="float" office:value="49.7475645126315" calcext:value-type="float">
            <text:p>49.74756451263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778.198" calcext:value-type="float">
            <text:p>3778.198</text:p>
          </table:table-cell>
          <table:table-cell/>
          <table:table-cell table:formula="of:=ABS([.A117]-[.B117])" office:value-type="float" office:value="2996.198" calcext:value-type="float">
            <text:p>2996.198</text:p>
          </table:table-cell>
          <table:table-cell table:formula="of:=[.D117]/[.A117]*100" office:value-type="float" office:value="383.145524296675" calcext:value-type="float">
            <text:p>383.1455242966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86.635" calcext:value-type="float">
            <text:p>-1586.635</text:p>
          </table:table-cell>
          <table:table-cell/>
          <table:table-cell table:formula="of:=ABS([.A118]-[.B118])" office:value-type="float" office:value="1851.635" calcext:value-type="float">
            <text:p>1851.635</text:p>
          </table:table-cell>
          <table:table-cell table:formula="of:=[.D118]/[.A118]*100" office:value-type="float" office:value="698.730188679245" calcext:value-type="float">
            <text:p>698.7301886792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2679.942" calcext:value-type="float">
            <text:p>-2679.942</text:p>
          </table:table-cell>
          <table:table-cell/>
          <table:table-cell table:formula="of:=ABS([.A119]-[.B119])" office:value-type="float" office:value="2816.942" calcext:value-type="float">
            <text:p>2816.942</text:p>
          </table:table-cell>
          <table:table-cell table:formula="of:=[.D119]/[.A119]*100" office:value-type="float" office:value="2056.16204379562" calcext:value-type="float">
            <text:p>2056.16204379562</text:p>
          </table:table-cell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float" office:value="28233.928" calcext:value-type="float">
            <text:p>28233.928</text:p>
          </table:table-cell>
          <table:table-cell/>
          <table:table-cell table:formula="of:=ABS([.A120]-[.B120])" office:value-type="float" office:value="9988.928" calcext:value-type="float">
            <text:p>9988.928</text:p>
          </table:table-cell>
          <table:table-cell table:formula="of:=[.D120]/[.A120]*100" office:value-type="float" office:value="54.7488517402028" calcext:value-type="float">
            <text:p>54.7488517402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276.436" calcext:value-type="float">
            <text:p>-9276.436</text:p>
          </table:table-cell>
          <table:table-cell/>
          <table:table-cell table:formula="of:=ABS([.A121]-[.B121])" office:value-type="float" office:value="9276.436" calcext:value-type="float">
            <text:p>9276.436</text:p>
          </table:table-cell>
          <table:table-cell table:formula="of:=[.D121]/[.A12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float" office:value="10746.07" calcext:value-type="float">
            <text:p>10746.07</text:p>
          </table:table-cell>
          <table:table-cell/>
          <table:table-cell table:formula="of:=ABS([.A122]-[.B122])" office:value-type="float" office:value="12945.93" calcext:value-type="float">
            <text:p>12945.93</text:p>
          </table:table-cell>
          <table:table-cell table:formula="of:=[.D122]/[.A122]*100" office:value-type="float" office:value="54.6426219821037" calcext:value-type="float">
            <text:p>54.6426219821037</text:p>
          </table:table-cell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float" office:value="25890.83" calcext:value-type="float">
            <text:p>25890.83</text:p>
          </table:table-cell>
          <table:table-cell/>
          <table:table-cell table:formula="of:=ABS([.A123]-[.B123])" office:value-type="float" office:value="11953.83" calcext:value-type="float">
            <text:p>11953.83</text:p>
          </table:table-cell>
          <table:table-cell table:formula="of:=[.D123]/[.A123]*100" office:value-type="float" office:value="85.7704671019588" calcext:value-type="float">
            <text:p>85.77046710195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808.808" calcext:value-type="float">
            <text:p>10808.808</text:p>
          </table:table-cell>
          <table:table-cell/>
          <table:table-cell table:formula="of:=ABS([.A124]-[.B124])" office:value-type="float" office:value="10434.808" calcext:value-type="float">
            <text:p>10434.808</text:p>
          </table:table-cell>
          <table:table-cell table:formula="of:=[.D124]/[.A124]*100" office:value-type="float" office:value="2790.05561497326" calcext:value-type="float">
            <text:p>2790.0556149732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30.102" calcext:value-type="float">
            <text:p>6430.102</text:p>
          </table:table-cell>
          <table:table-cell/>
          <table:table-cell table:formula="of:=ABS([.A125]-[.B125])" office:value-type="float" office:value="4920.102" calcext:value-type="float">
            <text:p>4920.102</text:p>
          </table:table-cell>
          <table:table-cell table:formula="of:=[.D125]/[.A125]*100" office:value-type="float" office:value="325.834569536424" calcext:value-type="float">
            <text:p>325.834569536424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9765.149" calcext:value-type="float">
            <text:p>9765.149</text:p>
          </table:table-cell>
          <table:table-cell/>
          <table:table-cell table:formula="of:=ABS([.A126]-[.B126])" office:value-type="float" office:value="426.148999999999" calcext:value-type="float">
            <text:p>426.148999999999</text:p>
          </table:table-cell>
          <table:table-cell table:formula="of:=[.D126]/[.A126]*100" office:value-type="float" office:value="4.56311168219295" calcext:value-type="float">
            <text:p>4.56311168219295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6947.093" calcext:value-type="float">
            <text:p>6947.093</text:p>
          </table:table-cell>
          <table:table-cell/>
          <table:table-cell table:formula="of:=ABS([.A127]-[.B127])" office:value-type="float" office:value="2092.093" calcext:value-type="float">
            <text:p>2092.093</text:p>
          </table:table-cell>
          <table:table-cell table:formula="of:=[.D127]/[.A127]*100" office:value-type="float" office:value="43.0915139031926" calcext:value-type="float">
            <text:p>43.0915139031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89.024" calcext:value-type="float">
            <text:p>-1189.024</text:p>
          </table:table-cell>
          <table:table-cell/>
          <table:table-cell table:formula="of:=ABS([.A128]-[.B128])" office:value-type="float" office:value="1206.024" calcext:value-type="float">
            <text:p>1206.024</text:p>
          </table:table-cell>
          <table:table-cell table:formula="of:=[.D128]/[.A128]*100" office:value-type="float" office:value="7094.25882352941" calcext:value-type="float">
            <text:p>7094.258823529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83.253" calcext:value-type="float">
            <text:p>2083.253</text:p>
          </table:table-cell>
          <table:table-cell/>
          <table:table-cell table:formula="of:=ABS([.A129]-[.B129])" office:value-type="float" office:value="1840.253" calcext:value-type="float">
            <text:p>1840.253</text:p>
          </table:table-cell>
          <table:table-cell table:formula="of:=[.D129]/[.A129]*100" office:value-type="float" office:value="757.305761316873" calcext:value-type="float">
            <text:p>757.3057613168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216.173" calcext:value-type="float">
            <text:p>-4216.173</text:p>
          </table:table-cell>
          <table:table-cell/>
          <table:table-cell table:formula="of:=ABS([.A130]-[.B130])" office:value-type="float" office:value="4343.173" calcext:value-type="float">
            <text:p>4343.173</text:p>
          </table:table-cell>
          <table:table-cell table:formula="of:=[.D130]/[.A130]*100" office:value-type="float" office:value="3419.82125984252" calcext:value-type="float">
            <text:p>3419.82125984252</text:p>
          </table:table-cell>
        </table:table-row>
        <table:table-row table:style-name="ro1">
          <table:table-cell office:value-type="float" office:value="12104" calcext:value-type="float">
            <text:p>12104</text:p>
          </table:table-cell>
          <table:table-cell office:value-type="float" office:value="16888.21" calcext:value-type="float">
            <text:p>16888.21</text:p>
          </table:table-cell>
          <table:table-cell/>
          <table:table-cell table:formula="of:=ABS([.A131]-[.B131])" office:value-type="float" office:value="4784.21" calcext:value-type="float">
            <text:p>4784.21</text:p>
          </table:table-cell>
          <table:table-cell table:formula="of:=[.D131]/[.A131]*100" office:value-type="float" office:value="39.5258592200925" calcext:value-type="float">
            <text:p>39.52585922009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42.724" calcext:value-type="float">
            <text:p>1942.724</text:p>
          </table:table-cell>
          <table:table-cell/>
          <table:table-cell table:formula="of:=ABS([.A132]-[.B132])" office:value-type="float" office:value="1912.724" calcext:value-type="float">
            <text:p>1912.724</text:p>
          </table:table-cell>
          <table:table-cell table:formula="of:=[.D132]/[.A132]*100" office:value-type="float" office:value="6375.74666666667" calcext:value-type="float">
            <text:p>6375.74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54.063" calcext:value-type="float">
            <text:p>-654.063</text:p>
          </table:table-cell>
          <table:table-cell/>
          <table:table-cell table:formula="of:=ABS([.A133]-[.B133])" office:value-type="float" office:value="733.063" calcext:value-type="float">
            <text:p>733.063</text:p>
          </table:table-cell>
          <table:table-cell table:formula="of:=[.D133]/[.A133]*100" office:value-type="float" office:value="927.927848101266" calcext:value-type="float">
            <text:p>927.9278481012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268.816" calcext:value-type="float">
            <text:p>-1268.816</text:p>
          </table:table-cell>
          <table:table-cell/>
          <table:table-cell table:formula="of:=ABS([.A134]-[.B134])" office:value-type="float" office:value="1460.816" calcext:value-type="float">
            <text:p>1460.816</text:p>
          </table:table-cell>
          <table:table-cell table:formula="of:=[.D134]/[.A134]*100" office:value-type="float" office:value="760.841666666667" calcext:value-type="float">
            <text:p>760.841666666667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9814.287" calcext:value-type="float">
            <text:p>9814.287</text:p>
          </table:table-cell>
          <table:table-cell/>
          <table:table-cell table:formula="of:=ABS([.A135]-[.B135])" office:value-type="float" office:value="2604.287" calcext:value-type="float">
            <text:p>2604.287</text:p>
          </table:table-cell>
          <table:table-cell table:formula="of:=[.D135]/[.A135]*100" office:value-type="float" office:value="36.1204854368932" calcext:value-type="float">
            <text:p>36.120485436893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604.19" calcext:value-type="float">
            <text:p>1604.19</text:p>
          </table:table-cell>
          <table:table-cell/>
          <table:table-cell table:formula="of:=ABS([.A136]-[.B136])" office:value-type="float" office:value="982.19" calcext:value-type="float">
            <text:p>982.19</text:p>
          </table:table-cell>
          <table:table-cell table:formula="of:=[.D136]/[.A136]*100" office:value-type="float" office:value="157.908360128617" calcext:value-type="float">
            <text:p>157.908360128617</text:p>
          </table:table-cell>
        </table:table-row>
        <table:table-row table:style-name="ro1">
          <table:table-cell office:value-type="float" office:value="72945" calcext:value-type="float">
            <text:p>72945</text:p>
          </table:table-cell>
          <table:table-cell office:value-type="float" office:value="35030.119" calcext:value-type="float">
            <text:p>35030.119</text:p>
          </table:table-cell>
          <table:table-cell/>
          <table:table-cell table:formula="of:=ABS([.A137]-[.B137])" office:value-type="float" office:value="37914.881" calcext:value-type="float">
            <text:p>37914.881</text:p>
          </table:table-cell>
          <table:table-cell table:formula="of:=[.D137]/[.A137]*100" office:value-type="float" office:value="51.9773541709507" calcext:value-type="float">
            <text:p>51.9773541709507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9260.564" calcext:value-type="float">
            <text:p>9260.564</text:p>
          </table:table-cell>
          <table:table-cell/>
          <table:table-cell table:formula="of:=ABS([.A138]-[.B138])" office:value-type="float" office:value="1109.564" calcext:value-type="float">
            <text:p>1109.564</text:p>
          </table:table-cell>
          <table:table-cell table:formula="of:=[.D138]/[.A138]*100" office:value-type="float" office:value="13.6126119494541" calcext:value-type="float">
            <text:p>13.6126119494541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14921.594" calcext:value-type="float">
            <text:p>14921.594</text:p>
          </table:table-cell>
          <table:table-cell/>
          <table:table-cell table:formula="of:=ABS([.A139]-[.B139])" office:value-type="float" office:value="9098.594" calcext:value-type="float">
            <text:p>9098.594</text:p>
          </table:table-cell>
          <table:table-cell table:formula="of:=[.D139]/[.A139]*100" office:value-type="float" office:value="156.252687618066" calcext:value-type="float">
            <text:p>156.2526876180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51.183" calcext:value-type="float">
            <text:p>951.183</text:p>
          </table:table-cell>
          <table:table-cell/>
          <table:table-cell table:formula="of:=ABS([.A140]-[.B140])" office:value-type="float" office:value="842.183" calcext:value-type="float">
            <text:p>842.183</text:p>
          </table:table-cell>
          <table:table-cell table:formula="of:=[.D140]/[.A140]*100" office:value-type="float" office:value="772.64495412844" calcext:value-type="float">
            <text:p>772.6449541284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93.717" calcext:value-type="float">
            <text:p>2493.717</text:p>
          </table:table-cell>
          <table:table-cell/>
          <table:table-cell table:formula="of:=ABS([.A141]-[.B141])" office:value-type="float" office:value="1710.717" calcext:value-type="float">
            <text:p>1710.717</text:p>
          </table:table-cell>
          <table:table-cell table:formula="of:=[.D141]/[.A141]*100" office:value-type="float" office:value="218.482375478927" calcext:value-type="float">
            <text:p>218.4823754789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329.244" calcext:value-type="float">
            <text:p>19329.244</text:p>
          </table:table-cell>
          <table:table-cell/>
          <table:table-cell table:formula="of:=ABS([.A142]-[.B142])" office:value-type="float" office:value="18837.244" calcext:value-type="float">
            <text:p>18837.244</text:p>
          </table:table-cell>
          <table:table-cell table:formula="of:=[.D142]/[.A142]*100" office:value-type="float" office:value="3828.7081300813" calcext:value-type="float">
            <text:p>3828.7081300813</text:p>
          </table:table-cell>
        </table:table-row>
        <table:table-row table:style-name="ro1">
          <table:table-cell office:value-type="float" office:value="77388" calcext:value-type="float">
            <text:p>77388</text:p>
          </table:table-cell>
          <table:table-cell office:value-type="float" office:value="48245.133" calcext:value-type="float">
            <text:p>48245.133</text:p>
          </table:table-cell>
          <table:table-cell/>
          <table:table-cell table:formula="of:=ABS([.A143]-[.B143])" office:value-type="float" office:value="29142.867" calcext:value-type="float">
            <text:p>29142.867</text:p>
          </table:table-cell>
          <table:table-cell table:formula="of:=[.D143]/[.A143]*100" office:value-type="float" office:value="37.6581214141727" calcext:value-type="float">
            <text:p>37.65812141417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11.712" calcext:value-type="float">
            <text:p>-611.712</text:p>
          </table:table-cell>
          <table:table-cell/>
          <table:table-cell table:formula="of:=ABS([.A144]-[.B144])" office:value-type="float" office:value="961.712" calcext:value-type="float">
            <text:p>961.712</text:p>
          </table:table-cell>
          <table:table-cell table:formula="of:=[.D144]/[.A144]*100" office:value-type="float" office:value="274.774857142857" calcext:value-type="float">
            <text:p>274.77485714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090.752" calcext:value-type="float">
            <text:p>-5090.752</text:p>
          </table:table-cell>
          <table:table-cell/>
          <table:table-cell table:formula="of:=ABS([.A145]-[.B145])" office:value-type="float" office:value="5110.752" calcext:value-type="float">
            <text:p>5110.752</text:p>
          </table:table-cell>
          <table:table-cell table:formula="of:=[.D145]/[.A145]*100" office:value-type="float" office:value="25553.76" calcext:value-type="float">
            <text:p>25553.76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8899.907" calcext:value-type="float">
            <text:p>8899.907</text:p>
          </table:table-cell>
          <table:table-cell/>
          <table:table-cell table:formula="of:=ABS([.A146]-[.B146])" office:value-type="float" office:value="2108.907" calcext:value-type="float">
            <text:p>2108.907</text:p>
          </table:table-cell>
          <table:table-cell table:formula="of:=[.D146]/[.A146]*100" office:value-type="float" office:value="31.0544396996024" calcext:value-type="float">
            <text:p>31.0544396996024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13273.08" calcext:value-type="float">
            <text:p>13273.08</text:p>
          </table:table-cell>
          <table:table-cell/>
          <table:table-cell table:formula="of:=ABS([.A147]-[.B147])" office:value-type="float" office:value="2123.08" calcext:value-type="float">
            <text:p>2123.08</text:p>
          </table:table-cell>
          <table:table-cell table:formula="of:=[.D147]/[.A147]*100" office:value-type="float" office:value="19.0410762331839" calcext:value-type="float">
            <text:p>19.0410762331839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25633.063" calcext:value-type="float">
            <text:p>25633.063</text:p>
          </table:table-cell>
          <table:table-cell/>
          <table:table-cell table:formula="of:=ABS([.A148]-[.B148])" office:value-type="float" office:value="2232.937" calcext:value-type="float">
            <text:p>2232.937</text:p>
          </table:table-cell>
          <table:table-cell table:formula="of:=[.D148]/[.A148]*100" office:value-type="float" office:value="8.01312351970143" calcext:value-type="float">
            <text:p>8.01312351970143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8086.833" calcext:value-type="float">
            <text:p>8086.833</text:p>
          </table:table-cell>
          <table:table-cell/>
          <table:table-cell table:formula="of:=ABS([.A149]-[.B149])" office:value-type="float" office:value="2848.833" calcext:value-type="float">
            <text:p>2848.833</text:p>
          </table:table-cell>
          <table:table-cell table:formula="of:=[.D149]/[.A149]*100" office:value-type="float" office:value="54.3878006872852" calcext:value-type="float">
            <text:p>54.3878006872852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5369.785" calcext:value-type="float">
            <text:p>5369.785</text:p>
          </table:table-cell>
          <table:table-cell/>
          <table:table-cell table:formula="of:=ABS([.A150]-[.B150])" office:value-type="float" office:value="446.215" calcext:value-type="float">
            <text:p>446.215</text:p>
          </table:table-cell>
          <table:table-cell table:formula="of:=[.D150]/[.A150]*100" office:value-type="float" office:value="7.67219738651995" calcext:value-type="float">
            <text:p>7.672197386519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449.232" calcext:value-type="float">
            <text:p>-449.232</text:p>
          </table:table-cell>
          <table:table-cell/>
          <table:table-cell table:formula="of:=ABS([.A151]-[.B151])" office:value-type="float" office:value="1022.232" calcext:value-type="float">
            <text:p>1022.232</text:p>
          </table:table-cell>
          <table:table-cell table:formula="of:=[.D151]/[.A151]*100" office:value-type="float" office:value="178.4" calcext:value-type="float">
            <text:p>178.4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27307.525" calcext:value-type="float">
            <text:p>27307.525</text:p>
          </table:table-cell>
          <table:table-cell/>
          <table:table-cell table:formula="of:=ABS([.A152]-[.B152])" office:value-type="float" office:value="11747.525" calcext:value-type="float">
            <text:p>11747.525</text:p>
          </table:table-cell>
          <table:table-cell table:formula="of:=[.D152]/[.A152]*100" office:value-type="float" office:value="75.4982326478149" calcext:value-type="float">
            <text:p>75.4982326478149</text:p>
          </table:table-cell>
        </table:table-row>
        <table:table-row table:style-name="ro1">
          <table:table-cell office:value-type="float" office:value="26055" calcext:value-type="float">
            <text:p>26055</text:p>
          </table:table-cell>
          <table:table-cell office:value-type="float" office:value="33599.385" calcext:value-type="float">
            <text:p>33599.385</text:p>
          </table:table-cell>
          <table:table-cell/>
          <table:table-cell table:formula="of:=ABS([.A153]-[.B153])" office:value-type="float" office:value="7544.385" calcext:value-type="float">
            <text:p>7544.385</text:p>
          </table:table-cell>
          <table:table-cell table:formula="of:=[.D153]/[.A153]*100" office:value-type="float" office:value="28.9556131260795" calcext:value-type="float">
            <text:p>28.95561312607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10.745" calcext:value-type="float">
            <text:p>-1710.745</text:p>
          </table:table-cell>
          <table:table-cell/>
          <table:table-cell table:formula="of:=ABS([.A154]-[.B154])" office:value-type="float" office:value="1821.745" calcext:value-type="float">
            <text:p>1821.745</text:p>
          </table:table-cell>
          <table:table-cell table:formula="of:=[.D154]/[.A154]*100" office:value-type="float" office:value="1641.21171171171" calcext:value-type="float">
            <text:p>1641.21171171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955.85" calcext:value-type="float">
            <text:p>-955.85</text:p>
          </table:table-cell>
          <table:table-cell/>
          <table:table-cell table:formula="of:=ABS([.A155]-[.B155])" office:value-type="float" office:value="1106.85" calcext:value-type="float">
            <text:p>1106.85</text:p>
          </table:table-cell>
          <table:table-cell table:formula="of:=[.D155]/[.A155]*100" office:value-type="float" office:value="733.013245033113" calcext:value-type="float">
            <text:p>733.013245033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707.447" calcext:value-type="float">
            <text:p>-2707.447</text:p>
          </table:table-cell>
          <table:table-cell/>
          <table:table-cell table:formula="of:=ABS([.A156]-[.B156])" office:value-type="float" office:value="2752.447" calcext:value-type="float">
            <text:p>2752.447</text:p>
          </table:table-cell>
          <table:table-cell table:formula="of:=[.D156]/[.A156]*100" office:value-type="float" office:value="6116.54888888889" calcext:value-type="float">
            <text:p>6116.548888888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17.127" calcext:value-type="float">
            <text:p>1517.127</text:p>
          </table:table-cell>
          <table:table-cell/>
          <table:table-cell table:formula="of:=ABS([.A157]-[.B157])" office:value-type="float" office:value="1226.127" calcext:value-type="float">
            <text:p>1226.127</text:p>
          </table:table-cell>
          <table:table-cell table:formula="of:=[.D157]/[.A157]*100" office:value-type="float" office:value="421.349484536083" calcext:value-type="float">
            <text:p>421.34948453608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576.78" calcext:value-type="float">
            <text:p>3576.78</text:p>
          </table:table-cell>
          <table:table-cell/>
          <table:table-cell table:formula="of:=ABS([.A158]-[.B158])" office:value-type="float" office:value="2562.78" calcext:value-type="float">
            <text:p>2562.78</text:p>
          </table:table-cell>
          <table:table-cell table:formula="of:=[.D158]/[.A158]*100" office:value-type="float" office:value="252.739644970414" calcext:value-type="float">
            <text:p>252.739644970414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5641.56" calcext:value-type="float">
            <text:p>5641.56</text:p>
          </table:table-cell>
          <table:table-cell/>
          <table:table-cell table:formula="of:=ABS([.A159]-[.B159])" office:value-type="float" office:value="835.56" calcext:value-type="float">
            <text:p>835.56</text:p>
          </table:table-cell>
          <table:table-cell table:formula="of:=[.D159]/[.A159]*100" office:value-type="float" office:value="17.3857677902622" calcext:value-type="float">
            <text:p>17.3857677902622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14796.591" calcext:value-type="float">
            <text:p>14796.591</text:p>
          </table:table-cell>
          <table:table-cell/>
          <table:table-cell table:formula="of:=ABS([.A160]-[.B160])" office:value-type="float" office:value="7757.591" calcext:value-type="float">
            <text:p>7757.591</text:p>
          </table:table-cell>
          <table:table-cell table:formula="of:=[.D160]/[.A160]*100" office:value-type="float" office:value="110.208708623384" calcext:value-type="float">
            <text:p>110.208708623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350.183" calcext:value-type="float">
            <text:p>-9350.183</text:p>
          </table:table-cell>
          <table:table-cell/>
          <table:table-cell table:formula="of:=ABS([.A161]-[.B161])" office:value-type="float" office:value="9350.183" calcext:value-type="float">
            <text:p>9350.183</text:p>
          </table:table-cell>
          <table:table-cell table:formula="of:=[.D161]/[.A16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017.343" calcext:value-type="float">
            <text:p>-2017.343</text:p>
          </table:table-cell>
          <table:table-cell/>
          <table:table-cell table:formula="of:=ABS([.A162]-[.B162])" office:value-type="float" office:value="2064.343" calcext:value-type="float">
            <text:p>2064.343</text:p>
          </table:table-cell>
          <table:table-cell table:formula="of:=[.D162]/[.A162]*100" office:value-type="float" office:value="4392.21914893617" calcext:value-type="float">
            <text:p>4392.219148936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63.838" calcext:value-type="float">
            <text:p>-363.838</text:p>
          </table:table-cell>
          <table:table-cell/>
          <table:table-cell table:formula="of:=ABS([.A163]-[.B163])" office:value-type="float" office:value="496.838" calcext:value-type="float">
            <text:p>496.838</text:p>
          </table:table-cell>
          <table:table-cell table:formula="of:=[.D163]/[.A163]*100" office:value-type="float" office:value="373.562406015038" calcext:value-type="float">
            <text:p>373.5624060150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9.721" calcext:value-type="float">
            <text:p>389.721</text:p>
          </table:table-cell>
          <table:table-cell/>
          <table:table-cell table:formula="of:=ABS([.A164]-[.B164])" office:value-type="float" office:value="213.721" calcext:value-type="float">
            <text:p>213.721</text:p>
          </table:table-cell>
          <table:table-cell table:formula="of:=[.D164]/[.A164]*100" office:value-type="float" office:value="121.432386363636" calcext:value-type="float">
            <text:p>121.43238636363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0.227" calcext:value-type="float">
            <text:p>60.227</text:p>
          </table:table-cell>
          <table:table-cell/>
          <table:table-cell table:formula="of:=ABS([.A165]-[.B165])" office:value-type="float" office:value="449.773" calcext:value-type="float">
            <text:p>449.773</text:p>
          </table:table-cell>
          <table:table-cell table:formula="of:=[.D165]/[.A165]*100" office:value-type="float" office:value="88.1907843137255" calcext:value-type="float">
            <text:p>88.19078431372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95.927" calcext:value-type="float">
            <text:p>2995.927</text:p>
          </table:table-cell>
          <table:table-cell/>
          <table:table-cell table:formula="of:=ABS([.A166]-[.B166])" office:value-type="float" office:value="2898.927" calcext:value-type="float">
            <text:p>2898.927</text:p>
          </table:table-cell>
          <table:table-cell table:formula="of:=[.D166]/[.A166]*100" office:value-type="float" office:value="2988.58453608247" calcext:value-type="float">
            <text:p>2988.58453608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288.87" calcext:value-type="float">
            <text:p>-3288.87</text:p>
          </table:table-cell>
          <table:table-cell/>
          <table:table-cell table:formula="of:=ABS([.A167]-[.B167])" office:value-type="float" office:value="3333.87" calcext:value-type="float">
            <text:p>3333.87</text:p>
          </table:table-cell>
          <table:table-cell table:formula="of:=[.D167]/[.A167]*100" office:value-type="float" office:value="7408.6" calcext:value-type="float">
            <text:p>7408.6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float" office:value="12824.461" calcext:value-type="float">
            <text:p>12824.461</text:p>
          </table:table-cell>
          <table:table-cell/>
          <table:table-cell table:formula="of:=ABS([.A168]-[.B168])" office:value-type="float" office:value="1425.461" calcext:value-type="float">
            <text:p>1425.461</text:p>
          </table:table-cell>
          <table:table-cell table:formula="of:=[.D168]/[.A168]*100" office:value-type="float" office:value="12.5051408018247" calcext:value-type="float">
            <text:p>12.5051408018247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9713.288" calcext:value-type="float">
            <text:p>9713.288</text:p>
          </table:table-cell>
          <table:table-cell/>
          <table:table-cell table:formula="of:=ABS([.A169]-[.B169])" office:value-type="float" office:value="7796.288" calcext:value-type="float">
            <text:p>7796.288</text:p>
          </table:table-cell>
          <table:table-cell table:formula="of:=[.D169]/[.A169]*100" office:value-type="float" office:value="406.692123109025" calcext:value-type="float">
            <text:p>406.6921231090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5197.12" calcext:value-type="float">
            <text:p>-5197.12</text:p>
          </table:table-cell>
          <table:table-cell/>
          <table:table-cell table:formula="of:=ABS([.A170]-[.B170])" office:value-type="float" office:value="5275.12" calcext:value-type="float">
            <text:p>5275.12</text:p>
          </table:table-cell>
          <table:table-cell table:formula="of:=[.D170]/[.A170]*100" office:value-type="float" office:value="6762.97435897436" calcext:value-type="float">
            <text:p>6762.97435897436</text:p>
          </table:table-cell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float" office:value="44569.989" calcext:value-type="float">
            <text:p>44569.989</text:p>
          </table:table-cell>
          <table:table-cell/>
          <table:table-cell table:formula="of:=ABS([.A171]-[.B171])" office:value-type="float" office:value="62543.011" calcext:value-type="float">
            <text:p>62543.011</text:p>
          </table:table-cell>
          <table:table-cell table:formula="of:=[.D171]/[.A171]*100" office:value-type="float" office:value="58.3897482098345" calcext:value-type="float">
            <text:p>58.3897482098345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57712.035" calcext:value-type="float">
            <text:p>57712.035</text:p>
          </table:table-cell>
          <table:table-cell/>
          <table:table-cell table:formula="of:=ABS([.A172]-[.B172])" office:value-type="float" office:value="48794.035" calcext:value-type="float">
            <text:p>48794.035</text:p>
          </table:table-cell>
          <table:table-cell table:formula="of:=[.D172]/[.A172]*100" office:value-type="float" office:value="547.141006952232" calcext:value-type="float">
            <text:p>547.141006952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863.141" calcext:value-type="float">
            <text:p>-5863.141</text:p>
          </table:table-cell>
          <table:table-cell/>
          <table:table-cell table:formula="of:=ABS([.A173]-[.B173])" office:value-type="float" office:value="5955.141" calcext:value-type="float">
            <text:p>5955.141</text:p>
          </table:table-cell>
          <table:table-cell table:formula="of:=[.D173]/[.A173]*100" office:value-type="float" office:value="6472.97934782609" calcext:value-type="float">
            <text:p>6472.979347826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588.95" calcext:value-type="float">
            <text:p>-2588.95</text:p>
          </table:table-cell>
          <table:table-cell/>
          <table:table-cell table:formula="of:=ABS([.A174]-[.B174])" office:value-type="float" office:value="2995.95" calcext:value-type="float">
            <text:p>2995.95</text:p>
          </table:table-cell>
          <table:table-cell table:formula="of:=[.D174]/[.A174]*100" office:value-type="float" office:value="736.105651105651" calcext:value-type="float">
            <text:p>736.105651105651</text:p>
          </table:table-cell>
        </table:table-row>
        <table:table-row table:style-name="ro1">
          <table:table-cell office:value-type="float" office:value="34550" calcext:value-type="float">
            <text:p>34550</text:p>
          </table:table-cell>
          <table:table-cell office:value-type="float" office:value="20419.056" calcext:value-type="float">
            <text:p>20419.056</text:p>
          </table:table-cell>
          <table:table-cell/>
          <table:table-cell table:formula="of:=ABS([.A175]-[.B175])" office:value-type="float" office:value="14130.944" calcext:value-type="float">
            <text:p>14130.944</text:p>
          </table:table-cell>
          <table:table-cell table:formula="of:=[.D175]/[.A175]*100" office:value-type="float" office:value="40.899982633864" calcext:value-type="float">
            <text:p>40.899982633864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413.936" calcext:value-type="float">
            <text:p>8413.936</text:p>
          </table:table-cell>
          <table:table-cell/>
          <table:table-cell table:formula="of:=ABS([.A176]-[.B176])" office:value-type="float" office:value="3793.936" calcext:value-type="float">
            <text:p>3793.936</text:p>
          </table:table-cell>
          <table:table-cell table:formula="of:=[.D176]/[.A176]*100" office:value-type="float" office:value="82.1198268398268" calcext:value-type="float">
            <text:p>82.119826839826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737.631" calcext:value-type="float">
            <text:p>1737.631</text:p>
          </table:table-cell>
          <table:table-cell/>
          <table:table-cell table:formula="of:=ABS([.A177]-[.B177])" office:value-type="float" office:value="816.631" calcext:value-type="float">
            <text:p>816.631</text:p>
          </table:table-cell>
          <table:table-cell table:formula="of:=[.D177]/[.A177]*100" office:value-type="float" office:value="88.6678610206298" calcext:value-type="float">
            <text:p>88.6678610206298</text:p>
          </table:table-cell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float" office:value="13805.391" calcext:value-type="float">
            <text:p>13805.391</text:p>
          </table:table-cell>
          <table:table-cell/>
          <table:table-cell table:formula="of:=ABS([.A178]-[.B178])" office:value-type="float" office:value="5107.609" calcext:value-type="float">
            <text:p>5107.609</text:p>
          </table:table-cell>
          <table:table-cell table:formula="of:=[.D178]/[.A178]*100" office:value-type="float" office:value="27.0058108179559" calcext:value-type="float">
            <text:p>27.00581081795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791.766" calcext:value-type="float">
            <text:p>2791.766</text:p>
          </table:table-cell>
          <table:table-cell/>
          <table:table-cell table:formula="of:=ABS([.A179]-[.B179])" office:value-type="float" office:value="1889.766" calcext:value-type="float">
            <text:p>1889.766</text:p>
          </table:table-cell>
          <table:table-cell table:formula="of:=[.D179]/[.A179]*100" office:value-type="float" office:value="209.508425720621" calcext:value-type="float">
            <text:p>209.5084257206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518.411" calcext:value-type="float">
            <text:p>-4518.411</text:p>
          </table:table-cell>
          <table:table-cell/>
          <table:table-cell table:formula="of:=ABS([.A180]-[.B180])" office:value-type="float" office:value="4613.411" calcext:value-type="float">
            <text:p>4613.411</text:p>
          </table:table-cell>
          <table:table-cell table:formula="of:=[.D180]/[.A180]*100" office:value-type="float" office:value="4856.22210526316" calcext:value-type="float">
            <text:p>4856.22210526316</text:p>
          </table:table-cell>
        </table:table-row>
        <table:table-row table:style-name="ro1">
          <table:table-cell office:value-type="float" office:value="11629" calcext:value-type="float">
            <text:p>11629</text:p>
          </table:table-cell>
          <table:table-cell office:value-type="float" office:value="12006.276" calcext:value-type="float">
            <text:p>12006.276</text:p>
          </table:table-cell>
          <table:table-cell/>
          <table:table-cell table:formula="of:=ABS([.A181]-[.B181])" office:value-type="float" office:value="377.276" calcext:value-type="float">
            <text:p>377.276</text:p>
          </table:table-cell>
          <table:table-cell table:formula="of:=[.D181]/[.A181]*100" office:value-type="float" office:value="3.24426863874796" calcext:value-type="float">
            <text:p>3.244268638747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680.746" calcext:value-type="float">
            <text:p>-2680.746</text:p>
          </table:table-cell>
          <table:table-cell/>
          <table:table-cell table:formula="of:=ABS([.A182]-[.B182])" office:value-type="float" office:value="2767.746" calcext:value-type="float">
            <text:p>2767.746</text:p>
          </table:table-cell>
          <table:table-cell table:formula="of:=[.D182]/[.A182]*100" office:value-type="float" office:value="3181.31724137931" calcext:value-type="float">
            <text:p>3181.31724137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469.073" calcext:value-type="float">
            <text:p>-5469.073</text:p>
          </table:table-cell>
          <table:table-cell/>
          <table:table-cell table:formula="of:=ABS([.A183]-[.B183])" office:value-type="float" office:value="5469.073" calcext:value-type="float">
            <text:p>5469.073</text:p>
          </table:table-cell>
          <table:table-cell table:formula="of:=[.D183]/[.A18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530.841" calcext:value-type="float">
            <text:p>-3530.841</text:p>
          </table:table-cell>
          <table:table-cell/>
          <table:table-cell table:formula="of:=ABS([.A184]-[.B184])" office:value-type="float" office:value="3593.841" calcext:value-type="float">
            <text:p>3593.841</text:p>
          </table:table-cell>
          <table:table-cell table:formula="of:=[.D184]/[.A184]*100" office:value-type="float" office:value="5704.50952380952" calcext:value-type="float">
            <text:p>5704.509523809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979.374" calcext:value-type="float">
            <text:p>2979.374</text:p>
          </table:table-cell>
          <table:table-cell/>
          <table:table-cell table:formula="of:=ABS([.A185]-[.B185])" office:value-type="float" office:value="2540.374" calcext:value-type="float">
            <text:p>2540.374</text:p>
          </table:table-cell>
          <table:table-cell table:formula="of:=[.D185]/[.A185]*100" office:value-type="float" office:value="578.672892938497" calcext:value-type="float">
            <text:p>578.67289293849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245.699" calcext:value-type="float">
            <text:p>5245.699</text:p>
          </table:table-cell>
          <table:table-cell/>
          <table:table-cell table:formula="of:=ABS([.A186]-[.B186])" office:value-type="float" office:value="4083.699" calcext:value-type="float">
            <text:p>4083.699</text:p>
          </table:table-cell>
          <table:table-cell table:formula="of:=[.D186]/[.A186]*100" office:value-type="float" office:value="351.437091222031" calcext:value-type="float">
            <text:p>351.4370912220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091.061" calcext:value-type="float">
            <text:p>-2091.061</text:p>
          </table:table-cell>
          <table:table-cell/>
          <table:table-cell table:formula="of:=ABS([.A187]-[.B187])" office:value-type="float" office:value="2195.061" calcext:value-type="float">
            <text:p>2195.061</text:p>
          </table:table-cell>
          <table:table-cell table:formula="of:=[.D187]/[.A187]*100" office:value-type="float" office:value="2110.63557692308" calcext:value-type="float">
            <text:p>2110.63557692308</text:p>
          </table:table-cell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16221.891" calcext:value-type="float">
            <text:p>16221.891</text:p>
          </table:table-cell>
          <table:table-cell/>
          <table:table-cell table:formula="of:=ABS([.A188]-[.B188])" office:value-type="float" office:value="180.109" calcext:value-type="float">
            <text:p>180.109</text:p>
          </table:table-cell>
          <table:table-cell table:formula="of:=[.D188]/[.A188]*100" office:value-type="float" office:value="1.09809169613462" calcext:value-type="float">
            <text:p>1.09809169613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294.153" calcext:value-type="float">
            <text:p>-4294.153</text:p>
          </table:table-cell>
          <table:table-cell/>
          <table:table-cell table:formula="of:=ABS([.A189]-[.B189])" office:value-type="float" office:value="4296.153" calcext:value-type="float">
            <text:p>4296.153</text:p>
          </table:table-cell>
          <table:table-cell table:formula="of:=[.D189]/[.A189]*100" office:value-type="float" office:value="214807.65" calcext:value-type="float">
            <text:p>214807.6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3643.721" calcext:value-type="float">
            <text:p>63643.721</text:p>
          </table:table-cell>
          <table:table-cell/>
          <table:table-cell table:formula="of:=ABS([.A190]-[.B190])" office:value-type="float" office:value="62251.721" calcext:value-type="float">
            <text:p>62251.721</text:p>
          </table:table-cell>
          <table:table-cell table:formula="of:=[.D190]/[.A190]*100" office:value-type="float" office:value="4472.10639367816" calcext:value-type="float">
            <text:p>4472.10639367816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12586.279" calcext:value-type="float">
            <text:p>12586.279</text:p>
          </table:table-cell>
          <table:table-cell/>
          <table:table-cell table:formula="of:=ABS([.A191]-[.B191])" office:value-type="float" office:value="4993.279" calcext:value-type="float">
            <text:p>4993.279</text:p>
          </table:table-cell>
          <table:table-cell table:formula="of:=[.D191]/[.A191]*100" office:value-type="float" office:value="65.7616093770578" calcext:value-type="float">
            <text:p>65.7616093770578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10998.305" calcext:value-type="float">
            <text:p>10998.305</text:p>
          </table:table-cell>
          <table:table-cell/>
          <table:table-cell table:formula="of:=ABS([.A192]-[.B192])" office:value-type="float" office:value="1526.305" calcext:value-type="float">
            <text:p>1526.305</text:p>
          </table:table-cell>
          <table:table-cell table:formula="of:=[.D192]/[.A192]*100" office:value-type="float" office:value="16.1138619087838" calcext:value-type="float">
            <text:p>16.113861908783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458.324" calcext:value-type="float">
            <text:p>17458.324</text:p>
          </table:table-cell>
          <table:table-cell/>
          <table:table-cell table:formula="of:=ABS([.A193]-[.B193])" office:value-type="float" office:value="15842.324" calcext:value-type="float">
            <text:p>15842.324</text:p>
          </table:table-cell>
          <table:table-cell table:formula="of:=[.D193]/[.A193]*100" office:value-type="float" office:value="980.341831683168" calcext:value-type="float">
            <text:p>980.34183168316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3714.512" calcext:value-type="float">
            <text:p>-3714.512</text:p>
          </table:table-cell>
          <table:table-cell/>
          <table:table-cell table:formula="of:=ABS([.A194]-[.B194])" office:value-type="float" office:value="4079.512" calcext:value-type="float">
            <text:p>4079.512</text:p>
          </table:table-cell>
          <table:table-cell table:formula="of:=[.D194]/[.A194]*100" office:value-type="float" office:value="1117.67452054795" calcext:value-type="float">
            <text:p>1117.67452054795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14422.266" calcext:value-type="float">
            <text:p>14422.266</text:p>
          </table:table-cell>
          <table:table-cell/>
          <table:table-cell table:formula="of:=ABS([.A195]-[.B195])" office:value-type="float" office:value="6319.266" calcext:value-type="float">
            <text:p>6319.266</text:p>
          </table:table-cell>
          <table:table-cell table:formula="of:=[.D195]/[.A195]*100" office:value-type="float" office:value="77.9867456497593" calcext:value-type="float">
            <text:p>77.9867456497593</text:p>
          </table:table-cell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30758.258" calcext:value-type="float">
            <text:p>30758.258</text:p>
          </table:table-cell>
          <table:table-cell/>
          <table:table-cell table:formula="of:=ABS([.A196]-[.B196])" office:value-type="float" office:value="18383.258" calcext:value-type="float">
            <text:p>18383.258</text:p>
          </table:table-cell>
          <table:table-cell table:formula="of:=[.D196]/[.A196]*100" office:value-type="float" office:value="148.55157979798" calcext:value-type="float">
            <text:p>148.5515797979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6.807" calcext:value-type="float">
            <text:p>2256.807</text:p>
          </table:table-cell>
          <table:table-cell/>
          <table:table-cell table:formula="of:=ABS([.A197]-[.B197])" office:value-type="float" office:value="1749.807" calcext:value-type="float">
            <text:p>1749.807</text:p>
          </table:table-cell>
          <table:table-cell table:formula="of:=[.D197]/[.A197]*100" office:value-type="float" office:value="345.129585798817" calcext:value-type="float">
            <text:p>345.129585798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60.982" calcext:value-type="float">
            <text:p>3760.982</text:p>
          </table:table-cell>
          <table:table-cell/>
          <table:table-cell table:formula="of:=ABS([.A198]-[.B198])" office:value-type="float" office:value="3745.982" calcext:value-type="float">
            <text:p>3745.982</text:p>
          </table:table-cell>
          <table:table-cell table:formula="of:=[.D198]/[.A198]*100" office:value-type="float" office:value="24973.2133333333" calcext:value-type="float">
            <text:p>24973.2133333333</text:p>
          </table:table-cell>
        </table:table-row>
        <table:table-row table:style-name="ro1">
          <table:table-cell office:value-type="float" office:value="39105" calcext:value-type="float">
            <text:p>39105</text:p>
          </table:table-cell>
          <table:table-cell office:value-type="float" office:value="23957.413" calcext:value-type="float">
            <text:p>23957.413</text:p>
          </table:table-cell>
          <table:table-cell/>
          <table:table-cell table:formula="of:=ABS([.A199]-[.B199])" office:value-type="float" office:value="15147.587" calcext:value-type="float">
            <text:p>15147.587</text:p>
          </table:table-cell>
          <table:table-cell table:formula="of:=[.D199]/[.A199]*100" office:value-type="float" office:value="38.7356783020074" calcext:value-type="float">
            <text:p>38.73567830200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9.688" calcext:value-type="float">
            <text:p>919.688</text:p>
          </table:table-cell>
          <table:table-cell/>
          <table:table-cell table:formula="of:=ABS([.A200]-[.B200])" office:value-type="float" office:value="794.688" calcext:value-type="float">
            <text:p>794.688</text:p>
          </table:table-cell>
          <table:table-cell table:formula="of:=[.D200]/[.A200]*100" office:value-type="float" office:value="635.7504" calcext:value-type="float">
            <text:p>635.7504</text:p>
          </table:table-cell>
        </table:table-row>
        <table:table-row table:style-name="ro1">
          <table:table-cell office:value-type="float" office:value="30825" calcext:value-type="float">
            <text:p>30825</text:p>
          </table:table-cell>
          <table:table-cell office:value-type="float" office:value="24601.503" calcext:value-type="float">
            <text:p>24601.503</text:p>
          </table:table-cell>
          <table:table-cell/>
          <table:table-cell table:formula="of:=ABS([.A201]-[.B201])" office:value-type="float" office:value="6223.497" calcext:value-type="float">
            <text:p>6223.497</text:p>
          </table:table-cell>
          <table:table-cell table:formula="of:=[.D201]/[.A201]*100" office:value-type="float" office:value="20.1897712895377" calcext:value-type="float">
            <text:p>20.189771289537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0.337" calcext:value-type="float">
            <text:p>190.337</text:p>
          </table:table-cell>
          <table:table-cell/>
          <table:table-cell table:formula="of:=ABS([.A202]-[.B202])" office:value-type="float" office:value="400.663" calcext:value-type="float">
            <text:p>400.663</text:p>
          </table:table-cell>
          <table:table-cell table:formula="of:=[.D202]/[.A202]*100" office:value-type="float" office:value="67.7940778341794" calcext:value-type="float">
            <text:p>67.7940778341794</text:p>
          </table:table-cell>
        </table:table-row>
        <table:table-row table:style-name="ro1">
          <table:table-cell office:value-type="float" office:value="18454" calcext:value-type="float">
            <text:p>18454</text:p>
          </table:table-cell>
          <table:table-cell office:value-type="float" office:value="17786.615" calcext:value-type="float">
            <text:p>17786.615</text:p>
          </table:table-cell>
          <table:table-cell/>
          <table:table-cell table:formula="of:=ABS([.A203]-[.B203])" office:value-type="float" office:value="667.384999999998" calcext:value-type="float">
            <text:p>667.384999999998</text:p>
          </table:table-cell>
          <table:table-cell table:formula="of:=[.D203]/[.A203]*100" office:value-type="float" office:value="3.61647881218163" calcext:value-type="float">
            <text:p>3.616478812181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169.637" calcext:value-type="float">
            <text:p>-4169.637</text:p>
          </table:table-cell>
          <table:table-cell/>
          <table:table-cell table:formula="of:=ABS([.A204]-[.B204])" office:value-type="float" office:value="4215.637" calcext:value-type="float">
            <text:p>4215.637</text:p>
          </table:table-cell>
          <table:table-cell table:formula="of:=[.D204]/[.A204]*100" office:value-type="float" office:value="9164.42826086957" calcext:value-type="float">
            <text:p>9164.428260869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27.607" calcext:value-type="float">
            <text:p>4027.607</text:p>
          </table:table-cell>
          <table:table-cell/>
          <table:table-cell table:formula="of:=ABS([.A205]-[.B205])" office:value-type="float" office:value="3993.607" calcext:value-type="float">
            <text:p>3993.607</text:p>
          </table:table-cell>
          <table:table-cell table:formula="of:=[.D205]/[.A205]*100" office:value-type="float" office:value="11745.9029411765" calcext:value-type="float">
            <text:p>11745.9029411765</text:p>
          </table:table-cell>
        </table:table-row>
        <table:table-row table:style-name="ro1">
          <table:table-cell office:value-type="float" office:value="27249" calcext:value-type="float">
            <text:p>27249</text:p>
          </table:table-cell>
          <table:table-cell office:value-type="float" office:value="55334.372" calcext:value-type="float">
            <text:p>55334.372</text:p>
          </table:table-cell>
          <table:table-cell/>
          <table:table-cell table:formula="of:=ABS([.A206]-[.B206])" office:value-type="float" office:value="28085.372" calcext:value-type="float">
            <text:p>28085.372</text:p>
          </table:table-cell>
          <table:table-cell table:formula="of:=[.D206]/[.A206]*100" office:value-type="float" office:value="103.069367683218" calcext:value-type="float">
            <text:p>103.069367683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604.966" calcext:value-type="float">
            <text:p>-5604.966</text:p>
          </table:table-cell>
          <table:table-cell/>
          <table:table-cell table:formula="of:=ABS([.A207]-[.B207])" office:value-type="float" office:value="5606.966" calcext:value-type="float">
            <text:p>5606.966</text:p>
          </table:table-cell>
          <table:table-cell table:formula="of:=[.D207]/[.A207]*100" office:value-type="float" office:value="280348.3" calcext:value-type="float">
            <text:p>280348.3</text:p>
          </table:table-cell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float" office:value="16116.319" calcext:value-type="float">
            <text:p>16116.319</text:p>
          </table:table-cell>
          <table:table-cell/>
          <table:table-cell table:formula="of:=ABS([.A208]-[.B208])" office:value-type="float" office:value="1680.319" calcext:value-type="float">
            <text:p>1680.319</text:p>
          </table:table-cell>
          <table:table-cell table:formula="of:=[.D208]/[.A208]*100" office:value-type="float" office:value="11.6397824882239" calcext:value-type="float">
            <text:p>11.63978248822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02.949" calcext:value-type="float">
            <text:p>6402.949</text:p>
          </table:table-cell>
          <table:table-cell/>
          <table:table-cell table:formula="of:=ABS([.A209]-[.B209])" office:value-type="float" office:value="5952.949" calcext:value-type="float">
            <text:p>5952.949</text:p>
          </table:table-cell>
          <table:table-cell table:formula="of:=[.D209]/[.A209]*100" office:value-type="float" office:value="1322.87755555556" calcext:value-type="float">
            <text:p>1322.87755555556</text:p>
          </table:table-cell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float" office:value="13765.395" calcext:value-type="float">
            <text:p>13765.395</text:p>
          </table:table-cell>
          <table:table-cell/>
          <table:table-cell table:formula="of:=ABS([.A210]-[.B210])" office:value-type="float" office:value="2900.605" calcext:value-type="float">
            <text:p>2900.605</text:p>
          </table:table-cell>
          <table:table-cell table:formula="of:=[.D210]/[.A210]*100" office:value-type="float" office:value="17.4043261730469" calcext:value-type="float">
            <text:p>17.404326173046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397.38" calcext:value-type="float">
            <text:p>2397.38</text:p>
          </table:table-cell>
          <table:table-cell/>
          <table:table-cell table:formula="of:=ABS([.A211]-[.B211])" office:value-type="float" office:value="1580.38" calcext:value-type="float">
            <text:p>1580.38</text:p>
          </table:table-cell>
          <table:table-cell table:formula="of:=[.D211]/[.A211]*100" office:value-type="float" office:value="193.436964504284" calcext:value-type="float">
            <text:p>193.43696450428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30.945" calcext:value-type="float">
            <text:p>-230.945</text:p>
          </table:table-cell>
          <table:table-cell/>
          <table:table-cell table:formula="of:=ABS([.A212]-[.B212])" office:value-type="float" office:value="763.945" calcext:value-type="float">
            <text:p>763.945</text:p>
          </table:table-cell>
          <table:table-cell table:formula="of:=[.D212]/[.A212]*100" office:value-type="float" office:value="143.329268292683" calcext:value-type="float">
            <text:p>143.329268292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876.64" calcext:value-type="float">
            <text:p>-4876.64</text:p>
          </table:table-cell>
          <table:table-cell/>
          <table:table-cell table:formula="of:=ABS([.A213]-[.B213])" office:value-type="float" office:value="4876.64" calcext:value-type="float">
            <text:p>4876.64</text:p>
          </table:table-cell>
          <table:table-cell table:formula="of:=[.D213]/[.A21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888.704" calcext:value-type="float">
            <text:p>-888.704</text:p>
          </table:table-cell>
          <table:table-cell/>
          <table:table-cell table:formula="of:=ABS([.A214]-[.B214])" office:value-type="float" office:value="1208.704" calcext:value-type="float">
            <text:p>1208.704</text:p>
          </table:table-cell>
          <table:table-cell table:formula="of:=[.D214]/[.A214]*100" office:value-type="float" office:value="377.72" calcext:value-type="float">
            <text:p>377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589.642" calcext:value-type="float">
            <text:p>-9589.642</text:p>
          </table:table-cell>
          <table:table-cell/>
          <table:table-cell table:formula="of:=ABS([.A215]-[.B215])" office:value-type="float" office:value="9592.642" calcext:value-type="float">
            <text:p>9592.642</text:p>
          </table:table-cell>
          <table:table-cell table:formula="of:=[.D215]/[.A215]*100" office:value-type="float" office:value="319754.733333333" calcext:value-type="float">
            <text:p>319754.733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89.385" calcext:value-type="float">
            <text:p>8789.385</text:p>
          </table:table-cell>
          <table:table-cell/>
          <table:table-cell table:formula="of:=ABS([.A216]-[.B216])" office:value-type="float" office:value="8743.385" calcext:value-type="float">
            <text:p>8743.385</text:p>
          </table:table-cell>
          <table:table-cell table:formula="of:=[.D216]/[.A216]*100" office:value-type="float" office:value="19007.3586956522" calcext:value-type="float">
            <text:p>19007.35869565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4415.3" calcext:value-type="float">
            <text:p>-4415.3</text:p>
          </table:table-cell>
          <table:table-cell/>
          <table:table-cell table:formula="of:=ABS([.A217]-[.B217])" office:value-type="float" office:value="4474.3" calcext:value-type="float">
            <text:p>4474.3</text:p>
          </table:table-cell>
          <table:table-cell table:formula="of:=[.D217]/[.A217]*100" office:value-type="float" office:value="7583.5593220339" calcext:value-type="float">
            <text:p>7583.5593220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262.427" calcext:value-type="float">
            <text:p>-2262.427</text:p>
          </table:table-cell>
          <table:table-cell/>
          <table:table-cell table:formula="of:=ABS([.A218]-[.B218])" office:value-type="float" office:value="2294.427" calcext:value-type="float">
            <text:p>2294.427</text:p>
          </table:table-cell>
          <table:table-cell table:formula="of:=[.D218]/[.A218]*100" office:value-type="float" office:value="7170.084375" calcext:value-type="float">
            <text:p>7170.08437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20861.568" calcext:value-type="float">
            <text:p>20861.568</text:p>
          </table:table-cell>
          <table:table-cell/>
          <table:table-cell table:formula="of:=ABS([.A219]-[.B219])" office:value-type="float" office:value="15647.568" calcext:value-type="float">
            <text:p>15647.568</text:p>
          </table:table-cell>
          <table:table-cell table:formula="of:=[.D219]/[.A219]*100" office:value-type="float" office:value="300.106789413118" calcext:value-type="float">
            <text:p>300.106789413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957.774" calcext:value-type="float">
            <text:p>-3957.774</text:p>
          </table:table-cell>
          <table:table-cell/>
          <table:table-cell table:formula="of:=ABS([.A220]-[.B220])" office:value-type="float" office:value="3963.774" calcext:value-type="float">
            <text:p>3963.774</text:p>
          </table:table-cell>
          <table:table-cell table:formula="of:=[.D220]/[.A220]*100" office:value-type="float" office:value="66062.9" calcext:value-type="float">
            <text:p>66062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508.766" calcext:value-type="float">
            <text:p>-2508.766</text:p>
          </table:table-cell>
          <table:table-cell/>
          <table:table-cell table:formula="of:=ABS([.A221]-[.B221])" office:value-type="float" office:value="2555.766" calcext:value-type="float">
            <text:p>2555.766</text:p>
          </table:table-cell>
          <table:table-cell table:formula="of:=[.D221]/[.A221]*100" office:value-type="float" office:value="5437.8" calcext:value-type="float">
            <text:p>5437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058.863" calcext:value-type="float">
            <text:p>-9058.863</text:p>
          </table:table-cell>
          <table:table-cell/>
          <table:table-cell table:formula="of:=ABS([.A222]-[.B222])" office:value-type="float" office:value="9079.863" calcext:value-type="float">
            <text:p>9079.863</text:p>
          </table:table-cell>
          <table:table-cell table:formula="of:=[.D222]/[.A222]*100" office:value-type="float" office:value="43237.4428571429" calcext:value-type="float">
            <text:p>43237.442857142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121.248" calcext:value-type="float">
            <text:p>8121.248</text:p>
          </table:table-cell>
          <table:table-cell/>
          <table:table-cell table:formula="of:=ABS([.A223]-[.B223])" office:value-type="float" office:value="6930.248" calcext:value-type="float">
            <text:p>6930.248</text:p>
          </table:table-cell>
          <table:table-cell table:formula="of:=[.D223]/[.A223]*100" office:value-type="float" office:value="581.884802686818" calcext:value-type="float">
            <text:p>581.88480268681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668.641" calcext:value-type="float">
            <text:p>3668.641</text:p>
          </table:table-cell>
          <table:table-cell/>
          <table:table-cell table:formula="of:=ABS([.A224]-[.B224])" office:value-type="float" office:value="2162.641" calcext:value-type="float">
            <text:p>2162.641</text:p>
          </table:table-cell>
          <table:table-cell table:formula="of:=[.D224]/[.A224]*100" office:value-type="float" office:value="143.60166002656" calcext:value-type="float">
            <text:p>143.60166002656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31119.798" calcext:value-type="float">
            <text:p>31119.798</text:p>
          </table:table-cell>
          <table:table-cell/>
          <table:table-cell table:formula="of:=ABS([.A225]-[.B225])" office:value-type="float" office:value="27825.798" calcext:value-type="float">
            <text:p>27825.798</text:p>
          </table:table-cell>
          <table:table-cell table:formula="of:=[.D225]/[.A225]*100" office:value-type="float" office:value="844.74189435337" calcext:value-type="float">
            <text:p>844.741894353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880.719" calcext:value-type="float">
            <text:p>-1880.719</text:p>
          </table:table-cell>
          <table:table-cell/>
          <table:table-cell table:formula="of:=ABS([.A226]-[.B226])" office:value-type="float" office:value="1928.719" calcext:value-type="float">
            <text:p>1928.719</text:p>
          </table:table-cell>
          <table:table-cell table:formula="of:=[.D226]/[.A226]*100" office:value-type="float" office:value="4018.16458333333" calcext:value-type="float">
            <text:p>4018.16458333333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7871.698" calcext:value-type="float">
            <text:p>7871.698</text:p>
          </table:table-cell>
          <table:table-cell/>
          <table:table-cell table:formula="of:=ABS([.A227]-[.B227])" office:value-type="float" office:value="853.698" calcext:value-type="float">
            <text:p>853.698</text:p>
          </table:table-cell>
          <table:table-cell table:formula="of:=[.D227]/[.A227]*100" office:value-type="float" office:value="12.1644058136221" calcext:value-type="float">
            <text:p>12.16440581362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362.33" calcext:value-type="float">
            <text:p>-1362.33</text:p>
          </table:table-cell>
          <table:table-cell/>
          <table:table-cell table:formula="of:=ABS([.A228]-[.B228])" office:value-type="float" office:value="1766.33" calcext:value-type="float">
            <text:p>1766.33</text:p>
          </table:table-cell>
          <table:table-cell table:formula="of:=[.D228]/[.A228]*100" office:value-type="float" office:value="437.210396039604" calcext:value-type="float">
            <text:p>437.2103960396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4.738" calcext:value-type="float">
            <text:p>1394.738</text:p>
          </table:table-cell>
          <table:table-cell/>
          <table:table-cell table:formula="of:=ABS([.A229]-[.B229])" office:value-type="float" office:value="1308.738" calcext:value-type="float">
            <text:p>1308.738</text:p>
          </table:table-cell>
          <table:table-cell table:formula="of:=[.D229]/[.A229]*100" office:value-type="float" office:value="1521.78837209302" calcext:value-type="float">
            <text:p>1521.7883720930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914.605" calcext:value-type="float">
            <text:p>7914.605</text:p>
          </table:table-cell>
          <table:table-cell/>
          <table:table-cell table:formula="of:=ABS([.A230]-[.B230])" office:value-type="float" office:value="7156.605" calcext:value-type="float">
            <text:p>7156.605</text:p>
          </table:table-cell>
          <table:table-cell table:formula="of:=[.D230]/[.A230]*100" office:value-type="float" office:value="944.143139841689" calcext:value-type="float">
            <text:p>944.14313984168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9598.259" calcext:value-type="float">
            <text:p>19598.259</text:p>
          </table:table-cell>
          <table:table-cell/>
          <table:table-cell table:formula="of:=ABS([.A231]-[.B231])" office:value-type="float" office:value="18271.259" calcext:value-type="float">
            <text:p>18271.259</text:p>
          </table:table-cell>
          <table:table-cell table:formula="of:=[.D231]/[.A231]*100" office:value-type="float" office:value="1376.88462697815" calcext:value-type="float">
            <text:p>1376.88462697815</text:p>
          </table:table-cell>
        </table:table-row>
        <table:table-row table:style-name="ro1">
          <table:table-cell office:value-type="float" office:value="36026" calcext:value-type="float">
            <text:p>36026</text:p>
          </table:table-cell>
          <table:table-cell office:value-type="float" office:value="30369.682" calcext:value-type="float">
            <text:p>30369.682</text:p>
          </table:table-cell>
          <table:table-cell/>
          <table:table-cell table:formula="of:=ABS([.A232]-[.B232])" office:value-type="float" office:value="5656.318" calcext:value-type="float">
            <text:p>5656.318</text:p>
          </table:table-cell>
          <table:table-cell table:formula="of:=[.D232]/[.A232]*100" office:value-type="float" office:value="15.7006550824405" calcext:value-type="float">
            <text:p>15.70065508244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3.904" calcext:value-type="float">
            <text:p>413.904</text:p>
          </table:table-cell>
          <table:table-cell/>
          <table:table-cell table:formula="of:=ABS([.A233]-[.B233])" office:value-type="float" office:value="278.904" calcext:value-type="float">
            <text:p>278.904</text:p>
          </table:table-cell>
          <table:table-cell table:formula="of:=[.D233]/[.A233]*100" office:value-type="float" office:value="206.595555555556" calcext:value-type="float">
            <text:p>206.595555555556</text:p>
          </table:table-cell>
        </table:table-row>
        <table:table-row table:style-name="ro1">
          <table:table-cell office:value-type="float" office:value="11733" calcext:value-type="float">
            <text:p>11733</text:p>
          </table:table-cell>
          <table:table-cell office:value-type="float" office:value="14837.035" calcext:value-type="float">
            <text:p>14837.035</text:p>
          </table:table-cell>
          <table:table-cell/>
          <table:table-cell table:formula="of:=ABS([.A234]-[.B234])" office:value-type="float" office:value="3104.035" calcext:value-type="float">
            <text:p>3104.035</text:p>
          </table:table-cell>
          <table:table-cell table:formula="of:=[.D234]/[.A234]*100" office:value-type="float" office:value="26.4555953294128" calcext:value-type="float">
            <text:p>26.45559532941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282.501" calcext:value-type="float">
            <text:p>14282.501</text:p>
          </table:table-cell>
          <table:table-cell/>
          <table:table-cell table:formula="of:=ABS([.A235]-[.B235])" office:value-type="float" office:value="13938.501" calcext:value-type="float">
            <text:p>13938.501</text:p>
          </table:table-cell>
          <table:table-cell table:formula="of:=[.D235]/[.A235]*100" office:value-type="float" office:value="4051.8898255814" calcext:value-type="float">
            <text:p>4051.88982558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23.515" calcext:value-type="float">
            <text:p>2223.515</text:p>
          </table:table-cell>
          <table:table-cell/>
          <table:table-cell table:formula="of:=ABS([.A236]-[.B236])" office:value-type="float" office:value="1898.515" calcext:value-type="float">
            <text:p>1898.515</text:p>
          </table:table-cell>
          <table:table-cell table:formula="of:=[.D236]/[.A236]*100" office:value-type="float" office:value="584.158461538462" calcext:value-type="float">
            <text:p>584.158461538462</text:p>
          </table:table-cell>
        </table:table-row>
        <table:table-row table:style-name="ro1">
          <table:table-cell office:value-type="float" office:value="44559" calcext:value-type="float">
            <text:p>44559</text:p>
          </table:table-cell>
          <table:table-cell office:value-type="float" office:value="27524.206" calcext:value-type="float">
            <text:p>27524.206</text:p>
          </table:table-cell>
          <table:table-cell/>
          <table:table-cell table:formula="of:=ABS([.A237]-[.B237])" office:value-type="float" office:value="17034.794" calcext:value-type="float">
            <text:p>17034.794</text:p>
          </table:table-cell>
          <table:table-cell table:formula="of:=[.D237]/[.A237]*100" office:value-type="float" office:value="38.2297493211248" calcext:value-type="float">
            <text:p>38.22974932112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591.164" calcext:value-type="float">
            <text:p>8591.164</text:p>
          </table:table-cell>
          <table:table-cell/>
          <table:table-cell table:formula="of:=ABS([.A238]-[.B238])" office:value-type="float" office:value="8538.164" calcext:value-type="float">
            <text:p>8538.164</text:p>
          </table:table-cell>
          <table:table-cell table:formula="of:=[.D238]/[.A238]*100" office:value-type="float" office:value="16109.7433962264" calcext:value-type="float">
            <text:p>16109.7433962264</text:p>
          </table:table-cell>
        </table:table-row>
        <table:table-row table:style-name="ro1">
          <table:table-cell office:value-type="float" office:value="38482" calcext:value-type="float">
            <text:p>38482</text:p>
          </table:table-cell>
          <table:table-cell office:value-type="float" office:value="27454.13" calcext:value-type="float">
            <text:p>27454.13</text:p>
          </table:table-cell>
          <table:table-cell/>
          <table:table-cell table:formula="of:=ABS([.A239]-[.B239])" office:value-type="float" office:value="11027.87" calcext:value-type="float">
            <text:p>11027.87</text:p>
          </table:table-cell>
          <table:table-cell table:formula="of:=[.D239]/[.A239]*100" office:value-type="float" office:value="28.657216360896" calcext:value-type="float">
            <text:p>28.6572163608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412.793" calcext:value-type="float">
            <text:p>-2412.793</text:p>
          </table:table-cell>
          <table:table-cell/>
          <table:table-cell table:formula="of:=ABS([.A240]-[.B240])" office:value-type="float" office:value="2438.793" calcext:value-type="float">
            <text:p>2438.793</text:p>
          </table:table-cell>
          <table:table-cell table:formula="of:=[.D240]/[.A240]*100" office:value-type="float" office:value="9379.97307692308" calcext:value-type="float">
            <text:p>9379.97307692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741.201" calcext:value-type="float">
            <text:p>-3741.201</text:p>
          </table:table-cell>
          <table:table-cell/>
          <table:table-cell table:formula="of:=ABS([.A241]-[.B241])" office:value-type="float" office:value="3761.201" calcext:value-type="float">
            <text:p>3761.201</text:p>
          </table:table-cell>
          <table:table-cell table:formula="of:=[.D241]/[.A241]*100" office:value-type="float" office:value="18806.005" calcext:value-type="float">
            <text:p>18806.005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float" office:value="20359.287" calcext:value-type="float">
            <text:p>20359.287</text:p>
          </table:table-cell>
          <table:table-cell/>
          <table:table-cell table:formula="of:=ABS([.A242]-[.B242])" office:value-type="float" office:value="8556.287" calcext:value-type="float">
            <text:p>8556.287</text:p>
          </table:table-cell>
          <table:table-cell table:formula="of:=[.D242]/[.A242]*100" office:value-type="float" office:value="72.4924764890282" calcext:value-type="float">
            <text:p>72.49247648902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64.411" calcext:value-type="float">
            <text:p>-1064.411</text:p>
          </table:table-cell>
          <table:table-cell/>
          <table:table-cell table:formula="of:=ABS([.A243]-[.B243])" office:value-type="float" office:value="1333.411" calcext:value-type="float">
            <text:p>1333.411</text:p>
          </table:table-cell>
          <table:table-cell table:formula="of:=[.D243]/[.A243]*100" office:value-type="float" office:value="495.691821561338" calcext:value-type="float">
            <text:p>495.6918215613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62.363" calcext:value-type="float">
            <text:p>462.363</text:p>
          </table:table-cell>
          <table:table-cell/>
          <table:table-cell table:formula="of:=ABS([.A244]-[.B244])" office:value-type="float" office:value="157.637" calcext:value-type="float">
            <text:p>157.637</text:p>
          </table:table-cell>
          <table:table-cell table:formula="of:=[.D244]/[.A244]*100" office:value-type="float" office:value="25.4253225806452" calcext:value-type="float">
            <text:p>25.4253225806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999.382" calcext:value-type="float">
            <text:p>-2999.382</text:p>
          </table:table-cell>
          <table:table-cell/>
          <table:table-cell table:formula="of:=ABS([.A245]-[.B245])" office:value-type="float" office:value="3063.382" calcext:value-type="float">
            <text:p>3063.382</text:p>
          </table:table-cell>
          <table:table-cell table:formula="of:=[.D245]/[.A245]*100" office:value-type="float" office:value="4786.534375" calcext:value-type="float">
            <text:p>4786.53437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224.209" calcext:value-type="float">
            <text:p>-1224.209</text:p>
          </table:table-cell>
          <table:table-cell/>
          <table:table-cell table:formula="of:=ABS([.A246]-[.B246])" office:value-type="float" office:value="2201.209" calcext:value-type="float">
            <text:p>2201.209</text:p>
          </table:table-cell>
          <table:table-cell table:formula="of:=[.D246]/[.A246]*100" office:value-type="float" office:value="225.30286591607" calcext:value-type="float">
            <text:p>225.30286591607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10065.426" calcext:value-type="float">
            <text:p>10065.426</text:p>
          </table:table-cell>
          <table:table-cell/>
          <table:table-cell table:formula="of:=ABS([.A247]-[.B247])" office:value-type="float" office:value="1195.426" calcext:value-type="float">
            <text:p>1195.426</text:p>
          </table:table-cell>
          <table:table-cell table:formula="of:=[.D247]/[.A247]*100" office:value-type="float" office:value="13.4771815107103" calcext:value-type="float">
            <text:p>13.47718151071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473.094" calcext:value-type="float">
            <text:p>-3473.094</text:p>
          </table:table-cell>
          <table:table-cell/>
          <table:table-cell table:formula="of:=ABS([.A248]-[.B248])" office:value-type="float" office:value="3762.094" calcext:value-type="float">
            <text:p>3762.094</text:p>
          </table:table-cell>
          <table:table-cell table:formula="of:=[.D248]/[.A248]*100" office:value-type="float" office:value="1301.76262975779" calcext:value-type="float">
            <text:p>1301.762629757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137.635" calcext:value-type="float">
            <text:p>-3137.635</text:p>
          </table:table-cell>
          <table:table-cell/>
          <table:table-cell table:formula="of:=ABS([.A249]-[.B249])" office:value-type="float" office:value="3145.635" calcext:value-type="float">
            <text:p>3145.635</text:p>
          </table:table-cell>
          <table:table-cell table:formula="of:=[.D249]/[.A249]*100" office:value-type="float" office:value="39320.4375" calcext:value-type="float">
            <text:p>39320.43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058.214" calcext:value-type="float">
            <text:p>-3058.214</text:p>
          </table:table-cell>
          <table:table-cell/>
          <table:table-cell table:formula="of:=ABS([.A250]-[.B250])" office:value-type="float" office:value="3152.214" calcext:value-type="float">
            <text:p>3152.214</text:p>
          </table:table-cell>
          <table:table-cell table:formula="of:=[.D250]/[.A250]*100" office:value-type="float" office:value="3353.41914893617" calcext:value-type="float">
            <text:p>3353.4191489361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1483.366" calcext:value-type="float">
            <text:p>11483.366</text:p>
          </table:table-cell>
          <table:table-cell/>
          <table:table-cell table:formula="of:=ABS([.A251]-[.B251])" office:value-type="float" office:value="9844.366" calcext:value-type="float">
            <text:p>9844.366</text:p>
          </table:table-cell>
          <table:table-cell table:formula="of:=[.D251]/[.A251]*100" office:value-type="float" office:value="600.632458816351" calcext:value-type="float">
            <text:p>600.632458816351</text:p>
          </table:table-cell>
        </table:table-row>
        <table:table-row table:style-name="ro1">
          <table:table-cell office:value-type="float" office:value="57339" calcext:value-type="float">
            <text:p>57339</text:p>
          </table:table-cell>
          <table:table-cell office:value-type="float" office:value="34862.376" calcext:value-type="float">
            <text:p>34862.376</text:p>
          </table:table-cell>
          <table:table-cell/>
          <table:table-cell table:formula="of:=ABS([.A252]-[.B252])" office:value-type="float" office:value="22476.624" calcext:value-type="float">
            <text:p>22476.624</text:p>
          </table:table-cell>
          <table:table-cell table:formula="of:=[.D252]/[.A252]*100" office:value-type="float" office:value="39.1995395803903" calcext:value-type="float">
            <text:p>39.19953958039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726.847" calcext:value-type="float">
            <text:p>-726.847</text:p>
          </table:table-cell>
          <table:table-cell/>
          <table:table-cell table:formula="of:=ABS([.A253]-[.B253])" office:value-type="float" office:value="1062.847" calcext:value-type="float">
            <text:p>1062.847</text:p>
          </table:table-cell>
          <table:table-cell table:formula="of:=[.D253]/[.A253]*100" office:value-type="float" office:value="316.323511904762" calcext:value-type="float">
            <text:p>316.32351190476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278.931" calcext:value-type="float">
            <text:p>8278.931</text:p>
          </table:table-cell>
          <table:table-cell/>
          <table:table-cell table:formula="of:=ABS([.A254]-[.B254])" office:value-type="float" office:value="7231.931" calcext:value-type="float">
            <text:p>7231.931</text:p>
          </table:table-cell>
          <table:table-cell table:formula="of:=[.D254]/[.A254]*100" office:value-type="float" office:value="690.728844317097" calcext:value-type="float">
            <text:p>690.728844317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965.913" calcext:value-type="float">
            <text:p>-4965.913</text:p>
          </table:table-cell>
          <table:table-cell/>
          <table:table-cell table:formula="of:=ABS([.A255]-[.B255])" office:value-type="float" office:value="4965.913" calcext:value-type="float">
            <text:p>4965.913</text:p>
          </table:table-cell>
          <table:table-cell table:formula="of:=[.D255]/[.A25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132.145" calcext:value-type="float">
            <text:p>4132.145</text:p>
          </table:table-cell>
          <table:table-cell/>
          <table:table-cell table:formula="of:=ABS([.A256]-[.B256])" office:value-type="float" office:value="2323.145" calcext:value-type="float">
            <text:p>2323.145</text:p>
          </table:table-cell>
          <table:table-cell table:formula="of:=[.D256]/[.A256]*100" office:value-type="float" office:value="128.421503593145" calcext:value-type="float">
            <text:p>128.421503593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7541.049" calcext:value-type="float">
            <text:p>-7541.049</text:p>
          </table:table-cell>
          <table:table-cell/>
          <table:table-cell table:formula="of:=ABS([.A257]-[.B257])" office:value-type="float" office:value="7551.049" calcext:value-type="float">
            <text:p>7551.049</text:p>
          </table:table-cell>
          <table:table-cell table:formula="of:=[.D257]/[.A257]*100" office:value-type="float" office:value="75510.49" calcext:value-type="float">
            <text:p>75510.49</text:p>
          </table:table-cell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16341.965" calcext:value-type="float">
            <text:p>16341.965</text:p>
          </table:table-cell>
          <table:table-cell/>
          <table:table-cell table:formula="of:=ABS([.A258]-[.B258])" office:value-type="float" office:value="8081.035" calcext:value-type="float">
            <text:p>8081.035</text:p>
          </table:table-cell>
          <table:table-cell table:formula="of:=[.D258]/[.A258]*100" office:value-type="float" office:value="33.0878065757687" calcext:value-type="float">
            <text:p>33.087806575768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856.396" calcext:value-type="float">
            <text:p>8856.396</text:p>
          </table:table-cell>
          <table:table-cell/>
          <table:table-cell table:formula="of:=ABS([.A259]-[.B259])" office:value-type="float" office:value="5216.396" calcext:value-type="float">
            <text:p>5216.396</text:p>
          </table:table-cell>
          <table:table-cell table:formula="of:=[.D259]/[.A259]*100" office:value-type="float" office:value="143.307582417582" calcext:value-type="float">
            <text:p>143.30758241758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154.705" calcext:value-type="float">
            <text:p>3154.705</text:p>
          </table:table-cell>
          <table:table-cell/>
          <table:table-cell table:formula="of:=ABS([.A260]-[.B260])" office:value-type="float" office:value="2572.705" calcext:value-type="float">
            <text:p>2572.705</text:p>
          </table:table-cell>
          <table:table-cell table:formula="of:=[.D260]/[.A260]*100" office:value-type="float" office:value="442.045532646048" calcext:value-type="float">
            <text:p>442.0455326460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006.127" calcext:value-type="float">
            <text:p>-4006.127</text:p>
          </table:table-cell>
          <table:table-cell/>
          <table:table-cell table:formula="of:=ABS([.A261]-[.B261])" office:value-type="float" office:value="4102.127" calcext:value-type="float">
            <text:p>4102.127</text:p>
          </table:table-cell>
          <table:table-cell table:formula="of:=[.D261]/[.A261]*100" office:value-type="float" office:value="4273.04895833333" calcext:value-type="float">
            <text:p>4273.048958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22.818" calcext:value-type="float">
            <text:p>3222.818</text:p>
          </table:table-cell>
          <table:table-cell/>
          <table:table-cell table:formula="of:=ABS([.A262]-[.B262])" office:value-type="float" office:value="3211.818" calcext:value-type="float">
            <text:p>3211.818</text:p>
          </table:table-cell>
          <table:table-cell table:formula="of:=[.D262]/[.A262]*100" office:value-type="float" office:value="29198.3454545455" calcext:value-type="float">
            <text:p>29198.3454545455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float" office:value="12469.936" calcext:value-type="float">
            <text:p>12469.936</text:p>
          </table:table-cell>
          <table:table-cell/>
          <table:table-cell table:formula="of:=ABS([.A263]-[.B263])" office:value-type="float" office:value="1304.936" calcext:value-type="float">
            <text:p>1304.936</text:p>
          </table:table-cell>
          <table:table-cell table:formula="of:=[.D263]/[.A263]*100" office:value-type="float" office:value="11.6877384684281" calcext:value-type="float">
            <text:p>11.68773846842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454.988" calcext:value-type="float">
            <text:p>-5454.988</text:p>
          </table:table-cell>
          <table:table-cell/>
          <table:table-cell table:formula="of:=ABS([.A264]-[.B264])" office:value-type="float" office:value="5460.988" calcext:value-type="float">
            <text:p>5460.988</text:p>
          </table:table-cell>
          <table:table-cell table:formula="of:=[.D264]/[.A264]*100" office:value-type="float" office:value="91016.4666666667" calcext:value-type="float">
            <text:p>91016.46666666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63.402" calcext:value-type="float">
            <text:p>1563.402</text:p>
          </table:table-cell>
          <table:table-cell/>
          <table:table-cell table:formula="of:=ABS([.A265]-[.B265])" office:value-type="float" office:value="1376.402" calcext:value-type="float">
            <text:p>1376.402</text:p>
          </table:table-cell>
          <table:table-cell table:formula="of:=[.D265]/[.A265]*100" office:value-type="float" office:value="736.04385026738" calcext:value-type="float">
            <text:p>736.043850267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06.023" calcext:value-type="float">
            <text:p>-1106.023</text:p>
          </table:table-cell>
          <table:table-cell/>
          <table:table-cell table:formula="of:=ABS([.A266]-[.B266])" office:value-type="float" office:value="1185.023" calcext:value-type="float">
            <text:p>1185.023</text:p>
          </table:table-cell>
          <table:table-cell table:formula="of:=[.D266]/[.A266]*100" office:value-type="float" office:value="1500.02911392405" calcext:value-type="float">
            <text:p>1500.029113924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62.999" calcext:value-type="float">
            <text:p>562.999</text:p>
          </table:table-cell>
          <table:table-cell/>
          <table:table-cell table:formula="of:=ABS([.A267]-[.B267])" office:value-type="float" office:value="66.001" calcext:value-type="float">
            <text:p>66.001</text:p>
          </table:table-cell>
          <table:table-cell table:formula="of:=[.D267]/[.A267]*100" office:value-type="float" office:value="10.4930047694754" calcext:value-type="float">
            <text:p>10.493004769475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777.967" calcext:value-type="float">
            <text:p>3777.967</text:p>
          </table:table-cell>
          <table:table-cell/>
          <table:table-cell table:formula="of:=ABS([.A268]-[.B268])" office:value-type="float" office:value="2855.967" calcext:value-type="float">
            <text:p>2855.967</text:p>
          </table:table-cell>
          <table:table-cell table:formula="of:=[.D268]/[.A268]*100" office:value-type="float" office:value="309.757809110629" calcext:value-type="float">
            <text:p>309.7578091106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84.342" calcext:value-type="float">
            <text:p>484.342</text:p>
          </table:table-cell>
          <table:table-cell/>
          <table:table-cell table:formula="of:=ABS([.A269]-[.B269])" office:value-type="float" office:value="127.342" calcext:value-type="float">
            <text:p>127.342</text:p>
          </table:table-cell>
          <table:table-cell table:formula="of:=[.D269]/[.A269]*100" office:value-type="float" office:value="35.6700280112045" calcext:value-type="float">
            <text:p>35.670028011204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6.329" calcext:value-type="float">
            <text:p>186.329</text:p>
          </table:table-cell>
          <table:table-cell/>
          <table:table-cell table:formula="of:=ABS([.A270]-[.B270])" office:value-type="float" office:value="502.671" calcext:value-type="float">
            <text:p>502.671</text:p>
          </table:table-cell>
          <table:table-cell table:formula="of:=[.D270]/[.A270]*100" office:value-type="float" office:value="72.9566037735849" calcext:value-type="float">
            <text:p>72.9566037735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425.82" calcext:value-type="float">
            <text:p>-5425.82</text:p>
          </table:table-cell>
          <table:table-cell/>
          <table:table-cell table:formula="of:=ABS([.A271]-[.B271])" office:value-type="float" office:value="5425.82" calcext:value-type="float">
            <text:p>5425.82</text:p>
          </table:table-cell>
          <table:table-cell table:formula="of:=[.D271]/[.A27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11546.664" calcext:value-type="float">
            <text:p>11546.664</text:p>
          </table:table-cell>
          <table:table-cell/>
          <table:table-cell table:formula="of:=ABS([.A272]-[.B272])" office:value-type="float" office:value="1885.664" calcext:value-type="float">
            <text:p>1885.664</text:p>
          </table:table-cell>
          <table:table-cell table:formula="of:=[.D272]/[.A272]*100" office:value-type="float" office:value="19.5183107338785" calcext:value-type="float">
            <text:p>19.51831073387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94.173" calcext:value-type="float">
            <text:p>3894.173</text:p>
          </table:table-cell>
          <table:table-cell/>
          <table:table-cell table:formula="of:=ABS([.A273]-[.B273])" office:value-type="float" office:value="3679.173" calcext:value-type="float">
            <text:p>3679.173</text:p>
          </table:table-cell>
          <table:table-cell table:formula="of:=[.D273]/[.A273]*100" office:value-type="float" office:value="1711.24325581395" calcext:value-type="float">
            <text:p>1711.24325581395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7618.028" calcext:value-type="float">
            <text:p>7618.028</text:p>
          </table:table-cell>
          <table:table-cell/>
          <table:table-cell table:formula="of:=ABS([.A274]-[.B274])" office:value-type="float" office:value="241.972" calcext:value-type="float">
            <text:p>241.972</text:p>
          </table:table-cell>
          <table:table-cell table:formula="of:=[.D274]/[.A274]*100" office:value-type="float" office:value="3.07852417302799" calcext:value-type="float">
            <text:p>3.07852417302799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9776.35" calcext:value-type="float">
            <text:p>9776.35</text:p>
          </table:table-cell>
          <table:table-cell/>
          <table:table-cell table:formula="of:=ABS([.A275]-[.B275])" office:value-type="float" office:value="4471.35" calcext:value-type="float">
            <text:p>4471.35</text:p>
          </table:table-cell>
          <table:table-cell table:formula="of:=[.D275]/[.A275]*100" office:value-type="float" office:value="84.2855796418473" calcext:value-type="float">
            <text:p>84.28557964184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844.589" calcext:value-type="float">
            <text:p>-3844.589</text:p>
          </table:table-cell>
          <table:table-cell/>
          <table:table-cell table:formula="of:=ABS([.A276]-[.B276])" office:value-type="float" office:value="3860.589" calcext:value-type="float">
            <text:p>3860.589</text:p>
          </table:table-cell>
          <table:table-cell table:formula="of:=[.D276]/[.A276]*100" office:value-type="float" office:value="24128.68125" calcext:value-type="float">
            <text:p>24128.6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521.424" calcext:value-type="float">
            <text:p>-5521.424</text:p>
          </table:table-cell>
          <table:table-cell/>
          <table:table-cell table:formula="of:=ABS([.A277]-[.B277])" office:value-type="float" office:value="5521.424" calcext:value-type="float">
            <text:p>5521.424</text:p>
          </table:table-cell>
          <table:table-cell table:formula="of:=[.D277]/[.A27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332" calcext:value-type="float">
            <text:p>17332</text:p>
          </table:table-cell>
          <table:table-cell office:value-type="float" office:value="21435.006" calcext:value-type="float">
            <text:p>21435.006</text:p>
          </table:table-cell>
          <table:table-cell/>
          <table:table-cell table:formula="of:=ABS([.A278]-[.B278])" office:value-type="float" office:value="4103.006" calcext:value-type="float">
            <text:p>4103.006</text:p>
          </table:table-cell>
          <table:table-cell table:formula="of:=[.D278]/[.A278]*100" office:value-type="float" office:value="23.6730094622663" calcext:value-type="float">
            <text:p>23.673009462266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80.191" calcext:value-type="float">
            <text:p>1780.191</text:p>
          </table:table-cell>
          <table:table-cell/>
          <table:table-cell table:formula="of:=ABS([.A279]-[.B279])" office:value-type="float" office:value="1131.191" calcext:value-type="float">
            <text:p>1131.191</text:p>
          </table:table-cell>
          <table:table-cell table:formula="of:=[.D279]/[.A279]*100" office:value-type="float" office:value="174.297534668721" calcext:value-type="float">
            <text:p>174.297534668721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11340.187" calcext:value-type="float">
            <text:p>11340.187</text:p>
          </table:table-cell>
          <table:table-cell/>
          <table:table-cell table:formula="of:=ABS([.A280]-[.B280])" office:value-type="float" office:value="1061.187" calcext:value-type="float">
            <text:p>1061.187</text:p>
          </table:table-cell>
          <table:table-cell table:formula="of:=[.D280]/[.A280]*100" office:value-type="float" office:value="10.323835003405" calcext:value-type="float">
            <text:p>10.32383500340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59.985" calcext:value-type="float">
            <text:p>4559.985</text:p>
          </table:table-cell>
          <table:table-cell/>
          <table:table-cell table:formula="of:=ABS([.A281]-[.B281])" office:value-type="float" office:value="3536.985" calcext:value-type="float">
            <text:p>3536.985</text:p>
          </table:table-cell>
          <table:table-cell table:formula="of:=[.D281]/[.A281]*100" office:value-type="float" office:value="345.74633431085" calcext:value-type="float">
            <text:p>345.7463343108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28.353" calcext:value-type="float">
            <text:p>828.353</text:p>
          </table:table-cell>
          <table:table-cell/>
          <table:table-cell table:formula="of:=ABS([.A282]-[.B282])" office:value-type="float" office:value="159.353" calcext:value-type="float">
            <text:p>159.353</text:p>
          </table:table-cell>
          <table:table-cell table:formula="of:=[.D282]/[.A282]*100" office:value-type="float" office:value="23.8195814648729" calcext:value-type="float">
            <text:p>23.8195814648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27.125" calcext:value-type="float">
            <text:p>-2527.125</text:p>
          </table:table-cell>
          <table:table-cell/>
          <table:table-cell table:formula="of:=ABS([.A283]-[.B283])" office:value-type="float" office:value="2527.125" calcext:value-type="float">
            <text:p>2527.125</text:p>
          </table:table-cell>
          <table:table-cell table:formula="of:=[.D283]/[.A28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269" calcext:value-type="float">
            <text:p>29269</text:p>
          </table:table-cell>
          <table:table-cell office:value-type="float" office:value="25989.165" calcext:value-type="float">
            <text:p>25989.165</text:p>
          </table:table-cell>
          <table:table-cell/>
          <table:table-cell table:formula="of:=ABS([.A284]-[.B284])" office:value-type="float" office:value="3279.835" calcext:value-type="float">
            <text:p>3279.835</text:p>
          </table:table-cell>
          <table:table-cell table:formula="of:=[.D284]/[.A284]*100" office:value-type="float" office:value="11.2058321090574" calcext:value-type="float">
            <text:p>11.2058321090574</text:p>
          </table:table-cell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8278.958" calcext:value-type="float">
            <text:p>8278.958</text:p>
          </table:table-cell>
          <table:table-cell/>
          <table:table-cell table:formula="of:=ABS([.A285]-[.B285])" office:value-type="float" office:value="2042.042" calcext:value-type="float">
            <text:p>2042.042</text:p>
          </table:table-cell>
          <table:table-cell table:formula="of:=[.D285]/[.A285]*100" office:value-type="float" office:value="19.7853115008236" calcext:value-type="float">
            <text:p>19.78531150082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82.3" calcext:value-type="float">
            <text:p>-982.3</text:p>
          </table:table-cell>
          <table:table-cell/>
          <table:table-cell table:formula="of:=ABS([.A286]-[.B286])" office:value-type="float" office:value="1020.3" calcext:value-type="float">
            <text:p>1020.3</text:p>
          </table:table-cell>
          <table:table-cell table:formula="of:=[.D286]/[.A286]*100"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14.062" calcext:value-type="float">
            <text:p>-1814.062</text:p>
          </table:table-cell>
          <table:table-cell/>
          <table:table-cell table:formula="of:=ABS([.A287]-[.B287])" office:value-type="float" office:value="1830.062" calcext:value-type="float">
            <text:p>1830.062</text:p>
          </table:table-cell>
          <table:table-cell table:formula="of:=[.D287]/[.A287]*100" office:value-type="float" office:value="11437.8875" calcext:value-type="float">
            <text:p>11437.8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12.073" calcext:value-type="float">
            <text:p>-1612.073</text:p>
          </table:table-cell>
          <table:table-cell/>
          <table:table-cell table:formula="of:=ABS([.A288]-[.B288])" office:value-type="float" office:value="1670.073" calcext:value-type="float">
            <text:p>1670.073</text:p>
          </table:table-cell>
          <table:table-cell table:formula="of:=[.D288]/[.A288]*100" office:value-type="float" office:value="2879.43620689655" calcext:value-type="float">
            <text:p>2879.4362068965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5579.571" calcext:value-type="float">
            <text:p>15579.571</text:p>
          </table:table-cell>
          <table:table-cell/>
          <table:table-cell table:formula="of:=ABS([.A289]-[.B289])" office:value-type="float" office:value="14110.571" calcext:value-type="float">
            <text:p>14110.571</text:p>
          </table:table-cell>
          <table:table-cell table:formula="of:=[.D289]/[.A289]*100" office:value-type="float" office:value="960.556228727025" calcext:value-type="float">
            <text:p>960.5562287270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53.822" calcext:value-type="float">
            <text:p>453.822</text:p>
          </table:table-cell>
          <table:table-cell/>
          <table:table-cell table:formula="of:=ABS([.A290]-[.B290])" office:value-type="float" office:value="50.178" calcext:value-type="float">
            <text:p>50.178</text:p>
          </table:table-cell>
          <table:table-cell table:formula="of:=[.D290]/[.A290]*100" office:value-type="float" office:value="9.95595238095238" calcext:value-type="float">
            <text:p>9.95595238095238</text:p>
          </table:table-cell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2548.649" calcext:value-type="float">
            <text:p>12548.649</text:p>
          </table:table-cell>
          <table:table-cell/>
          <table:table-cell table:formula="of:=ABS([.A291]-[.B291])" office:value-type="float" office:value="4258.351" calcext:value-type="float">
            <text:p>4258.351</text:p>
          </table:table-cell>
          <table:table-cell table:formula="of:=[.D291]/[.A291]*100" office:value-type="float" office:value="25.3367703932885" calcext:value-type="float">
            <text:p>25.336770393288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8146.713" calcext:value-type="float">
            <text:p>8146.713</text:p>
          </table:table-cell>
          <table:table-cell/>
          <table:table-cell table:formula="of:=ABS([.A292]-[.B292])" office:value-type="float" office:value="3282.713" calcext:value-type="float">
            <text:p>3282.713</text:p>
          </table:table-cell>
          <table:table-cell table:formula="of:=[.D292]/[.A292]*100" office:value-type="float" office:value="67.4899876644737" calcext:value-type="float">
            <text:p>67.4899876644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25.756" calcext:value-type="float">
            <text:p>-1725.756</text:p>
          </table:table-cell>
          <table:table-cell/>
          <table:table-cell table:formula="of:=ABS([.A293]-[.B293])" office:value-type="float" office:value="1734.756" calcext:value-type="float">
            <text:p>1734.756</text:p>
          </table:table-cell>
          <table:table-cell table:formula="of:=[.D293]/[.A293]*100" office:value-type="float" office:value="19275.0666666667" calcext:value-type="float">
            <text:p>19275.0666666667</text:p>
          </table:table-cell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float" office:value="13719.727" calcext:value-type="float">
            <text:p>13719.727</text:p>
          </table:table-cell>
          <table:table-cell/>
          <table:table-cell table:formula="of:=ABS([.A294]-[.B294])" office:value-type="float" office:value="1740.727" calcext:value-type="float">
            <text:p>1740.727</text:p>
          </table:table-cell>
          <table:table-cell table:formula="of:=[.D294]/[.A294]*100" office:value-type="float" office:value="14.5314884381" calcext:value-type="float">
            <text:p>14.5314884381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6947.052" calcext:value-type="float">
            <text:p>6947.052</text:p>
          </table:table-cell>
          <table:table-cell/>
          <table:table-cell table:formula="of:=ABS([.A295]-[.B295])" office:value-type="float" office:value="2614.052" calcext:value-type="float">
            <text:p>2614.052</text:p>
          </table:table-cell>
          <table:table-cell table:formula="of:=[.D295]/[.A295]*100" office:value-type="float" office:value="60.3289176090468" calcext:value-type="float">
            <text:p>60.32891760904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15.406" calcext:value-type="float">
            <text:p>2915.406</text:p>
          </table:table-cell>
          <table:table-cell/>
          <table:table-cell table:formula="of:=ABS([.A296]-[.B296])" office:value-type="float" office:value="2515.406" calcext:value-type="float">
            <text:p>2515.406</text:p>
          </table:table-cell>
          <table:table-cell table:formula="of:=[.D296]/[.A296]*100" office:value-type="float" office:value="628.8515" calcext:value-type="float">
            <text:p>628.85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854.13" calcext:value-type="float">
            <text:p>-854.13</text:p>
          </table:table-cell>
          <table:table-cell/>
          <table:table-cell table:formula="of:=ABS([.A297]-[.B297])" office:value-type="float" office:value="1109.13" calcext:value-type="float">
            <text:p>1109.13</text:p>
          </table:table-cell>
          <table:table-cell table:formula="of:=[.D297]/[.A297]*100" office:value-type="float" office:value="434.952941176471" calcext:value-type="float">
            <text:p>434.9529411764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542.003" calcext:value-type="float">
            <text:p>-1542.003</text:p>
          </table:table-cell>
          <table:table-cell/>
          <table:table-cell table:formula="of:=ABS([.A298]-[.B298])" office:value-type="float" office:value="1663.003" calcext:value-type="float">
            <text:p>1663.003</text:p>
          </table:table-cell>
          <table:table-cell table:formula="of:=[.D298]/[.A298]*100" office:value-type="float" office:value="1374.3826446281" calcext:value-type="float">
            <text:p>1374.3826446281</text:p>
          </table:table-cell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float" office:value="20337.543" calcext:value-type="float">
            <text:p>20337.543</text:p>
          </table:table-cell>
          <table:table-cell/>
          <table:table-cell table:formula="of:=ABS([.A299]-[.B299])" office:value-type="float" office:value="995.456999999998" calcext:value-type="float">
            <text:p>995.456999999998</text:p>
          </table:table-cell>
          <table:table-cell table:formula="of:=[.D299]/[.A299]*100" office:value-type="float" office:value="4.66627759808746" calcext:value-type="float">
            <text:p>4.666277598087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347.374" calcext:value-type="float">
            <text:p>-2347.374</text:p>
          </table:table-cell>
          <table:table-cell/>
          <table:table-cell table:formula="of:=ABS([.A300]-[.B300])" office:value-type="float" office:value="2373.374" calcext:value-type="float">
            <text:p>2373.374</text:p>
          </table:table-cell>
          <table:table-cell table:formula="of:=[.D300]/[.A300]*100" office:value-type="float" office:value="9128.36153846154" calcext:value-type="float">
            <text:p>9128.3615384615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870.662" calcext:value-type="float">
            <text:p>2870.662</text:p>
          </table:table-cell>
          <table:table-cell/>
          <table:table-cell table:formula="of:=ABS([.A301]-[.B301])" office:value-type="float" office:value="1907.662" calcext:value-type="float">
            <text:p>1907.662</text:p>
          </table:table-cell>
          <table:table-cell table:formula="of:=[.D301]/[.A301]*100" office:value-type="float" office:value="198.095742471443" calcext:value-type="float">
            <text:p>198.095742471443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6683.395" calcext:value-type="float">
            <text:p>6683.395</text:p>
          </table:table-cell>
          <table:table-cell/>
          <table:table-cell table:formula="of:=ABS([.A302]-[.B302])" office:value-type="float" office:value="2445.395" calcext:value-type="float">
            <text:p>2445.395</text:p>
          </table:table-cell>
          <table:table-cell table:formula="of:=[.D302]/[.A302]*100" office:value-type="float" office:value="57.7016281264748" calcext:value-type="float">
            <text:p>57.70162812647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420.625" calcext:value-type="float">
            <text:p>-420.625</text:p>
          </table:table-cell>
          <table:table-cell/>
          <table:table-cell table:formula="of:=ABS([.A303]-[.B303])" office:value-type="float" office:value="756.625" calcext:value-type="float">
            <text:p>756.625</text:p>
          </table:table-cell>
          <table:table-cell table:formula="of:=[.D303]/[.A303]*100" office:value-type="float" office:value="225.186011904762" calcext:value-type="float">
            <text:p>225.1860119047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34.341" calcext:value-type="float">
            <text:p>-834.341</text:p>
          </table:table-cell>
          <table:table-cell/>
          <table:table-cell table:formula="of:=ABS([.A304]-[.B304])" office:value-type="float" office:value="976.341" calcext:value-type="float">
            <text:p>976.341</text:p>
          </table:table-cell>
          <table:table-cell table:formula="of:=[.D304]/[.A304]*100" office:value-type="float" office:value="687.564084507042" calcext:value-type="float">
            <text:p>687.5640845070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243.415" calcext:value-type="float">
            <text:p>15243.415</text:p>
          </table:table-cell>
          <table:table-cell/>
          <table:table-cell table:formula="of:=ABS([.A305]-[.B305])" office:value-type="float" office:value="14490.415" calcext:value-type="float">
            <text:p>14490.415</text:p>
          </table:table-cell>
          <table:table-cell table:formula="of:=[.D305]/[.A305]*100" office:value-type="float" office:value="1924.35790172643" calcext:value-type="float">
            <text:p>1924.357901726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206.45" calcext:value-type="float">
            <text:p>-5206.45</text:p>
          </table:table-cell>
          <table:table-cell/>
          <table:table-cell table:formula="of:=ABS([.A306]-[.B306])" office:value-type="float" office:value="5272.45" calcext:value-type="float">
            <text:p>5272.45</text:p>
          </table:table-cell>
          <table:table-cell table:formula="of:=[.D306]/[.A306]*100" office:value-type="float" office:value="7988.56060606061" calcext:value-type="float">
            <text:p>7988.56060606061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10368.047" calcext:value-type="float">
            <text:p>10368.047</text:p>
          </table:table-cell>
          <table:table-cell/>
          <table:table-cell table:formula="of:=ABS([.A307]-[.B307])" office:value-type="float" office:value="4404.047" calcext:value-type="float">
            <text:p>4404.047</text:p>
          </table:table-cell>
          <table:table-cell table:formula="of:=[.D307]/[.A307]*100" office:value-type="float" office:value="73.8438464118042" calcext:value-type="float">
            <text:p>73.84384641180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740.74" calcext:value-type="float">
            <text:p>-1740.74</text:p>
          </table:table-cell>
          <table:table-cell/>
          <table:table-cell table:formula="of:=ABS([.A308]-[.B308])" office:value-type="float" office:value="2113.74" calcext:value-type="float">
            <text:p>2113.74</text:p>
          </table:table-cell>
          <table:table-cell table:formula="of:=[.D308]/[.A308]*100" office:value-type="float" office:value="566.686327077748" calcext:value-type="float">
            <text:p>566.686327077748</text:p>
          </table:table-cell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float" office:value="8095.008" calcext:value-type="float">
            <text:p>8095.008</text:p>
          </table:table-cell>
          <table:table-cell/>
          <table:table-cell table:formula="of:=ABS([.A309]-[.B309])" office:value-type="float" office:value="3599.992" calcext:value-type="float">
            <text:p>3599.992</text:p>
          </table:table-cell>
          <table:table-cell table:formula="of:=[.D309]/[.A309]*100" office:value-type="float" office:value="30.7823172295853" calcext:value-type="float">
            <text:p>30.7823172295853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10752.347" calcext:value-type="float">
            <text:p>10752.347</text:p>
          </table:table-cell>
          <table:table-cell/>
          <table:table-cell table:formula="of:=ABS([.A310]-[.B310])" office:value-type="float" office:value="2835.347" calcext:value-type="float">
            <text:p>2835.347</text:p>
          </table:table-cell>
          <table:table-cell table:formula="of:=[.D310]/[.A310]*100" office:value-type="float" office:value="35.8134015409877" calcext:value-type="float">
            <text:p>35.81340154098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414.453" calcext:value-type="float">
            <text:p>-3414.453</text:p>
          </table:table-cell>
          <table:table-cell/>
          <table:table-cell table:formula="of:=ABS([.A311]-[.B311])" office:value-type="float" office:value="3488.453" calcext:value-type="float">
            <text:p>3488.453</text:p>
          </table:table-cell>
          <table:table-cell table:formula="of:=[.D311]/[.A311]*100" office:value-type="float" office:value="4714.12567567568" calcext:value-type="float">
            <text:p>4714.12567567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749.458" calcext:value-type="float">
            <text:p>-10749.458</text:p>
          </table:table-cell>
          <table:table-cell/>
          <table:table-cell table:formula="of:=ABS([.A312]-[.B312])" office:value-type="float" office:value="10749.458" calcext:value-type="float">
            <text:p>10749.458</text:p>
          </table:table-cell>
          <table:table-cell table:formula="of:=[.D312]/[.A31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395.438" calcext:value-type="float">
            <text:p>-9395.438</text:p>
          </table:table-cell>
          <table:table-cell/>
          <table:table-cell table:formula="of:=ABS([.A313]-[.B313])" office:value-type="float" office:value="9395.438" calcext:value-type="float">
            <text:p>9395.438</text:p>
          </table:table-cell>
          <table:table-cell table:formula="of:=[.D313]/[.A31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72.455" calcext:value-type="float">
            <text:p>-1872.455</text:p>
          </table:table-cell>
          <table:table-cell/>
          <table:table-cell table:formula="of:=ABS([.A314]-[.B314])" office:value-type="float" office:value="1880.455" calcext:value-type="float">
            <text:p>1880.455</text:p>
          </table:table-cell>
          <table:table-cell table:formula="of:=[.D314]/[.A314]*100" office:value-type="float" office:value="23505.6875" calcext:value-type="float">
            <text:p>23505.6875</text:p>
          </table:table-cell>
        </table:table-row>
        <table:table-row table:style-name="ro1">
          <table:table-cell office:value-type="float" office:value="55819" calcext:value-type="float">
            <text:p>55819</text:p>
          </table:table-cell>
          <table:table-cell office:value-type="float" office:value="28677.782" calcext:value-type="float">
            <text:p>28677.782</text:p>
          </table:table-cell>
          <table:table-cell/>
          <table:table-cell table:formula="of:=ABS([.A315]-[.B315])" office:value-type="float" office:value="27141.218" calcext:value-type="float">
            <text:p>27141.218</text:p>
          </table:table-cell>
          <table:table-cell table:formula="of:=[.D315]/[.A315]*100" office:value-type="float" office:value="48.6236191977642" calcext:value-type="float">
            <text:p>48.6236191977642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30603.363" calcext:value-type="float">
            <text:p>30603.363</text:p>
          </table:table-cell>
          <table:table-cell/>
          <table:table-cell table:formula="of:=ABS([.A316]-[.B316])" office:value-type="float" office:value="594.363000000001" calcext:value-type="float">
            <text:p>594.363000000001</text:p>
          </table:table-cell>
          <table:table-cell table:formula="of:=[.D316]/[.A316]*100" office:value-type="float" office:value="1.98061581525543" calcext:value-type="float">
            <text:p>1.98061581525543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float" office:value="13500.342" calcext:value-type="float">
            <text:p>13500.342</text:p>
          </table:table-cell>
          <table:table-cell/>
          <table:table-cell table:formula="of:=ABS([.A317]-[.B317])" office:value-type="float" office:value="5282.342" calcext:value-type="float">
            <text:p>5282.342</text:p>
          </table:table-cell>
          <table:table-cell table:formula="of:=[.D317]/[.A317]*100" office:value-type="float" office:value="64.2777074714042" calcext:value-type="float">
            <text:p>64.2777074714042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7414.461" calcext:value-type="float">
            <text:p>27414.461</text:p>
          </table:table-cell>
          <table:table-cell/>
          <table:table-cell table:formula="of:=ABS([.A318]-[.B318])" office:value-type="float" office:value="21080.461" calcext:value-type="float">
            <text:p>21080.461</text:p>
          </table:table-cell>
          <table:table-cell table:formula="of:=[.D318]/[.A318]*100" office:value-type="float" office:value="332.814351120935" calcext:value-type="float">
            <text:p>332.8143511209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64.964" calcext:value-type="float">
            <text:p>-1664.964</text:p>
          </table:table-cell>
          <table:table-cell/>
          <table:table-cell table:formula="of:=ABS([.A319]-[.B319])" office:value-type="float" office:value="1684.964" calcext:value-type="float">
            <text:p>1684.964</text:p>
          </table:table-cell>
          <table:table-cell table:formula="of:=[.D319]/[.A319]*100" office:value-type="float" office:value="8424.82" calcext:value-type="float">
            <text:p>8424.8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975.195" calcext:value-type="float">
            <text:p>6975.195</text:p>
          </table:table-cell>
          <table:table-cell/>
          <table:table-cell table:formula="of:=ABS([.A320]-[.B320])" office:value-type="float" office:value="6070.195" calcext:value-type="float">
            <text:p>6070.195</text:p>
          </table:table-cell>
          <table:table-cell table:formula="of:=[.D320]/[.A320]*100" office:value-type="float" office:value="670.739779005525" calcext:value-type="float">
            <text:p>670.739779005525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8514.404" calcext:value-type="float">
            <text:p>8514.404</text:p>
          </table:table-cell>
          <table:table-cell/>
          <table:table-cell table:formula="of:=ABS([.A321]-[.B321])" office:value-type="float" office:value="2375.404" calcext:value-type="float">
            <text:p>2375.404</text:p>
          </table:table-cell>
          <table:table-cell table:formula="of:=[.D321]/[.A321]*100" office:value-type="float" office:value="38.6936634631047" calcext:value-type="float">
            <text:p>38.69366346310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94.894" calcext:value-type="float">
            <text:p>9394.894</text:p>
          </table:table-cell>
          <table:table-cell/>
          <table:table-cell table:formula="of:=ABS([.A322]-[.B322])" office:value-type="float" office:value="9268.894" calcext:value-type="float">
            <text:p>9268.894</text:p>
          </table:table-cell>
          <table:table-cell table:formula="of:=[.D322]/[.A322]*100" office:value-type="float" office:value="7356.26507936508" calcext:value-type="float">
            <text:p>7356.265079365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529.136" calcext:value-type="float">
            <text:p>-3529.136</text:p>
          </table:table-cell>
          <table:table-cell/>
          <table:table-cell table:formula="of:=ABS([.A323]-[.B323])" office:value-type="float" office:value="3710.136" calcext:value-type="float">
            <text:p>3710.136</text:p>
          </table:table-cell>
          <table:table-cell table:formula="of:=[.D323]/[.A323]*100" office:value-type="float" office:value="2049.79889502762" calcext:value-type="float">
            <text:p>2049.798895027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531.828" calcext:value-type="float">
            <text:p>-4531.828</text:p>
          </table:table-cell>
          <table:table-cell/>
          <table:table-cell table:formula="of:=ABS([.A324]-[.B324])" office:value-type="float" office:value="4730.828" calcext:value-type="float">
            <text:p>4730.828</text:p>
          </table:table-cell>
          <table:table-cell table:formula="of:=[.D324]/[.A324]*100" office:value-type="float" office:value="2377.30050251256" calcext:value-type="float">
            <text:p>2377.300502512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171.235" calcext:value-type="float">
            <text:p>-2171.235</text:p>
          </table:table-cell>
          <table:table-cell/>
          <table:table-cell table:formula="of:=ABS([.A325]-[.B325])" office:value-type="float" office:value="2392.235" calcext:value-type="float">
            <text:p>2392.235</text:p>
          </table:table-cell>
          <table:table-cell table:formula="of:=[.D325]/[.A325]*100" office:value-type="float" office:value="1082.4592760181" calcext:value-type="float">
            <text:p>1082.4592760181</text:p>
          </table:table-cell>
        </table:table-row>
        <table:table-row table:style-name="ro1">
          <table:table-cell office:value-type="float" office:value="16910" calcext:value-type="float">
            <text:p>16910</text:p>
          </table:table-cell>
          <table:table-cell office:value-type="float" office:value="11652.775" calcext:value-type="float">
            <text:p>11652.775</text:p>
          </table:table-cell>
          <table:table-cell/>
          <table:table-cell table:formula="of:=ABS([.A326]-[.B326])" office:value-type="float" office:value="5257.225" calcext:value-type="float">
            <text:p>5257.225</text:p>
          </table:table-cell>
          <table:table-cell table:formula="of:=[.D326]/[.A326]*100" office:value-type="float" office:value="31.0894441159077" calcext:value-type="float">
            <text:p>31.0894441159077</text:p>
          </table:table-cell>
        </table:table-row>
        <table:table-row table:style-name="ro1">
          <table:table-cell office:value-type="float" office:value="21387" calcext:value-type="float">
            <text:p>21387</text:p>
          </table:table-cell>
          <table:table-cell office:value-type="float" office:value="20191.2" calcext:value-type="float">
            <text:p>20191.2</text:p>
          </table:table-cell>
          <table:table-cell/>
          <table:table-cell table:formula="of:=ABS([.A327]-[.B327])" office:value-type="float" office:value="1195.8" calcext:value-type="float">
            <text:p>1195.8</text:p>
          </table:table-cell>
          <table:table-cell table:formula="of:=[.D327]/[.A327]*100" office:value-type="float" office:value="5.59124701921728" calcext:value-type="float">
            <text:p>5.591247019217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843.453" calcext:value-type="float">
            <text:p>-1843.453</text:p>
          </table:table-cell>
          <table:table-cell/>
          <table:table-cell table:formula="of:=ABS([.A328]-[.B328])" office:value-type="float" office:value="2012.453" calcext:value-type="float">
            <text:p>2012.453</text:p>
          </table:table-cell>
          <table:table-cell table:formula="of:=[.D328]/[.A328]*100" office:value-type="float" office:value="1190.80059171598" calcext:value-type="float">
            <text:p>1190.80059171598</text:p>
          </table:table-cell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24967.317" calcext:value-type="float">
            <text:p>24967.317</text:p>
          </table:table-cell>
          <table:table-cell/>
          <table:table-cell table:formula="of:=ABS([.A329]-[.B329])" office:value-type="float" office:value="8402.683" calcext:value-type="float">
            <text:p>8402.683</text:p>
          </table:table-cell>
          <table:table-cell table:formula="of:=[.D329]/[.A329]*100" office:value-type="float" office:value="25.1803506143242" calcext:value-type="float">
            <text:p>25.1803506143242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float" office:value="9512.031" calcext:value-type="float">
            <text:p>9512.031</text:p>
          </table:table-cell>
          <table:table-cell/>
          <table:table-cell table:formula="of:=ABS([.A330]-[.B330])" office:value-type="float" office:value="770.968999999999" calcext:value-type="float">
            <text:p>770.968999999999</text:p>
          </table:table-cell>
          <table:table-cell table:formula="of:=[.D330]/[.A330]*100" office:value-type="float" office:value="7.49751045414761" calcext:value-type="float">
            <text:p>7.49751045414761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7365.861" calcext:value-type="float">
            <text:p>17365.861</text:p>
          </table:table-cell>
          <table:table-cell/>
          <table:table-cell table:formula="of:=ABS([.A331]-[.B331])" office:value-type="float" office:value="7855.861" calcext:value-type="float">
            <text:p>7855.861</text:p>
          </table:table-cell>
          <table:table-cell table:formula="of:=[.D331]/[.A331]*100" office:value-type="float" office:value="82.6063196635121" calcext:value-type="float">
            <text:p>82.6063196635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466.401" calcext:value-type="float">
            <text:p>-7466.401</text:p>
          </table:table-cell>
          <table:table-cell/>
          <table:table-cell table:formula="of:=ABS([.A332]-[.B332])" office:value-type="float" office:value="7466.401" calcext:value-type="float">
            <text:p>7466.401</text:p>
          </table:table-cell>
          <table:table-cell table:formula="of:=[.D332]/[.A33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float" office:value="19349.052" calcext:value-type="float">
            <text:p>19349.052</text:p>
          </table:table-cell>
          <table:table-cell/>
          <table:table-cell table:formula="of:=ABS([.A333]-[.B333])" office:value-type="float" office:value="5382.052" calcext:value-type="float">
            <text:p>5382.052</text:p>
          </table:table-cell>
          <table:table-cell table:formula="of:=[.D333]/[.A333]*100" office:value-type="float" office:value="38.5340588530107" calcext:value-type="float">
            <text:p>38.534058853010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1135.265" calcext:value-type="float">
            <text:p>11135.265</text:p>
          </table:table-cell>
          <table:table-cell/>
          <table:table-cell table:formula="of:=ABS([.A334]-[.B334])" office:value-type="float" office:value="9243.265" calcext:value-type="float">
            <text:p>9243.265</text:p>
          </table:table-cell>
          <table:table-cell table:formula="of:=[.D334]/[.A334]*100" office:value-type="float" office:value="488.544661733615" calcext:value-type="float">
            <text:p>488.5446617336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721.715" calcext:value-type="float">
            <text:p>3721.715</text:p>
          </table:table-cell>
          <table:table-cell/>
          <table:table-cell table:formula="of:=ABS([.A335]-[.B335])" office:value-type="float" office:value="3246.715" calcext:value-type="float">
            <text:p>3246.715</text:p>
          </table:table-cell>
          <table:table-cell table:formula="of:=[.D335]/[.A335]*100" office:value-type="float" office:value="683.518947368421" calcext:value-type="float">
            <text:p>683.51894736842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873.515" calcext:value-type="float">
            <text:p>9873.515</text:p>
          </table:table-cell>
          <table:table-cell/>
          <table:table-cell table:formula="of:=ABS([.A336]-[.B336])" office:value-type="float" office:value="8756.515" calcext:value-type="float">
            <text:p>8756.515</text:p>
          </table:table-cell>
          <table:table-cell table:formula="of:=[.D336]/[.A336]*100" office:value-type="float" office:value="783.9315129812" calcext:value-type="float">
            <text:p>783.9315129812</text:p>
          </table:table-cell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13355.445" calcext:value-type="float">
            <text:p>13355.445</text:p>
          </table:table-cell>
          <table:table-cell/>
          <table:table-cell table:formula="of:=ABS([.A337]-[.B337])" office:value-type="float" office:value="392.555" calcext:value-type="float">
            <text:p>392.555</text:p>
          </table:table-cell>
          <table:table-cell table:formula="of:=[.D337]/[.A337]*100" office:value-type="float" office:value="2.85536077974978" calcext:value-type="float">
            <text:p>2.85536077974978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36561.009" calcext:value-type="float">
            <text:p>36561.009</text:p>
          </table:table-cell>
          <table:table-cell/>
          <table:table-cell table:formula="of:=ABS([.A338]-[.B338])" office:value-type="float" office:value="30325.009" calcext:value-type="float">
            <text:p>30325.009</text:p>
          </table:table-cell>
          <table:table-cell table:formula="of:=[.D338]/[.A338]*100" office:value-type="float" office:value="486.289432328416" calcext:value-type="float">
            <text:p>486.289432328416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4387.335" calcext:value-type="float">
            <text:p>4387.335</text:p>
          </table:table-cell>
          <table:table-cell/>
          <table:table-cell table:formula="of:=ABS([.A339]-[.B339])" office:value-type="float" office:value="1163.665" calcext:value-type="float">
            <text:p>1163.665</text:p>
          </table:table-cell>
          <table:table-cell table:formula="of:=[.D339]/[.A339]*100" office:value-type="float" office:value="20.9631597910286" calcext:value-type="float">
            <text:p>20.963159791028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947.664" calcext:value-type="float">
            <text:p>7947.664</text:p>
          </table:table-cell>
          <table:table-cell/>
          <table:table-cell table:formula="of:=ABS([.A340]-[.B340])" office:value-type="float" office:value="6467.664" calcext:value-type="float">
            <text:p>6467.664</text:p>
          </table:table-cell>
          <table:table-cell table:formula="of:=[.D340]/[.A340]*100" office:value-type="float" office:value="437.004324324324" calcext:value-type="float">
            <text:p>437.004324324324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9496.175" calcext:value-type="float">
            <text:p>9496.175</text:p>
          </table:table-cell>
          <table:table-cell/>
          <table:table-cell table:formula="of:=ABS([.A341]-[.B341])" office:value-type="float" office:value="2440.175" calcext:value-type="float">
            <text:p>2440.175</text:p>
          </table:table-cell>
          <table:table-cell table:formula="of:=[.D341]/[.A341]*100" office:value-type="float" office:value="34.5829790249433" calcext:value-type="float">
            <text:p>34.5829790249433</text:p>
          </table:table-cell>
        </table:table-row>
        <table:table-row table:style-name="ro1">
          <table:table-cell office:value-type="float" office:value="10767" calcext:value-type="float">
            <text:p>10767</text:p>
          </table:table-cell>
          <table:table-cell office:value-type="float" office:value="5028.083" calcext:value-type="float">
            <text:p>5028.083</text:p>
          </table:table-cell>
          <table:table-cell/>
          <table:table-cell table:formula="of:=ABS([.A342]-[.B342])" office:value-type="float" office:value="5738.917" calcext:value-type="float">
            <text:p>5738.917</text:p>
          </table:table-cell>
          <table:table-cell table:formula="of:=[.D342]/[.A342]*100" office:value-type="float" office:value="53.3009844896443" calcext:value-type="float">
            <text:p>53.3009844896443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8324.817" calcext:value-type="float">
            <text:p>38324.817</text:p>
          </table:table-cell>
          <table:table-cell/>
          <table:table-cell table:formula="of:=ABS([.A343]-[.B343])" office:value-type="float" office:value="33984.817" calcext:value-type="float">
            <text:p>33984.817</text:p>
          </table:table-cell>
          <table:table-cell table:formula="of:=[.D343]/[.A343]*100" office:value-type="float" office:value="783.060299539171" calcext:value-type="float">
            <text:p>783.060299539171</text:p>
          </table:table-cell>
        </table:table-row>
        <table:table-row table:style-name="ro1">
          <table:table-cell office:value-type="float" office:value="14076" calcext:value-type="float">
            <text:p>14076</text:p>
          </table:table-cell>
          <table:table-cell office:value-type="float" office:value="16632.666" calcext:value-type="float">
            <text:p>16632.666</text:p>
          </table:table-cell>
          <table:table-cell/>
          <table:table-cell table:formula="of:=ABS([.A344]-[.B344])" office:value-type="float" office:value="2556.666" calcext:value-type="float">
            <text:p>2556.666</text:p>
          </table:table-cell>
          <table:table-cell table:formula="of:=[.D344]/[.A344]*100" office:value-type="float" office:value="18.1632992327366" calcext:value-type="float">
            <text:p>18.16329923273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701.957" calcext:value-type="float">
            <text:p>-2701.957</text:p>
          </table:table-cell>
          <table:table-cell/>
          <table:table-cell table:formula="of:=ABS([.A345]-[.B345])" office:value-type="float" office:value="2784.957" calcext:value-type="float">
            <text:p>2784.957</text:p>
          </table:table-cell>
          <table:table-cell table:formula="of:=[.D345]/[.A345]*100" office:value-type="float" office:value="3355.36987951807" calcext:value-type="float">
            <text:p>3355.36987951807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10339.325" calcext:value-type="float">
            <text:p>10339.325</text:p>
          </table:table-cell>
          <table:table-cell/>
          <table:table-cell table:formula="of:=ABS([.A346]-[.B346])" office:value-type="float" office:value="3883.325" calcext:value-type="float">
            <text:p>3883.325</text:p>
          </table:table-cell>
          <table:table-cell table:formula="of:=[.D346]/[.A346]*100" office:value-type="float" office:value="60.1506350681537" calcext:value-type="float">
            <text:p>60.150635068153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7848.997" calcext:value-type="float">
            <text:p>7848.997</text:p>
          </table:table-cell>
          <table:table-cell/>
          <table:table-cell table:formula="of:=ABS([.A347]-[.B347])" office:value-type="float" office:value="5587.997" calcext:value-type="float">
            <text:p>5587.997</text:p>
          </table:table-cell>
          <table:table-cell table:formula="of:=[.D347]/[.A347]*100" office:value-type="float" office:value="247.147147279965" calcext:value-type="float">
            <text:p>247.147147279965</text:p>
          </table:table-cell>
        </table:table-row>
        <table:table-row table:style-name="ro1">
          <table:table-cell office:value-type="float" office:value="30881" calcext:value-type="float">
            <text:p>30881</text:p>
          </table:table-cell>
          <table:table-cell office:value-type="float" office:value="21052.352" calcext:value-type="float">
            <text:p>21052.352</text:p>
          </table:table-cell>
          <table:table-cell/>
          <table:table-cell table:formula="of:=ABS([.A348]-[.B348])" office:value-type="float" office:value="9828.648" calcext:value-type="float">
            <text:p>9828.648</text:p>
          </table:table-cell>
          <table:table-cell table:formula="of:=[.D348]/[.A348]*100" office:value-type="float" office:value="31.8274926330106" calcext:value-type="float">
            <text:p>31.8274926330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836.114" calcext:value-type="float">
            <text:p>-1836.114</text:p>
          </table:table-cell>
          <table:table-cell/>
          <table:table-cell table:formula="of:=ABS([.A349]-[.B349])" office:value-type="float" office:value="1915.114" calcext:value-type="float">
            <text:p>1915.114</text:p>
          </table:table-cell>
          <table:table-cell table:formula="of:=[.D349]/[.A349]*100" office:value-type="float" office:value="2424.19493670886" calcext:value-type="float">
            <text:p>2424.19493670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1.732" calcext:value-type="float">
            <text:p>1991.732</text:p>
          </table:table-cell>
          <table:table-cell/>
          <table:table-cell table:formula="of:=ABS([.A350]-[.B350])" office:value-type="float" office:value="1985.732" calcext:value-type="float">
            <text:p>1985.732</text:p>
          </table:table-cell>
          <table:table-cell table:formula="of:=[.D350]/[.A350]*100" office:value-type="float" office:value="33095.5333333333" calcext:value-type="float">
            <text:p>33095.5333333333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14102.426" calcext:value-type="float">
            <text:p>14102.426</text:p>
          </table:table-cell>
          <table:table-cell/>
          <table:table-cell table:formula="of:=ABS([.A351]-[.B351])" office:value-type="float" office:value="9536.426" calcext:value-type="float">
            <text:p>9536.426</text:p>
          </table:table-cell>
          <table:table-cell table:formula="of:=[.D351]/[.A351]*100" office:value-type="float" office:value="208.857336837494" calcext:value-type="float">
            <text:p>208.8573368374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55.55" calcext:value-type="float">
            <text:p>-1755.55</text:p>
          </table:table-cell>
          <table:table-cell/>
          <table:table-cell table:formula="of:=ABS([.A352]-[.B352])" office:value-type="float" office:value="2099.55" calcext:value-type="float">
            <text:p>2099.55</text:p>
          </table:table-cell>
          <table:table-cell table:formula="of:=[.D352]/[.A352]*100" office:value-type="float" office:value="610.334302325582" calcext:value-type="float">
            <text:p>610.33430232558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748.589" calcext:value-type="float">
            <text:p>3748.589</text:p>
          </table:table-cell>
          <table:table-cell/>
          <table:table-cell table:formula="of:=ABS([.A353]-[.B353])" office:value-type="float" office:value="2989.589" calcext:value-type="float">
            <text:p>2989.589</text:p>
          </table:table-cell>
          <table:table-cell table:formula="of:=[.D353]/[.A353]*100" office:value-type="float" office:value="393.885243741765" calcext:value-type="float">
            <text:p>393.885243741765</text:p>
          </table:table-cell>
        </table:table-row>
        <table:table-row table:style-name="ro1">
          <table:table-cell office:value-type="float" office:value="17364" calcext:value-type="float">
            <text:p>17364</text:p>
          </table:table-cell>
          <table:table-cell office:value-type="float" office:value="17246.708" calcext:value-type="float">
            <text:p>17246.708</text:p>
          </table:table-cell>
          <table:table-cell/>
          <table:table-cell table:formula="of:=ABS([.A354]-[.B354])" office:value-type="float" office:value="117.292000000001" calcext:value-type="float">
            <text:p>117.292000000001</text:p>
          </table:table-cell>
          <table:table-cell table:formula="of:=[.D354]/[.A354]*100" office:value-type="float" office:value="0.675489518544122" calcext:value-type="float">
            <text:p>0.675489518544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586.191" calcext:value-type="float">
            <text:p>-1586.191</text:p>
          </table:table-cell>
          <table:table-cell/>
          <table:table-cell table:formula="of:=ABS([.A355]-[.B355])" office:value-type="float" office:value="1708.191" calcext:value-type="float">
            <text:p>1708.191</text:p>
          </table:table-cell>
          <table:table-cell table:formula="of:=[.D355]/[.A355]*100" office:value-type="float" office:value="1400.15655737705" calcext:value-type="float">
            <text:p>1400.1565573770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0999.562" calcext:value-type="float">
            <text:p>20999.562</text:p>
          </table:table-cell>
          <table:table-cell/>
          <table:table-cell table:formula="of:=ABS([.A356]-[.B356])" office:value-type="float" office:value="19366.562" calcext:value-type="float">
            <text:p>19366.562</text:p>
          </table:table-cell>
          <table:table-cell table:formula="of:=[.D356]/[.A356]*100" office:value-type="float" office:value="1185.94990814452" calcext:value-type="float">
            <text:p>1185.94990814452</text:p>
          </table:table-cell>
        </table:table-row>
        <table:table-row table:style-name="ro1">
          <table:table-cell office:value-type="float" office:value="20687" calcext:value-type="float">
            <text:p>20687</text:p>
          </table:table-cell>
          <table:table-cell office:value-type="float" office:value="48365.048" calcext:value-type="float">
            <text:p>48365.048</text:p>
          </table:table-cell>
          <table:table-cell/>
          <table:table-cell table:formula="of:=ABS([.A357]-[.B357])" office:value-type="float" office:value="27678.048" calcext:value-type="float">
            <text:p>27678.048</text:p>
          </table:table-cell>
          <table:table-cell table:formula="of:=[.D357]/[.A357]*100" office:value-type="float" office:value="133.794402281626" calcext:value-type="float">
            <text:p>133.79440228162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748.095" calcext:value-type="float">
            <text:p>2748.095</text:p>
          </table:table-cell>
          <table:table-cell/>
          <table:table-cell table:formula="of:=ABS([.A358]-[.B358])" office:value-type="float" office:value="1182.095" calcext:value-type="float">
            <text:p>1182.095</text:p>
          </table:table-cell>
          <table:table-cell table:formula="of:=[.D358]/[.A358]*100" office:value-type="float" office:value="75.4849936143039" calcext:value-type="float">
            <text:p>75.4849936143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452.236" calcext:value-type="float">
            <text:p>-5452.236</text:p>
          </table:table-cell>
          <table:table-cell/>
          <table:table-cell table:formula="of:=ABS([.A359]-[.B359])" office:value-type="float" office:value="5457.236" calcext:value-type="float">
            <text:p>5457.236</text:p>
          </table:table-cell>
          <table:table-cell table:formula="of:=[.D359]/[.A359]*100" office:value-type="float" office:value="109144.72" calcext:value-type="float">
            <text:p>109144.7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423.24" calcext:value-type="float">
            <text:p>7423.24</text:p>
          </table:table-cell>
          <table:table-cell/>
          <table:table-cell table:formula="of:=ABS([.A360]-[.B360])" office:value-type="float" office:value="6972.24" calcext:value-type="float">
            <text:p>6972.24</text:p>
          </table:table-cell>
          <table:table-cell table:formula="of:=[.D360]/[.A360]*100" office:value-type="float" office:value="1545.9512195122" calcext:value-type="float">
            <text:p>1545.95121951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335.767" calcext:value-type="float">
            <text:p>-2335.767</text:p>
          </table:table-cell>
          <table:table-cell/>
          <table:table-cell table:formula="of:=ABS([.A361]-[.B361])" office:value-type="float" office:value="2454.767" calcext:value-type="float">
            <text:p>2454.767</text:p>
          </table:table-cell>
          <table:table-cell table:formula="of:=[.D361]/[.A361]*100" office:value-type="float" office:value="2062.82941176471" calcext:value-type="float">
            <text:p>2062.8294117647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43248.37" calcext:value-type="float">
            <text:p>43248.37</text:p>
          </table:table-cell>
          <table:table-cell/>
          <table:table-cell table:formula="of:=ABS([.A362]-[.B362])" office:value-type="float" office:value="38968.37" calcext:value-type="float">
            <text:p>38968.37</text:p>
          </table:table-cell>
          <table:table-cell table:formula="of:=[.D362]/[.A362]*100" office:value-type="float" office:value="910.475934579439" calcext:value-type="float">
            <text:p>910.475934579439</text:p>
          </table:table-cell>
        </table:table-row>
        <table:table-row table:style-name="ro1">
          <table:table-cell office:value-type="float" office:value="33469" calcext:value-type="float">
            <text:p>33469</text:p>
          </table:table-cell>
          <table:table-cell office:value-type="float" office:value="39694.458" calcext:value-type="float">
            <text:p>39694.458</text:p>
          </table:table-cell>
          <table:table-cell/>
          <table:table-cell table:formula="of:=ABS([.A363]-[.B363])" office:value-type="float" office:value="6225.458" calcext:value-type="float">
            <text:p>6225.458</text:p>
          </table:table-cell>
          <table:table-cell table:formula="of:=[.D363]/[.A363]*100" office:value-type="float" office:value="18.6006692760465" calcext:value-type="float">
            <text:p>18.60066927604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328.066" calcext:value-type="float">
            <text:p>-3328.066</text:p>
          </table:table-cell>
          <table:table-cell/>
          <table:table-cell table:formula="of:=ABS([.A364]-[.B364])" office:value-type="float" office:value="3465.066" calcext:value-type="float">
            <text:p>3465.066</text:p>
          </table:table-cell>
          <table:table-cell table:formula="of:=[.D364]/[.A364]*100" office:value-type="float" office:value="2529.24525547445" calcext:value-type="float">
            <text:p>2529.24525547445</text:p>
          </table:table-cell>
        </table:table-row>
        <table:table-row table:style-name="ro1">
          <table:table-cell office:value-type="float" office:value="74340" calcext:value-type="float">
            <text:p>74340</text:p>
          </table:table-cell>
          <table:table-cell office:value-type="float" office:value="38274.166" calcext:value-type="float">
            <text:p>38274.166</text:p>
          </table:table-cell>
          <table:table-cell/>
          <table:table-cell table:formula="of:=ABS([.A365]-[.B365])" office:value-type="float" office:value="36065.834" calcext:value-type="float">
            <text:p>36065.834</text:p>
          </table:table-cell>
          <table:table-cell table:formula="of:=[.D365]/[.A365]*100" office:value-type="float" office:value="48.5147080979284" calcext:value-type="float">
            <text:p>48.51470809792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761.571" calcext:value-type="float">
            <text:p>-761.571</text:p>
          </table:table-cell>
          <table:table-cell/>
          <table:table-cell table:formula="of:=ABS([.A366]-[.B366])" office:value-type="float" office:value="1341.571" calcext:value-type="float">
            <text:p>1341.571</text:p>
          </table:table-cell>
          <table:table-cell table:formula="of:=[.D366]/[.A366]*100" office:value-type="float" office:value="231.305344827586" calcext:value-type="float">
            <text:p>231.30534482758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443.337" calcext:value-type="float">
            <text:p>5443.337</text:p>
          </table:table-cell>
          <table:table-cell/>
          <table:table-cell table:formula="of:=ABS([.A367]-[.B367])" office:value-type="float" office:value="4935.337" calcext:value-type="float">
            <text:p>4935.337</text:p>
          </table:table-cell>
          <table:table-cell table:formula="of:=[.D367]/[.A367]*100" office:value-type="float" office:value="971.523031496063" calcext:value-type="float">
            <text:p>971.523031496063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float" office:value="10749.517" calcext:value-type="float">
            <text:p>10749.517</text:p>
          </table:table-cell>
          <table:table-cell/>
          <table:table-cell table:formula="of:=ABS([.A368]-[.B368])" office:value-type="float" office:value="2075.517" calcext:value-type="float">
            <text:p>2075.517</text:p>
          </table:table-cell>
          <table:table-cell table:formula="of:=[.D368]/[.A368]*100" office:value-type="float" office:value="23.9280262854508" calcext:value-type="float">
            <text:p>23.92802628545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324.631" calcext:value-type="float">
            <text:p>-3324.631</text:p>
          </table:table-cell>
          <table:table-cell/>
          <table:table-cell table:formula="of:=ABS([.A369]-[.B369])" office:value-type="float" office:value="3387.631" calcext:value-type="float">
            <text:p>3387.631</text:p>
          </table:table-cell>
          <table:table-cell table:formula="of:=[.D369]/[.A369]*100" office:value-type="float" office:value="5377.19206349206" calcext:value-type="float">
            <text:p>5377.192063492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25.363" calcext:value-type="float">
            <text:p>-125.363</text:p>
          </table:table-cell>
          <table:table-cell/>
          <table:table-cell table:formula="of:=ABS([.A370]-[.B370])" office:value-type="float" office:value="412.363" calcext:value-type="float">
            <text:p>412.363</text:p>
          </table:table-cell>
          <table:table-cell table:formula="of:=[.D370]/[.A370]*100" office:value-type="float" office:value="143.680487804878" calcext:value-type="float">
            <text:p>143.680487804878</text:p>
          </table:table-cell>
        </table:table-row>
        <table:table-row table:style-name="ro1">
          <table:table-cell office:value-type="float" office:value="11994" calcext:value-type="float">
            <text:p>11994</text:p>
          </table:table-cell>
          <table:table-cell office:value-type="float" office:value="13580.64" calcext:value-type="float">
            <text:p>13580.64</text:p>
          </table:table-cell>
          <table:table-cell/>
          <table:table-cell table:formula="of:=ABS([.A371]-[.B371])" office:value-type="float" office:value="1586.64" calcext:value-type="float">
            <text:p>1586.64</text:p>
          </table:table-cell>
          <table:table-cell table:formula="of:=[.D371]/[.A371]*100" office:value-type="float" office:value="13.2286143071536" calcext:value-type="float">
            <text:p>13.22861430715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.117" calcext:value-type="float">
            <text:p>103.117</text:p>
          </table:table-cell>
          <table:table-cell/>
          <table:table-cell table:formula="of:=ABS([.A372]-[.B372])" office:value-type="float" office:value="45.117" calcext:value-type="float">
            <text:p>45.117</text:p>
          </table:table-cell>
          <table:table-cell table:formula="of:=[.D372]/[.A372]*100" office:value-type="float" office:value="77.7879310344828" calcext:value-type="float">
            <text:p>77.787931034482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48.167" calcext:value-type="float">
            <text:p>4848.167</text:p>
          </table:table-cell>
          <table:table-cell/>
          <table:table-cell table:formula="of:=ABS([.A373]-[.B373])" office:value-type="float" office:value="3890.167" calcext:value-type="float">
            <text:p>3890.167</text:p>
          </table:table-cell>
          <table:table-cell table:formula="of:=[.D373]/[.A373]*100" office:value-type="float" office:value="406.071711899791" calcext:value-type="float">
            <text:p>406.071711899791</text:p>
          </table:table-cell>
        </table:table-row>
        <table:table-row table:style-name="ro1">
          <table:table-cell office:value-type="float" office:value="77388" calcext:value-type="float">
            <text:p>77388</text:p>
          </table:table-cell>
          <table:table-cell office:value-type="float" office:value="46965.956" calcext:value-type="float">
            <text:p>46965.956</text:p>
          </table:table-cell>
          <table:table-cell/>
          <table:table-cell table:formula="of:=ABS([.A374]-[.B374])" office:value-type="float" office:value="30422.044" calcext:value-type="float">
            <text:p>30422.044</text:p>
          </table:table-cell>
          <table:table-cell table:formula="of:=[.D374]/[.A374]*100" office:value-type="float" office:value="39.311061146431" calcext:value-type="float">
            <text:p>39.3110611464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938.775" calcext:value-type="float">
            <text:p>-1938.775</text:p>
          </table:table-cell>
          <table:table-cell/>
          <table:table-cell table:formula="of:=ABS([.A375]-[.B375])" office:value-type="float" office:value="1945.775" calcext:value-type="float">
            <text:p>1945.775</text:p>
          </table:table-cell>
          <table:table-cell table:formula="of:=[.D375]/[.A375]*100" office:value-type="float" office:value="27796.7857142857" calcext:value-type="float">
            <text:p>27796.785714285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638.501" calcext:value-type="float">
            <text:p>-638.501</text:p>
          </table:table-cell>
          <table:table-cell/>
          <table:table-cell table:formula="of:=ABS([.A376]-[.B376])" office:value-type="float" office:value="1142.501" calcext:value-type="float">
            <text:p>1142.501</text:p>
          </table:table-cell>
          <table:table-cell table:formula="of:=[.D376]/[.A376]*100" office:value-type="float" office:value="226.686706349206" calcext:value-type="float">
            <text:p>226.686706349206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15529.501" calcext:value-type="float">
            <text:p>15529.501</text:p>
          </table:table-cell>
          <table:table-cell/>
          <table:table-cell table:formula="of:=ABS([.A377]-[.B377])" office:value-type="float" office:value="4218.501" calcext:value-type="float">
            <text:p>4218.501</text:p>
          </table:table-cell>
          <table:table-cell table:formula="of:=[.D377]/[.A377]*100" office:value-type="float" office:value="37.2955618424542" calcext:value-type="float">
            <text:p>37.2955618424542</text:p>
          </table:table-cell>
        </table:table-row>
        <table:table-row table:style-name="ro1">
          <table:table-cell office:value-type="float" office:value="17717" calcext:value-type="float">
            <text:p>17717</text:p>
          </table:table-cell>
          <table:table-cell office:value-type="float" office:value="15557.545" calcext:value-type="float">
            <text:p>15557.545</text:p>
          </table:table-cell>
          <table:table-cell/>
          <table:table-cell table:formula="of:=ABS([.A378]-[.B378])" office:value-type="float" office:value="2159.455" calcext:value-type="float">
            <text:p>2159.455</text:p>
          </table:table-cell>
          <table:table-cell table:formula="of:=[.D378]/[.A378]*100" office:value-type="float" office:value="12.1886041654908" calcext:value-type="float">
            <text:p>12.18860416549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760.25" calcext:value-type="float">
            <text:p>9760.25</text:p>
          </table:table-cell>
          <table:table-cell/>
          <table:table-cell table:formula="of:=ABS([.A379]-[.B379])" office:value-type="float" office:value="9269.25" calcext:value-type="float">
            <text:p>9269.25</text:p>
          </table:table-cell>
          <table:table-cell table:formula="of:=[.D379]/[.A379]*100" office:value-type="float" office:value="1887.83095723014" calcext:value-type="float">
            <text:p>1887.830957230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221.335" calcext:value-type="float">
            <text:p>8221.335</text:p>
          </table:table-cell>
          <table:table-cell/>
          <table:table-cell table:formula="of:=ABS([.A380]-[.B380])" office:value-type="float" office:value="7950.335" calcext:value-type="float">
            <text:p>7950.335</text:p>
          </table:table-cell>
          <table:table-cell table:formula="of:=[.D380]/[.A380]*100" office:value-type="float" office:value="2933.70295202952" calcext:value-type="float">
            <text:p>2933.70295202952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8676.336" calcext:value-type="float">
            <text:p>8676.336</text:p>
          </table:table-cell>
          <table:table-cell/>
          <table:table-cell table:formula="of:=ABS([.A381]-[.B381])" office:value-type="float" office:value="1688.336" calcext:value-type="float">
            <text:p>1688.336</text:p>
          </table:table-cell>
          <table:table-cell table:formula="of:=[.D381]/[.A381]*100" office:value-type="float" office:value="24.160503720664" calcext:value-type="float">
            <text:p>24.1605037206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189.856" calcext:value-type="float">
            <text:p>3189.856</text:p>
          </table:table-cell>
          <table:table-cell/>
          <table:table-cell table:formula="of:=ABS([.A382]-[.B382])" office:value-type="float" office:value="2303.856" calcext:value-type="float">
            <text:p>2303.856</text:p>
          </table:table-cell>
          <table:table-cell table:formula="of:=[.D382]/[.A382]*100" office:value-type="float" office:value="260.028893905192" calcext:value-type="float">
            <text:p>260.02889390519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12.816" calcext:value-type="float">
            <text:p>3712.816</text:p>
          </table:table-cell>
          <table:table-cell/>
          <table:table-cell table:formula="of:=ABS([.A383]-[.B383])" office:value-type="float" office:value="2884.816" calcext:value-type="float">
            <text:p>2884.816</text:p>
          </table:table-cell>
          <table:table-cell table:formula="of:=[.D383]/[.A383]*100" office:value-type="float" office:value="348.407729468599" calcext:value-type="float">
            <text:p>348.407729468599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8106.522" calcext:value-type="float">
            <text:p>8106.522</text:p>
          </table:table-cell>
          <table:table-cell/>
          <table:table-cell table:formula="of:=ABS([.A384]-[.B384])" office:value-type="float" office:value="2760.522" calcext:value-type="float">
            <text:p>2760.522</text:p>
          </table:table-cell>
          <table:table-cell table:formula="of:=[.D384]/[.A384]*100" office:value-type="float" office:value="51.6371492704826" calcext:value-type="float">
            <text:p>51.6371492704826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11777.59" calcext:value-type="float">
            <text:p>11777.59</text:p>
          </table:table-cell>
          <table:table-cell/>
          <table:table-cell table:formula="of:=ABS([.A385]-[.B385])" office:value-type="float" office:value="3707.59" calcext:value-type="float">
            <text:p>3707.59</text:p>
          </table:table-cell>
          <table:table-cell table:formula="of:=[.D385]/[.A385]*100" office:value-type="float" office:value="45.9428748451053" calcext:value-type="float">
            <text:p>45.9428748451053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8264.148" calcext:value-type="float">
            <text:p>8264.148</text:p>
          </table:table-cell>
          <table:table-cell/>
          <table:table-cell table:formula="of:=ABS([.A386]-[.B386])" office:value-type="float" office:value="3427.148" calcext:value-type="float">
            <text:p>3427.148</text:p>
          </table:table-cell>
          <table:table-cell table:formula="of:=[.D386]/[.A386]*100" office:value-type="float" office:value="70.8527599751912" calcext:value-type="float">
            <text:p>70.85275997519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5734.351" calcext:value-type="float">
            <text:p>15734.351</text:p>
          </table:table-cell>
          <table:table-cell/>
          <table:table-cell table:formula="of:=ABS([.A387]-[.B387])" office:value-type="float" office:value="15077.351" calcext:value-type="float">
            <text:p>15077.351</text:p>
          </table:table-cell>
          <table:table-cell table:formula="of:=[.D387]/[.A387]*100" office:value-type="float" office:value="2294.87838660578" calcext:value-type="float">
            <text:p>2294.87838660578</text:p>
          </table:table-cell>
        </table:table-row>
        <table:table-row table:style-name="ro1">
          <table:table-cell office:value-type="float" office:value="24088" calcext:value-type="float">
            <text:p>24088</text:p>
          </table:table-cell>
          <table:table-cell office:value-type="float" office:value="32657.063" calcext:value-type="float">
            <text:p>32657.063</text:p>
          </table:table-cell>
          <table:table-cell/>
          <table:table-cell table:formula="of:=ABS([.A388]-[.B388])" office:value-type="float" office:value="8569.063" calcext:value-type="float">
            <text:p>8569.063</text:p>
          </table:table-cell>
          <table:table-cell table:formula="of:=[.D388]/[.A388]*100" office:value-type="float" office:value="35.5739911989372" calcext:value-type="float">
            <text:p>35.5739911989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5.604" calcext:value-type="float">
            <text:p>335.604</text:p>
          </table:table-cell>
          <table:table-cell/>
          <table:table-cell table:formula="of:=ABS([.A389]-[.B389])" office:value-type="float" office:value="314.604" calcext:value-type="float">
            <text:p>314.604</text:p>
          </table:table-cell>
          <table:table-cell table:formula="of:=[.D389]/[.A389]*100" office:value-type="float" office:value="1498.11428571429" calcext:value-type="float">
            <text:p>1498.11428571429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5682.857" calcext:value-type="float">
            <text:p>5682.857</text:p>
          </table:table-cell>
          <table:table-cell/>
          <table:table-cell table:formula="of:=ABS([.A390]-[.B390])" office:value-type="float" office:value="2966.857" calcext:value-type="float">
            <text:p>2966.857</text:p>
          </table:table-cell>
          <table:table-cell table:formula="of:=[.D390]/[.A390]*100" office:value-type="float" office:value="109.236266568483" calcext:value-type="float">
            <text:p>109.23626656848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9542.407" calcext:value-type="float">
            <text:p>9542.407</text:p>
          </table:table-cell>
          <table:table-cell/>
          <table:table-cell table:formula="of:=ABS([.A391]-[.B391])" office:value-type="float" office:value="6988.407" calcext:value-type="float">
            <text:p>6988.407</text:p>
          </table:table-cell>
          <table:table-cell table:formula="of:=[.D391]/[.A391]*100" office:value-type="float" office:value="273.625959279561" calcext:value-type="float">
            <text:p>273.62595927956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8361.372" calcext:value-type="float">
            <text:p>8361.372</text:p>
          </table:table-cell>
          <table:table-cell/>
          <table:table-cell table:formula="of:=ABS([.A392]-[.B392])" office:value-type="float" office:value="6986.372" calcext:value-type="float">
            <text:p>6986.372</text:p>
          </table:table-cell>
          <table:table-cell table:formula="of:=[.D392]/[.A392]*100" office:value-type="float" office:value="508.099781818182" calcext:value-type="float">
            <text:p>508.099781818182</text:p>
          </table:table-cell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float" office:value="24889.902" calcext:value-type="float">
            <text:p>24889.902</text:p>
          </table:table-cell>
          <table:table-cell/>
          <table:table-cell table:formula="of:=ABS([.A393]-[.B393])" office:value-type="float" office:value="243.098000000002" calcext:value-type="float">
            <text:p>243.098000000002</text:p>
          </table:table-cell>
          <table:table-cell table:formula="of:=[.D393]/[.A393]*100" office:value-type="float" office:value="0.967246249950272" calcext:value-type="float">
            <text:p>0.967246249950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659.854" calcext:value-type="float">
            <text:p>-4659.854</text:p>
          </table:table-cell>
          <table:table-cell/>
          <table:table-cell table:formula="of:=ABS([.A394]-[.B394])" office:value-type="float" office:value="4659.854" calcext:value-type="float">
            <text:p>4659.854</text:p>
          </table:table-cell>
          <table:table-cell table:formula="of:=[.D394]/[.A39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15.05" calcext:value-type="float">
            <text:p>-1615.05</text:p>
          </table:table-cell>
          <table:table-cell/>
          <table:table-cell table:formula="of:=ABS([.A395]-[.B395])" office:value-type="float" office:value="1632.05" calcext:value-type="float">
            <text:p>1632.05</text:p>
          </table:table-cell>
          <table:table-cell table:formula="of:=[.D395]/[.A395]*100" office:value-type="float" office:value="9600.29411764706" calcext:value-type="float">
            <text:p>9600.29411764706</text:p>
          </table:table-cell>
        </table:table-row>
        <table:table-row table:style-name="ro1">
          <table:table-cell office:value-type="float" office:value="40348" calcext:value-type="float">
            <text:p>40348</text:p>
          </table:table-cell>
          <table:table-cell office:value-type="float" office:value="30190.68" calcext:value-type="float">
            <text:p>30190.68</text:p>
          </table:table-cell>
          <table:table-cell/>
          <table:table-cell table:formula="of:=ABS([.A396]-[.B396])" office:value-type="float" office:value="10157.32" calcext:value-type="float">
            <text:p>10157.32</text:p>
          </table:table-cell>
          <table:table-cell table:formula="of:=[.D396]/[.A396]*100" office:value-type="float" office:value="25.1742837315356" calcext:value-type="float">
            <text:p>25.17428373153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039.724" calcext:value-type="float">
            <text:p>-1039.724</text:p>
          </table:table-cell>
          <table:table-cell/>
          <table:table-cell table:formula="of:=ABS([.A397]-[.B397])" office:value-type="float" office:value="1157.724" calcext:value-type="float">
            <text:p>1157.724</text:p>
          </table:table-cell>
          <table:table-cell table:formula="of:=[.D397]/[.A397]*100" office:value-type="float" office:value="981.122033898305" calcext:value-type="float">
            <text:p>981.122033898305</text:p>
          </table:table-cell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float" office:value="37892.961" calcext:value-type="float">
            <text:p>37892.961</text:p>
          </table:table-cell>
          <table:table-cell/>
          <table:table-cell table:formula="of:=ABS([.A398]-[.B398])" office:value-type="float" office:value="7183.961" calcext:value-type="float">
            <text:p>7183.961</text:p>
          </table:table-cell>
          <table:table-cell table:formula="of:=[.D398]/[.A398]*100" office:value-type="float" office:value="23.3936663518838" calcext:value-type="float">
            <text:p>23.39366635188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13.001" calcext:value-type="float">
            <text:p>-813.001</text:p>
          </table:table-cell>
          <table:table-cell/>
          <table:table-cell table:formula="of:=ABS([.A399]-[.B399])" office:value-type="float" office:value="834.001" calcext:value-type="float">
            <text:p>834.001</text:p>
          </table:table-cell>
          <table:table-cell table:formula="of:=[.D399]/[.A399]*100" office:value-type="float" office:value="3971.43333333333" calcext:value-type="float">
            <text:p>3971.43333333333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office:value-type="float" office:value="16231.564" calcext:value-type="float">
            <text:p>16231.564</text:p>
          </table:table-cell>
          <table:table-cell/>
          <table:table-cell table:formula="of:=ABS([.A400]-[.B400])" office:value-type="float" office:value="480.564" calcext:value-type="float">
            <text:p>480.564</text:p>
          </table:table-cell>
          <table:table-cell table:formula="of:=[.D400]/[.A400]*100" office:value-type="float" office:value="3.05100628531522" calcext:value-type="float">
            <text:p>3.051006285315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176.814" calcext:value-type="float">
            <text:p>-1176.814</text:p>
          </table:table-cell>
          <table:table-cell/>
          <table:table-cell table:formula="of:=ABS([.A401]-[.B401])" office:value-type="float" office:value="1427.814" calcext:value-type="float">
            <text:p>1427.814</text:p>
          </table:table-cell>
          <table:table-cell table:formula="of:=[.D401]/[.A401]*100" office:value-type="float" office:value="568.850199203187" calcext:value-type="float">
            <text:p>568.8501992031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0.472" calcext:value-type="float">
            <text:p>400.472</text:p>
          </table:table-cell>
          <table:table-cell/>
          <table:table-cell table:formula="of:=ABS([.A402]-[.B402])" office:value-type="float" office:value="128.472" calcext:value-type="float">
            <text:p>128.472</text:p>
          </table:table-cell>
          <table:table-cell table:formula="of:=[.D402]/[.A402]*100" office:value-type="float" office:value="47.2323529411765" calcext:value-type="float">
            <text:p>47.2323529411765</text:p>
          </table:table-cell>
        </table:table-row>
        <table:table-row table:style-name="ro1">
          <table:table-cell office:value-type="float" office:value="106243" calcext:value-type="float">
            <text:p>106243</text:p>
          </table:table-cell>
          <table:table-cell office:value-type="float" office:value="102423.154" calcext:value-type="float">
            <text:p>102423.154</text:p>
          </table:table-cell>
          <table:table-cell/>
          <table:table-cell table:formula="of:=ABS([.A403]-[.B403])" office:value-type="float" office:value="3819.846" calcext:value-type="float">
            <text:p>3819.846</text:p>
          </table:table-cell>
          <table:table-cell table:formula="of:=[.D403]/[.A403]*100" office:value-type="float" office:value="3.59538604896323" calcext:value-type="float">
            <text:p>3.59538604896323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float" office:value="15049.803" calcext:value-type="float">
            <text:p>15049.803</text:p>
          </table:table-cell>
          <table:table-cell/>
          <table:table-cell table:formula="of:=ABS([.A404]-[.B404])" office:value-type="float" office:value="3613.803" calcext:value-type="float">
            <text:p>3613.803</text:p>
          </table:table-cell>
          <table:table-cell table:formula="of:=[.D404]/[.A404]*100" office:value-type="float" office:value="31.6002360965372" calcext:value-type="float">
            <text:p>31.6002360965372</text:p>
          </table:table-cell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float" office:value="35916.415" calcext:value-type="float">
            <text:p>35916.415</text:p>
          </table:table-cell>
          <table:table-cell/>
          <table:table-cell table:formula="of:=ABS([.A405]-[.B405])" office:value-type="float" office:value="24520.415" calcext:value-type="float">
            <text:p>24520.415</text:p>
          </table:table-cell>
          <table:table-cell table:formula="of:=[.D405]/[.A405]*100" office:value-type="float" office:value="215.166856791857" calcext:value-type="float">
            <text:p>215.166856791857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18429.618" calcext:value-type="float">
            <text:p>18429.618</text:p>
          </table:table-cell>
          <table:table-cell/>
          <table:table-cell table:formula="of:=ABS([.A406]-[.B406])" office:value-type="float" office:value="5885.618" calcext:value-type="float">
            <text:p>5885.618</text:p>
          </table:table-cell>
          <table:table-cell table:formula="of:=[.D406]/[.A406]*100" office:value-type="float" office:value="46.9197863520408" calcext:value-type="float">
            <text:p>46.9197863520408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9282.614" calcext:value-type="float">
            <text:p>9282.614</text:p>
          </table:table-cell>
          <table:table-cell/>
          <table:table-cell table:formula="of:=ABS([.A407]-[.B407])" office:value-type="float" office:value="2125.614" calcext:value-type="float">
            <text:p>2125.614</text:p>
          </table:table-cell>
          <table:table-cell table:formula="of:=[.D407]/[.A407]*100" office:value-type="float" office:value="29.6997904149783" calcext:value-type="float">
            <text:p>29.69979041497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.956" calcext:value-type="float">
            <text:p>89.956</text:p>
          </table:table-cell>
          <table:table-cell/>
          <table:table-cell table:formula="of:=ABS([.A408]-[.B408])" office:value-type="float" office:value="301.044" calcext:value-type="float">
            <text:p>301.044</text:p>
          </table:table-cell>
          <table:table-cell table:formula="of:=[.D408]/[.A408]*100" office:value-type="float" office:value="76.9933503836317" calcext:value-type="float">
            <text:p>76.99335038363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719.431" calcext:value-type="float">
            <text:p>4719.431</text:p>
          </table:table-cell>
          <table:table-cell/>
          <table:table-cell table:formula="of:=ABS([.A409]-[.B409])" office:value-type="float" office:value="3975.431" calcext:value-type="float">
            <text:p>3975.431</text:p>
          </table:table-cell>
          <table:table-cell table:formula="of:=[.D409]/[.A409]*100" office:value-type="float" office:value="534.332123655914" calcext:value-type="float">
            <text:p>534.332123655914</text:p>
          </table:table-cell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float" office:value="16190.742" calcext:value-type="float">
            <text:p>16190.742</text:p>
          </table:table-cell>
          <table:table-cell/>
          <table:table-cell table:formula="of:=ABS([.A410]-[.B410])" office:value-type="float" office:value="1987.742" calcext:value-type="float">
            <text:p>1987.742</text:p>
          </table:table-cell>
          <table:table-cell table:formula="of:=[.D410]/[.A410]*100" office:value-type="float" office:value="13.995226360628" calcext:value-type="float">
            <text:p>13.995226360628</text:p>
          </table:table-cell>
        </table:table-row>
        <table:table-row table:style-name="ro1">
          <table:table-cell office:value-type="float" office:value="17597" calcext:value-type="float">
            <text:p>17597</text:p>
          </table:table-cell>
          <table:table-cell office:value-type="float" office:value="11934.835" calcext:value-type="float">
            <text:p>11934.835</text:p>
          </table:table-cell>
          <table:table-cell/>
          <table:table-cell table:formula="of:=ABS([.A411]-[.B411])" office:value-type="float" office:value="5662.165" calcext:value-type="float">
            <text:p>5662.165</text:p>
          </table:table-cell>
          <table:table-cell table:formula="of:=[.D411]/[.A411]*100" office:value-type="float" office:value="32.1768767403535" calcext:value-type="float">
            <text:p>32.17687674035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867.599" calcext:value-type="float">
            <text:p>10867.599</text:p>
          </table:table-cell>
          <table:table-cell/>
          <table:table-cell table:formula="of:=ABS([.A412]-[.B412])" office:value-type="float" office:value="9929.599" calcext:value-type="float">
            <text:p>9929.599</text:p>
          </table:table-cell>
          <table:table-cell table:formula="of:=[.D412]/[.A412]*100" office:value-type="float" office:value="1058.59264392324" calcext:value-type="float">
            <text:p>1058.5926439232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642.355" calcext:value-type="float">
            <text:p>7642.355</text:p>
          </table:table-cell>
          <table:table-cell/>
          <table:table-cell table:formula="of:=ABS([.A413]-[.B413])" office:value-type="float" office:value="6617.355" calcext:value-type="float">
            <text:p>6617.355</text:p>
          </table:table-cell>
          <table:table-cell table:formula="of:=[.D413]/[.A413]*100" office:value-type="float" office:value="645.595609756098" calcext:value-type="float">
            <text:p>645.5956097560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145.792" calcext:value-type="float">
            <text:p>-5145.792</text:p>
          </table:table-cell>
          <table:table-cell/>
          <table:table-cell table:formula="of:=ABS([.A414]-[.B414])" office:value-type="float" office:value="5205.792" calcext:value-type="float">
            <text:p>5205.792</text:p>
          </table:table-cell>
          <table:table-cell table:formula="of:=[.D414]/[.A414]*100" office:value-type="float" office:value="8676.32" calcext:value-type="float">
            <text:p>8676.32</text:p>
          </table:table-cell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float" office:value="34205.688" calcext:value-type="float">
            <text:p>34205.688</text:p>
          </table:table-cell>
          <table:table-cell/>
          <table:table-cell table:formula="of:=ABS([.A415]-[.B415])" office:value-type="float" office:value="17159.688" calcext:value-type="float">
            <text:p>17159.688</text:p>
          </table:table-cell>
          <table:table-cell table:formula="of:=[.D415]/[.A415]*100" office:value-type="float" office:value="100.666948257656" calcext:value-type="float">
            <text:p>100.666948257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58.01" calcext:value-type="float">
            <text:p>5158.01</text:p>
          </table:table-cell>
          <table:table-cell/>
          <table:table-cell table:formula="of:=ABS([.A416]-[.B416])" office:value-type="float" office:value="5151.01" calcext:value-type="float">
            <text:p>5151.01</text:p>
          </table:table-cell>
          <table:table-cell table:formula="of:=[.D416]/[.A416]*100" office:value-type="float" office:value="73585.8571428572" calcext:value-type="float">
            <text:p>73585.857142857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664.769" calcext:value-type="float">
            <text:p>7664.769</text:p>
          </table:table-cell>
          <table:table-cell/>
          <table:table-cell table:formula="of:=ABS([.A417]-[.B417])" office:value-type="float" office:value="7204.769" calcext:value-type="float">
            <text:p>7204.769</text:p>
          </table:table-cell>
          <table:table-cell table:formula="of:=[.D417]/[.A417]*100" office:value-type="float" office:value="1566.25413043478" calcext:value-type="float">
            <text:p>1566.254130434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789.829" calcext:value-type="float">
            <text:p>-3789.829</text:p>
          </table:table-cell>
          <table:table-cell/>
          <table:table-cell table:formula="of:=ABS([.A418]-[.B418])" office:value-type="float" office:value="3843.829" calcext:value-type="float">
            <text:p>3843.829</text:p>
          </table:table-cell>
          <table:table-cell table:formula="of:=[.D418]/[.A418]*100" office:value-type="float" office:value="7118.20185185185" calcext:value-type="float">
            <text:p>7118.20185185185</text:p>
          </table:table-cell>
        </table:table-row>
        <table:table-row table:style-name="ro1">
          <table:table-cell office:value-type="float" office:value="17019" calcext:value-type="float">
            <text:p>17019</text:p>
          </table:table-cell>
          <table:table-cell office:value-type="float" office:value="27726.097" calcext:value-type="float">
            <text:p>27726.097</text:p>
          </table:table-cell>
          <table:table-cell/>
          <table:table-cell table:formula="of:=ABS([.A419]-[.B419])" office:value-type="float" office:value="10707.097" calcext:value-type="float">
            <text:p>10707.097</text:p>
          </table:table-cell>
          <table:table-cell table:formula="of:=[.D419]/[.A419]*100" office:value-type="float" office:value="62.9126094365122" calcext:value-type="float">
            <text:p>62.91260943651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143.301" calcext:value-type="float">
            <text:p>-7143.301</text:p>
          </table:table-cell>
          <table:table-cell/>
          <table:table-cell table:formula="of:=ABS([.A420]-[.B420])" office:value-type="float" office:value="7181.301" calcext:value-type="float">
            <text:p>7181.301</text:p>
          </table:table-cell>
          <table:table-cell table:formula="of:=[.D420]/[.A420]*100" office:value-type="float" office:value="18898.1605263158" calcext:value-type="float">
            <text:p>18898.1605263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0.066" calcext:value-type="float">
            <text:p>580.066</text:p>
          </table:table-cell>
          <table:table-cell/>
          <table:table-cell table:formula="of:=ABS([.A421]-[.B421])" office:value-type="float" office:value="545.066" calcext:value-type="float">
            <text:p>545.066</text:p>
          </table:table-cell>
          <table:table-cell table:formula="of:=[.D421]/[.A421]*100" office:value-type="float" office:value="1557.33142857143" calcext:value-type="float">
            <text:p>1557.33142857143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10374.398" calcext:value-type="float">
            <text:p>10374.398</text:p>
          </table:table-cell>
          <table:table-cell/>
          <table:table-cell table:formula="of:=ABS([.A422]-[.B422])" office:value-type="float" office:value="540.397999999999" calcext:value-type="float">
            <text:p>540.397999999999</text:p>
          </table:table-cell>
          <table:table-cell table:formula="of:=[.D422]/[.A422]*100" office:value-type="float" office:value="5.49520032540166" calcext:value-type="float">
            <text:p>5.495200325401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39.142" calcext:value-type="float">
            <text:p>-139.142</text:p>
          </table:table-cell>
          <table:table-cell/>
          <table:table-cell table:formula="of:=ABS([.A423]-[.B423])" office:value-type="float" office:value="545.142" calcext:value-type="float">
            <text:p>545.142</text:p>
          </table:table-cell>
          <table:table-cell table:formula="of:=[.D423]/[.A423]*100" office:value-type="float" office:value="134.271428571429" calcext:value-type="float">
            <text:p>134.27142857142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940.248" calcext:value-type="float">
            <text:p>3940.248</text:p>
          </table:table-cell>
          <table:table-cell/>
          <table:table-cell table:formula="of:=ABS([.A424]-[.B424])" office:value-type="float" office:value="3139.248" calcext:value-type="float">
            <text:p>3139.248</text:p>
          </table:table-cell>
          <table:table-cell table:formula="of:=[.D424]/[.A424]*100" office:value-type="float" office:value="391.916104868914" calcext:value-type="float">
            <text:p>391.9161048689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161.08" calcext:value-type="float">
            <text:p>-5161.08</text:p>
          </table:table-cell>
          <table:table-cell/>
          <table:table-cell table:formula="of:=ABS([.A425]-[.B425])" office:value-type="float" office:value="5238.08" calcext:value-type="float">
            <text:p>5238.08</text:p>
          </table:table-cell>
          <table:table-cell table:formula="of:=[.D425]/[.A425]*100" office:value-type="float" office:value="6802.7012987013" calcext:value-type="float">
            <text:p>6802.70129870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127.824" calcext:value-type="float">
            <text:p>3127.824</text:p>
          </table:table-cell>
          <table:table-cell/>
          <table:table-cell table:formula="of:=ABS([.A426]-[.B426])" office:value-type="float" office:value="2137.824" calcext:value-type="float">
            <text:p>2137.824</text:p>
          </table:table-cell>
          <table:table-cell table:formula="of:=[.D426]/[.A426]*100" office:value-type="float" office:value="215.941818181818" calcext:value-type="float">
            <text:p>215.94181818181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0556.394" calcext:value-type="float">
            <text:p>10556.394</text:p>
          </table:table-cell>
          <table:table-cell/>
          <table:table-cell table:formula="of:=ABS([.A427]-[.B427])" office:value-type="float" office:value="8765.394" calcext:value-type="float">
            <text:p>8765.394</text:p>
          </table:table-cell>
          <table:table-cell table:formula="of:=[.D427]/[.A427]*100" office:value-type="float" office:value="489.413400335008" calcext:value-type="float">
            <text:p>489.413400335008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7504.659" calcext:value-type="float">
            <text:p>7504.659</text:p>
          </table:table-cell>
          <table:table-cell/>
          <table:table-cell table:formula="of:=ABS([.A428]-[.B428])" office:value-type="float" office:value="1307.659" calcext:value-type="float">
            <text:p>1307.659</text:p>
          </table:table-cell>
          <table:table-cell table:formula="of:=[.D428]/[.A428]*100" office:value-type="float" office:value="21.1014845893174" calcext:value-type="float">
            <text:p>21.10148458931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36.797" calcext:value-type="float">
            <text:p>336.797</text:p>
          </table:table-cell>
          <table:table-cell/>
          <table:table-cell table:formula="of:=ABS([.A429]-[.B429])" office:value-type="float" office:value="107.203" calcext:value-type="float">
            <text:p>107.203</text:p>
          </table:table-cell>
          <table:table-cell table:formula="of:=[.D429]/[.A429]*100" office:value-type="float" office:value="24.1448198198198" calcext:value-type="float">
            <text:p>24.1448198198198</text:p>
          </table:table-cell>
        </table:table-row>
        <table:table-row table:style-name="ro1">
          <table:table-cell office:value-type="float" office:value="15449" calcext:value-type="float">
            <text:p>15449</text:p>
          </table:table-cell>
          <table:table-cell office:value-type="float" office:value="16759.557" calcext:value-type="float">
            <text:p>16759.557</text:p>
          </table:table-cell>
          <table:table-cell/>
          <table:table-cell table:formula="of:=ABS([.A430]-[.B430])" office:value-type="float" office:value="1310.557" calcext:value-type="float">
            <text:p>1310.557</text:p>
          </table:table-cell>
          <table:table-cell table:formula="of:=[.D430]/[.A430]*100" office:value-type="float" office:value="8.48311864845622" calcext:value-type="float">
            <text:p>8.4831186484562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117.482" calcext:value-type="float">
            <text:p>6117.482</text:p>
          </table:table-cell>
          <table:table-cell/>
          <table:table-cell table:formula="of:=ABS([.A431]-[.B431])" office:value-type="float" office:value="4608.482" calcext:value-type="float">
            <text:p>4608.482</text:p>
          </table:table-cell>
          <table:table-cell table:formula="of:=[.D431]/[.A431]*100" office:value-type="float" office:value="305.399734923791" calcext:value-type="float">
            <text:p>305.39973492379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06.066" calcext:value-type="float">
            <text:p>-606.066</text:p>
          </table:table-cell>
          <table:table-cell/>
          <table:table-cell table:formula="of:=ABS([.A432]-[.B432])" office:value-type="float" office:value="970.066" calcext:value-type="float">
            <text:p>970.066</text:p>
          </table:table-cell>
          <table:table-cell table:formula="of:=[.D432]/[.A432]*100" office:value-type="float" office:value="266.501648351648" calcext:value-type="float">
            <text:p>266.501648351648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float" office:value="15812.883" calcext:value-type="float">
            <text:p>15812.883</text:p>
          </table:table-cell>
          <table:table-cell/>
          <table:table-cell table:formula="of:=ABS([.A433]-[.B433])" office:value-type="float" office:value="4462.883" calcext:value-type="float">
            <text:p>4462.883</text:p>
          </table:table-cell>
          <table:table-cell table:formula="of:=[.D433]/[.A433]*100" office:value-type="float" office:value="39.3205550660793" calcext:value-type="float">
            <text:p>39.320555066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066.773" calcext:value-type="float">
            <text:p>-8066.773</text:p>
          </table:table-cell>
          <table:table-cell/>
          <table:table-cell table:formula="of:=ABS([.A434]-[.B434])" office:value-type="float" office:value="8066.773" calcext:value-type="float">
            <text:p>8066.773</text:p>
          </table:table-cell>
          <table:table-cell table:formula="of:=[.D434]/[.A43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38.063" calcext:value-type="float">
            <text:p>838.063</text:p>
          </table:table-cell>
          <table:table-cell/>
          <table:table-cell table:formula="of:=ABS([.A435]-[.B435])" office:value-type="float" office:value="376.063" calcext:value-type="float">
            <text:p>376.063</text:p>
          </table:table-cell>
          <table:table-cell table:formula="of:=[.D435]/[.A435]*100" office:value-type="float" office:value="81.3989177489177" calcext:value-type="float">
            <text:p>81.3989177489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763.94" calcext:value-type="float">
            <text:p>-5763.94</text:p>
          </table:table-cell>
          <table:table-cell/>
          <table:table-cell table:formula="of:=ABS([.A436]-[.B436])" office:value-type="float" office:value="5766.94" calcext:value-type="float">
            <text:p>5766.94</text:p>
          </table:table-cell>
          <table:table-cell table:formula="of:=[.D436]/[.A436]*100" office:value-type="float" office:value="192231.333333333" calcext:value-type="float">
            <text:p>192231.333333333</text:p>
          </table:table-cell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6224.695" calcext:value-type="float">
            <text:p>6224.695</text:p>
          </table:table-cell>
          <table:table-cell/>
          <table:table-cell table:formula="of:=ABS([.A437]-[.B437])" office:value-type="float" office:value="3293.305" calcext:value-type="float">
            <text:p>3293.305</text:p>
          </table:table-cell>
          <table:table-cell table:formula="of:=[.D437]/[.A437]*100" office:value-type="float" office:value="34.600808993486" calcext:value-type="float">
            <text:p>34.60080899348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929.453" calcext:value-type="float">
            <text:p>2929.453</text:p>
          </table:table-cell>
          <table:table-cell/>
          <table:table-cell table:formula="of:=ABS([.A438]-[.B438])" office:value-type="float" office:value="2111.453" calcext:value-type="float">
            <text:p>2111.453</text:p>
          </table:table-cell>
          <table:table-cell table:formula="of:=[.D438]/[.A438]*100" office:value-type="float" office:value="258.123838630807" calcext:value-type="float">
            <text:p>258.12383863080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1500.723" calcext:value-type="float">
            <text:p>11500.723</text:p>
          </table:table-cell>
          <table:table-cell/>
          <table:table-cell table:formula="of:=ABS([.A439]-[.B439])" office:value-type="float" office:value="10570.723" calcext:value-type="float">
            <text:p>10570.723</text:p>
          </table:table-cell>
          <table:table-cell table:formula="of:=[.D439]/[.A439]*100" office:value-type="float" office:value="1136.63688172043" calcext:value-type="float">
            <text:p>1136.63688172043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0479.383" calcext:value-type="float">
            <text:p>10479.383</text:p>
          </table:table-cell>
          <table:table-cell/>
          <table:table-cell table:formula="of:=ABS([.A440]-[.B440])" office:value-type="float" office:value="549.383" calcext:value-type="float">
            <text:p>549.383</text:p>
          </table:table-cell>
          <table:table-cell table:formula="of:=[.D440]/[.A440]*100" office:value-type="float" office:value="5.53255790533736" calcext:value-type="float">
            <text:p>5.53255790533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7517.147" calcext:value-type="float">
            <text:p>-7517.147</text:p>
          </table:table-cell>
          <table:table-cell/>
          <table:table-cell table:formula="of:=ABS([.A441]-[.B441])" office:value-type="float" office:value="7523.147" calcext:value-type="float">
            <text:p>7523.147</text:p>
          </table:table-cell>
          <table:table-cell table:formula="of:=[.D441]/[.A441]*100" office:value-type="float" office:value="125385.783333333" calcext:value-type="float">
            <text:p>125385.78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408.281" calcext:value-type="float">
            <text:p>-8408.281</text:p>
          </table:table-cell>
          <table:table-cell/>
          <table:table-cell table:formula="of:=ABS([.A442]-[.B442])" office:value-type="float" office:value="8408.281" calcext:value-type="float">
            <text:p>8408.281</text:p>
          </table:table-cell>
          <table:table-cell table:formula="of:=[.D442]/[.A44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09.437" calcext:value-type="float">
            <text:p>-1009.437</text:p>
          </table:table-cell>
          <table:table-cell/>
          <table:table-cell table:formula="of:=ABS([.A443]-[.B443])" office:value-type="float" office:value="1142.437" calcext:value-type="float">
            <text:p>1142.437</text:p>
          </table:table-cell>
          <table:table-cell table:formula="of:=[.D443]/[.A443]*100" office:value-type="float" office:value="858.975187969925" calcext:value-type="float">
            <text:p>858.9751879699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33.637" calcext:value-type="float">
            <text:p>533.637</text:p>
          </table:table-cell>
          <table:table-cell/>
          <table:table-cell table:formula="of:=ABS([.A444]-[.B444])" office:value-type="float" office:value="381.637" calcext:value-type="float">
            <text:p>381.637</text:p>
          </table:table-cell>
          <table:table-cell table:formula="of:=[.D444]/[.A444]*100" office:value-type="float" office:value="251.07697368421" calcext:value-type="float">
            <text:p>251.07697368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438.923" calcext:value-type="float">
            <text:p>-3438.923</text:p>
          </table:table-cell>
          <table:table-cell/>
          <table:table-cell table:formula="of:=ABS([.A445]-[.B445])" office:value-type="float" office:value="3468.923" calcext:value-type="float">
            <text:p>3468.923</text:p>
          </table:table-cell>
          <table:table-cell table:formula="of:=[.D445]/[.A445]*100" office:value-type="float" office:value="11563.0766666667" calcext:value-type="float">
            <text:p>11563.0766666667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24198.159" calcext:value-type="float">
            <text:p>24198.159</text:p>
          </table:table-cell>
          <table:table-cell/>
          <table:table-cell table:formula="of:=ABS([.A446]-[.B446])" office:value-type="float" office:value="16486.159" calcext:value-type="float">
            <text:p>16486.159</text:p>
          </table:table-cell>
          <table:table-cell table:formula="of:=[.D446]/[.A446]*100" office:value-type="float" office:value="213.772808609958" calcext:value-type="float">
            <text:p>213.772808609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141.416" calcext:value-type="float">
            <text:p>-3141.416</text:p>
          </table:table-cell>
          <table:table-cell/>
          <table:table-cell table:formula="of:=ABS([.A447]-[.B447])" office:value-type="float" office:value="3141.416" calcext:value-type="float">
            <text:p>3141.416</text:p>
          </table:table-cell>
          <table:table-cell table:formula="of:=[.D447]/[.A44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683" calcext:value-type="float">
            <text:p>36683</text:p>
          </table:table-cell>
          <table:table-cell office:value-type="float" office:value="45450.041" calcext:value-type="float">
            <text:p>45450.041</text:p>
          </table:table-cell>
          <table:table-cell/>
          <table:table-cell table:formula="of:=ABS([.A448]-[.B448])" office:value-type="float" office:value="8767.041" calcext:value-type="float">
            <text:p>8767.041</text:p>
          </table:table-cell>
          <table:table-cell table:formula="of:=[.D448]/[.A448]*100" office:value-type="float" office:value="23.8994656925551" calcext:value-type="float">
            <text:p>23.89946569255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41.531" calcext:value-type="float">
            <text:p>941.531</text:p>
          </table:table-cell>
          <table:table-cell/>
          <table:table-cell table:formula="of:=ABS([.A449]-[.B449])" office:value-type="float" office:value="839.531" calcext:value-type="float">
            <text:p>839.531</text:p>
          </table:table-cell>
          <table:table-cell table:formula="of:=[.D449]/[.A449]*100" office:value-type="float" office:value="823.069607843137" calcext:value-type="float">
            <text:p>823.06960784313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104.064" calcext:value-type="float">
            <text:p>-2104.064</text:p>
          </table:table-cell>
          <table:table-cell/>
          <table:table-cell table:formula="of:=ABS([.A450]-[.B450])" office:value-type="float" office:value="2683.064" calcext:value-type="float">
            <text:p>2683.064</text:p>
          </table:table-cell>
          <table:table-cell table:formula="of:=[.D450]/[.A450]*100" office:value-type="float" office:value="463.396200345423" calcext:value-type="float">
            <text:p>463.3962003454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309.944" calcext:value-type="float">
            <text:p>-2309.944</text:p>
          </table:table-cell>
          <table:table-cell/>
          <table:table-cell table:formula="of:=ABS([.A451]-[.B451])" office:value-type="float" office:value="2442.944" calcext:value-type="float">
            <text:p>2442.944</text:p>
          </table:table-cell>
          <table:table-cell table:formula="of:=[.D451]/[.A451]*100" office:value-type="float" office:value="1836.8" calcext:value-type="float">
            <text:p>1836.8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7487.623" calcext:value-type="float">
            <text:p>7487.623</text:p>
          </table:table-cell>
          <table:table-cell/>
          <table:table-cell table:formula="of:=ABS([.A452]-[.B452])" office:value-type="float" office:value="105.623" calcext:value-type="float">
            <text:p>105.623</text:p>
          </table:table-cell>
          <table:table-cell table:formula="of:=[.D452]/[.A452]*100" office:value-type="float" office:value="1.43081820644811" calcext:value-type="float">
            <text:p>1.43081820644811</text:p>
          </table:table-cell>
        </table:table-row>
        <table:table-row table:style-name="ro1">
          <table:table-cell office:value-type="float" office:value="109296" calcext:value-type="float">
            <text:p>109296</text:p>
          </table:table-cell>
          <table:table-cell office:value-type="float" office:value="51686.862" calcext:value-type="float">
            <text:p>51686.862</text:p>
          </table:table-cell>
          <table:table-cell/>
          <table:table-cell table:formula="of:=ABS([.A453]-[.B453])" office:value-type="float" office:value="57609.138" calcext:value-type="float">
            <text:p>57609.138</text:p>
          </table:table-cell>
          <table:table-cell table:formula="of:=[.D453]/[.A453]*100" office:value-type="float" office:value="52.70928304787" calcext:value-type="float">
            <text:p>52.70928304787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-26.024" calcext:value-type="float">
            <text:p>-26.024</text:p>
          </table:table-cell>
          <table:table-cell/>
          <table:table-cell table:formula="of:=ABS([.A454]-[.B454])" office:value-type="float" office:value="4816.024" calcext:value-type="float">
            <text:p>4816.024</text:p>
          </table:table-cell>
          <table:table-cell table:formula="of:=[.D454]/[.A454]*100" office:value-type="float" office:value="100.543298538622" calcext:value-type="float">
            <text:p>100.543298538622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float" office:value="19095.31" calcext:value-type="float">
            <text:p>19095.31</text:p>
          </table:table-cell>
          <table:table-cell/>
          <table:table-cell table:formula="of:=ABS([.A455]-[.B455])" office:value-type="float" office:value="5281.69" calcext:value-type="float">
            <text:p>5281.69</text:p>
          </table:table-cell>
          <table:table-cell table:formula="of:=[.D455]/[.A455]*100" office:value-type="float" office:value="21.6666940148501" calcext:value-type="float">
            <text:p>21.66669401485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900.762" calcext:value-type="float">
            <text:p>-1900.762</text:p>
          </table:table-cell>
          <table:table-cell/>
          <table:table-cell table:formula="of:=ABS([.A456]-[.B456])" office:value-type="float" office:value="1995.762" calcext:value-type="float">
            <text:p>1995.762</text:p>
          </table:table-cell>
          <table:table-cell table:formula="of:=[.D456]/[.A456]*100" office:value-type="float" office:value="2100.80210526316" calcext:value-type="float">
            <text:p>2100.802105263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5390.325" calcext:value-type="float">
            <text:p>5390.325</text:p>
          </table:table-cell>
          <table:table-cell/>
          <table:table-cell table:formula="of:=ABS([.A457]-[.B457])" office:value-type="float" office:value="3629.325" calcext:value-type="float">
            <text:p>3629.325</text:p>
          </table:table-cell>
          <table:table-cell table:formula="of:=[.D457]/[.A457]*100" office:value-type="float" office:value="206.094548551959" calcext:value-type="float">
            <text:p>206.0945485519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31.373" calcext:value-type="float">
            <text:p>-1631.373</text:p>
          </table:table-cell>
          <table:table-cell/>
          <table:table-cell table:formula="of:=ABS([.A458]-[.B458])" office:value-type="float" office:value="1666.373" calcext:value-type="float">
            <text:p>1666.373</text:p>
          </table:table-cell>
          <table:table-cell table:formula="of:=[.D458]/[.A458]*100" office:value-type="float" office:value="4761.06571428571" calcext:value-type="float">
            <text:p>4761.06571428571</text:p>
          </table:table-cell>
        </table:table-row>
        <table:table-row table:style-name="ro1">
          <table:table-cell office:value-type="float" office:value="23956" calcext:value-type="float">
            <text:p>23956</text:p>
          </table:table-cell>
          <table:table-cell office:value-type="float" office:value="19427.501" calcext:value-type="float">
            <text:p>19427.501</text:p>
          </table:table-cell>
          <table:table-cell/>
          <table:table-cell table:formula="of:=ABS([.A459]-[.B459])" office:value-type="float" office:value="4528.499" calcext:value-type="float">
            <text:p>4528.499</text:p>
          </table:table-cell>
          <table:table-cell table:formula="of:=[.D459]/[.A459]*100" office:value-type="float" office:value="18.9034020704625" calcext:value-type="float">
            <text:p>18.9034020704625</text:p>
          </table:table-cell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float" office:value="19723.654" calcext:value-type="float">
            <text:p>19723.654</text:p>
          </table:table-cell>
          <table:table-cell/>
          <table:table-cell table:formula="of:=ABS([.A460]-[.B460])" office:value-type="float" office:value="4798.346" calcext:value-type="float">
            <text:p>4798.346</text:p>
          </table:table-cell>
          <table:table-cell table:formula="of:=[.D460]/[.A460]*100" office:value-type="float" office:value="19.5675148845934" calcext:value-type="float">
            <text:p>19.5675148845934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14672.208" calcext:value-type="float">
            <text:p>14672.208</text:p>
          </table:table-cell>
          <table:table-cell/>
          <table:table-cell table:formula="of:=ABS([.A461]-[.B461])" office:value-type="float" office:value="5268.208" calcext:value-type="float">
            <text:p>5268.208</text:p>
          </table:table-cell>
          <table:table-cell table:formula="of:=[.D461]/[.A461]*100" office:value-type="float" office:value="56.0209272649936" calcext:value-type="float">
            <text:p>56.0209272649936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6331.605" calcext:value-type="float">
            <text:p>16331.605</text:p>
          </table:table-cell>
          <table:table-cell/>
          <table:table-cell table:formula="of:=ABS([.A462]-[.B462])" office:value-type="float" office:value="13559.605" calcext:value-type="float">
            <text:p>13559.605</text:p>
          </table:table-cell>
          <table:table-cell table:formula="of:=[.D462]/[.A462]*100" office:value-type="float" office:value="489.16323953824" calcext:value-type="float">
            <text:p>489.16323953824</text:p>
          </table:table-cell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float" office:value="25607.672" calcext:value-type="float">
            <text:p>25607.672</text:p>
          </table:table-cell>
          <table:table-cell/>
          <table:table-cell table:formula="of:=ABS([.A463]-[.B463])" office:value-type="float" office:value="6213.328" calcext:value-type="float">
            <text:p>6213.328</text:p>
          </table:table-cell>
          <table:table-cell table:formula="of:=[.D463]/[.A463]*100" office:value-type="float" office:value="19.5258728512618" calcext:value-type="float">
            <text:p>19.52587285126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702.482" calcext:value-type="float">
            <text:p>-1702.482</text:p>
          </table:table-cell>
          <table:table-cell/>
          <table:table-cell table:formula="of:=ABS([.A464]-[.B464])" office:value-type="float" office:value="2376.482" calcext:value-type="float">
            <text:p>2376.482</text:p>
          </table:table-cell>
          <table:table-cell table:formula="of:=[.D464]/[.A464]*100" office:value-type="float" office:value="352.593768545994" calcext:value-type="float">
            <text:p>352.5937685459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776.028" calcext:value-type="float">
            <text:p>-776.028</text:p>
          </table:table-cell>
          <table:table-cell/>
          <table:table-cell table:formula="of:=ABS([.A465]-[.B465])" office:value-type="float" office:value="835.028" calcext:value-type="float">
            <text:p>835.028</text:p>
          </table:table-cell>
          <table:table-cell table:formula="of:=[.D465]/[.A465]*100" office:value-type="float" office:value="1415.30169491525" calcext:value-type="float">
            <text:p>1415.30169491525</text:p>
          </table:table-cell>
        </table:table-row>
        <table:table-row table:style-name="ro1">
          <table:table-cell office:value-type="float" office:value="29812" calcext:value-type="float">
            <text:p>29812</text:p>
          </table:table-cell>
          <table:table-cell office:value-type="float" office:value="20903.964" calcext:value-type="float">
            <text:p>20903.964</text:p>
          </table:table-cell>
          <table:table-cell/>
          <table:table-cell table:formula="of:=ABS([.A466]-[.B466])" office:value-type="float" office:value="8908.036" calcext:value-type="float">
            <text:p>8908.036</text:p>
          </table:table-cell>
          <table:table-cell table:formula="of:=[.D466]/[.A466]*100" office:value-type="float" office:value="29.8807057560714" calcext:value-type="float">
            <text:p>29.8807057560714</text:p>
          </table:table-cell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14199.023" calcext:value-type="float">
            <text:p>14199.023</text:p>
          </table:table-cell>
          <table:table-cell/>
          <table:table-cell table:formula="of:=ABS([.A467]-[.B467])" office:value-type="float" office:value="1792.023" calcext:value-type="float">
            <text:p>1792.023</text:p>
          </table:table-cell>
          <table:table-cell table:formula="of:=[.D467]/[.A467]*100" office:value-type="float" office:value="14.4436447166922" calcext:value-type="float">
            <text:p>14.4436447166922</text:p>
          </table:table-cell>
        </table:table-row>
        <table:table-row table:style-name="ro1">
          <table:table-cell office:value-type="float" office:value="15405" calcext:value-type="float">
            <text:p>15405</text:p>
          </table:table-cell>
          <table:table-cell office:value-type="float" office:value="17644.607" calcext:value-type="float">
            <text:p>17644.607</text:p>
          </table:table-cell>
          <table:table-cell/>
          <table:table-cell table:formula="of:=ABS([.A468]-[.B468])" office:value-type="float" office:value="2239.607" calcext:value-type="float">
            <text:p>2239.607</text:p>
          </table:table-cell>
          <table:table-cell table:formula="of:=[.D468]/[.A468]*100" office:value-type="float" office:value="14.538182408309" calcext:value-type="float">
            <text:p>14.5381824083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68.461" calcext:value-type="float">
            <text:p>-968.461</text:p>
          </table:table-cell>
          <table:table-cell/>
          <table:table-cell table:formula="of:=ABS([.A469]-[.B469])" office:value-type="float" office:value="1064.461" calcext:value-type="float">
            <text:p>1064.461</text:p>
          </table:table-cell>
          <table:table-cell table:formula="of:=[.D469]/[.A469]*100" office:value-type="float" office:value="1108.81354166667" calcext:value-type="float">
            <text:p>1108.8135416666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268.886" calcext:value-type="float">
            <text:p>-1268.886</text:p>
          </table:table-cell>
          <table:table-cell/>
          <table:table-cell table:formula="of:=ABS([.A470]-[.B470])" office:value-type="float" office:value="1691.886" calcext:value-type="float">
            <text:p>1691.886</text:p>
          </table:table-cell>
          <table:table-cell table:formula="of:=[.D470]/[.A470]*100" office:value-type="float" office:value="399.97304964539" calcext:value-type="float">
            <text:p>399.973049645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5938.088" calcext:value-type="float">
            <text:p>-5938.088</text:p>
          </table:table-cell>
          <table:table-cell/>
          <table:table-cell table:formula="of:=ABS([.A471]-[.B471])" office:value-type="float" office:value="5971.088" calcext:value-type="float">
            <text:p>5971.088</text:p>
          </table:table-cell>
          <table:table-cell table:formula="of:=[.D471]/[.A471]*100" office:value-type="float" office:value="18094.2060606061" calcext:value-type="float">
            <text:p>18094.206060606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32.075" calcext:value-type="float">
            <text:p>-232.075</text:p>
          </table:table-cell>
          <table:table-cell/>
          <table:table-cell table:formula="of:=ABS([.A472]-[.B472])" office:value-type="float" office:value="743.075" calcext:value-type="float">
            <text:p>743.075</text:p>
          </table:table-cell>
          <table:table-cell table:formula="of:=[.D472]/[.A472]*100" office:value-type="float" office:value="145.415851272016" calcext:value-type="float">
            <text:p>145.41585127201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992.741" calcext:value-type="float">
            <text:p>11992.741</text:p>
          </table:table-cell>
          <table:table-cell/>
          <table:table-cell table:formula="of:=ABS([.A473]-[.B473])" office:value-type="float" office:value="11559.741" calcext:value-type="float">
            <text:p>11559.741</text:p>
          </table:table-cell>
          <table:table-cell table:formula="of:=[.D473]/[.A473]*100" office:value-type="float" office:value="2669.68614318707" calcext:value-type="float">
            <text:p>2669.686143187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43.598" calcext:value-type="float">
            <text:p>643.598</text:p>
          </table:table-cell>
          <table:table-cell/>
          <table:table-cell table:formula="of:=ABS([.A474]-[.B474])" office:value-type="float" office:value="474.598" calcext:value-type="float">
            <text:p>474.598</text:p>
          </table:table-cell>
          <table:table-cell table:formula="of:=[.D474]/[.A474]*100" office:value-type="float" office:value="280.827218934911" calcext:value-type="float">
            <text:p>280.82721893491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534.274" calcext:value-type="float">
            <text:p>3534.274</text:p>
          </table:table-cell>
          <table:table-cell/>
          <table:table-cell table:formula="of:=ABS([.A475]-[.B475])" office:value-type="float" office:value="2051.274" calcext:value-type="float">
            <text:p>2051.274</text:p>
          </table:table-cell>
          <table:table-cell table:formula="of:=[.D475]/[.A475]*100" office:value-type="float" office:value="138.319217801753" calcext:value-type="float">
            <text:p>138.3192178017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650.453" calcext:value-type="float">
            <text:p>-3650.453</text:p>
          </table:table-cell>
          <table:table-cell/>
          <table:table-cell table:formula="of:=ABS([.A476]-[.B476])" office:value-type="float" office:value="3739.453" calcext:value-type="float">
            <text:p>3739.453</text:p>
          </table:table-cell>
          <table:table-cell table:formula="of:=[.D476]/[.A476]*100" office:value-type="float" office:value="4201.63258426966" calcext:value-type="float">
            <text:p>4201.63258426966</text:p>
          </table:table-cell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float" office:value="11307.367" calcext:value-type="float">
            <text:p>11307.367</text:p>
          </table:table-cell>
          <table:table-cell/>
          <table:table-cell table:formula="of:=ABS([.A477]-[.B477])" office:value-type="float" office:value="411.633" calcext:value-type="float">
            <text:p>411.633</text:p>
          </table:table-cell>
          <table:table-cell table:formula="of:=[.D477]/[.A477]*100" office:value-type="float" office:value="3.51252666609779" calcext:value-type="float">
            <text:p>3.51252666609779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-870.039" calcext:value-type="float">
            <text:p>-870.039</text:p>
          </table:table-cell>
          <table:table-cell/>
          <table:table-cell table:formula="of:=ABS([.A478]-[.B478])" office:value-type="float" office:value="8020.039" calcext:value-type="float">
            <text:p>8020.039</text:p>
          </table:table-cell>
          <table:table-cell table:formula="of:=[.D478]/[.A478]*100" office:value-type="float" office:value="112.168377622378" calcext:value-type="float">
            <text:p>112.16837762237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71.982" calcext:value-type="float">
            <text:p>-771.982</text:p>
          </table:table-cell>
          <table:table-cell/>
          <table:table-cell table:formula="of:=ABS([.A479]-[.B479])" office:value-type="float" office:value="1042.982" calcext:value-type="float">
            <text:p>1042.982</text:p>
          </table:table-cell>
          <table:table-cell table:formula="of:=[.D479]/[.A479]*100" office:value-type="float" office:value="384.864206642066" calcext:value-type="float">
            <text:p>384.864206642066</text:p>
          </table:table-cell>
        </table:table-row>
        <table:table-row table:style-name="ro1">
          <table:table-cell office:value-type="float" office:value="119046" calcext:value-type="float">
            <text:p>119046</text:p>
          </table:table-cell>
          <table:table-cell office:value-type="float" office:value="73881.224" calcext:value-type="float">
            <text:p>73881.224</text:p>
          </table:table-cell>
          <table:table-cell/>
          <table:table-cell table:formula="of:=ABS([.A480]-[.B480])" office:value-type="float" office:value="45164.776" calcext:value-type="float">
            <text:p>45164.776</text:p>
          </table:table-cell>
          <table:table-cell table:formula="of:=[.D480]/[.A480]*100" office:value-type="float" office:value="37.9389278094182" calcext:value-type="float">
            <text:p>37.93892780941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74.123" calcext:value-type="float">
            <text:p>1974.123</text:p>
          </table:table-cell>
          <table:table-cell/>
          <table:table-cell table:formula="of:=ABS([.A481]-[.B481])" office:value-type="float" office:value="1866.123" calcext:value-type="float">
            <text:p>1866.123</text:p>
          </table:table-cell>
          <table:table-cell table:formula="of:=[.D481]/[.A481]*100" office:value-type="float" office:value="1727.89166666667" calcext:value-type="float">
            <text:p>1727.891666666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05.859" calcext:value-type="float">
            <text:p>-705.859</text:p>
          </table:table-cell>
          <table:table-cell/>
          <table:table-cell table:formula="of:=ABS([.A482]-[.B482])" office:value-type="float" office:value="829.859" calcext:value-type="float">
            <text:p>829.859</text:p>
          </table:table-cell>
          <table:table-cell table:formula="of:=[.D482]/[.A482]*100" office:value-type="float" office:value="669.241129032258" calcext:value-type="float">
            <text:p>669.241129032258</text:p>
          </table:table-cell>
        </table:table-row>
        <table:table-row table:style-name="ro1">
          <table:table-cell office:value-type="float" office:value="32587" calcext:value-type="float">
            <text:p>32587</text:p>
          </table:table-cell>
          <table:table-cell office:value-type="float" office:value="26513.851" calcext:value-type="float">
            <text:p>26513.851</text:p>
          </table:table-cell>
          <table:table-cell/>
          <table:table-cell table:formula="of:=ABS([.A483]-[.B483])" office:value-type="float" office:value="6073.149" calcext:value-type="float">
            <text:p>6073.149</text:p>
          </table:table-cell>
          <table:table-cell table:formula="of:=[.D483]/[.A483]*100" office:value-type="float" office:value="18.6367232331912" calcext:value-type="float">
            <text:p>18.6367232331912</text:p>
          </table:table-cell>
        </table:table-row>
        <table:table-row table:style-name="ro1">
          <table:table-cell office:value-type="float" office:value="241351" calcext:value-type="float">
            <text:p>241351</text:p>
          </table:table-cell>
          <table:table-cell office:value-type="float" office:value="78324.059" calcext:value-type="float">
            <text:p>78324.059</text:p>
          </table:table-cell>
          <table:table-cell/>
          <table:table-cell table:formula="of:=ABS([.A484]-[.B484])" office:value-type="float" office:value="163026.941" calcext:value-type="float">
            <text:p>163026.941</text:p>
          </table:table-cell>
          <table:table-cell table:formula="of:=[.D484]/[.A484]*100" office:value-type="float" office:value="67.5476550749738" calcext:value-type="float">
            <text:p>67.5476550749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582.541" calcext:value-type="float">
            <text:p>-1582.541</text:p>
          </table:table-cell>
          <table:table-cell/>
          <table:table-cell table:formula="of:=ABS([.A485]-[.B485])" office:value-type="float" office:value="1584.541" calcext:value-type="float">
            <text:p>1584.541</text:p>
          </table:table-cell>
          <table:table-cell table:formula="of:=[.D485]/[.A485]*100" office:value-type="float" office:value="79227.05" calcext:value-type="float">
            <text:p>79227.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40.27" calcext:value-type="float">
            <text:p>6740.27</text:p>
          </table:table-cell>
          <table:table-cell/>
          <table:table-cell table:formula="of:=ABS([.A486]-[.B486])" office:value-type="float" office:value="6652.27" calcext:value-type="float">
            <text:p>6652.27</text:p>
          </table:table-cell>
          <table:table-cell table:formula="of:=[.D486]/[.A486]*100" office:value-type="float" office:value="7559.39772727273" calcext:value-type="float">
            <text:p>7559.3977272727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817.236" calcext:value-type="float">
            <text:p>9817.236</text:p>
          </table:table-cell>
          <table:table-cell/>
          <table:table-cell table:formula="of:=ABS([.A487]-[.B487])" office:value-type="float" office:value="9223.236" calcext:value-type="float">
            <text:p>9223.236</text:p>
          </table:table-cell>
          <table:table-cell table:formula="of:=[.D487]/[.A487]*100" office:value-type="float" office:value="1552.73333333333" calcext:value-type="float">
            <text:p>1552.7333333333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18.036" calcext:value-type="float">
            <text:p>1418.036</text:p>
          </table:table-cell>
          <table:table-cell/>
          <table:table-cell table:formula="of:=ABS([.A488]-[.B488])" office:value-type="float" office:value="835.036" calcext:value-type="float">
            <text:p>835.036</text:p>
          </table:table-cell>
          <table:table-cell table:formula="of:=[.D488]/[.A488]*100" office:value-type="float" office:value="143.230874785592" calcext:value-type="float">
            <text:p>143.2308747855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788.252" calcext:value-type="float">
            <text:p>-3788.252</text:p>
          </table:table-cell>
          <table:table-cell/>
          <table:table-cell table:formula="of:=ABS([.A489]-[.B489])" office:value-type="float" office:value="3840.252" calcext:value-type="float">
            <text:p>3840.252</text:p>
          </table:table-cell>
          <table:table-cell table:formula="of:=[.D489]/[.A489]*100" office:value-type="float" office:value="7385.1" calcext:value-type="float">
            <text:p>7385.1</text:p>
          </table:table-cell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float" office:value="21797.716" calcext:value-type="float">
            <text:p>21797.716</text:p>
          </table:table-cell>
          <table:table-cell/>
          <table:table-cell table:formula="of:=ABS([.A490]-[.B490])" office:value-type="float" office:value="4645.284" calcext:value-type="float">
            <text:p>4645.284</text:p>
          </table:table-cell>
          <table:table-cell table:formula="of:=[.D490]/[.A490]*100" office:value-type="float" office:value="17.5671595507318" calcext:value-type="float">
            <text:p>17.5671595507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354.899" calcext:value-type="float">
            <text:p>-6354.899</text:p>
          </table:table-cell>
          <table:table-cell/>
          <table:table-cell table:formula="of:=ABS([.A491]-[.B491])" office:value-type="float" office:value="6355.899" calcext:value-type="float">
            <text:p>6355.899</text:p>
          </table:table-cell>
          <table:table-cell table:formula="of:=[.D491]/[.A491]*100" office:value-type="float" office:value="635589.9" calcext:value-type="float">
            <text:p>635589.9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7869.631" calcext:value-type="float">
            <text:p>7869.631</text:p>
          </table:table-cell>
          <table:table-cell/>
          <table:table-cell table:formula="of:=ABS([.A492]-[.B492])" office:value-type="float" office:value="1321.631" calcext:value-type="float">
            <text:p>1321.631</text:p>
          </table:table-cell>
          <table:table-cell table:formula="of:=[.D492]/[.A492]*100" office:value-type="float" office:value="20.1837354917532" calcext:value-type="float">
            <text:p>20.1837354917532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2877.471" calcext:value-type="float">
            <text:p>2877.471</text:p>
          </table:table-cell>
          <table:table-cell/>
          <table:table-cell table:formula="of:=ABS([.A493]-[.B493])" office:value-type="float" office:value="1599.529" calcext:value-type="float">
            <text:p>1599.529</text:p>
          </table:table-cell>
          <table:table-cell table:formula="of:=[.D493]/[.A493]*100" office:value-type="float" office:value="35.7276971186062" calcext:value-type="float">
            <text:p>35.7276971186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439.662" calcext:value-type="float">
            <text:p>-5439.662</text:p>
          </table:table-cell>
          <table:table-cell/>
          <table:table-cell table:formula="of:=ABS([.A494]-[.B494])" office:value-type="float" office:value="5439.662" calcext:value-type="float">
            <text:p>5439.662</text:p>
          </table:table-cell>
          <table:table-cell table:formula="of:=[.D494]/[.A49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608.68" calcext:value-type="float">
            <text:p>-4608.68</text:p>
          </table:table-cell>
          <table:table-cell/>
          <table:table-cell table:formula="of:=ABS([.A495]-[.B495])" office:value-type="float" office:value="4611.68" calcext:value-type="float">
            <text:p>4611.68</text:p>
          </table:table-cell>
          <table:table-cell table:formula="of:=[.D495]/[.A495]*100" office:value-type="float" office:value="153722.666666667" calcext:value-type="float">
            <text:p>153722.666666667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5679.183" calcext:value-type="float">
            <text:p>5679.183</text:p>
          </table:table-cell>
          <table:table-cell/>
          <table:table-cell table:formula="of:=ABS([.A496]-[.B496])" office:value-type="float" office:value="603.817" calcext:value-type="float">
            <text:p>603.817</text:p>
          </table:table-cell>
          <table:table-cell table:formula="of:=[.D496]/[.A496]*100" office:value-type="float" office:value="9.61032946044883" calcext:value-type="float">
            <text:p>9.610329460448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2010.344" calcext:value-type="float">
            <text:p>-2010.344</text:p>
          </table:table-cell>
          <table:table-cell/>
          <table:table-cell table:formula="of:=ABS([.A497]-[.B497])" office:value-type="float" office:value="2159.344" calcext:value-type="float">
            <text:p>2159.344</text:p>
          </table:table-cell>
          <table:table-cell table:formula="of:=[.D497]/[.A497]*100" office:value-type="float" office:value="1449.22416107383" calcext:value-type="float">
            <text:p>1449.22416107383</text:p>
          </table:table-cell>
        </table:table-row>
        <table:table-row table:style-name="ro1">
          <table:table-cell office:value-type="float" office:value="19606" calcext:value-type="float">
            <text:p>19606</text:p>
          </table:table-cell>
          <table:table-cell office:value-type="float" office:value="19841.564" calcext:value-type="float">
            <text:p>19841.564</text:p>
          </table:table-cell>
          <table:table-cell/>
          <table:table-cell table:formula="of:=ABS([.A498]-[.B498])" office:value-type="float" office:value="235.563999999998" calcext:value-type="float">
            <text:p>235.563999999998</text:p>
          </table:table-cell>
          <table:table-cell table:formula="of:=[.D498]/[.A498]*100" office:value-type="float" office:value="1.20148933999795" calcext:value-type="float">
            <text:p>1.20148933999795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float" office:value="10594.756" calcext:value-type="float">
            <text:p>10594.756</text:p>
          </table:table-cell>
          <table:table-cell/>
          <table:table-cell table:formula="of:=ABS([.A499]-[.B499])" office:value-type="float" office:value="3504.244" calcext:value-type="float">
            <text:p>3504.244</text:p>
          </table:table-cell>
          <table:table-cell table:formula="of:=[.D499]/[.A499]*100" office:value-type="float" office:value="24.8545570607845" calcext:value-type="float">
            <text:p>24.85455706078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01.179" calcext:value-type="float">
            <text:p>2401.179</text:p>
          </table:table-cell>
          <table:table-cell/>
          <table:table-cell table:formula="of:=ABS([.A500]-[.B500])" office:value-type="float" office:value="1952.179" calcext:value-type="float">
            <text:p>1952.179</text:p>
          </table:table-cell>
          <table:table-cell table:formula="of:=[.D500]/[.A500]*100" office:value-type="float" office:value="434.783741648107" calcext:value-type="float">
            <text:p>434.783741648107</text:p>
          </table:table-cell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74231.008" calcext:value-type="float">
            <text:p>74231.008</text:p>
          </table:table-cell>
          <table:table-cell/>
          <table:table-cell table:formula="of:=ABS([.A501]-[.B501])" office:value-type="float" office:value="60821.008" calcext:value-type="float">
            <text:p>60821.008</text:p>
          </table:table-cell>
          <table:table-cell table:formula="of:=[.D501]/[.A501]*100" office:value-type="float" office:value="453.549649515287" calcext:value-type="float">
            <text:p>453.54964951528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24.145" calcext:value-type="float">
            <text:p>1424.145</text:p>
          </table:table-cell>
          <table:table-cell/>
          <table:table-cell table:formula="of:=ABS([.A502]-[.B502])" office:value-type="float" office:value="901.145" calcext:value-type="float">
            <text:p>901.145</text:p>
          </table:table-cell>
          <table:table-cell table:formula="of:=[.D502]/[.A502]*100" office:value-type="float" office:value="172.303059273423" calcext:value-type="float">
            <text:p>172.303059273423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15145.711" calcext:value-type="float">
            <text:p>15145.711</text:p>
          </table:table-cell>
          <table:table-cell/>
          <table:table-cell table:formula="of:=ABS([.A503]-[.B503])" office:value-type="float" office:value="4413.711" calcext:value-type="float">
            <text:p>4413.711</text:p>
          </table:table-cell>
          <table:table-cell table:formula="of:=[.D503]/[.A503]*100" office:value-type="float" office:value="41.1266399552739" calcext:value-type="float">
            <text:p>41.126639955273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704.777" calcext:value-type="float">
            <text:p>7704.777</text:p>
          </table:table-cell>
          <table:table-cell/>
          <table:table-cell table:formula="of:=ABS([.A504]-[.B504])" office:value-type="float" office:value="6990.777" calcext:value-type="float">
            <text:p>6990.777</text:p>
          </table:table-cell>
          <table:table-cell table:formula="of:=[.D504]/[.A504]*100" office:value-type="float" office:value="979.100420168067" calcext:value-type="float">
            <text:p>979.100420168067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8137.29" calcext:value-type="float">
            <text:p>8137.29</text:p>
          </table:table-cell>
          <table:table-cell/>
          <table:table-cell table:formula="of:=ABS([.A505]-[.B505])" office:value-type="float" office:value="560.29" calcext:value-type="float">
            <text:p>560.29</text:p>
          </table:table-cell>
          <table:table-cell table:formula="of:=[.D505]/[.A505]*100" office:value-type="float" office:value="7.39461528309357" calcext:value-type="float">
            <text:p>7.39461528309357</text:p>
          </table:table-cell>
        </table:table-row>
        <table:table-row table:style-name="ro1">
          <table:table-cell office:value-type="float" office:value="230829" calcext:value-type="float">
            <text:p>230829</text:p>
          </table:table-cell>
          <table:table-cell office:value-type="float" office:value="105191.108" calcext:value-type="float">
            <text:p>105191.108</text:p>
          </table:table-cell>
          <table:table-cell/>
          <table:table-cell table:formula="of:=ABS([.A506]-[.B506])" office:value-type="float" office:value="125637.892" calcext:value-type="float">
            <text:p>125637.892</text:p>
          </table:table-cell>
          <table:table-cell table:formula="of:=[.D506]/[.A506]*100" office:value-type="float" office:value="54.4289894250722" calcext:value-type="float">
            <text:p>54.4289894250722</text:p>
          </table:table-cell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float" office:value="9483.651" calcext:value-type="float">
            <text:p>9483.651</text:p>
          </table:table-cell>
          <table:table-cell/>
          <table:table-cell table:formula="of:=ABS([.A507]-[.B507])" office:value-type="float" office:value="3830.349" calcext:value-type="float">
            <text:p>3830.349</text:p>
          </table:table-cell>
          <table:table-cell table:formula="of:=[.D507]/[.A507]*100" office:value-type="float" office:value="28.7693330328977" calcext:value-type="float">
            <text:p>28.7693330328977</text:p>
          </table:table-cell>
        </table:table-row>
        <table:table-row table:style-name="ro1">
          <table:table-cell office:value-type="float" office:value="37786" calcext:value-type="float">
            <text:p>37786</text:p>
          </table:table-cell>
          <table:table-cell office:value-type="float" office:value="34484.957" calcext:value-type="float">
            <text:p>34484.957</text:p>
          </table:table-cell>
          <table:table-cell/>
          <table:table-cell table:formula="of:=ABS([.A508]-[.B508])" office:value-type="float" office:value="3301.043" calcext:value-type="float">
            <text:p>3301.043</text:p>
          </table:table-cell>
          <table:table-cell table:formula="of:=[.D508]/[.A508]*100" office:value-type="float" office:value="8.73615360186312" calcext:value-type="float">
            <text:p>8.73615360186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360.695" calcext:value-type="float">
            <text:p>-5360.695</text:p>
          </table:table-cell>
          <table:table-cell/>
          <table:table-cell table:formula="of:=ABS([.A509]-[.B509])" office:value-type="float" office:value="5360.695" calcext:value-type="float">
            <text:p>5360.695</text:p>
          </table:table-cell>
          <table:table-cell table:formula="of:=[.D509]/[.A509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14645.64" calcext:value-type="float">
            <text:p>14645.64</text:p>
          </table:table-cell>
          <table:table-cell/>
          <table:table-cell table:formula="of:=ABS([.A510]-[.B510])" office:value-type="float" office:value="7917.64" calcext:value-type="float">
            <text:p>7917.64</text:p>
          </table:table-cell>
          <table:table-cell table:formula="of:=[.D510]/[.A510]*100" office:value-type="float" office:value="117.68192627824" calcext:value-type="float">
            <text:p>117.681926278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635.559" calcext:value-type="float">
            <text:p>-4635.559</text:p>
          </table:table-cell>
          <table:table-cell/>
          <table:table-cell table:formula="of:=ABS([.A511]-[.B511])" office:value-type="float" office:value="4656.559" calcext:value-type="float">
            <text:p>4656.559</text:p>
          </table:table-cell>
          <table:table-cell table:formula="of:=[.D511]/[.A511]*100" office:value-type="float" office:value="22174.0904761905" calcext:value-type="float">
            <text:p>22174.0904761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9.217" calcext:value-type="float">
            <text:p>289.217</text:p>
          </table:table-cell>
          <table:table-cell/>
          <table:table-cell table:formula="of:=ABS([.A512]-[.B512])" office:value-type="float" office:value="225.217" calcext:value-type="float">
            <text:p>225.217</text:p>
          </table:table-cell>
          <table:table-cell table:formula="of:=[.D512]/[.A512]*100" office:value-type="float" office:value="351.9015625" calcext:value-type="float">
            <text:p>351.90156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200.133" calcext:value-type="float">
            <text:p>-3200.133</text:p>
          </table:table-cell>
          <table:table-cell/>
          <table:table-cell table:formula="of:=ABS([.A513]-[.B513])" office:value-type="float" office:value="3435.133" calcext:value-type="float">
            <text:p>3435.133</text:p>
          </table:table-cell>
          <table:table-cell table:formula="of:=[.D513]/[.A513]*100" office:value-type="float" office:value="1461.75872340426" calcext:value-type="float">
            <text:p>1461.75872340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158.589" calcext:value-type="float">
            <text:p>-11158.589</text:p>
          </table:table-cell>
          <table:table-cell/>
          <table:table-cell table:formula="of:=ABS([.A514]-[.B514])" office:value-type="float" office:value="11161.589" calcext:value-type="float">
            <text:p>11161.589</text:p>
          </table:table-cell>
          <table:table-cell table:formula="of:=[.D514]/[.A514]*100" office:value-type="float" office:value="372052.966666667" calcext:value-type="float">
            <text:p>372052.966666667</text:p>
          </table:table-cell>
        </table:table-row>
        <table:table-row table:style-name="ro1">
          <table:table-cell office:value-type="float" office:value="18796" calcext:value-type="float">
            <text:p>18796</text:p>
          </table:table-cell>
          <table:table-cell office:value-type="float" office:value="12557.635" calcext:value-type="float">
            <text:p>12557.635</text:p>
          </table:table-cell>
          <table:table-cell/>
          <table:table-cell table:formula="of:=ABS([.A515]-[.B515])" office:value-type="float" office:value="6238.365" calcext:value-type="float">
            <text:p>6238.365</text:p>
          </table:table-cell>
          <table:table-cell table:formula="of:=[.D515]/[.A515]*100" office:value-type="float" office:value="33.189854224303" calcext:value-type="float">
            <text:p>33.189854224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758.272" calcext:value-type="float">
            <text:p>-5758.272</text:p>
          </table:table-cell>
          <table:table-cell/>
          <table:table-cell table:formula="of:=ABS([.A516]-[.B516])" office:value-type="float" office:value="5772.272" calcext:value-type="float">
            <text:p>5772.272</text:p>
          </table:table-cell>
          <table:table-cell table:formula="of:=[.D516]/[.A516]*100" office:value-type="float" office:value="41230.5142857143" calcext:value-type="float">
            <text:p>41230.514285714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323.092" calcext:value-type="float">
            <text:p>3323.092</text:p>
          </table:table-cell>
          <table:table-cell/>
          <table:table-cell table:formula="of:=ABS([.A517]-[.B517])" office:value-type="float" office:value="2140.092" calcext:value-type="float">
            <text:p>2140.092</text:p>
          </table:table-cell>
          <table:table-cell table:formula="of:=[.D517]/[.A517]*100" office:value-type="float" office:value="180.903803888419" calcext:value-type="float">
            <text:p>180.9038038884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8.455" calcext:value-type="float">
            <text:p>98.455</text:p>
          </table:table-cell>
          <table:table-cell/>
          <table:table-cell table:formula="of:=ABS([.A518]-[.B518])" office:value-type="float" office:value="48.545" calcext:value-type="float">
            <text:p>48.545</text:p>
          </table:table-cell>
          <table:table-cell table:formula="of:=[.D518]/[.A518]*100" office:value-type="float" office:value="33.0238095238095" calcext:value-type="float">
            <text:p>33.0238095238095</text:p>
          </table:table-cell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float" office:value="14926.774" calcext:value-type="float">
            <text:p>14926.774</text:p>
          </table:table-cell>
          <table:table-cell/>
          <table:table-cell table:formula="of:=ABS([.A519]-[.B519])" office:value-type="float" office:value="1919.774" calcext:value-type="float">
            <text:p>1919.774</text:p>
          </table:table-cell>
          <table:table-cell table:formula="of:=[.D519]/[.A519]*100" office:value-type="float" office:value="14.7595448604597" calcext:value-type="float">
            <text:p>14.759544860459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451.367" calcext:value-type="float">
            <text:p>12451.367</text:p>
          </table:table-cell>
          <table:table-cell/>
          <table:table-cell table:formula="of:=ABS([.A520]-[.B520])" office:value-type="float" office:value="11061.367" calcext:value-type="float">
            <text:p>11061.367</text:p>
          </table:table-cell>
          <table:table-cell table:formula="of:=[.D520]/[.A520]*100" office:value-type="float" office:value="795.781798561151" calcext:value-type="float">
            <text:p>795.781798561151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11239.589" calcext:value-type="float">
            <text:p>11239.589</text:p>
          </table:table-cell>
          <table:table-cell/>
          <table:table-cell table:formula="of:=ABS([.A521]-[.B521])" office:value-type="float" office:value="1833.411" calcext:value-type="float">
            <text:p>1833.411</text:p>
          </table:table-cell>
          <table:table-cell table:formula="of:=[.D521]/[.A521]*100" office:value-type="float" office:value="14.0244090874321" calcext:value-type="float">
            <text:p>14.0244090874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2.808" calcext:value-type="float">
            <text:p>702.808</text:p>
          </table:table-cell>
          <table:table-cell/>
          <table:table-cell table:formula="of:=ABS([.A522]-[.B522])" office:value-type="float" office:value="693.808" calcext:value-type="float">
            <text:p>693.808</text:p>
          </table:table-cell>
          <table:table-cell table:formula="of:=[.D522]/[.A522]*100" office:value-type="float" office:value="7708.97777777778" calcext:value-type="float">
            <text:p>7708.97777777778</text:p>
          </table:table-cell>
        </table:table-row>
        <table:table-row table:style-name="ro1">
          <table:table-cell office:value-type="float" office:value="100627" calcext:value-type="float">
            <text:p>100627</text:p>
          </table:table-cell>
          <table:table-cell office:value-type="float" office:value="104398.823" calcext:value-type="float">
            <text:p>104398.823</text:p>
          </table:table-cell>
          <table:table-cell/>
          <table:table-cell table:formula="of:=ABS([.A523]-[.B523])" office:value-type="float" office:value="3771.823" calcext:value-type="float">
            <text:p>3771.823</text:p>
          </table:table-cell>
          <table:table-cell table:formula="of:=[.D523]/[.A523]*100" office:value-type="float" office:value="3.74832102715971" calcext:value-type="float">
            <text:p>3.74832102715971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11619.594" calcext:value-type="float">
            <text:p>11619.594</text:p>
          </table:table-cell>
          <table:table-cell/>
          <table:table-cell table:formula="of:=ABS([.A524]-[.B524])" office:value-type="float" office:value="2453.594" calcext:value-type="float">
            <text:p>2453.594</text:p>
          </table:table-cell>
          <table:table-cell table:formula="of:=[.D524]/[.A524]*100" office:value-type="float" office:value="26.768426794676" calcext:value-type="float">
            <text:p>26.76842679467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353.973" calcext:value-type="float">
            <text:p>6353.973</text:p>
          </table:table-cell>
          <table:table-cell/>
          <table:table-cell table:formula="of:=ABS([.A525]-[.B525])" office:value-type="float" office:value="5634.973" calcext:value-type="float">
            <text:p>5634.973</text:p>
          </table:table-cell>
          <table:table-cell table:formula="of:=[.D525]/[.A525]*100" office:value-type="float" office:value="783.72364394993" calcext:value-type="float">
            <text:p>783.7236439499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8886.345" calcext:value-type="float">
            <text:p>8886.345</text:p>
          </table:table-cell>
          <table:table-cell/>
          <table:table-cell table:formula="of:=ABS([.A526]-[.B526])" office:value-type="float" office:value="6775.345" calcext:value-type="float">
            <text:p>6775.345</text:p>
          </table:table-cell>
          <table:table-cell table:formula="of:=[.D526]/[.A526]*100" office:value-type="float" office:value="320.95428706774" calcext:value-type="float">
            <text:p>320.954287067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6615.357" calcext:value-type="float">
            <text:p>16615.357</text:p>
          </table:table-cell>
          <table:table-cell/>
          <table:table-cell table:formula="of:=ABS([.A527]-[.B527])" office:value-type="float" office:value="16007.357" calcext:value-type="float">
            <text:p>16007.357</text:p>
          </table:table-cell>
          <table:table-cell table:formula="of:=[.D527]/[.A527]*100" office:value-type="float" office:value="2632.78898026316" calcext:value-type="float">
            <text:p>2632.78898026316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30509.441" calcext:value-type="float">
            <text:p>30509.441</text:p>
          </table:table-cell>
          <table:table-cell/>
          <table:table-cell table:formula="of:=ABS([.A528]-[.B528])" office:value-type="float" office:value="24177.441" calcext:value-type="float">
            <text:p>24177.441</text:p>
          </table:table-cell>
          <table:table-cell table:formula="of:=[.D528]/[.A528]*100" office:value-type="float" office:value="381.829453569172" calcext:value-type="float">
            <text:p>381.82945356917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94.191" calcext:value-type="float">
            <text:p>2794.191</text:p>
          </table:table-cell>
          <table:table-cell/>
          <table:table-cell table:formula="of:=ABS([.A529]-[.B529])" office:value-type="float" office:value="1860.191" calcext:value-type="float">
            <text:p>1860.191</text:p>
          </table:table-cell>
          <table:table-cell table:formula="of:=[.D529]/[.A529]*100" office:value-type="float" office:value="199.16391862955" calcext:value-type="float">
            <text:p>199.16391862955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50591.495" calcext:value-type="float">
            <text:p>50591.495</text:p>
          </table:table-cell>
          <table:table-cell/>
          <table:table-cell table:formula="of:=ABS([.A530]-[.B530])" office:value-type="float" office:value="27300.495" calcext:value-type="float">
            <text:p>27300.495</text:p>
          </table:table-cell>
          <table:table-cell table:formula="of:=[.D530]/[.A530]*100" office:value-type="float" office:value="117.214782534026" calcext:value-type="float">
            <text:p>117.2147825340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89.378" calcext:value-type="float">
            <text:p>4389.378</text:p>
          </table:table-cell>
          <table:table-cell/>
          <table:table-cell table:formula="of:=ABS([.A531]-[.B531])" office:value-type="float" office:value="3742.378" calcext:value-type="float">
            <text:p>3742.378</text:p>
          </table:table-cell>
          <table:table-cell table:formula="of:=[.D531]/[.A531]*100" office:value-type="float" office:value="578.420092735703" calcext:value-type="float">
            <text:p>578.420092735703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9428" calcext:value-type="float">
            <text:p>9428</text:p>
          </table:table-cell>
          <table:table-cell/>
          <table:table-cell table:formula="of:=ABS([.A532]-[.B532])" office:value-type="float" office:value="1702" calcext:value-type="float">
            <text:p>1702</text:p>
          </table:table-cell>
          <table:table-cell table:formula="of:=[.D532]/[.A532]*100" office:value-type="float" office:value="15.2920035938904" calcext:value-type="float">
            <text:p>15.29200359389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8.266" calcext:value-type="float">
            <text:p>1008.266</text:p>
          </table:table-cell>
          <table:table-cell/>
          <table:table-cell table:formula="of:=ABS([.A533]-[.B533])" office:value-type="float" office:value="883.266" calcext:value-type="float">
            <text:p>883.266</text:p>
          </table:table-cell>
          <table:table-cell table:formula="of:=[.D533]/[.A533]*100" office:value-type="float" office:value="706.6128" calcext:value-type="float">
            <text:p>706.6128</text:p>
          </table:table-cell>
        </table:table-row>
        <table:table-row table:style-name="ro1">
          <table:table-cell office:value-type="float" office:value="28215" calcext:value-type="float">
            <text:p>28215</text:p>
          </table:table-cell>
          <table:table-cell office:value-type="float" office:value="101522.516" calcext:value-type="float">
            <text:p>101522.516</text:p>
          </table:table-cell>
          <table:table-cell/>
          <table:table-cell table:formula="of:=ABS([.A534]-[.B534])" office:value-type="float" office:value="73307.516" calcext:value-type="float">
            <text:p>73307.516</text:p>
          </table:table-cell>
          <table:table-cell table:formula="of:=[.D534]/[.A534]*100" office:value-type="float" office:value="259.817529682793" calcext:value-type="float">
            <text:p>259.8175296827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58.108" calcext:value-type="float">
            <text:p>-258.108</text:p>
          </table:table-cell>
          <table:table-cell/>
          <table:table-cell table:formula="of:=ABS([.A535]-[.B535])" office:value-type="float" office:value="532.108" calcext:value-type="float">
            <text:p>532.108</text:p>
          </table:table-cell>
          <table:table-cell table:formula="of:=[.D535]/[.A535]*100" office:value-type="float" office:value="194.2" calcext:value-type="float">
            <text:p>194.2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4714.412" calcext:value-type="float">
            <text:p>4714.412</text:p>
          </table:table-cell>
          <table:table-cell/>
          <table:table-cell table:formula="of:=ABS([.A536]-[.B536])" office:value-type="float" office:value="474.412" calcext:value-type="float">
            <text:p>474.412</text:p>
          </table:table-cell>
          <table:table-cell table:formula="of:=[.D536]/[.A536]*100" office:value-type="float" office:value="11.188962264151" calcext:value-type="float">
            <text:p>11.188962264151</text:p>
          </table:table-cell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float" office:value="27447.919" calcext:value-type="float">
            <text:p>27447.919</text:p>
          </table:table-cell>
          <table:table-cell/>
          <table:table-cell table:formula="of:=ABS([.A537]-[.B537])" office:value-type="float" office:value="12935.919" calcext:value-type="float">
            <text:p>12935.919</text:p>
          </table:table-cell>
          <table:table-cell table:formula="of:=[.D537]/[.A537]*100" office:value-type="float" office:value="89.1394638919515" calcext:value-type="float">
            <text:p>89.13946389195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179.019" calcext:value-type="float">
            <text:p>4179.019</text:p>
          </table:table-cell>
          <table:table-cell/>
          <table:table-cell table:formula="of:=ABS([.A538]-[.B538])" office:value-type="float" office:value="3913.019" calcext:value-type="float">
            <text:p>3913.019</text:p>
          </table:table-cell>
          <table:table-cell table:formula="of:=[.D538]/[.A538]*100" office:value-type="float" office:value="1471.05977443609" calcext:value-type="float">
            <text:p>1471.0597744360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356.164" calcext:value-type="float">
            <text:p>9356.164</text:p>
          </table:table-cell>
          <table:table-cell/>
          <table:table-cell table:formula="of:=ABS([.A539]-[.B539])" office:value-type="float" office:value="8472.164" calcext:value-type="float">
            <text:p>8472.164</text:p>
          </table:table-cell>
          <table:table-cell table:formula="of:=[.D539]/[.A539]*100" office:value-type="float" office:value="958.389592760181" calcext:value-type="float">
            <text:p>958.3895927601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921.134" calcext:value-type="float">
            <text:p>2921.134</text:p>
          </table:table-cell>
          <table:table-cell/>
          <table:table-cell table:formula="of:=ABS([.A540]-[.B540])" office:value-type="float" office:value="2602.134" calcext:value-type="float">
            <text:p>2602.134</text:p>
          </table:table-cell>
          <table:table-cell table:formula="of:=[.D540]/[.A540]*100" office:value-type="float" office:value="815.715987460815" calcext:value-type="float">
            <text:p>815.7159874608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649.686" calcext:value-type="float">
            <text:p>26649.686</text:p>
          </table:table-cell>
          <table:table-cell/>
          <table:table-cell table:formula="of:=ABS([.A541]-[.B541])" office:value-type="float" office:value="26186.686" calcext:value-type="float">
            <text:p>26186.686</text:p>
          </table:table-cell>
          <table:table-cell table:formula="of:=[.D541]/[.A541]*100" office:value-type="float" office:value="5655.8717062635" calcext:value-type="float">
            <text:p>5655.8717062635</text:p>
          </table:table-cell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float" office:value="32950.34" calcext:value-type="float">
            <text:p>32950.34</text:p>
          </table:table-cell>
          <table:table-cell/>
          <table:table-cell table:formula="of:=ABS([.A542]-[.B542])" office:value-type="float" office:value="1502.66" calcext:value-type="float">
            <text:p>1502.66</text:p>
          </table:table-cell>
          <table:table-cell table:formula="of:=[.D542]/[.A542]*100" office:value-type="float" office:value="4.36147795547559" calcext:value-type="float">
            <text:p>4.361477955475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5.078" calcext:value-type="float">
            <text:p>2245.078</text:p>
          </table:table-cell>
          <table:table-cell/>
          <table:table-cell table:formula="of:=ABS([.A543]-[.B543])" office:value-type="float" office:value="2187.078" calcext:value-type="float">
            <text:p>2187.078</text:p>
          </table:table-cell>
          <table:table-cell table:formula="of:=[.D543]/[.A543]*100" office:value-type="float" office:value="3770.82413793103" calcext:value-type="float">
            <text:p>3770.8241379310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8539.234" calcext:value-type="float">
            <text:p>8539.234</text:p>
          </table:table-cell>
          <table:table-cell/>
          <table:table-cell table:formula="of:=ABS([.A544]-[.B544])" office:value-type="float" office:value="6446.234" calcext:value-type="float">
            <text:p>6446.234</text:p>
          </table:table-cell>
          <table:table-cell table:formula="of:=[.D544]/[.A544]*100" office:value-type="float" office:value="307.990157668419" calcext:value-type="float">
            <text:p>307.99015766841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992.191" calcext:value-type="float">
            <text:p>1992.191</text:p>
          </table:table-cell>
          <table:table-cell/>
          <table:table-cell table:formula="of:=ABS([.A545]-[.B545])" office:value-type="float" office:value="203.191" calcext:value-type="float">
            <text:p>203.191</text:p>
          </table:table-cell>
          <table:table-cell table:formula="of:=[.D545]/[.A545]*100" office:value-type="float" office:value="11.3577976523197" calcext:value-type="float">
            <text:p>11.3577976523197</text:p>
          </table:table-cell>
        </table:table-row>
        <table:table-row table:style-name="ro1">
          <table:table-cell office:value-type="float" office:value="16587" calcext:value-type="float">
            <text:p>16587</text:p>
          </table:table-cell>
          <table:table-cell office:value-type="float" office:value="15756.995" calcext:value-type="float">
            <text:p>15756.995</text:p>
          </table:table-cell>
          <table:table-cell/>
          <table:table-cell table:formula="of:=ABS([.A546]-[.B546])" office:value-type="float" office:value="830.004999999999" calcext:value-type="float">
            <text:p>830.004999999999</text:p>
          </table:table-cell>
          <table:table-cell table:formula="of:=[.D546]/[.A546]*100" office:value-type="float" office:value="5.00394887562549" calcext:value-type="float">
            <text:p>5.003948875625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67.596" calcext:value-type="float">
            <text:p>1867.596</text:p>
          </table:table-cell>
          <table:table-cell/>
          <table:table-cell table:formula="of:=ABS([.A547]-[.B547])" office:value-type="float" office:value="1272.596" calcext:value-type="float">
            <text:p>1272.596</text:p>
          </table:table-cell>
          <table:table-cell table:formula="of:=[.D547]/[.A547]*100" office:value-type="float" office:value="213.881680672269" calcext:value-type="float">
            <text:p>213.88168067226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5975.959" calcext:value-type="float">
            <text:p>5975.959</text:p>
          </table:table-cell>
          <table:table-cell/>
          <table:table-cell table:formula="of:=ABS([.A548]-[.B548])" office:value-type="float" office:value="4616.959" calcext:value-type="float">
            <text:p>4616.959</text:p>
          </table:table-cell>
          <table:table-cell table:formula="of:=[.D548]/[.A548]*100" office:value-type="float" office:value="339.732082413539" calcext:value-type="float">
            <text:p>339.73208241353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4258.371" calcext:value-type="float">
            <text:p>24258.371</text:p>
          </table:table-cell>
          <table:table-cell/>
          <table:table-cell table:formula="of:=ABS([.A549]-[.B549])" office:value-type="float" office:value="21538.371" calcext:value-type="float">
            <text:p>21538.371</text:p>
          </table:table-cell>
          <table:table-cell table:formula="of:=[.D549]/[.A549]*100" office:value-type="float" office:value="791.851875" calcext:value-type="float">
            <text:p>791.851875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14711.76" calcext:value-type="float">
            <text:p>14711.76</text:p>
          </table:table-cell>
          <table:table-cell/>
          <table:table-cell table:formula="of:=ABS([.A550]-[.B550])" office:value-type="float" office:value="5812.76" calcext:value-type="float">
            <text:p>5812.76</text:p>
          </table:table-cell>
          <table:table-cell table:formula="of:=[.D550]/[.A550]*100" office:value-type="float" office:value="65.31924935386" calcext:value-type="float">
            <text:p>65.31924935386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10367.081" calcext:value-type="float">
            <text:p>10367.081</text:p>
          </table:table-cell>
          <table:table-cell/>
          <table:table-cell table:formula="of:=ABS([.A551]-[.B551])" office:value-type="float" office:value="2755.081" calcext:value-type="float">
            <text:p>2755.081</text:p>
          </table:table-cell>
          <table:table-cell table:formula="of:=[.D551]/[.A551]*100" office:value-type="float" office:value="36.1939174986863" calcext:value-type="float">
            <text:p>36.19391749868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380.693" calcext:value-type="float">
            <text:p>3380.693</text:p>
          </table:table-cell>
          <table:table-cell/>
          <table:table-cell table:formula="of:=ABS([.A552]-[.B552])" office:value-type="float" office:value="2979.693" calcext:value-type="float">
            <text:p>2979.693</text:p>
          </table:table-cell>
          <table:table-cell table:formula="of:=[.D552]/[.A552]*100" office:value-type="float" office:value="743.065586034913" calcext:value-type="float">
            <text:p>743.065586034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683.059" calcext:value-type="float">
            <text:p>-5683.059</text:p>
          </table:table-cell>
          <table:table-cell/>
          <table:table-cell table:formula="of:=ABS([.A553]-[.B553])" office:value-type="float" office:value="5683.059" calcext:value-type="float">
            <text:p>5683.059</text:p>
          </table:table-cell>
          <table:table-cell table:formula="of:=[.D553]/[.A55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908.099" calcext:value-type="float">
            <text:p>-7908.099</text:p>
          </table:table-cell>
          <table:table-cell/>
          <table:table-cell table:formula="of:=ABS([.A554]-[.B554])" office:value-type="float" office:value="7908.099" calcext:value-type="float">
            <text:p>7908.099</text:p>
          </table:table-cell>
          <table:table-cell table:formula="of:=[.D554]/[.A55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47.234" calcext:value-type="float">
            <text:p>3747.234</text:p>
          </table:table-cell>
          <table:table-cell/>
          <table:table-cell table:formula="of:=ABS([.A555]-[.B555])" office:value-type="float" office:value="3708.234" calcext:value-type="float">
            <text:p>3708.234</text:p>
          </table:table-cell>
          <table:table-cell table:formula="of:=[.D555]/[.A555]*100" office:value-type="float" office:value="9508.29230769231" calcext:value-type="float">
            <text:p>9508.29230769231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13575.604" calcext:value-type="float">
            <text:p>13575.604</text:p>
          </table:table-cell>
          <table:table-cell/>
          <table:table-cell table:formula="of:=ABS([.A556]-[.B556])" office:value-type="float" office:value="5623.604" calcext:value-type="float">
            <text:p>5623.604</text:p>
          </table:table-cell>
          <table:table-cell table:formula="of:=[.D556]/[.A556]*100" office:value-type="float" office:value="70.7193661971831" calcext:value-type="float">
            <text:p>70.719366197183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256.345" calcext:value-type="float">
            <text:p>5256.345</text:p>
          </table:table-cell>
          <table:table-cell/>
          <table:table-cell table:formula="of:=ABS([.A557]-[.B557])" office:value-type="float" office:value="4111.345" calcext:value-type="float">
            <text:p>4111.345</text:p>
          </table:table-cell>
          <table:table-cell table:formula="of:=[.D557]/[.A557]*100" office:value-type="float" office:value="359.06943231441" calcext:value-type="float">
            <text:p>359.0694323144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990.732" calcext:value-type="float">
            <text:p>-990.732</text:p>
          </table:table-cell>
          <table:table-cell/>
          <table:table-cell table:formula="of:=ABS([.A558]-[.B558])" office:value-type="float" office:value="1708.732" calcext:value-type="float">
            <text:p>1708.732</text:p>
          </table:table-cell>
          <table:table-cell table:formula="of:=[.D558]/[.A558]*100" office:value-type="float" office:value="237.98495821727" calcext:value-type="float">
            <text:p>237.98495821727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3459.473" calcext:value-type="float">
            <text:p>3459.473</text:p>
          </table:table-cell>
          <table:table-cell/>
          <table:table-cell table:formula="of:=ABS([.A559]-[.B559])" office:value-type="float" office:value="1548.527" calcext:value-type="float">
            <text:p>1548.527</text:p>
          </table:table-cell>
          <table:table-cell table:formula="of:=[.D559]/[.A559]*100" office:value-type="float" office:value="30.9210662939297" calcext:value-type="float">
            <text:p>30.9210662939297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40975.798" calcext:value-type="float">
            <text:p>40975.798</text:p>
          </table:table-cell>
          <table:table-cell/>
          <table:table-cell table:formula="of:=ABS([.A560]-[.B560])" office:value-type="float" office:value="65432.202" calcext:value-type="float">
            <text:p>65432.202</text:p>
          </table:table-cell>
          <table:table-cell table:formula="of:=[.D560]/[.A560]*100" office:value-type="float" office:value="61.491807006992" calcext:value-type="float">
            <text:p>61.49180700699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898.474" calcext:value-type="float">
            <text:p>6898.474</text:p>
          </table:table-cell>
          <table:table-cell/>
          <table:table-cell table:formula="of:=ABS([.A561]-[.B561])" office:value-type="float" office:value="6039.474" calcext:value-type="float">
            <text:p>6039.474</text:p>
          </table:table-cell>
          <table:table-cell table:formula="of:=[.D561]/[.A561]*100" office:value-type="float" office:value="703.081955762515" calcext:value-type="float">
            <text:p>703.081955762515</text:p>
          </table:table-cell>
        </table:table-row>
        <table:table-row table:style-name="ro1">
          <table:table-cell office:value-type="float" office:value="21881" calcext:value-type="float">
            <text:p>21881</text:p>
          </table:table-cell>
          <table:table-cell office:value-type="float" office:value="17971.393" calcext:value-type="float">
            <text:p>17971.393</text:p>
          </table:table-cell>
          <table:table-cell/>
          <table:table-cell table:formula="of:=ABS([.A562]-[.B562])" office:value-type="float" office:value="3909.607" calcext:value-type="float">
            <text:p>3909.607</text:p>
          </table:table-cell>
          <table:table-cell table:formula="of:=[.D562]/[.A562]*100" office:value-type="float" office:value="17.8675883186326" calcext:value-type="float">
            <text:p>17.8675883186326</text:p>
          </table:table-cell>
        </table:table-row>
        <table:table-row table:style-name="ro1">
          <table:table-cell office:value-type="float" office:value="67079" calcext:value-type="float">
            <text:p>67079</text:p>
          </table:table-cell>
          <table:table-cell office:value-type="float" office:value="77721.977" calcext:value-type="float">
            <text:p>77721.977</text:p>
          </table:table-cell>
          <table:table-cell/>
          <table:table-cell table:formula="of:=ABS([.A563]-[.B563])" office:value-type="float" office:value="10642.977" calcext:value-type="float">
            <text:p>10642.977</text:p>
          </table:table-cell>
          <table:table-cell table:formula="of:=[.D563]/[.A563]*100" office:value-type="float" office:value="15.8663322351257" calcext:value-type="float">
            <text:p>15.866332235125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81.518" calcext:value-type="float">
            <text:p>2681.518</text:p>
          </table:table-cell>
          <table:table-cell/>
          <table:table-cell table:formula="of:=ABS([.A564]-[.B564])" office:value-type="float" office:value="2137.518" calcext:value-type="float">
            <text:p>2137.518</text:p>
          </table:table-cell>
          <table:table-cell table:formula="of:=[.D564]/[.A564]*100" office:value-type="float" office:value="392.926102941176" calcext:value-type="float">
            <text:p>392.9261029411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222.799" calcext:value-type="float">
            <text:p>-6222.799</text:p>
          </table:table-cell>
          <table:table-cell/>
          <table:table-cell table:formula="of:=ABS([.A565]-[.B565])" office:value-type="float" office:value="6300.799" calcext:value-type="float">
            <text:p>6300.799</text:p>
          </table:table-cell>
          <table:table-cell table:formula="of:=[.D565]/[.A565]*100" office:value-type="float" office:value="8077.94743589744" calcext:value-type="float">
            <text:p>8077.9474358974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48.28" calcext:value-type="float">
            <text:p>848.28</text:p>
          </table:table-cell>
          <table:table-cell/>
          <table:table-cell table:formula="of:=ABS([.A566]-[.B566])" office:value-type="float" office:value="465.28" calcext:value-type="float">
            <text:p>465.28</text:p>
          </table:table-cell>
          <table:table-cell table:formula="of:=[.D566]/[.A566]*100" office:value-type="float" office:value="121.483028720627" calcext:value-type="float">
            <text:p>121.483028720627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float" office:value="24717.489" calcext:value-type="float">
            <text:p>24717.489</text:p>
          </table:table-cell>
          <table:table-cell/>
          <table:table-cell table:formula="of:=ABS([.A567]-[.B567])" office:value-type="float" office:value="9575.489" calcext:value-type="float">
            <text:p>9575.489</text:p>
          </table:table-cell>
          <table:table-cell table:formula="of:=[.D567]/[.A567]*100" office:value-type="float" office:value="63.2379408268393" calcext:value-type="float">
            <text:p>63.2379408268393</text:p>
          </table:table-cell>
        </table:table-row>
        <table:table-row table:style-name="ro1">
          <table:table-cell office:value-type="float" office:value="171223" calcext:value-type="float">
            <text:p>171223</text:p>
          </table:table-cell>
          <table:table-cell office:value-type="float" office:value="90763.131" calcext:value-type="float">
            <text:p>90763.131</text:p>
          </table:table-cell>
          <table:table-cell/>
          <table:table-cell table:formula="of:=ABS([.A568]-[.B568])" office:value-type="float" office:value="80459.869" calcext:value-type="float">
            <text:p>80459.869</text:p>
          </table:table-cell>
          <table:table-cell table:formula="of:=[.D568]/[.A568]*100" office:value-type="float" office:value="46.9912739526816" calcext:value-type="float">
            <text:p>46.99127395268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4208.169" calcext:value-type="float">
            <text:p>-4208.169</text:p>
          </table:table-cell>
          <table:table-cell/>
          <table:table-cell table:formula="of:=ABS([.A569]-[.B569])" office:value-type="float" office:value="4500.169" calcext:value-type="float">
            <text:p>4500.169</text:p>
          </table:table-cell>
          <table:table-cell table:formula="of:=[.D569]/[.A569]*100" office:value-type="float" office:value="1541.15376712329" calcext:value-type="float">
            <text:p>1541.153767123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35.832" calcext:value-type="float">
            <text:p>-1035.832</text:p>
          </table:table-cell>
          <table:table-cell/>
          <table:table-cell table:formula="of:=ABS([.A570]-[.B570])" office:value-type="float" office:value="1172.832" calcext:value-type="float">
            <text:p>1172.832</text:p>
          </table:table-cell>
          <table:table-cell table:formula="of:=[.D570]/[.A570]*100" office:value-type="float" office:value="856.081751824818" calcext:value-type="float">
            <text:p>856.08175182481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2964.366" calcext:value-type="float">
            <text:p>2964.366</text:p>
          </table:table-cell>
          <table:table-cell/>
          <table:table-cell table:formula="of:=ABS([.A571]-[.B571])" office:value-type="float" office:value="1015.634" calcext:value-type="float">
            <text:p>1015.634</text:p>
          </table:table-cell>
          <table:table-cell table:formula="of:=[.D571]/[.A571]*100" office:value-type="float" office:value="25.5184422110553" calcext:value-type="float">
            <text:p>25.5184422110553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6835.672" calcext:value-type="float">
            <text:p>6835.672</text:p>
          </table:table-cell>
          <table:table-cell/>
          <table:table-cell table:formula="of:=ABS([.A572]-[.B572])" office:value-type="float" office:value="1756.672" calcext:value-type="float">
            <text:p>1756.672</text:p>
          </table:table-cell>
          <table:table-cell table:formula="of:=[.D572]/[.A572]*100" office:value-type="float" office:value="34.5869659381768" calcext:value-type="float">
            <text:p>34.586965938176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25.039" calcext:value-type="float">
            <text:p>825.039</text:p>
          </table:table-cell>
          <table:table-cell/>
          <table:table-cell table:formula="of:=ABS([.A573]-[.B573])" office:value-type="float" office:value="222.039" calcext:value-type="float">
            <text:p>222.039</text:p>
          </table:table-cell>
          <table:table-cell table:formula="of:=[.D573]/[.A573]*100" office:value-type="float" office:value="36.8223880597015" calcext:value-type="float">
            <text:p>36.82238805970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155.863" calcext:value-type="float">
            <text:p>-1155.863</text:p>
          </table:table-cell>
          <table:table-cell/>
          <table:table-cell table:formula="of:=ABS([.A574]-[.B574])" office:value-type="float" office:value="1897.863" calcext:value-type="float">
            <text:p>1897.863</text:p>
          </table:table-cell>
          <table:table-cell table:formula="of:=[.D574]/[.A574]*100" office:value-type="float" office:value="255.776684636119" calcext:value-type="float">
            <text:p>255.7766846361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634.703" calcext:value-type="float">
            <text:p>6634.703</text:p>
          </table:table-cell>
          <table:table-cell/>
          <table:table-cell table:formula="of:=ABS([.A575]-[.B575])" office:value-type="float" office:value="5643.703" calcext:value-type="float">
            <text:p>5643.703</text:p>
          </table:table-cell>
          <table:table-cell table:formula="of:=[.D575]/[.A575]*100" office:value-type="float" office:value="569.495761856711" calcext:value-type="float">
            <text:p>569.4957618567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359.383" calcext:value-type="float">
            <text:p>-7359.383</text:p>
          </table:table-cell>
          <table:table-cell/>
          <table:table-cell table:formula="of:=ABS([.A576]-[.B576])" office:value-type="float" office:value="7366.383" calcext:value-type="float">
            <text:p>7366.383</text:p>
          </table:table-cell>
          <table:table-cell table:formula="of:=[.D576]/[.A576]*100" office:value-type="float" office:value="105234.042857143" calcext:value-type="float">
            <text:p>105234.0428571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78.991" calcext:value-type="float">
            <text:p>4278.991</text:p>
          </table:table-cell>
          <table:table-cell/>
          <table:table-cell table:formula="of:=ABS([.A577]-[.B577])" office:value-type="float" office:value="3698.991" calcext:value-type="float">
            <text:p>3698.991</text:p>
          </table:table-cell>
          <table:table-cell table:formula="of:=[.D577]/[.A577]*100" office:value-type="float" office:value="637.757068965517" calcext:value-type="float">
            <text:p>637.757068965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51.287" calcext:value-type="float">
            <text:p>-651.287</text:p>
          </table:table-cell>
          <table:table-cell/>
          <table:table-cell table:formula="of:=ABS([.A578]-[.B578])" office:value-type="float" office:value="663.287" calcext:value-type="float">
            <text:p>663.287</text:p>
          </table:table-cell>
          <table:table-cell table:formula="of:=[.D578]/[.A578]*100" office:value-type="float" office:value="5527.39166666667" calcext:value-type="float">
            <text:p>5527.3916666666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1.791" calcext:value-type="float">
            <text:p>1451.791</text:p>
          </table:table-cell>
          <table:table-cell/>
          <table:table-cell table:formula="of:=ABS([.A579]-[.B579])" office:value-type="float" office:value="973.791" calcext:value-type="float">
            <text:p>973.791</text:p>
          </table:table-cell>
          <table:table-cell table:formula="of:=[.D579]/[.A579]*100" office:value-type="float" office:value="203.721966527197" calcext:value-type="float">
            <text:p>203.721966527197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5707.097" calcext:value-type="float">
            <text:p>15707.097</text:p>
          </table:table-cell>
          <table:table-cell/>
          <table:table-cell table:formula="of:=ABS([.A580]-[.B580])" office:value-type="float" office:value="8557.097" calcext:value-type="float">
            <text:p>8557.097</text:p>
          </table:table-cell>
          <table:table-cell table:formula="of:=[.D580]/[.A580]*100" office:value-type="float" office:value="119.679678321678" calcext:value-type="float">
            <text:p>119.679678321678</text:p>
          </table:table-cell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float" office:value="17085.757" calcext:value-type="float">
            <text:p>17085.757</text:p>
          </table:table-cell>
          <table:table-cell/>
          <table:table-cell table:formula="of:=ABS([.A581]-[.B581])" office:value-type="float" office:value="1631.757" calcext:value-type="float">
            <text:p>1631.757</text:p>
          </table:table-cell>
          <table:table-cell table:formula="of:=[.D581]/[.A581]*100" office:value-type="float" office:value="10.5588003105992" calcext:value-type="float">
            <text:p>10.5588003105992</text:p>
          </table:table-cell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float" office:value="11189.503" calcext:value-type="float">
            <text:p>11189.503</text:p>
          </table:table-cell>
          <table:table-cell/>
          <table:table-cell table:formula="of:=ABS([.A582]-[.B582])" office:value-type="float" office:value="2629.497" calcext:value-type="float">
            <text:p>2629.497</text:p>
          </table:table-cell>
          <table:table-cell table:formula="of:=[.D582]/[.A582]*100" office:value-type="float" office:value="19.028127939793" calcext:value-type="float">
            <text:p>19.02812793979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80.818" calcext:value-type="float">
            <text:p>17780.818</text:p>
          </table:table-cell>
          <table:table-cell/>
          <table:table-cell table:formula="of:=ABS([.A583]-[.B583])" office:value-type="float" office:value="15776.818" calcext:value-type="float">
            <text:p>15776.818</text:p>
          </table:table-cell>
          <table:table-cell table:formula="of:=[.D583]/[.A583]*100" office:value-type="float" office:value="787.266367265469" calcext:value-type="float">
            <text:p>787.26636726546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478.104" calcext:value-type="float">
            <text:p>-3478.104</text:p>
          </table:table-cell>
          <table:table-cell/>
          <table:table-cell table:formula="of:=ABS([.A584]-[.B584])" office:value-type="float" office:value="3787.104" calcext:value-type="float">
            <text:p>3787.104</text:p>
          </table:table-cell>
          <table:table-cell table:formula="of:=[.D584]/[.A584]*100" office:value-type="float" office:value="1225.6" calcext:value-type="float">
            <text:p>1225.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844.281" calcext:value-type="float">
            <text:p>24844.281</text:p>
          </table:table-cell>
          <table:table-cell/>
          <table:table-cell table:formula="of:=ABS([.A585]-[.B585])" office:value-type="float" office:value="24693.281" calcext:value-type="float">
            <text:p>24693.281</text:p>
          </table:table-cell>
          <table:table-cell table:formula="of:=[.D585]/[.A585]*100" office:value-type="float" office:value="16353.1662251656" calcext:value-type="float">
            <text:p>16353.16622516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776.013" calcext:value-type="float">
            <text:p>-4776.013</text:p>
          </table:table-cell>
          <table:table-cell/>
          <table:table-cell table:formula="of:=ABS([.A586]-[.B586])" office:value-type="float" office:value="4887.013" calcext:value-type="float">
            <text:p>4887.013</text:p>
          </table:table-cell>
          <table:table-cell table:formula="of:=[.D586]/[.A586]*100" office:value-type="float" office:value="4402.71441441442" calcext:value-type="float">
            <text:p>4402.714414414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2.086" calcext:value-type="float">
            <text:p>652.086</text:p>
          </table:table-cell>
          <table:table-cell/>
          <table:table-cell table:formula="of:=ABS([.A587]-[.B587])" office:value-type="float" office:value="548.086" calcext:value-type="float">
            <text:p>548.086</text:p>
          </table:table-cell>
          <table:table-cell table:formula="of:=[.D587]/[.A587]*100" office:value-type="float" office:value="527.005769230769" calcext:value-type="float">
            <text:p>527.0057692307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856.342" calcext:value-type="float">
            <text:p>-3856.342</text:p>
          </table:table-cell>
          <table:table-cell/>
          <table:table-cell table:formula="of:=ABS([.A588]-[.B588])" office:value-type="float" office:value="3856.342" calcext:value-type="float">
            <text:p>3856.342</text:p>
          </table:table-cell>
          <table:table-cell table:formula="of:=[.D588]/[.A588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3903" calcext:value-type="float">
            <text:p>23903</text:p>
          </table:table-cell>
          <table:table-cell office:value-type="float" office:value="15718.874" calcext:value-type="float">
            <text:p>15718.874</text:p>
          </table:table-cell>
          <table:table-cell/>
          <table:table-cell table:formula="of:=ABS([.A589]-[.B589])" office:value-type="float" office:value="8184.126" calcext:value-type="float">
            <text:p>8184.126</text:p>
          </table:table-cell>
          <table:table-cell table:formula="of:=[.D589]/[.A589]*100" office:value-type="float" office:value="34.238907250136" calcext:value-type="float">
            <text:p>34.238907250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00.16" calcext:value-type="float">
            <text:p>8100.16</text:p>
          </table:table-cell>
          <table:table-cell/>
          <table:table-cell table:formula="of:=ABS([.A590]-[.B590])" office:value-type="float" office:value="8074.16" calcext:value-type="float">
            <text:p>8074.16</text:p>
          </table:table-cell>
          <table:table-cell table:formula="of:=[.D590]/[.A590]*100" office:value-type="float" office:value="31054.4615384615" calcext:value-type="float">
            <text:p>31054.4615384615</text:p>
          </table:table-cell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float" office:value="19913.324" calcext:value-type="float">
            <text:p>19913.324</text:p>
          </table:table-cell>
          <table:table-cell/>
          <table:table-cell table:formula="of:=ABS([.A591]-[.B591])" office:value-type="float" office:value="1247.676" calcext:value-type="float">
            <text:p>1247.676</text:p>
          </table:table-cell>
          <table:table-cell table:formula="of:=[.D591]/[.A591]*100" office:value-type="float" office:value="5.89611076981239" calcext:value-type="float">
            <text:p>5.89611076981239</text:p>
          </table:table-cell>
        </table:table-row>
        <table:table-row table:style-name="ro1">
          <table:table-cell office:value-type="float" office:value="26474" calcext:value-type="float">
            <text:p>26474</text:p>
          </table:table-cell>
          <table:table-cell office:value-type="float" office:value="36046.275" calcext:value-type="float">
            <text:p>36046.275</text:p>
          </table:table-cell>
          <table:table-cell/>
          <table:table-cell table:formula="of:=ABS([.A592]-[.B592])" office:value-type="float" office:value="9572.275" calcext:value-type="float">
            <text:p>9572.275</text:p>
          </table:table-cell>
          <table:table-cell table:formula="of:=[.D592]/[.A592]*100" office:value-type="float" office:value="36.1572675077434" calcext:value-type="float">
            <text:p>36.157267507743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8637.054" calcext:value-type="float">
            <text:p>48637.054</text:p>
          </table:table-cell>
          <table:table-cell/>
          <table:table-cell table:formula="of:=ABS([.A593]-[.B593])" office:value-type="float" office:value="47489.054" calcext:value-type="float">
            <text:p>47489.054</text:p>
          </table:table-cell>
          <table:table-cell table:formula="of:=[.D593]/[.A593]*100" office:value-type="float" office:value="4136.67717770035" calcext:value-type="float">
            <text:p>4136.67717770035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1623.427" calcext:value-type="float">
            <text:p>11623.427</text:p>
          </table:table-cell>
          <table:table-cell/>
          <table:table-cell table:formula="of:=ABS([.A594]-[.B594])" office:value-type="float" office:value="9061.427" calcext:value-type="float">
            <text:p>9061.427</text:p>
          </table:table-cell>
          <table:table-cell table:formula="of:=[.D594]/[.A594]*100" office:value-type="float" office:value="353.685675253708" calcext:value-type="float">
            <text:p>353.685675253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506.443" calcext:value-type="float">
            <text:p>-5506.443</text:p>
          </table:table-cell>
          <table:table-cell/>
          <table:table-cell table:formula="of:=ABS([.A595]-[.B595])" office:value-type="float" office:value="5506.443" calcext:value-type="float">
            <text:p>5506.443</text:p>
          </table:table-cell>
          <table:table-cell table:formula="of:=[.D595]/[.A59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089.229" calcext:value-type="float">
            <text:p>-2089.229</text:p>
          </table:table-cell>
          <table:table-cell/>
          <table:table-cell table:formula="of:=ABS([.A596]-[.B596])" office:value-type="float" office:value="2420.229" calcext:value-type="float">
            <text:p>2420.229</text:p>
          </table:table-cell>
          <table:table-cell table:formula="of:=[.D596]/[.A596]*100" office:value-type="float" office:value="731.187009063444" calcext:value-type="float">
            <text:p>731.1870090634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35.217" calcext:value-type="float">
            <text:p>-935.217</text:p>
          </table:table-cell>
          <table:table-cell/>
          <table:table-cell table:formula="of:=ABS([.A597]-[.B597])" office:value-type="float" office:value="960.217" calcext:value-type="float">
            <text:p>960.217</text:p>
          </table:table-cell>
          <table:table-cell table:formula="of:=[.D597]/[.A597]*100" office:value-type="float" office:value="3840.868" calcext:value-type="float">
            <text:p>3840.8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2904.881" calcext:value-type="float">
            <text:p>-2904.881</text:p>
          </table:table-cell>
          <table:table-cell/>
          <table:table-cell table:formula="of:=ABS([.A598]-[.B598])" office:value-type="float" office:value="3063.881" calcext:value-type="float">
            <text:p>3063.881</text:p>
          </table:table-cell>
          <table:table-cell table:formula="of:=[.D598]/[.A598]*100" office:value-type="float" office:value="1926.96918238994" calcext:value-type="float">
            <text:p>1926.96918238994</text:p>
          </table:table-cell>
        </table:table-row>
        <table:table-row table:style-name="ro1">
          <table:table-cell office:value-type="float" office:value="30642" calcext:value-type="float">
            <text:p>30642</text:p>
          </table:table-cell>
          <table:table-cell office:value-type="float" office:value="22338.012" calcext:value-type="float">
            <text:p>22338.012</text:p>
          </table:table-cell>
          <table:table-cell/>
          <table:table-cell table:formula="of:=ABS([.A599]-[.B599])" office:value-type="float" office:value="8303.988" calcext:value-type="float">
            <text:p>8303.988</text:p>
          </table:table-cell>
          <table:table-cell table:formula="of:=[.D599]/[.A599]*100" office:value-type="float" office:value="27.1000195809673" calcext:value-type="float">
            <text:p>27.100019580967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972.151" calcext:value-type="float">
            <text:p>-972.151</text:p>
          </table:table-cell>
          <table:table-cell/>
          <table:table-cell table:formula="of:=ABS([.A600]-[.B600])" office:value-type="float" office:value="1505.151" calcext:value-type="float">
            <text:p>1505.151</text:p>
          </table:table-cell>
          <table:table-cell table:formula="of:=[.D600]/[.A600]*100" office:value-type="float" office:value="282.392307692308" calcext:value-type="float">
            <text:p>282.3923076923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875.062" calcext:value-type="float">
            <text:p>-2875.062</text:p>
          </table:table-cell>
          <table:table-cell/>
          <table:table-cell table:formula="of:=ABS([.A601]-[.B601])" office:value-type="float" office:value="3094.062" calcext:value-type="float">
            <text:p>3094.062</text:p>
          </table:table-cell>
          <table:table-cell table:formula="of:=[.D601]/[.A601]*100" office:value-type="float" office:value="1412.81369863014" calcext:value-type="float">
            <text:p>1412.81369863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460.954" calcext:value-type="float">
            <text:p>-4460.954</text:p>
          </table:table-cell>
          <table:table-cell/>
          <table:table-cell table:formula="of:=ABS([.A602]-[.B602])" office:value-type="float" office:value="4474.954" calcext:value-type="float">
            <text:p>4474.954</text:p>
          </table:table-cell>
          <table:table-cell table:formula="of:=[.D602]/[.A602]*100" office:value-type="float" office:value="31963.9571428571" calcext:value-type="float">
            <text:p>31963.9571428571</text:p>
          </table:table-cell>
        </table:table-row>
        <table:table-row table:style-name="ro1">
          <table:table-cell office:value-type="float" office:value="165458" calcext:value-type="float">
            <text:p>165458</text:p>
          </table:table-cell>
          <table:table-cell office:value-type="float" office:value="83416.014" calcext:value-type="float">
            <text:p>83416.014</text:p>
          </table:table-cell>
          <table:table-cell/>
          <table:table-cell table:formula="of:=ABS([.A603]-[.B603])" office:value-type="float" office:value="82041.986" calcext:value-type="float">
            <text:p>82041.986</text:p>
          </table:table-cell>
          <table:table-cell table:formula="of:=[.D603]/[.A603]*100" office:value-type="float" office:value="49.5847804276614" calcext:value-type="float">
            <text:p>49.5847804276614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32708.122" calcext:value-type="float">
            <text:p>32708.122</text:p>
          </table:table-cell>
          <table:table-cell/>
          <table:table-cell table:formula="of:=ABS([.A604]-[.B604])" office:value-type="float" office:value="27665.122" calcext:value-type="float">
            <text:p>27665.122</text:p>
          </table:table-cell>
          <table:table-cell table:formula="of:=[.D604]/[.A604]*100" office:value-type="float" office:value="548.584612333928" calcext:value-type="float">
            <text:p>548.5846123339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00.068" calcext:value-type="float">
            <text:p>2900.068</text:p>
          </table:table-cell>
          <table:table-cell/>
          <table:table-cell table:formula="of:=ABS([.A605]-[.B605])" office:value-type="float" office:value="2655.068" calcext:value-type="float">
            <text:p>2655.068</text:p>
          </table:table-cell>
          <table:table-cell table:formula="of:=[.D605]/[.A605]*100" office:value-type="float" office:value="1083.7012244898" calcext:value-type="float">
            <text:p>1083.701224489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663.361" calcext:value-type="float">
            <text:p>4663.361</text:p>
          </table:table-cell>
          <table:table-cell/>
          <table:table-cell table:formula="of:=ABS([.A606]-[.B606])" office:value-type="float" office:value="3568.361" calcext:value-type="float">
            <text:p>3568.361</text:p>
          </table:table-cell>
          <table:table-cell table:formula="of:=[.D606]/[.A606]*100" office:value-type="float" office:value="325.877716894977" calcext:value-type="float">
            <text:p>325.877716894977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8558.608" calcext:value-type="float">
            <text:p>8558.608</text:p>
          </table:table-cell>
          <table:table-cell/>
          <table:table-cell table:formula="of:=ABS([.A607]-[.B607])" office:value-type="float" office:value="3485.608" calcext:value-type="float">
            <text:p>3485.608</text:p>
          </table:table-cell>
          <table:table-cell table:formula="of:=[.D607]/[.A607]*100" office:value-type="float" office:value="68.7090084762468" calcext:value-type="float">
            <text:p>68.7090084762468</text:p>
          </table:table-cell>
        </table:table-row>
        <table:table-row table:style-name="ro1">
          <table:table-cell office:value-type="float" office:value="201851" calcext:value-type="float">
            <text:p>201851</text:p>
          </table:table-cell>
          <table:table-cell office:value-type="float" office:value="154199.326" calcext:value-type="float">
            <text:p>154199.326</text:p>
          </table:table-cell>
          <table:table-cell/>
          <table:table-cell table:formula="of:=ABS([.A608]-[.B608])" office:value-type="float" office:value="47651.674" calcext:value-type="float">
            <text:p>47651.674</text:p>
          </table:table-cell>
          <table:table-cell table:formula="of:=[.D608]/[.A608]*100" office:value-type="float" office:value="23.6073509668022" calcext:value-type="float">
            <text:p>23.6073509668022</text:p>
          </table:table-cell>
        </table:table-row>
        <table:table-row table:style-name="ro1">
          <table:table-cell office:value-type="float" office:value="12783" calcext:value-type="float">
            <text:p>12783</text:p>
          </table:table-cell>
          <table:table-cell office:value-type="float" office:value="11836.526" calcext:value-type="float">
            <text:p>11836.526</text:p>
          </table:table-cell>
          <table:table-cell/>
          <table:table-cell table:formula="of:=ABS([.A609]-[.B609])" office:value-type="float" office:value="946.474" calcext:value-type="float">
            <text:p>946.474</text:p>
          </table:table-cell>
          <table:table-cell table:formula="of:=[.D609]/[.A609]*100" office:value-type="float" office:value="7.40416177736056" calcext:value-type="float">
            <text:p>7.4041617773605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476.355" calcext:value-type="float">
            <text:p>2476.355</text:p>
          </table:table-cell>
          <table:table-cell/>
          <table:table-cell table:formula="of:=ABS([.A610]-[.B610])" office:value-type="float" office:value="1313.355" calcext:value-type="float">
            <text:p>1313.355</text:p>
          </table:table-cell>
          <table:table-cell table:formula="of:=[.D610]/[.A610]*100" office:value-type="float" office:value="112.928202923474" calcext:value-type="float">
            <text:p>112.92820292347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882.457" calcext:value-type="float">
            <text:p>3882.457</text:p>
          </table:table-cell>
          <table:table-cell/>
          <table:table-cell table:formula="of:=ABS([.A611]-[.B611])" office:value-type="float" office:value="2573.457" calcext:value-type="float">
            <text:p>2573.457</text:p>
          </table:table-cell>
          <table:table-cell table:formula="of:=[.D611]/[.A611]*100" office:value-type="float" office:value="196.59717341482" calcext:value-type="float">
            <text:p>196.597173414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92.967" calcext:value-type="float">
            <text:p>1392.967</text:p>
          </table:table-cell>
          <table:table-cell/>
          <table:table-cell table:formula="of:=ABS([.A612]-[.B612])" office:value-type="float" office:value="1309.967" calcext:value-type="float">
            <text:p>1309.967</text:p>
          </table:table-cell>
          <table:table-cell table:formula="of:=[.D612]/[.A612]*100" office:value-type="float" office:value="1578.2734939759" calcext:value-type="float">
            <text:p>1578.27349397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393.139" calcext:value-type="float">
            <text:p>3393.139</text:p>
          </table:table-cell>
          <table:table-cell/>
          <table:table-cell table:formula="of:=ABS([.A613]-[.B613])" office:value-type="float" office:value="3200.139" calcext:value-type="float">
            <text:p>3200.139</text:p>
          </table:table-cell>
          <table:table-cell table:formula="of:=[.D613]/[.A613]*100" office:value-type="float" office:value="1658.10310880829" calcext:value-type="float">
            <text:p>1658.10310880829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5528.134" calcext:value-type="float">
            <text:p>5528.134</text:p>
          </table:table-cell>
          <table:table-cell/>
          <table:table-cell table:formula="of:=ABS([.A614]-[.B614])" office:value-type="float" office:value="931.134" calcext:value-type="float">
            <text:p>931.134</text:p>
          </table:table-cell>
          <table:table-cell table:formula="of:=[.D614]/[.A614]*100" office:value-type="float" office:value="20.2552534261475" calcext:value-type="float">
            <text:p>20.25525342614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039.658" calcext:value-type="float">
            <text:p>-4039.658</text:p>
          </table:table-cell>
          <table:table-cell/>
          <table:table-cell table:formula="of:=ABS([.A615]-[.B615])" office:value-type="float" office:value="4058.658" calcext:value-type="float">
            <text:p>4058.658</text:p>
          </table:table-cell>
          <table:table-cell table:formula="of:=[.D615]/[.A615]*100" office:value-type="float" office:value="21361.3578947368" calcext:value-type="float">
            <text:p>21361.3578947368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37896.649" calcext:value-type="float">
            <text:p>37896.649</text:p>
          </table:table-cell>
          <table:table-cell/>
          <table:table-cell table:formula="of:=ABS([.A616]-[.B616])" office:value-type="float" office:value="35831.351" calcext:value-type="float">
            <text:p>35831.351</text:p>
          </table:table-cell>
          <table:table-cell table:formula="of:=[.D616]/[.A616]*100" office:value-type="float" office:value="48.5993801540799" calcext:value-type="float">
            <text:p>48.59938015407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314.81" calcext:value-type="float">
            <text:p>-1314.81</text:p>
          </table:table-cell>
          <table:table-cell/>
          <table:table-cell table:formula="of:=ABS([.A617]-[.B617])" office:value-type="float" office:value="1626.81" calcext:value-type="float">
            <text:p>1626.81</text:p>
          </table:table-cell>
          <table:table-cell table:formula="of:=[.D617]/[.A617]*100" office:value-type="float" office:value="521.413461538461" calcext:value-type="float">
            <text:p>521.413461538461</text:p>
          </table:table-cell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float" office:value="16447.602" calcext:value-type="float">
            <text:p>16447.602</text:p>
          </table:table-cell>
          <table:table-cell/>
          <table:table-cell table:formula="of:=ABS([.A618]-[.B618])" office:value-type="float" office:value="1440.602" calcext:value-type="float">
            <text:p>1440.602</text:p>
          </table:table-cell>
          <table:table-cell table:formula="of:=[.D618]/[.A618]*100" office:value-type="float" office:value="9.59953355100952" calcext:value-type="float">
            <text:p>9.59953355100952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1387.031" calcext:value-type="float">
            <text:p>11387.031</text:p>
          </table:table-cell>
          <table:table-cell/>
          <table:table-cell table:formula="of:=ABS([.A619]-[.B619])" office:value-type="float" office:value="4847.031" calcext:value-type="float">
            <text:p>4847.031</text:p>
          </table:table-cell>
          <table:table-cell table:formula="of:=[.D619]/[.A619]*100" office:value-type="float" office:value="74.113623853211" calcext:value-type="float">
            <text:p>74.1136238532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2.218" calcext:value-type="float">
            <text:p>892.218</text:p>
          </table:table-cell>
          <table:table-cell/>
          <table:table-cell table:formula="of:=ABS([.A620]-[.B620])" office:value-type="float" office:value="779.218" calcext:value-type="float">
            <text:p>779.218</text:p>
          </table:table-cell>
          <table:table-cell table:formula="of:=[.D620]/[.A620]*100" office:value-type="float" office:value="689.573451327434" calcext:value-type="float">
            <text:p>689.573451327434</text:p>
          </table:table-cell>
        </table:table-row>
        <table:table-row table:style-name="ro1">
          <table:table-cell office:value-type="float" office:value="10565" calcext:value-type="float">
            <text:p>10565</text:p>
          </table:table-cell>
          <table:table-cell office:value-type="float" office:value="13194.27" calcext:value-type="float">
            <text:p>13194.27</text:p>
          </table:table-cell>
          <table:table-cell/>
          <table:table-cell table:formula="of:=ABS([.A621]-[.B621])" office:value-type="float" office:value="2629.27" calcext:value-type="float">
            <text:p>2629.27</text:p>
          </table:table-cell>
          <table:table-cell table:formula="of:=[.D621]/[.A621]*100" office:value-type="float" office:value="24.8866067203029" calcext:value-type="float">
            <text:p>24.8866067203029</text:p>
          </table:table-cell>
        </table:table-row>
        <table:table-row table:style-name="ro1">
          <table:table-cell office:value-type="float" office:value="50300" calcext:value-type="float">
            <text:p>50300</text:p>
          </table:table-cell>
          <table:table-cell office:value-type="float" office:value="22435.48" calcext:value-type="float">
            <text:p>22435.48</text:p>
          </table:table-cell>
          <table:table-cell/>
          <table:table-cell table:formula="of:=ABS([.A622]-[.B622])" office:value-type="float" office:value="27864.52" calcext:value-type="float">
            <text:p>27864.52</text:p>
          </table:table-cell>
          <table:table-cell table:formula="of:=[.D622]/[.A622]*100" office:value-type="float" office:value="55.3966600397614" calcext:value-type="float">
            <text:p>55.39666003976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132.941" calcext:value-type="float">
            <text:p>-5132.941</text:p>
          </table:table-cell>
          <table:table-cell/>
          <table:table-cell table:formula="of:=ABS([.A623]-[.B623])" office:value-type="float" office:value="5157.941" calcext:value-type="float">
            <text:p>5157.941</text:p>
          </table:table-cell>
          <table:table-cell table:formula="of:=[.D623]/[.A623]*100" office:value-type="float" office:value="20631.764" calcext:value-type="float">
            <text:p>20631.76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35.733" calcext:value-type="float">
            <text:p>1735.733</text:p>
          </table:table-cell>
          <table:table-cell/>
          <table:table-cell table:formula="of:=ABS([.A624]-[.B624])" office:value-type="float" office:value="1405.733" calcext:value-type="float">
            <text:p>1405.733</text:p>
          </table:table-cell>
          <table:table-cell table:formula="of:=[.D624]/[.A624]*100" office:value-type="float" office:value="425.979696969697" calcext:value-type="float">
            <text:p>425.97969696969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6.22" calcext:value-type="float">
            <text:p>156.22</text:p>
          </table:table-cell>
          <table:table-cell/>
          <table:table-cell table:formula="of:=ABS([.A625]-[.B625])" office:value-type="float" office:value="295.78" calcext:value-type="float">
            <text:p>295.78</text:p>
          </table:table-cell>
          <table:table-cell table:formula="of:=[.D625]/[.A625]*100" office:value-type="float" office:value="65.4380530973451" calcext:value-type="float">
            <text:p>65.438053097345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8604.069" calcext:value-type="float">
            <text:p>8604.069</text:p>
          </table:table-cell>
          <table:table-cell/>
          <table:table-cell table:formula="of:=ABS([.A626]-[.B626])" office:value-type="float" office:value="4471.069" calcext:value-type="float">
            <text:p>4471.069</text:p>
          </table:table-cell>
          <table:table-cell table:formula="of:=[.D626]/[.A626]*100" office:value-type="float" office:value="108.179748366804" calcext:value-type="float">
            <text:p>108.1797483668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32.774" calcext:value-type="float">
            <text:p>-532.774</text:p>
          </table:table-cell>
          <table:table-cell/>
          <table:table-cell table:formula="of:=ABS([.A627]-[.B627])" office:value-type="float" office:value="758.774" calcext:value-type="float">
            <text:p>758.774</text:p>
          </table:table-cell>
          <table:table-cell table:formula="of:=[.D627]/[.A627]*100" office:value-type="float" office:value="335.740707964602" calcext:value-type="float">
            <text:p>335.7407079646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86.372" calcext:value-type="float">
            <text:p>2686.372</text:p>
          </table:table-cell>
          <table:table-cell/>
          <table:table-cell table:formula="of:=ABS([.A628]-[.B628])" office:value-type="float" office:value="2113.372" calcext:value-type="float">
            <text:p>2113.372</text:p>
          </table:table-cell>
          <table:table-cell table:formula="of:=[.D628]/[.A628]*100" office:value-type="float" office:value="368.825828970332" calcext:value-type="float">
            <text:p>368.8258289703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20.004" calcext:value-type="float">
            <text:p>1920.004</text:p>
          </table:table-cell>
          <table:table-cell/>
          <table:table-cell table:formula="of:=ABS([.A629]-[.B629])" office:value-type="float" office:value="1669.004" calcext:value-type="float">
            <text:p>1669.004</text:p>
          </table:table-cell>
          <table:table-cell table:formula="of:=[.D629]/[.A629]*100" office:value-type="float" office:value="664.941832669323" calcext:value-type="float">
            <text:p>664.9418326693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008.921" calcext:value-type="float">
            <text:p>-5008.921</text:p>
          </table:table-cell>
          <table:table-cell/>
          <table:table-cell table:formula="of:=ABS([.A630]-[.B630])" office:value-type="float" office:value="5046.921" calcext:value-type="float">
            <text:p>5046.921</text:p>
          </table:table-cell>
          <table:table-cell table:formula="of:=[.D630]/[.A630]*100" office:value-type="float" office:value="13281.3710526316" calcext:value-type="float">
            <text:p>13281.3710526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57.484" calcext:value-type="float">
            <text:p>-6057.484</text:p>
          </table:table-cell>
          <table:table-cell/>
          <table:table-cell table:formula="of:=ABS([.A631]-[.B631])" office:value-type="float" office:value="6057.484" calcext:value-type="float">
            <text:p>6057.484</text:p>
          </table:table-cell>
          <table:table-cell table:formula="of:=[.D631]/[.A63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8729" calcext:value-type="float">
            <text:p>28729</text:p>
          </table:table-cell>
          <table:table-cell office:value-type="float" office:value="20466.389" calcext:value-type="float">
            <text:p>20466.389</text:p>
          </table:table-cell>
          <table:table-cell/>
          <table:table-cell table:formula="of:=ABS([.A632]-[.B632])" office:value-type="float" office:value="8262.611" calcext:value-type="float">
            <text:p>8262.611</text:p>
          </table:table-cell>
          <table:table-cell table:formula="of:=[.D632]/[.A632]*100" office:value-type="float" office:value="28.7605242089874" calcext:value-type="float">
            <text:p>28.7605242089874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2762.569" calcext:value-type="float">
            <text:p>12762.569</text:p>
          </table:table-cell>
          <table:table-cell/>
          <table:table-cell table:formula="of:=ABS([.A633]-[.B633])" office:value-type="float" office:value="3631.569" calcext:value-type="float">
            <text:p>3631.569</text:p>
          </table:table-cell>
          <table:table-cell table:formula="of:=[.D633]/[.A633]*100" office:value-type="float" office:value="39.7718650750192" calcext:value-type="float">
            <text:p>39.7718650750192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28796.689" calcext:value-type="float">
            <text:p>28796.689</text:p>
          </table:table-cell>
          <table:table-cell/>
          <table:table-cell table:formula="of:=ABS([.A634]-[.B634])" office:value-type="float" office:value="20518.689" calcext:value-type="float">
            <text:p>20518.689</text:p>
          </table:table-cell>
          <table:table-cell table:formula="of:=[.D634]/[.A634]*100" office:value-type="float" office:value="247.870125634211" calcext:value-type="float">
            <text:p>247.8701256342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858.36" calcext:value-type="float">
            <text:p>9858.36</text:p>
          </table:table-cell>
          <table:table-cell/>
          <table:table-cell table:formula="of:=ABS([.A635]-[.B635])" office:value-type="float" office:value="7854.36" calcext:value-type="float">
            <text:p>7854.36</text:p>
          </table:table-cell>
          <table:table-cell table:formula="of:=[.D635]/[.A635]*100" office:value-type="float" office:value="391.934131736527" calcext:value-type="float">
            <text:p>391.934131736527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13649.333" calcext:value-type="float">
            <text:p>13649.333</text:p>
          </table:table-cell>
          <table:table-cell/>
          <table:table-cell table:formula="of:=ABS([.A636]-[.B636])" office:value-type="float" office:value="1596.667" calcext:value-type="float">
            <text:p>1596.667</text:p>
          </table:table-cell>
          <table:table-cell table:formula="of:=[.D636]/[.A636]*100" office:value-type="float" office:value="10.4726944772399" calcext:value-type="float">
            <text:p>10.472694477239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.064" calcext:value-type="float">
            <text:p>-4.064</text:p>
          </table:table-cell>
          <table:table-cell/>
          <table:table-cell table:formula="of:=ABS([.A637]-[.B637])" office:value-type="float" office:value="136.064" calcext:value-type="float">
            <text:p>136.064</text:p>
          </table:table-cell>
          <table:table-cell table:formula="of:=[.D637]/[.A637]*100" office:value-type="float" office:value="103.078787878788" calcext:value-type="float">
            <text:p>103.0787878787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46.946" calcext:value-type="float">
            <text:p>1246.946</text:p>
          </table:table-cell>
          <table:table-cell/>
          <table:table-cell table:formula="of:=ABS([.A638]-[.B638])" office:value-type="float" office:value="1041.946" calcext:value-type="float">
            <text:p>1041.946</text:p>
          </table:table-cell>
          <table:table-cell table:formula="of:=[.D638]/[.A638]*100" office:value-type="float" office:value="508.266341463415" calcext:value-type="float">
            <text:p>508.2663414634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67.218" calcext:value-type="float">
            <text:p>-67.218</text:p>
          </table:table-cell>
          <table:table-cell/>
          <table:table-cell table:formula="of:=ABS([.A639]-[.B639])" office:value-type="float" office:value="646.218" calcext:value-type="float">
            <text:p>646.218</text:p>
          </table:table-cell>
          <table:table-cell table:formula="of:=[.D639]/[.A639]*100" office:value-type="float" office:value="111.60932642487" calcext:value-type="float">
            <text:p>111.60932642487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13908.239" calcext:value-type="float">
            <text:p>13908.239</text:p>
          </table:table-cell>
          <table:table-cell/>
          <table:table-cell table:formula="of:=ABS([.A640]-[.B640])" office:value-type="float" office:value="3884.239" calcext:value-type="float">
            <text:p>3884.239</text:p>
          </table:table-cell>
          <table:table-cell table:formula="of:=[.D640]/[.A640]*100" office:value-type="float" office:value="38.7493914604948" calcext:value-type="float">
            <text:p>38.74939146049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21.907" calcext:value-type="float">
            <text:p>-321.907</text:p>
          </table:table-cell>
          <table:table-cell/>
          <table:table-cell table:formula="of:=ABS([.A641]-[.B641])" office:value-type="float" office:value="383.907" calcext:value-type="float">
            <text:p>383.907</text:p>
          </table:table-cell>
          <table:table-cell table:formula="of:=[.D641]/[.A641]*100" office:value-type="float" office:value="619.204838709677" calcext:value-type="float">
            <text:p>619.204838709677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float" office:value="20513.87" calcext:value-type="float">
            <text:p>20513.87</text:p>
          </table:table-cell>
          <table:table-cell/>
          <table:table-cell table:formula="of:=ABS([.A642]-[.B642])" office:value-type="float" office:value="2780.13" calcext:value-type="float">
            <text:p>2780.13</text:p>
          </table:table-cell>
          <table:table-cell table:formula="of:=[.D642]/[.A642]*100" office:value-type="float" office:value="11.9349617927363" calcext:value-type="float">
            <text:p>11.93496179273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917.908" calcext:value-type="float">
            <text:p>-917.908</text:p>
          </table:table-cell>
          <table:table-cell/>
          <table:table-cell table:formula="of:=ABS([.A643]-[.B643])" office:value-type="float" office:value="1295.908" calcext:value-type="float">
            <text:p>1295.908</text:p>
          </table:table-cell>
          <table:table-cell table:formula="of:=[.D643]/[.A643]*100" office:value-type="float" office:value="342.832804232804" calcext:value-type="float">
            <text:p>342.832804232804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float" office:value="7954.181" calcext:value-type="float">
            <text:p>7954.181</text:p>
          </table:table-cell>
          <table:table-cell/>
          <table:table-cell table:formula="of:=ABS([.A644]-[.B644])" office:value-type="float" office:value="3354.819" calcext:value-type="float">
            <text:p>3354.819</text:p>
          </table:table-cell>
          <table:table-cell table:formula="of:=[.D644]/[.A644]*100" office:value-type="float" office:value="29.6650366964365" calcext:value-type="float">
            <text:p>29.6650366964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30.139" calcext:value-type="float">
            <text:p>-3530.139</text:p>
          </table:table-cell>
          <table:table-cell/>
          <table:table-cell table:formula="of:=ABS([.A645]-[.B645])" office:value-type="float" office:value="3536.139" calcext:value-type="float">
            <text:p>3536.139</text:p>
          </table:table-cell>
          <table:table-cell table:formula="of:=[.D645]/[.A645]*100" office:value-type="float" office:value="58935.65" calcext:value-type="float">
            <text:p>58935.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9.7" calcext:value-type="float">
            <text:p>319.7</text:p>
          </table:table-cell>
          <table:table-cell/>
          <table:table-cell table:formula="of:=ABS([.A646]-[.B646])" office:value-type="float" office:value="246.7" calcext:value-type="float">
            <text:p>246.7</text:p>
          </table:table-cell>
          <table:table-cell table:formula="of:=[.D646]/[.A646]*100" office:value-type="float" office:value="337.945205479452" calcext:value-type="float">
            <text:p>337.945205479452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11734.006" calcext:value-type="float">
            <text:p>11734.006</text:p>
          </table:table-cell>
          <table:table-cell/>
          <table:table-cell table:formula="of:=ABS([.A647]-[.B647])" office:value-type="float" office:value="1516.006" calcext:value-type="float">
            <text:p>1516.006</text:p>
          </table:table-cell>
          <table:table-cell table:formula="of:=[.D647]/[.A647]*100" office:value-type="float" office:value="14.836621648072" calcext:value-type="float">
            <text:p>14.8366216480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080.149" calcext:value-type="float">
            <text:p>-2080.149</text:p>
          </table:table-cell>
          <table:table-cell/>
          <table:table-cell table:formula="of:=ABS([.A648]-[.B648])" office:value-type="float" office:value="2278.149" calcext:value-type="float">
            <text:p>2278.149</text:p>
          </table:table-cell>
          <table:table-cell table:formula="of:=[.D648]/[.A648]*100" office:value-type="float" office:value="1150.5803030303" calcext:value-type="float">
            <text:p>1150.5803030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501.277" calcext:value-type="float">
            <text:p>-9501.277</text:p>
          </table:table-cell>
          <table:table-cell/>
          <table:table-cell table:formula="of:=ABS([.A649]-[.B649])" office:value-type="float" office:value="9502.277" calcext:value-type="float">
            <text:p>9502.277</text:p>
          </table:table-cell>
          <table:table-cell table:formula="of:=[.D649]/[.A649]*100" office:value-type="float" office:value="950227.7" calcext:value-type="float">
            <text:p>950227.7</text:p>
          </table:table-cell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25637.143" calcext:value-type="float">
            <text:p>25637.143</text:p>
          </table:table-cell>
          <table:table-cell/>
          <table:table-cell table:formula="of:=ABS([.A650]-[.B650])" office:value-type="float" office:value="5380.857" calcext:value-type="float">
            <text:p>5380.857</text:p>
          </table:table-cell>
          <table:table-cell table:formula="of:=[.D650]/[.A650]*100" office:value-type="float" office:value="17.3475304661809" calcext:value-type="float">
            <text:p>17.3475304661809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7406.079" calcext:value-type="float">
            <text:p>7406.079</text:p>
          </table:table-cell>
          <table:table-cell/>
          <table:table-cell table:formula="of:=ABS([.A651]-[.B651])" office:value-type="float" office:value="2415.079" calcext:value-type="float">
            <text:p>2415.079</text:p>
          </table:table-cell>
          <table:table-cell table:formula="of:=[.D651]/[.A651]*100" office:value-type="float" office:value="48.388679623322" calcext:value-type="float">
            <text:p>48.3886796233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95.167" calcext:value-type="float">
            <text:p>9995.167</text:p>
          </table:table-cell>
          <table:table-cell/>
          <table:table-cell table:formula="of:=ABS([.A652]-[.B652])" office:value-type="float" office:value="9953.167" calcext:value-type="float">
            <text:p>9953.167</text:p>
          </table:table-cell>
          <table:table-cell table:formula="of:=[.D652]/[.A652]*100" office:value-type="float" office:value="23698.0166666667" calcext:value-type="float">
            <text:p>23698.01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375.353" calcext:value-type="float">
            <text:p>-8375.353</text:p>
          </table:table-cell>
          <table:table-cell/>
          <table:table-cell table:formula="of:=ABS([.A653]-[.B653])" office:value-type="float" office:value="8380.353" calcext:value-type="float">
            <text:p>8380.353</text:p>
          </table:table-cell>
          <table:table-cell table:formula="of:=[.D653]/[.A653]*100" office:value-type="float" office:value="167607.06" calcext:value-type="float">
            <text:p>167607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410.701" calcext:value-type="float">
            <text:p>-5410.701</text:p>
          </table:table-cell>
          <table:table-cell/>
          <table:table-cell table:formula="of:=ABS([.A654]-[.B654])" office:value-type="float" office:value="5428.701" calcext:value-type="float">
            <text:p>5428.701</text:p>
          </table:table-cell>
          <table:table-cell table:formula="of:=[.D654]/[.A654]*100" office:value-type="float" office:value="30159.45" calcext:value-type="float">
            <text:p>30159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800.857" calcext:value-type="float">
            <text:p>-5800.857</text:p>
          </table:table-cell>
          <table:table-cell/>
          <table:table-cell table:formula="of:=ABS([.A655]-[.B655])" office:value-type="float" office:value="5821.857" calcext:value-type="float">
            <text:p>5821.857</text:p>
          </table:table-cell>
          <table:table-cell table:formula="of:=[.D655]/[.A655]*100" office:value-type="float" office:value="27723.1285714286" calcext:value-type="float">
            <text:p>27723.12857142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23.453" calcext:value-type="float">
            <text:p>1523.453</text:p>
          </table:table-cell>
          <table:table-cell/>
          <table:table-cell table:formula="of:=ABS([.A656]-[.B656])" office:value-type="float" office:value="1135.453" calcext:value-type="float">
            <text:p>1135.453</text:p>
          </table:table-cell>
          <table:table-cell table:formula="of:=[.D656]/[.A656]*100" office:value-type="float" office:value="292.642525773196" calcext:value-type="float">
            <text:p>292.642525773196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12125.686" calcext:value-type="float">
            <text:p>12125.686</text:p>
          </table:table-cell>
          <table:table-cell/>
          <table:table-cell table:formula="of:=ABS([.A657]-[.B657])" office:value-type="float" office:value="3662.686" calcext:value-type="float">
            <text:p>3662.686</text:p>
          </table:table-cell>
          <table:table-cell table:formula="of:=[.D657]/[.A657]*100" office:value-type="float" office:value="43.2788136594588" calcext:value-type="float">
            <text:p>43.27881365945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165.716" calcext:value-type="float">
            <text:p>-3165.716</text:p>
          </table:table-cell>
          <table:table-cell/>
          <table:table-cell table:formula="of:=ABS([.A658]-[.B658])" office:value-type="float" office:value="3246.716" calcext:value-type="float">
            <text:p>3246.716</text:p>
          </table:table-cell>
          <table:table-cell table:formula="of:=[.D658]/[.A658]*100" office:value-type="float" office:value="4008.29135802469" calcext:value-type="float">
            <text:p>4008.291358024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58.195" calcext:value-type="float">
            <text:p>-1658.195</text:p>
          </table:table-cell>
          <table:table-cell/>
          <table:table-cell table:formula="of:=ABS([.A659]-[.B659])" office:value-type="float" office:value="1667.195" calcext:value-type="float">
            <text:p>1667.195</text:p>
          </table:table-cell>
          <table:table-cell table:formula="of:=[.D659]/[.A659]*100" office:value-type="float" office:value="18524.3888888889" calcext:value-type="float">
            <text:p>18524.388888888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387.637" calcext:value-type="float">
            <text:p>10387.637</text:p>
          </table:table-cell>
          <table:table-cell/>
          <table:table-cell table:formula="of:=ABS([.A660]-[.B660])" office:value-type="float" office:value="9691.637" calcext:value-type="float">
            <text:p>9691.637</text:p>
          </table:table-cell>
          <table:table-cell table:formula="of:=[.D660]/[.A660]*100" office:value-type="float" office:value="1392.47658045977" calcext:value-type="float">
            <text:p>1392.4765804597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937.148" calcext:value-type="float">
            <text:p>3937.148</text:p>
          </table:table-cell>
          <table:table-cell/>
          <table:table-cell table:formula="of:=ABS([.A661]-[.B661])" office:value-type="float" office:value="3336.148" calcext:value-type="float">
            <text:p>3336.148</text:p>
          </table:table-cell>
          <table:table-cell table:formula="of:=[.D661]/[.A661]*100" office:value-type="float" office:value="555.099500831947" calcext:value-type="float">
            <text:p>555.0995008319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093.798" calcext:value-type="float">
            <text:p>6093.798</text:p>
          </table:table-cell>
          <table:table-cell/>
          <table:table-cell table:formula="of:=ABS([.A662]-[.B662])" office:value-type="float" office:value="5700.798" calcext:value-type="float">
            <text:p>5700.798</text:p>
          </table:table-cell>
          <table:table-cell table:formula="of:=[.D662]/[.A662]*100" office:value-type="float" office:value="1450.58473282443" calcext:value-type="float">
            <text:p>1450.58473282443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6033.633" calcext:value-type="float">
            <text:p>6033.633</text:p>
          </table:table-cell>
          <table:table-cell/>
          <table:table-cell table:formula="of:=ABS([.A663]-[.B663])" office:value-type="float" office:value="1964.633" calcext:value-type="float">
            <text:p>1964.633</text:p>
          </table:table-cell>
          <table:table-cell table:formula="of:=[.D663]/[.A663]*100" office:value-type="float" office:value="48.2829442123372" calcext:value-type="float">
            <text:p>48.282944212337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17595.641" calcext:value-type="float">
            <text:p>17595.641</text:p>
          </table:table-cell>
          <table:table-cell/>
          <table:table-cell table:formula="of:=ABS([.A664]-[.B664])" office:value-type="float" office:value="10204.359" calcext:value-type="float">
            <text:p>10204.359</text:p>
          </table:table-cell>
          <table:table-cell table:formula="of:=[.D664]/[.A664]*100" office:value-type="float" office:value="36.7063273381295" calcext:value-type="float">
            <text:p>36.70632733812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168.681" calcext:value-type="float">
            <text:p>-5168.681</text:p>
          </table:table-cell>
          <table:table-cell/>
          <table:table-cell table:formula="of:=ABS([.A665]-[.B665])" office:value-type="float" office:value="5233.681" calcext:value-type="float">
            <text:p>5233.681</text:p>
          </table:table-cell>
          <table:table-cell table:formula="of:=[.D665]/[.A665]*100" office:value-type="float" office:value="8051.81692307692" calcext:value-type="float">
            <text:p>8051.81692307692</text:p>
          </table:table-cell>
        </table:table-row>
        <table:table-row table:style-name="ro1">
          <table:table-cell office:value-type="float" office:value="10756" calcext:value-type="float">
            <text:p>10756</text:p>
          </table:table-cell>
          <table:table-cell office:value-type="float" office:value="16668.469" calcext:value-type="float">
            <text:p>16668.469</text:p>
          </table:table-cell>
          <table:table-cell/>
          <table:table-cell table:formula="of:=ABS([.A666]-[.B666])" office:value-type="float" office:value="5912.469" calcext:value-type="float">
            <text:p>5912.469</text:p>
          </table:table-cell>
          <table:table-cell table:formula="of:=[.D666]/[.A666]*100" office:value-type="float" office:value="54.9690312383786" calcext:value-type="float">
            <text:p>54.9690312383786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7302.571" calcext:value-type="float">
            <text:p>7302.571</text:p>
          </table:table-cell>
          <table:table-cell/>
          <table:table-cell table:formula="of:=ABS([.A667]-[.B667])" office:value-type="float" office:value="1617.571" calcext:value-type="float">
            <text:p>1617.571</text:p>
          </table:table-cell>
          <table:table-cell table:formula="of:=[.D667]/[.A667]*100" office:value-type="float" office:value="28.4533157431838" calcext:value-type="float">
            <text:p>28.45331574318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702.734" calcext:value-type="float">
            <text:p>-6702.734</text:p>
          </table:table-cell>
          <table:table-cell/>
          <table:table-cell table:formula="of:=ABS([.A668]-[.B668])" office:value-type="float" office:value="6721.734" calcext:value-type="float">
            <text:p>6721.734</text:p>
          </table:table-cell>
          <table:table-cell table:formula="of:=[.D668]/[.A668]*100" office:value-type="float" office:value="35377.5473684211" calcext:value-type="float">
            <text:p>35377.5473684211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7751.958" calcext:value-type="float">
            <text:p>7751.958</text:p>
          </table:table-cell>
          <table:table-cell/>
          <table:table-cell table:formula="of:=ABS([.A669]-[.B669])" office:value-type="float" office:value="2311.958" calcext:value-type="float">
            <text:p>2311.958</text:p>
          </table:table-cell>
          <table:table-cell table:formula="of:=[.D669]/[.A669]*100" office:value-type="float" office:value="42.4992279411765" calcext:value-type="float">
            <text:p>42.499227941176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12678.838" calcext:value-type="float">
            <text:p>12678.838</text:p>
          </table:table-cell>
          <table:table-cell/>
          <table:table-cell table:formula="of:=ABS([.A670]-[.B670])" office:value-type="float" office:value="9596.838" calcext:value-type="float">
            <text:p>9596.838</text:p>
          </table:table-cell>
          <table:table-cell table:formula="of:=[.D670]/[.A670]*100" office:value-type="float" office:value="311.383452303699" calcext:value-type="float">
            <text:p>311.383452303699</text:p>
          </table:table-cell>
        </table:table-row>
        <table:table-row table:style-name="ro1">
          <table:table-cell office:value-type="float" office:value="16897" calcext:value-type="float">
            <text:p>16897</text:p>
          </table:table-cell>
          <table:table-cell office:value-type="float" office:value="25326.924" calcext:value-type="float">
            <text:p>25326.924</text:p>
          </table:table-cell>
          <table:table-cell/>
          <table:table-cell table:formula="of:=ABS([.A671]-[.B671])" office:value-type="float" office:value="8429.924" calcext:value-type="float">
            <text:p>8429.924</text:p>
          </table:table-cell>
          <table:table-cell table:formula="of:=[.D671]/[.A671]*100" office:value-type="float" office:value="49.8900633248506" calcext:value-type="float">
            <text:p>49.8900633248506</text:p>
          </table:table-cell>
        </table:table-row>
        <table:table-row table:style-name="ro1">
          <table:table-cell office:value-type="float" office:value="49815" calcext:value-type="float">
            <text:p>49815</text:p>
          </table:table-cell>
          <table:table-cell office:value-type="float" office:value="17549.602" calcext:value-type="float">
            <text:p>17549.602</text:p>
          </table:table-cell>
          <table:table-cell/>
          <table:table-cell table:formula="of:=ABS([.A672]-[.B672])" office:value-type="float" office:value="32265.398" calcext:value-type="float">
            <text:p>32265.398</text:p>
          </table:table-cell>
          <table:table-cell table:formula="of:=[.D672]/[.A672]*100" office:value-type="float" office:value="64.7704466526147" calcext:value-type="float">
            <text:p>64.7704466526147</text:p>
          </table:table-cell>
        </table:table-row>
        <table:table-row table:style-name="ro1">
          <table:table-cell office:value-type="float" office:value="16433" calcext:value-type="float">
            <text:p>16433</text:p>
          </table:table-cell>
          <table:table-cell office:value-type="float" office:value="32808.497" calcext:value-type="float">
            <text:p>32808.497</text:p>
          </table:table-cell>
          <table:table-cell/>
          <table:table-cell table:formula="of:=ABS([.A673]-[.B673])" office:value-type="float" office:value="16375.497" calcext:value-type="float">
            <text:p>16375.497</text:p>
          </table:table-cell>
          <table:table-cell table:formula="of:=[.D673]/[.A673]*100" office:value-type="float" office:value="99.6500760664517" calcext:value-type="float">
            <text:p>99.6500760664517</text:p>
          </table:table-cell>
        </table:table-row>
        <table:table-row table:style-name="ro1">
          <table:table-cell office:value-type="float" office:value="23908" calcext:value-type="float">
            <text:p>23908</text:p>
          </table:table-cell>
          <table:table-cell office:value-type="float" office:value="22206.782" calcext:value-type="float">
            <text:p>22206.782</text:p>
          </table:table-cell>
          <table:table-cell/>
          <table:table-cell table:formula="of:=ABS([.A674]-[.B674])" office:value-type="float" office:value="1701.218" calcext:value-type="float">
            <text:p>1701.218</text:p>
          </table:table-cell>
          <table:table-cell table:formula="of:=[.D674]/[.A674]*100" office:value-type="float" office:value="7.11568512631756" calcext:value-type="float">
            <text:p>7.11568512631756</text:p>
          </table:table-cell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float" office:value="10989.315" calcext:value-type="float">
            <text:p>10989.315</text:p>
          </table:table-cell>
          <table:table-cell/>
          <table:table-cell table:formula="of:=ABS([.A675]-[.B675])" office:value-type="float" office:value="2531.685" calcext:value-type="float">
            <text:p>2531.685</text:p>
          </table:table-cell>
          <table:table-cell table:formula="of:=[.D675]/[.A675]*100" office:value-type="float" office:value="18.7240958508986" calcext:value-type="float">
            <text:p>18.7240958508986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24847.139" calcext:value-type="float">
            <text:p>24847.139</text:p>
          </table:table-cell>
          <table:table-cell/>
          <table:table-cell table:formula="of:=ABS([.A676]-[.B676])" office:value-type="float" office:value="7525.139" calcext:value-type="float">
            <text:p>7525.139</text:p>
          </table:table-cell>
          <table:table-cell table:formula="of:=[.D676]/[.A676]*100" office:value-type="float" office:value="43.4426682831082" calcext:value-type="float">
            <text:p>43.44266828310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14.173" calcext:value-type="float">
            <text:p>3114.173</text:p>
          </table:table-cell>
          <table:table-cell/>
          <table:table-cell table:formula="of:=ABS([.A677]-[.B677])" office:value-type="float" office:value="2826.173" calcext:value-type="float">
            <text:p>2826.173</text:p>
          </table:table-cell>
          <table:table-cell table:formula="of:=[.D677]/[.A677]*100" office:value-type="float" office:value="981.310069444444" calcext:value-type="float">
            <text:p>981.310069444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233.739" calcext:value-type="float">
            <text:p>-4233.739</text:p>
          </table:table-cell>
          <table:table-cell/>
          <table:table-cell table:formula="of:=ABS([.A678]-[.B678])" office:value-type="float" office:value="4265.739" calcext:value-type="float">
            <text:p>4265.739</text:p>
          </table:table-cell>
          <table:table-cell table:formula="of:=[.D678]/[.A678]*100" office:value-type="float" office:value="13330.434375" calcext:value-type="float">
            <text:p>13330.434375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-125.214" calcext:value-type="float">
            <text:p>-125.214</text:p>
          </table:table-cell>
          <table:table-cell/>
          <table:table-cell table:formula="of:=ABS([.A679]-[.B679])" office:value-type="float" office:value="6584.214" calcext:value-type="float">
            <text:p>6584.214</text:p>
          </table:table-cell>
          <table:table-cell table:formula="of:=[.D679]/[.A679]*100" office:value-type="float" office:value="101.938597306085" calcext:value-type="float">
            <text:p>101.938597306085</text:p>
          </table:table-cell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11750.163" calcext:value-type="float">
            <text:p>11750.163</text:p>
          </table:table-cell>
          <table:table-cell/>
          <table:table-cell table:formula="of:=ABS([.A680]-[.B680])" office:value-type="float" office:value="608.837" calcext:value-type="float">
            <text:p>608.837</text:p>
          </table:table-cell>
          <table:table-cell table:formula="of:=[.D680]/[.A680]*100" office:value-type="float" office:value="4.92626426086253" calcext:value-type="float">
            <text:p>4.92626426086253</text:p>
          </table:table-cell>
        </table:table-row>
        <table:table-row table:style-name="ro1">
          <table:table-cell office:value-type="float" office:value="17458" calcext:value-type="float">
            <text:p>17458</text:p>
          </table:table-cell>
          <table:table-cell office:value-type="float" office:value="15727.484" calcext:value-type="float">
            <text:p>15727.484</text:p>
          </table:table-cell>
          <table:table-cell/>
          <table:table-cell table:formula="of:=ABS([.A681]-[.B681])" office:value-type="float" office:value="1730.516" calcext:value-type="float">
            <text:p>1730.516</text:p>
          </table:table-cell>
          <table:table-cell table:formula="of:=[.D681]/[.A681]*100" office:value-type="float" office:value="9.9124527437278" calcext:value-type="float">
            <text:p>9.9124527437278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288.688" calcext:value-type="float">
            <text:p>1288.688</text:p>
          </table:table-cell>
          <table:table-cell/>
          <table:table-cell table:formula="of:=ABS([.A682]-[.B682])" office:value-type="float" office:value="2258.312" calcext:value-type="float">
            <text:p>2258.312</text:p>
          </table:table-cell>
          <table:table-cell table:formula="of:=[.D682]/[.A682]*100" office:value-type="float" office:value="63.6682266704257" calcext:value-type="float">
            <text:p>63.6682266704257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3194.692" calcext:value-type="float">
            <text:p>13194.692</text:p>
          </table:table-cell>
          <table:table-cell/>
          <table:table-cell table:formula="of:=ABS([.A683]-[.B683])" office:value-type="float" office:value="9889.692" calcext:value-type="float">
            <text:p>9889.692</text:p>
          </table:table-cell>
          <table:table-cell table:formula="of:=[.D683]/[.A683]*100" office:value-type="float" office:value="299.234251134644" calcext:value-type="float">
            <text:p>299.2342511346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526.378" calcext:value-type="float">
            <text:p>-3526.378</text:p>
          </table:table-cell>
          <table:table-cell/>
          <table:table-cell table:formula="of:=ABS([.A684]-[.B684])" office:value-type="float" office:value="3557.378" calcext:value-type="float">
            <text:p>3557.378</text:p>
          </table:table-cell>
          <table:table-cell table:formula="of:=[.D684]/[.A684]*100" office:value-type="float" office:value="11475.4129032258" calcext:value-type="float">
            <text:p>11475.412903225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18.261" calcext:value-type="float">
            <text:p>4318.261</text:p>
          </table:table-cell>
          <table:table-cell/>
          <table:table-cell table:formula="of:=ABS([.A685]-[.B685])" office:value-type="float" office:value="3712.261" calcext:value-type="float">
            <text:p>3712.261</text:p>
          </table:table-cell>
          <table:table-cell table:formula="of:=[.D685]/[.A685]*100" office:value-type="float" office:value="612.584323432343" calcext:value-type="float">
            <text:p>612.5843234323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977.773" calcext:value-type="float">
            <text:p>6977.773</text:p>
          </table:table-cell>
          <table:table-cell/>
          <table:table-cell table:formula="of:=ABS([.A686]-[.B686])" office:value-type="float" office:value="6157.773" calcext:value-type="float">
            <text:p>6157.773</text:p>
          </table:table-cell>
          <table:table-cell table:formula="of:=[.D686]/[.A686]*100" office:value-type="float" office:value="750.947926829268" calcext:value-type="float">
            <text:p>750.9479268292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316.578" calcext:value-type="float">
            <text:p>6316.578</text:p>
          </table:table-cell>
          <table:table-cell/>
          <table:table-cell table:formula="of:=ABS([.A687]-[.B687])" office:value-type="float" office:value="5584.578" calcext:value-type="float">
            <text:p>5584.578</text:p>
          </table:table-cell>
          <table:table-cell table:formula="of:=[.D687]/[.A687]*100" office:value-type="float" office:value="762.920491803279" calcext:value-type="float">
            <text:p>762.9204918032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272.249" calcext:value-type="float">
            <text:p>29272.249</text:p>
          </table:table-cell>
          <table:table-cell/>
          <table:table-cell table:formula="of:=ABS([.A688]-[.B688])" office:value-type="float" office:value="28802.249" calcext:value-type="float">
            <text:p>28802.249</text:p>
          </table:table-cell>
          <table:table-cell table:formula="of:=[.D688]/[.A688]*100" office:value-type="float" office:value="6128.13808510638" calcext:value-type="float">
            <text:p>6128.13808510638</text:p>
          </table:table-cell>
        </table:table-row>
        <table:table-row table:style-name="ro1">
          <table:table-cell office:value-type="float" office:value="21601" calcext:value-type="float">
            <text:p>21601</text:p>
          </table:table-cell>
          <table:table-cell office:value-type="float" office:value="24035.657" calcext:value-type="float">
            <text:p>24035.657</text:p>
          </table:table-cell>
          <table:table-cell/>
          <table:table-cell table:formula="of:=ABS([.A689]-[.B689])" office:value-type="float" office:value="2434.657" calcext:value-type="float">
            <text:p>2434.657</text:p>
          </table:table-cell>
          <table:table-cell table:formula="of:=[.D689]/[.A689]*100" office:value-type="float" office:value="11.2710383778529" calcext:value-type="float">
            <text:p>11.271038377852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8.956" calcext:value-type="float">
            <text:p>-18.956</text:p>
          </table:table-cell>
          <table:table-cell/>
          <table:table-cell table:formula="of:=ABS([.A690]-[.B690])" office:value-type="float" office:value="743.956" calcext:value-type="float">
            <text:p>743.956</text:p>
          </table:table-cell>
          <table:table-cell table:formula="of:=[.D690]/[.A690]*100" office:value-type="float" office:value="102.614620689655" calcext:value-type="float">
            <text:p>102.6146206896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26.944" calcext:value-type="float">
            <text:p>1226.944</text:p>
          </table:table-cell>
          <table:table-cell/>
          <table:table-cell table:formula="of:=ABS([.A691]-[.B691])" office:value-type="float" office:value="850.944" calcext:value-type="float">
            <text:p>850.944</text:p>
          </table:table-cell>
          <table:table-cell table:formula="of:=[.D691]/[.A691]*100" office:value-type="float" office:value="226.314893617021" calcext:value-type="float">
            <text:p>226.3148936170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63.145" calcext:value-type="float">
            <text:p>1363.145</text:p>
          </table:table-cell>
          <table:table-cell/>
          <table:table-cell table:formula="of:=ABS([.A692]-[.B692])" office:value-type="float" office:value="885.145" calcext:value-type="float">
            <text:p>885.145</text:p>
          </table:table-cell>
          <table:table-cell table:formula="of:=[.D692]/[.A692]*100" office:value-type="float" office:value="185.176778242678" calcext:value-type="float">
            <text:p>185.176778242678</text:p>
          </table:table-cell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23198.521" calcext:value-type="float">
            <text:p>23198.521</text:p>
          </table:table-cell>
          <table:table-cell/>
          <table:table-cell table:formula="of:=ABS([.A693]-[.B693])" office:value-type="float" office:value="8740.521" calcext:value-type="float">
            <text:p>8740.521</text:p>
          </table:table-cell>
          <table:table-cell table:formula="of:=[.D693]/[.A693]*100" office:value-type="float" office:value="60.4545649467423" calcext:value-type="float">
            <text:p>60.4545649467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151.694" calcext:value-type="float">
            <text:p>-2151.694</text:p>
          </table:table-cell>
          <table:table-cell/>
          <table:table-cell table:formula="of:=ABS([.A694]-[.B694])" office:value-type="float" office:value="2165.694" calcext:value-type="float">
            <text:p>2165.694</text:p>
          </table:table-cell>
          <table:table-cell table:formula="of:=[.D694]/[.A694]*100" office:value-type="float" office:value="15469.2428571429" calcext:value-type="float">
            <text:p>15469.2428571429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8986.968" calcext:value-type="float">
            <text:p>8986.968</text:p>
          </table:table-cell>
          <table:table-cell/>
          <table:table-cell table:formula="of:=ABS([.A695]-[.B695])" office:value-type="float" office:value="2449.968" calcext:value-type="float">
            <text:p>2449.968</text:p>
          </table:table-cell>
          <table:table-cell table:formula="of:=[.D695]/[.A695]*100" office:value-type="float" office:value="37.4784763653052" calcext:value-type="float">
            <text:p>37.4784763653052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5933.337" calcext:value-type="float">
            <text:p>5933.337</text:p>
          </table:table-cell>
          <table:table-cell/>
          <table:table-cell table:formula="of:=ABS([.A696]-[.B696])" office:value-type="float" office:value="580.663" calcext:value-type="float">
            <text:p>580.663</text:p>
          </table:table-cell>
          <table:table-cell table:formula="of:=[.D696]/[.A696]*100" office:value-type="float" office:value="8.91407737181455" calcext:value-type="float">
            <text:p>8.914077371814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376.522" calcext:value-type="float">
            <text:p>-2376.522</text:p>
          </table:table-cell>
          <table:table-cell/>
          <table:table-cell table:formula="of:=ABS([.A697]-[.B697])" office:value-type="float" office:value="2487.522" calcext:value-type="float">
            <text:p>2487.522</text:p>
          </table:table-cell>
          <table:table-cell table:formula="of:=[.D697]/[.A697]*100" office:value-type="float" office:value="2241.01081081081" calcext:value-type="float">
            <text:p>2241.0108108108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85.675" calcext:value-type="float">
            <text:p>10285.675</text:p>
          </table:table-cell>
          <table:table-cell/>
          <table:table-cell table:formula="of:=ABS([.A698]-[.B698])" office:value-type="float" office:value="9165.675" calcext:value-type="float">
            <text:p>9165.675</text:p>
          </table:table-cell>
          <table:table-cell table:formula="of:=[.D698]/[.A698]*100" office:value-type="float" office:value="818.363839285714" calcext:value-type="float">
            <text:p>818.3638392857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45.734" calcext:value-type="float">
            <text:p>445.734</text:p>
          </table:table-cell>
          <table:table-cell/>
          <table:table-cell table:formula="of:=ABS([.A699]-[.B699])" office:value-type="float" office:value="665.266" calcext:value-type="float">
            <text:p>665.266</text:p>
          </table:table-cell>
          <table:table-cell table:formula="of:=[.D699]/[.A699]*100" office:value-type="float" office:value="59.8799279927993" calcext:value-type="float">
            <text:p>59.8799279927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677.448" calcext:value-type="float">
            <text:p>-5677.448</text:p>
          </table:table-cell>
          <table:table-cell/>
          <table:table-cell table:formula="of:=ABS([.A700]-[.B700])" office:value-type="float" office:value="5679.448" calcext:value-type="float">
            <text:p>5679.448</text:p>
          </table:table-cell>
          <table:table-cell table:formula="of:=[.D700]/[.A700]*100" office:value-type="float" office:value="283972.4" calcext:value-type="float">
            <text:p>283972.4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5476.925" calcext:value-type="float">
            <text:p>15476.925</text:p>
          </table:table-cell>
          <table:table-cell/>
          <table:table-cell table:formula="of:=ABS([.A701]-[.B701])" office:value-type="float" office:value="12653.925" calcext:value-type="float">
            <text:p>12653.925</text:p>
          </table:table-cell>
          <table:table-cell table:formula="of:=[.D701]/[.A701]*100" office:value-type="float" office:value="448.243889479277" calcext:value-type="float">
            <text:p>448.2438894792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570.006" calcext:value-type="float">
            <text:p>-570.006</text:p>
          </table:table-cell>
          <table:table-cell/>
          <table:table-cell table:formula="of:=ABS([.A702]-[.B702])" office:value-type="float" office:value="854.006" calcext:value-type="float">
            <text:p>854.006</text:p>
          </table:table-cell>
          <table:table-cell table:formula="of:=[.D702]/[.A702]*100" office:value-type="float" office:value="300.706338028169" calcext:value-type="float">
            <text:p>300.706338028169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-128.745" calcext:value-type="float">
            <text:p>-128.745</text:p>
          </table:table-cell>
          <table:table-cell/>
          <table:table-cell table:formula="of:=ABS([.A703]-[.B703])" office:value-type="float" office:value="2553.745" calcext:value-type="float">
            <text:p>2553.745</text:p>
          </table:table-cell>
          <table:table-cell table:formula="of:=[.D703]/[.A703]*100" office:value-type="float" office:value="105.309072164948" calcext:value-type="float">
            <text:p>105.3090721649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.458" calcext:value-type="float">
            <text:p>2729.458</text:p>
          </table:table-cell>
          <table:table-cell/>
          <table:table-cell table:formula="of:=ABS([.A704]-[.B704])" office:value-type="float" office:value="2534.458" calcext:value-type="float">
            <text:p>2534.458</text:p>
          </table:table-cell>
          <table:table-cell table:formula="of:=[.D704]/[.A704]*100" office:value-type="float" office:value="1299.72205128205" calcext:value-type="float">
            <text:p>1299.722051282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20.543" calcext:value-type="float">
            <text:p>2220.543</text:p>
          </table:table-cell>
          <table:table-cell/>
          <table:table-cell table:formula="of:=ABS([.A705]-[.B705])" office:value-type="float" office:value="2052.543" calcext:value-type="float">
            <text:p>2052.543</text:p>
          </table:table-cell>
          <table:table-cell table:formula="of:=[.D705]/[.A705]*100" office:value-type="float" office:value="1221.75178571429" calcext:value-type="float">
            <text:p>1221.7517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75.18" calcext:value-type="float">
            <text:p>-1075.18</text:p>
          </table:table-cell>
          <table:table-cell/>
          <table:table-cell table:formula="of:=ABS([.A706]-[.B706])" office:value-type="float" office:value="1075.18" calcext:value-type="float">
            <text:p>1075.18</text:p>
          </table:table-cell>
          <table:table-cell table:formula="of:=[.D706]/[.A706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.479" calcext:value-type="float">
            <text:p>-16.479</text:p>
          </table:table-cell>
          <table:table-cell/>
          <table:table-cell table:formula="of:=ABS([.A707]-[.B707])" office:value-type="float" office:value="155.479" calcext:value-type="float">
            <text:p>155.479</text:p>
          </table:table-cell>
          <table:table-cell table:formula="of:=[.D707]/[.A707]*100" office:value-type="float" office:value="111.855395683453" calcext:value-type="float">
            <text:p>111.8553956834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426.597" calcext:value-type="float">
            <text:p>-426.597</text:p>
          </table:table-cell>
          <table:table-cell/>
          <table:table-cell table:formula="of:=ABS([.A708]-[.B708])" office:value-type="float" office:value="730.597" calcext:value-type="float">
            <text:p>730.597</text:p>
          </table:table-cell>
          <table:table-cell table:formula="of:=[.D708]/[.A708]*100" office:value-type="float" office:value="240.327960526316" calcext:value-type="float">
            <text:p>240.3279605263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315.213" calcext:value-type="float">
            <text:p>3315.213</text:p>
          </table:table-cell>
          <table:table-cell/>
          <table:table-cell table:formula="of:=ABS([.A709]-[.B709])" office:value-type="float" office:value="2879.213" calcext:value-type="float">
            <text:p>2879.213</text:p>
          </table:table-cell>
          <table:table-cell table:formula="of:=[.D709]/[.A709]*100" office:value-type="float" office:value="660.36995412844" calcext:value-type="float">
            <text:p>660.36995412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65.666" calcext:value-type="float">
            <text:p>-765.666</text:p>
          </table:table-cell>
          <table:table-cell/>
          <table:table-cell table:formula="of:=ABS([.A710]-[.B710])" office:value-type="float" office:value="781.666" calcext:value-type="float">
            <text:p>781.666</text:p>
          </table:table-cell>
          <table:table-cell table:formula="of:=[.D710]/[.A710]*100" office:value-type="float" office:value="4885.4125" calcext:value-type="float">
            <text:p>4885.4125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16143.021" calcext:value-type="float">
            <text:p>16143.021</text:p>
          </table:table-cell>
          <table:table-cell/>
          <table:table-cell table:formula="of:=ABS([.A711]-[.B711])" office:value-type="float" office:value="7415.021" calcext:value-type="float">
            <text:p>7415.021</text:p>
          </table:table-cell>
          <table:table-cell table:formula="of:=[.D711]/[.A711]*100" office:value-type="float" office:value="84.9567025664528" calcext:value-type="float">
            <text:p>84.9567025664528</text:p>
          </table:table-cell>
        </table:table-row>
        <table:table-row table:style-name="ro1">
          <table:table-cell office:value-type="float" office:value="171203" calcext:value-type="float">
            <text:p>171203</text:p>
          </table:table-cell>
          <table:table-cell office:value-type="float" office:value="85118.191" calcext:value-type="float">
            <text:p>85118.191</text:p>
          </table:table-cell>
          <table:table-cell/>
          <table:table-cell table:formula="of:=ABS([.A712]-[.B712])" office:value-type="float" office:value="86084.809" calcext:value-type="float">
            <text:p>86084.809</text:p>
          </table:table-cell>
          <table:table-cell table:formula="of:=[.D712]/[.A712]*100" office:value-type="float" office:value="50.2823017120027" calcext:value-type="float">
            <text:p>50.2823017120027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4312.529" calcext:value-type="float">
            <text:p>4312.529</text:p>
          </table:table-cell>
          <table:table-cell/>
          <table:table-cell table:formula="of:=ABS([.A713]-[.B713])" office:value-type="float" office:value="1318.471" calcext:value-type="float">
            <text:p>1318.471</text:p>
          </table:table-cell>
          <table:table-cell table:formula="of:=[.D713]/[.A713]*100" office:value-type="float" office:value="23.4145089682117" calcext:value-type="float">
            <text:p>23.41450896821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161.879" calcext:value-type="float">
            <text:p>-2161.879</text:p>
          </table:table-cell>
          <table:table-cell/>
          <table:table-cell table:formula="of:=ABS([.A714]-[.B714])" office:value-type="float" office:value="2686.879" calcext:value-type="float">
            <text:p>2686.879</text:p>
          </table:table-cell>
          <table:table-cell table:formula="of:=[.D714]/[.A714]*100" office:value-type="float" office:value="511.786476190476" calcext:value-type="float">
            <text:p>511.7864761904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9.155" calcext:value-type="float">
            <text:p>899.155</text:p>
          </table:table-cell>
          <table:table-cell/>
          <table:table-cell table:formula="of:=ABS([.A715]-[.B715])" office:value-type="float" office:value="755.155" calcext:value-type="float">
            <text:p>755.155</text:p>
          </table:table-cell>
          <table:table-cell table:formula="of:=[.D715]/[.A715]*100" office:value-type="float" office:value="524.413194444444" calcext:value-type="float">
            <text:p>524.413194444444</text:p>
          </table:table-cell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float" office:value="13544.424" calcext:value-type="float">
            <text:p>13544.424</text:p>
          </table:table-cell>
          <table:table-cell/>
          <table:table-cell table:formula="of:=ABS([.A716]-[.B716])" office:value-type="float" office:value="978.424000000001" calcext:value-type="float">
            <text:p>978.424000000001</text:p>
          </table:table-cell>
          <table:table-cell table:formula="of:=[.D716]/[.A716]*100" office:value-type="float" office:value="7.78628043928061" calcext:value-type="float">
            <text:p>7.786280439280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337.118" calcext:value-type="float">
            <text:p>-3337.118</text:p>
          </table:table-cell>
          <table:table-cell/>
          <table:table-cell table:formula="of:=ABS([.A717]-[.B717])" office:value-type="float" office:value="3371.118" calcext:value-type="float">
            <text:p>3371.118</text:p>
          </table:table-cell>
          <table:table-cell table:formula="of:=[.D717]/[.A717]*100" office:value-type="float" office:value="9915.05294117647" calcext:value-type="float">
            <text:p>9915.0529411764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133.759" calcext:value-type="float">
            <text:p>2133.759</text:p>
          </table:table-cell>
          <table:table-cell/>
          <table:table-cell table:formula="of:=ABS([.A718]-[.B718])" office:value-type="float" office:value="1044.759" calcext:value-type="float">
            <text:p>1044.759</text:p>
          </table:table-cell>
          <table:table-cell table:formula="of:=[.D718]/[.A718]*100" office:value-type="float" office:value="95.9374655647383" calcext:value-type="float">
            <text:p>95.93746556473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79.81" calcext:value-type="float">
            <text:p>2579.81</text:p>
          </table:table-cell>
          <table:table-cell/>
          <table:table-cell table:formula="of:=ABS([.A719]-[.B719])" office:value-type="float" office:value="2414.81" calcext:value-type="float">
            <text:p>2414.81</text:p>
          </table:table-cell>
          <table:table-cell table:formula="of:=[.D719]/[.A719]*100" office:value-type="float" office:value="1463.52121212121" calcext:value-type="float">
            <text:p>1463.52121212121</text:p>
          </table:table-cell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float" office:value="10938.766" calcext:value-type="float">
            <text:p>10938.766</text:p>
          </table:table-cell>
          <table:table-cell/>
          <table:table-cell table:formula="of:=ABS([.A720]-[.B720])" office:value-type="float" office:value="1698.234" calcext:value-type="float">
            <text:p>1698.234</text:p>
          </table:table-cell>
          <table:table-cell table:formula="of:=[.D720]/[.A720]*100" office:value-type="float" office:value="13.4385851072248" calcext:value-type="float">
            <text:p>13.43858510722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33.897" calcext:value-type="float">
            <text:p>3333.897</text:p>
          </table:table-cell>
          <table:table-cell/>
          <table:table-cell table:formula="of:=ABS([.A721]-[.B721])" office:value-type="float" office:value="3164.897" calcext:value-type="float">
            <text:p>3164.897</text:p>
          </table:table-cell>
          <table:table-cell table:formula="of:=[.D721]/[.A721]*100" office:value-type="float" office:value="1872.7201183432" calcext:value-type="float">
            <text:p>1872.7201183432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656.393" calcext:value-type="float">
            <text:p>7656.393</text:p>
          </table:table-cell>
          <table:table-cell/>
          <table:table-cell table:formula="of:=ABS([.A722]-[.B722])" office:value-type="float" office:value="5905.393" calcext:value-type="float">
            <text:p>5905.393</text:p>
          </table:table-cell>
          <table:table-cell table:formula="of:=[.D722]/[.A722]*100" office:value-type="float" office:value="337.258309537407" calcext:value-type="float">
            <text:p>337.258309537407</text:p>
          </table:table-cell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float" office:value="78860.322" calcext:value-type="float">
            <text:p>78860.322</text:p>
          </table:table-cell>
          <table:table-cell/>
          <table:table-cell table:formula="of:=ABS([.A723]-[.B723])" office:value-type="float" office:value="68921.322" calcext:value-type="float">
            <text:p>68921.322</text:p>
          </table:table-cell>
          <table:table-cell table:formula="of:=[.D723]/[.A723]*100" office:value-type="float" office:value="693.443223664353" calcext:value-type="float">
            <text:p>693.443223664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232.357" calcext:value-type="float">
            <text:p>-2232.357</text:p>
          </table:table-cell>
          <table:table-cell/>
          <table:table-cell table:formula="of:=ABS([.A724]-[.B724])" office:value-type="float" office:value="2549.357" calcext:value-type="float">
            <text:p>2549.357</text:p>
          </table:table-cell>
          <table:table-cell table:formula="of:=[.D724]/[.A724]*100" office:value-type="float" office:value="804.21356466877" calcext:value-type="float">
            <text:p>804.213564668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92.552" calcext:value-type="float">
            <text:p>3392.552</text:p>
          </table:table-cell>
          <table:table-cell/>
          <table:table-cell table:formula="of:=ABS([.A725]-[.B725])" office:value-type="float" office:value="3315.552" calcext:value-type="float">
            <text:p>3315.552</text:p>
          </table:table-cell>
          <table:table-cell table:formula="of:=[.D725]/[.A725]*100" office:value-type="float" office:value="4305.91168831169" calcext:value-type="float">
            <text:p>4305.91168831169</text:p>
          </table:table-cell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float" office:value="19052.886" calcext:value-type="float">
            <text:p>19052.886</text:p>
          </table:table-cell>
          <table:table-cell/>
          <table:table-cell table:formula="of:=ABS([.A726]-[.B726])" office:value-type="float" office:value="2051.114" calcext:value-type="float">
            <text:p>2051.114</text:p>
          </table:table-cell>
          <table:table-cell table:formula="of:=[.D726]/[.A726]*100" office:value-type="float" office:value="9.71907695223655" calcext:value-type="float">
            <text:p>9.719076952236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735.476" calcext:value-type="float">
            <text:p>1735.476</text:p>
          </table:table-cell>
          <table:table-cell/>
          <table:table-cell table:formula="of:=ABS([.A727]-[.B727])" office:value-type="float" office:value="1070.476" calcext:value-type="float">
            <text:p>1070.476</text:p>
          </table:table-cell>
          <table:table-cell table:formula="of:=[.D727]/[.A727]*100" office:value-type="float" office:value="160.973834586466" calcext:value-type="float">
            <text:p>160.9738345864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76.309" calcext:value-type="float">
            <text:p>2576.309</text:p>
          </table:table-cell>
          <table:table-cell/>
          <table:table-cell table:formula="of:=ABS([.A728]-[.B728])" office:value-type="float" office:value="2198.309" calcext:value-type="float">
            <text:p>2198.309</text:p>
          </table:table-cell>
          <table:table-cell table:formula="of:=[.D728]/[.A728]*100" office:value-type="float" office:value="581.563227513228" calcext:value-type="float">
            <text:p>581.5632275132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54.258" calcext:value-type="float">
            <text:p>5654.258</text:p>
          </table:table-cell>
          <table:table-cell/>
          <table:table-cell table:formula="of:=ABS([.A729]-[.B729])" office:value-type="float" office:value="5600.258" calcext:value-type="float">
            <text:p>5600.258</text:p>
          </table:table-cell>
          <table:table-cell table:formula="of:=[.D729]/[.A729]*100" office:value-type="float" office:value="10370.8481481481" calcext:value-type="float">
            <text:p>10370.8481481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960.057" calcext:value-type="float">
            <text:p>-11960.057</text:p>
          </table:table-cell>
          <table:table-cell/>
          <table:table-cell table:formula="of:=ABS([.A730]-[.B730])" office:value-type="float" office:value="11960.057" calcext:value-type="float">
            <text:p>11960.057</text:p>
          </table:table-cell>
          <table:table-cell table:formula="of:=[.D730]/[.A730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35.94" calcext:value-type="float">
            <text:p>2035.94</text:p>
          </table:table-cell>
          <table:table-cell/>
          <table:table-cell table:formula="of:=ABS([.A731]-[.B731])" office:value-type="float" office:value="1395.94" calcext:value-type="float">
            <text:p>1395.94</text:p>
          </table:table-cell>
          <table:table-cell table:formula="of:=[.D731]/[.A731]*100" office:value-type="float" office:value="218.115625" calcext:value-type="float">
            <text:p>218.115625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17775.887" calcext:value-type="float">
            <text:p>17775.887</text:p>
          </table:table-cell>
          <table:table-cell/>
          <table:table-cell table:formula="of:=ABS([.A732]-[.B732])" office:value-type="float" office:value="4434.113" calcext:value-type="float">
            <text:p>4434.113</text:p>
          </table:table-cell>
          <table:table-cell table:formula="of:=[.D732]/[.A732]*100" office:value-type="float" office:value="19.9644889689329" calcext:value-type="float">
            <text:p>19.9644889689329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4959.198" calcext:value-type="float">
            <text:p>14959.198</text:p>
          </table:table-cell>
          <table:table-cell/>
          <table:table-cell table:formula="of:=ABS([.A733]-[.B733])" office:value-type="float" office:value="12677.198" calcext:value-type="float">
            <text:p>12677.198</text:p>
          </table:table-cell>
          <table:table-cell table:formula="of:=[.D733]/[.A733]*100" office:value-type="float" office:value="555.530148992112" calcext:value-type="float">
            <text:p>555.530148992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279.748" calcext:value-type="float">
            <text:p>-6279.748</text:p>
          </table:table-cell>
          <table:table-cell/>
          <table:table-cell table:formula="of:=ABS([.A734]-[.B734])" office:value-type="float" office:value="6293.748" calcext:value-type="float">
            <text:p>6293.748</text:p>
          </table:table-cell>
          <table:table-cell table:formula="of:=[.D734]/[.A734]*100" office:value-type="float" office:value="44955.3428571429" calcext:value-type="float">
            <text:p>44955.3428571429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6635.508" calcext:value-type="float">
            <text:p>6635.508</text:p>
          </table:table-cell>
          <table:table-cell/>
          <table:table-cell table:formula="of:=ABS([.A735]-[.B735])" office:value-type="float" office:value="1215.508" calcext:value-type="float">
            <text:p>1215.508</text:p>
          </table:table-cell>
          <table:table-cell table:formula="of:=[.D735]/[.A735]*100" office:value-type="float" office:value="22.4263468634686" calcext:value-type="float">
            <text:p>22.4263468634686</text:p>
          </table:table-cell>
        </table:table-row>
        <table:table-row table:style-name="ro1">
          <table:table-cell office:value-type="float" office:value="42239" calcext:value-type="float">
            <text:p>42239</text:p>
          </table:table-cell>
          <table:table-cell office:value-type="float" office:value="26547.421" calcext:value-type="float">
            <text:p>26547.421</text:p>
          </table:table-cell>
          <table:table-cell/>
          <table:table-cell table:formula="of:=ABS([.A736]-[.B736])" office:value-type="float" office:value="15691.579" calcext:value-type="float">
            <text:p>15691.579</text:p>
          </table:table-cell>
          <table:table-cell table:formula="of:=[.D736]/[.A736]*100" office:value-type="float" office:value="37.1495040128791" calcext:value-type="float">
            <text:p>37.149504012879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402.251" calcext:value-type="float">
            <text:p>-2402.251</text:p>
          </table:table-cell>
          <table:table-cell/>
          <table:table-cell table:formula="of:=ABS([.A737]-[.B737])" office:value-type="float" office:value="2755.251" calcext:value-type="float">
            <text:p>2755.251</text:p>
          </table:table-cell>
          <table:table-cell table:formula="of:=[.D737]/[.A737]*100" office:value-type="float" office:value="780.524362606232" calcext:value-type="float">
            <text:p>780.524362606232</text:p>
          </table:table-cell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18065.055" calcext:value-type="float">
            <text:p>18065.055</text:p>
          </table:table-cell>
          <table:table-cell/>
          <table:table-cell table:formula="of:=ABS([.A738]-[.B738])" office:value-type="float" office:value="1574.945" calcext:value-type="float">
            <text:p>1574.945</text:p>
          </table:table-cell>
          <table:table-cell table:formula="of:=[.D738]/[.A738]*100" office:value-type="float" office:value="8.01906822810591" calcext:value-type="float">
            <text:p>8.0190682281059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290.114" calcext:value-type="float">
            <text:p>8290.114</text:p>
          </table:table-cell>
          <table:table-cell/>
          <table:table-cell table:formula="of:=ABS([.A739]-[.B739])" office:value-type="float" office:value="7357.114" calcext:value-type="float">
            <text:p>7357.114</text:p>
          </table:table-cell>
          <table:table-cell table:formula="of:=[.D739]/[.A739]*100" office:value-type="float" office:value="788.543837084673" calcext:value-type="float">
            <text:p>788.5438370846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43.903" calcext:value-type="float">
            <text:p>2343.903</text:p>
          </table:table-cell>
          <table:table-cell/>
          <table:table-cell table:formula="of:=ABS([.A740]-[.B740])" office:value-type="float" office:value="1904.903" calcext:value-type="float">
            <text:p>1904.903</text:p>
          </table:table-cell>
          <table:table-cell table:formula="of:=[.D740]/[.A740]*100" office:value-type="float" office:value="433.91867881549" calcext:value-type="float">
            <text:p>433.91867881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309.872" calcext:value-type="float">
            <text:p>-1309.872</text:p>
          </table:table-cell>
          <table:table-cell/>
          <table:table-cell table:formula="of:=ABS([.A741]-[.B741])" office:value-type="float" office:value="1327.872" calcext:value-type="float">
            <text:p>1327.872</text:p>
          </table:table-cell>
          <table:table-cell table:formula="of:=[.D741]/[.A741]*100" office:value-type="float" office:value="7377.06666666667" calcext:value-type="float">
            <text:p>7377.0666666666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59.653" calcext:value-type="float">
            <text:p>359.653</text:p>
          </table:table-cell>
          <table:table-cell/>
          <table:table-cell table:formula="of:=ABS([.A742]-[.B742])" office:value-type="float" office:value="131.653" calcext:value-type="float">
            <text:p>131.653</text:p>
          </table:table-cell>
          <table:table-cell table:formula="of:=[.D742]/[.A742]*100" office:value-type="float" office:value="57.7425438596491" calcext:value-type="float">
            <text:p>57.742543859649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617.312" calcext:value-type="float">
            <text:p>-617.312</text:p>
          </table:table-cell>
          <table:table-cell/>
          <table:table-cell table:formula="of:=ABS([.A743]-[.B743])" office:value-type="float" office:value="1060.312" calcext:value-type="float">
            <text:p>1060.312</text:p>
          </table:table-cell>
          <table:table-cell table:formula="of:=[.D743]/[.A743]*100" office:value-type="float" office:value="239.348081264108" calcext:value-type="float">
            <text:p>239.348081264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38.558" calcext:value-type="float">
            <text:p>2138.558</text:p>
          </table:table-cell>
          <table:table-cell/>
          <table:table-cell table:formula="of:=ABS([.A744]-[.B744])" office:value-type="float" office:value="2090.558" calcext:value-type="float">
            <text:p>2090.558</text:p>
          </table:table-cell>
          <table:table-cell table:formula="of:=[.D744]/[.A744]*100" office:value-type="float" office:value="4355.32916666667" calcext:value-type="float">
            <text:p>4355.32916666667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float" office:value="16147.024" calcext:value-type="float">
            <text:p>16147.024</text:p>
          </table:table-cell>
          <table:table-cell/>
          <table:table-cell table:formula="of:=ABS([.A745]-[.B745])" office:value-type="float" office:value="5077.976" calcext:value-type="float">
            <text:p>5077.976</text:p>
          </table:table-cell>
          <table:table-cell table:formula="of:=[.D745]/[.A745]*100" office:value-type="float" office:value="23.9245041224971" calcext:value-type="float">
            <text:p>23.924504122497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1865.538" calcext:value-type="float">
            <text:p>11865.538</text:p>
          </table:table-cell>
          <table:table-cell/>
          <table:table-cell table:formula="of:=ABS([.A746]-[.B746])" office:value-type="float" office:value="10645.538" calcext:value-type="float">
            <text:p>10645.538</text:p>
          </table:table-cell>
          <table:table-cell table:formula="of:=[.D746]/[.A746]*100" office:value-type="float" office:value="872.585081967213" calcext:value-type="float">
            <text:p>872.5850819672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28.538" calcext:value-type="float">
            <text:p>1928.538</text:p>
          </table:table-cell>
          <table:table-cell/>
          <table:table-cell table:formula="of:=ABS([.A747]-[.B747])" office:value-type="float" office:value="1310.538" calcext:value-type="float">
            <text:p>1310.538</text:p>
          </table:table-cell>
          <table:table-cell table:formula="of:=[.D747]/[.A747]*100" office:value-type="float" office:value="212.061165048544" calcext:value-type="float">
            <text:p>212.0611650485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701.686" calcext:value-type="float">
            <text:p>-701.686</text:p>
          </table:table-cell>
          <table:table-cell/>
          <table:table-cell table:formula="of:=ABS([.A748]-[.B748])" office:value-type="float" office:value="876.686" calcext:value-type="float">
            <text:p>876.686</text:p>
          </table:table-cell>
          <table:table-cell table:formula="of:=[.D748]/[.A748]*100" office:value-type="float" office:value="500.963428571429" calcext:value-type="float">
            <text:p>500.963428571429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7546.512" calcext:value-type="float">
            <text:p>17546.512</text:p>
          </table:table-cell>
          <table:table-cell/>
          <table:table-cell table:formula="of:=ABS([.A749]-[.B749])" office:value-type="float" office:value="9715.512" calcext:value-type="float">
            <text:p>9715.512</text:p>
          </table:table-cell>
          <table:table-cell table:formula="of:=[.D749]/[.A749]*100" office:value-type="float" office:value="124.064768228834" calcext:value-type="float">
            <text:p>124.064768228834</text:p>
          </table:table-cell>
        </table:table-row>
        <table:table-row table:style-name="ro1">
          <table:table-cell office:value-type="float" office:value="133248" calcext:value-type="float">
            <text:p>133248</text:p>
          </table:table-cell>
          <table:table-cell office:value-type="float" office:value="60866.951" calcext:value-type="float">
            <text:p>60866.951</text:p>
          </table:table-cell>
          <table:table-cell/>
          <table:table-cell table:formula="of:=ABS([.A750]-[.B750])" office:value-type="float" office:value="72381.049" calcext:value-type="float">
            <text:p>72381.049</text:p>
          </table:table-cell>
          <table:table-cell table:formula="of:=[.D750]/[.A750]*100" office:value-type="float" office:value="54.3205519032181" calcext:value-type="float">
            <text:p>54.3205519032181</text:p>
          </table:table-cell>
        </table:table-row>
        <table:table-row table:style-name="ro1">
          <table:table-cell office:value-type="float" office:value="73695" calcext:value-type="float">
            <text:p>73695</text:p>
          </table:table-cell>
          <table:table-cell office:value-type="float" office:value="35958.425" calcext:value-type="float">
            <text:p>35958.425</text:p>
          </table:table-cell>
          <table:table-cell/>
          <table:table-cell table:formula="of:=ABS([.A751]-[.B751])" office:value-type="float" office:value="37736.575" calcext:value-type="float">
            <text:p>37736.575</text:p>
          </table:table-cell>
          <table:table-cell table:formula="of:=[.D751]/[.A751]*100" office:value-type="float" office:value="51.2064251306059" calcext:value-type="float">
            <text:p>51.2064251306059</text:p>
          </table:table-cell>
        </table:table-row>
        <table:table-row table:style-name="ro1">
          <table:table-cell office:value-type="float" office:value="20829" calcext:value-type="float">
            <text:p>20829</text:p>
          </table:table-cell>
          <table:table-cell office:value-type="float" office:value="22241.742" calcext:value-type="float">
            <text:p>22241.742</text:p>
          </table:table-cell>
          <table:table-cell/>
          <table:table-cell table:formula="of:=ABS([.A752]-[.B752])" office:value-type="float" office:value="1412.742" calcext:value-type="float">
            <text:p>1412.742</text:p>
          </table:table-cell>
          <table:table-cell table:formula="of:=[.D752]/[.A752]*100" office:value-type="float" office:value="6.782572375054" calcext:value-type="float">
            <text:p>6.78257237505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963.713" calcext:value-type="float">
            <text:p>3963.713</text:p>
          </table:table-cell>
          <table:table-cell/>
          <table:table-cell table:formula="of:=ABS([.A753]-[.B753])" office:value-type="float" office:value="3036.713" calcext:value-type="float">
            <text:p>3036.713</text:p>
          </table:table-cell>
          <table:table-cell table:formula="of:=[.D753]/[.A753]*100" office:value-type="float" office:value="327.585005393743" calcext:value-type="float">
            <text:p>327.5850053937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37.58" calcext:value-type="float">
            <text:p>3837.58</text:p>
          </table:table-cell>
          <table:table-cell/>
          <table:table-cell table:formula="of:=ABS([.A754]-[.B754])" office:value-type="float" office:value="3688.58" calcext:value-type="float">
            <text:p>3688.58</text:p>
          </table:table-cell>
          <table:table-cell table:formula="of:=[.D754]/[.A754]*100" office:value-type="float" office:value="2475.55704697987" calcext:value-type="float">
            <text:p>2475.5570469798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041.998" calcext:value-type="float">
            <text:p>-2041.998</text:p>
          </table:table-cell>
          <table:table-cell/>
          <table:table-cell table:formula="of:=ABS([.A755]-[.B755])" office:value-type="float" office:value="2371.998" calcext:value-type="float">
            <text:p>2371.998</text:p>
          </table:table-cell>
          <table:table-cell table:formula="of:=[.D755]/[.A755]*100" office:value-type="float" office:value="718.787272727273" calcext:value-type="float">
            <text:p>718.78727272727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574.148" calcext:value-type="float">
            <text:p>9574.148</text:p>
          </table:table-cell>
          <table:table-cell/>
          <table:table-cell table:formula="of:=ABS([.A756]-[.B756])" office:value-type="float" office:value="8573.148" calcext:value-type="float">
            <text:p>8573.148</text:p>
          </table:table-cell>
          <table:table-cell table:formula="of:=[.D756]/[.A756]*100" office:value-type="float" office:value="856.458341658342" calcext:value-type="float">
            <text:p>856.4583416583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348.259" calcext:value-type="float">
            <text:p>-1348.259</text:p>
          </table:table-cell>
          <table:table-cell/>
          <table:table-cell table:formula="of:=ABS([.A757]-[.B757])" office:value-type="float" office:value="1842.259" calcext:value-type="float">
            <text:p>1842.259</text:p>
          </table:table-cell>
          <table:table-cell table:formula="of:=[.D757]/[.A757]*100" office:value-type="float" office:value="372.926923076923" calcext:value-type="float">
            <text:p>372.9269230769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3547.563" calcext:value-type="float">
            <text:p>-3547.563</text:p>
          </table:table-cell>
          <table:table-cell/>
          <table:table-cell table:formula="of:=ABS([.A758]-[.B758])" office:value-type="float" office:value="3655.563" calcext:value-type="float">
            <text:p>3655.563</text:p>
          </table:table-cell>
          <table:table-cell table:formula="of:=[.D758]/[.A758]*100" office:value-type="float" office:value="3384.78055555556" calcext:value-type="float">
            <text:p>3384.780555555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57.573" calcext:value-type="float">
            <text:p>2257.573</text:p>
          </table:table-cell>
          <table:table-cell/>
          <table:table-cell table:formula="of:=ABS([.A759]-[.B759])" office:value-type="float" office:value="2143.573" calcext:value-type="float">
            <text:p>2143.573</text:p>
          </table:table-cell>
          <table:table-cell table:formula="of:=[.D759]/[.A759]*100" office:value-type="float" office:value="1880.32719298246" calcext:value-type="float">
            <text:p>1880.32719298246</text:p>
          </table:table-cell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float" office:value="16759.897" calcext:value-type="float">
            <text:p>16759.897</text:p>
          </table:table-cell>
          <table:table-cell/>
          <table:table-cell table:formula="of:=ABS([.A760]-[.B760])" office:value-type="float" office:value="2244.897" calcext:value-type="float">
            <text:p>2244.897</text:p>
          </table:table-cell>
          <table:table-cell table:formula="of:=[.D760]/[.A760]*100" office:value-type="float" office:value="15.4660489149156" calcext:value-type="float">
            <text:p>15.4660489149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27.78" calcext:value-type="float">
            <text:p>-1827.78</text:p>
          </table:table-cell>
          <table:table-cell/>
          <table:table-cell table:formula="of:=ABS([.A761]-[.B761])" office:value-type="float" office:value="1833.78" calcext:value-type="float">
            <text:p>1833.78</text:p>
          </table:table-cell>
          <table:table-cell table:formula="of:=[.D761]/[.A761]*100" office:value-type="float" office:value="30563" calcext:value-type="float">
            <text:p>305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320.973" calcext:value-type="float">
            <text:p>6320.973</text:p>
          </table:table-cell>
          <table:table-cell/>
          <table:table-cell table:formula="of:=ABS([.A762]-[.B762])" office:value-type="float" office:value="6200.973" calcext:value-type="float">
            <text:p>6200.973</text:p>
          </table:table-cell>
          <table:table-cell table:formula="of:=[.D762]/[.A762]*100" office:value-type="float" office:value="5167.4775" calcext:value-type="float">
            <text:p>5167.47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105.951" calcext:value-type="float">
            <text:p>-2105.951</text:p>
          </table:table-cell>
          <table:table-cell/>
          <table:table-cell table:formula="of:=ABS([.A763]-[.B763])" office:value-type="float" office:value="2427.951" calcext:value-type="float">
            <text:p>2427.951</text:p>
          </table:table-cell>
          <table:table-cell table:formula="of:=[.D763]/[.A763]*100" office:value-type="float" office:value="754.022049689441" calcext:value-type="float">
            <text:p>754.0220496894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23.829" calcext:value-type="float">
            <text:p>1423.829</text:p>
          </table:table-cell>
          <table:table-cell/>
          <table:table-cell table:formula="of:=ABS([.A764]-[.B764])" office:value-type="float" office:value="999.829" calcext:value-type="float">
            <text:p>999.829</text:p>
          </table:table-cell>
          <table:table-cell table:formula="of:=[.D764]/[.A764]*100" office:value-type="float" office:value="235.808726415094" calcext:value-type="float">
            <text:p>235.80872641509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5022.355" calcext:value-type="float">
            <text:p>15022.355</text:p>
          </table:table-cell>
          <table:table-cell/>
          <table:table-cell table:formula="of:=ABS([.A765]-[.B765])" office:value-type="float" office:value="14441.355" calcext:value-type="float">
            <text:p>14441.355</text:p>
          </table:table-cell>
          <table:table-cell table:formula="of:=[.D765]/[.A765]*100" office:value-type="float" office:value="2485.60327022375" calcext:value-type="float">
            <text:p>2485.6032702237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253.065" calcext:value-type="float">
            <text:p>3253.065</text:p>
          </table:table-cell>
          <table:table-cell/>
          <table:table-cell table:formula="of:=ABS([.A766]-[.B766])" office:value-type="float" office:value="2284.065" calcext:value-type="float">
            <text:p>2284.065</text:p>
          </table:table-cell>
          <table:table-cell table:formula="of:=[.D766]/[.A766]*100" office:value-type="float" office:value="235.713622291022" calcext:value-type="float">
            <text:p>235.713622291022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10313.166" calcext:value-type="float">
            <text:p>10313.166</text:p>
          </table:table-cell>
          <table:table-cell/>
          <table:table-cell table:formula="of:=ABS([.A767]-[.B767])" office:value-type="float" office:value="5102.166" calcext:value-type="float">
            <text:p>5102.166</text:p>
          </table:table-cell>
          <table:table-cell table:formula="of:=[.D767]/[.A767]*100" office:value-type="float" office:value="97.9114565342545" calcext:value-type="float">
            <text:p>97.911456534254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86.674" calcext:value-type="float">
            <text:p>-386.674</text:p>
          </table:table-cell>
          <table:table-cell/>
          <table:table-cell table:formula="of:=ABS([.A768]-[.B768])" office:value-type="float" office:value="1088.674" calcext:value-type="float">
            <text:p>1088.674</text:p>
          </table:table-cell>
          <table:table-cell table:formula="of:=[.D768]/[.A768]*100" office:value-type="float" office:value="155.081766381766" calcext:value-type="float">
            <text:p>155.0817663817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90.703" calcext:value-type="float">
            <text:p>5090.703</text:p>
          </table:table-cell>
          <table:table-cell/>
          <table:table-cell table:formula="of:=ABS([.A769]-[.B769])" office:value-type="float" office:value="4997.703" calcext:value-type="float">
            <text:p>4997.703</text:p>
          </table:table-cell>
          <table:table-cell table:formula="of:=[.D769]/[.A769]*100" office:value-type="float" office:value="5373.87419354839" calcext:value-type="float">
            <text:p>5373.8741935483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846.272" calcext:value-type="float">
            <text:p>4846.272</text:p>
          </table:table-cell>
          <table:table-cell/>
          <table:table-cell table:formula="of:=ABS([.A770]-[.B770])" office:value-type="float" office:value="3900.272" calcext:value-type="float">
            <text:p>3900.272</text:p>
          </table:table-cell>
          <table:table-cell table:formula="of:=[.D770]/[.A770]*100" office:value-type="float" office:value="412.290909090909" calcext:value-type="float">
            <text:p>412.290909090909</text:p>
          </table:table-cell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float" office:value="15075.198" calcext:value-type="float">
            <text:p>15075.198</text:p>
          </table:table-cell>
          <table:table-cell/>
          <table:table-cell table:formula="of:=ABS([.A771]-[.B771])" office:value-type="float" office:value="4687.198" calcext:value-type="float">
            <text:p>4687.198</text:p>
          </table:table-cell>
          <table:table-cell table:formula="of:=[.D771]/[.A771]*100" office:value-type="float" office:value="45.1212745475549" calcext:value-type="float">
            <text:p>45.121274547554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828.664" calcext:value-type="float">
            <text:p>1828.664</text:p>
          </table:table-cell>
          <table:table-cell/>
          <table:table-cell table:formula="of:=ABS([.A772]-[.B772])" office:value-type="float" office:value="1104.664" calcext:value-type="float">
            <text:p>1104.664</text:p>
          </table:table-cell>
          <table:table-cell table:formula="of:=[.D772]/[.A772]*100" office:value-type="float" office:value="152.577900552486" calcext:value-type="float">
            <text:p>152.5779005524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31.299" calcext:value-type="float">
            <text:p>1031.299</text:p>
          </table:table-cell>
          <table:table-cell/>
          <table:table-cell table:formula="of:=ABS([.A773]-[.B773])" office:value-type="float" office:value="742.299" calcext:value-type="float">
            <text:p>742.299</text:p>
          </table:table-cell>
          <table:table-cell table:formula="of:=[.D773]/[.A773]*100" office:value-type="float" office:value="256.850865051903" calcext:value-type="float">
            <text:p>256.85086505190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681.951" calcext:value-type="float">
            <text:p>7681.951</text:p>
          </table:table-cell>
          <table:table-cell/>
          <table:table-cell table:formula="of:=ABS([.A774]-[.B774])" office:value-type="float" office:value="7046.951" calcext:value-type="float">
            <text:p>7046.951</text:p>
          </table:table-cell>
          <table:table-cell table:formula="of:=[.D774]/[.A774]*100" office:value-type="float" office:value="1109.75606299213" calcext:value-type="float">
            <text:p>1109.75606299213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7006.46" calcext:value-type="float">
            <text:p>7006.46</text:p>
          </table:table-cell>
          <table:table-cell/>
          <table:table-cell table:formula="of:=ABS([.A775]-[.B775])" office:value-type="float" office:value="889.46" calcext:value-type="float">
            <text:p>889.46</text:p>
          </table:table-cell>
          <table:table-cell table:formula="of:=[.D775]/[.A775]*100" office:value-type="float" office:value="14.5407879679581" calcext:value-type="float">
            <text:p>14.540787967958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547.491" calcext:value-type="float">
            <text:p>7547.491</text:p>
          </table:table-cell>
          <table:table-cell/>
          <table:table-cell table:formula="of:=ABS([.A776]-[.B776])" office:value-type="float" office:value="6729.491" calcext:value-type="float">
            <text:p>6729.491</text:p>
          </table:table-cell>
          <table:table-cell table:formula="of:=[.D776]/[.A776]*100" office:value-type="float" office:value="822.676161369193" calcext:value-type="float">
            <text:p>822.6761613691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840.06" calcext:value-type="float">
            <text:p>-3840.06</text:p>
          </table:table-cell>
          <table:table-cell/>
          <table:table-cell table:formula="of:=ABS([.A777]-[.B777])" office:value-type="float" office:value="3869.06" calcext:value-type="float">
            <text:p>3869.06</text:p>
          </table:table-cell>
          <table:table-cell table:formula="of:=[.D777]/[.A777]*100" office:value-type="float" office:value="13341.5862068966" calcext:value-type="float">
            <text:p>13341.5862068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70.494" calcext:value-type="float">
            <text:p>-1670.494</text:p>
          </table:table-cell>
          <table:table-cell/>
          <table:table-cell table:formula="of:=ABS([.A778]-[.B778])" office:value-type="float" office:value="1698.494" calcext:value-type="float">
            <text:p>1698.494</text:p>
          </table:table-cell>
          <table:table-cell table:formula="of:=[.D778]/[.A778]*100" office:value-type="float" office:value="6066.05" calcext:value-type="float">
            <text:p>6066.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83.068" calcext:value-type="float">
            <text:p>-2183.068</text:p>
          </table:table-cell>
          <table:table-cell/>
          <table:table-cell table:formula="of:=ABS([.A779]-[.B779])" office:value-type="float" office:value="2209.068" calcext:value-type="float">
            <text:p>2209.068</text:p>
          </table:table-cell>
          <table:table-cell table:formula="of:=[.D779]/[.A779]*100" office:value-type="float" office:value="8496.41538461538" calcext:value-type="float">
            <text:p>8496.41538461538</text:p>
          </table:table-cell>
        </table:table-row>
        <table:table-row table:style-name="ro1">
          <table:table-cell office:value-type="float" office:value="51007" calcext:value-type="float">
            <text:p>51007</text:p>
          </table:table-cell>
          <table:table-cell office:value-type="float" office:value="29518.37" calcext:value-type="float">
            <text:p>29518.37</text:p>
          </table:table-cell>
          <table:table-cell/>
          <table:table-cell table:formula="of:=ABS([.A780]-[.B780])" office:value-type="float" office:value="21488.63" calcext:value-type="float">
            <text:p>21488.63</text:p>
          </table:table-cell>
          <table:table-cell table:formula="of:=[.D780]/[.A780]*100" office:value-type="float" office:value="42.1287862450252" calcext:value-type="float">
            <text:p>42.12878624502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2241.533" calcext:value-type="float">
            <text:p>-2241.533</text:p>
          </table:table-cell>
          <table:table-cell/>
          <table:table-cell table:formula="of:=ABS([.A781]-[.B781])" office:value-type="float" office:value="2334.533" calcext:value-type="float">
            <text:p>2334.533</text:p>
          </table:table-cell>
          <table:table-cell table:formula="of:=[.D781]/[.A781]*100" office:value-type="float" office:value="2510.25053763441" calcext:value-type="float">
            <text:p>2510.250537634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970.289" calcext:value-type="float">
            <text:p>-970.289</text:p>
          </table:table-cell>
          <table:table-cell/>
          <table:table-cell table:formula="of:=ABS([.A782]-[.B782])" office:value-type="float" office:value="1271.289" calcext:value-type="float">
            <text:p>1271.289</text:p>
          </table:table-cell>
          <table:table-cell table:formula="of:=[.D782]/[.A782]*100" office:value-type="float" office:value="422.355149501661" calcext:value-type="float">
            <text:p>422.355149501661</text:p>
          </table:table-cell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float" office:value="43588.129" calcext:value-type="float">
            <text:p>43588.129</text:p>
          </table:table-cell>
          <table:table-cell/>
          <table:table-cell table:formula="of:=ABS([.A783]-[.B783])" office:value-type="float" office:value="31930.129" calcext:value-type="float">
            <text:p>31930.129</text:p>
          </table:table-cell>
          <table:table-cell table:formula="of:=[.D783]/[.A783]*100" office:value-type="float" office:value="273.890281351861" calcext:value-type="float">
            <text:p>273.8902813518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86.21" calcext:value-type="float">
            <text:p>1786.21</text:p>
          </table:table-cell>
          <table:table-cell/>
          <table:table-cell table:formula="of:=ABS([.A784]-[.B784])" office:value-type="float" office:value="1243.21" calcext:value-type="float">
            <text:p>1243.21</text:p>
          </table:table-cell>
          <table:table-cell table:formula="of:=[.D784]/[.A784]*100" office:value-type="float" office:value="228.95211786372" calcext:value-type="float">
            <text:p>228.95211786372</text:p>
          </table:table-cell>
        </table:table-row>
        <table:table-row table:style-name="ro1">
          <table:table-cell office:value-type="float" office:value="31483" calcext:value-type="float">
            <text:p>31483</text:p>
          </table:table-cell>
          <table:table-cell office:value-type="float" office:value="27010.99" calcext:value-type="float">
            <text:p>27010.99</text:p>
          </table:table-cell>
          <table:table-cell/>
          <table:table-cell table:formula="of:=ABS([.A785]-[.B785])" office:value-type="float" office:value="4472.01" calcext:value-type="float">
            <text:p>4472.01</text:p>
          </table:table-cell>
          <table:table-cell table:formula="of:=[.D785]/[.A785]*100" office:value-type="float" office:value="14.2045230759457" calcext:value-type="float">
            <text:p>14.2045230759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047.022" calcext:value-type="float">
            <text:p>-4047.022</text:p>
          </table:table-cell>
          <table:table-cell/>
          <table:table-cell table:formula="of:=ABS([.A786]-[.B786])" office:value-type="float" office:value="4057.022" calcext:value-type="float">
            <text:p>4057.022</text:p>
          </table:table-cell>
          <table:table-cell table:formula="of:=[.D786]/[.A786]*100" office:value-type="float" office:value="40570.22" calcext:value-type="float">
            <text:p>40570.2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849.359" calcext:value-type="float">
            <text:p>1849.359</text:p>
          </table:table-cell>
          <table:table-cell/>
          <table:table-cell table:formula="of:=ABS([.A787]-[.B787])" office:value-type="float" office:value="85.3589999999999" calcext:value-type="float">
            <text:p>85.3589999999999</text:p>
          </table:table-cell>
          <table:table-cell table:formula="of:=[.D787]/[.A787]*100" office:value-type="float" office:value="4.83894557823129" calcext:value-type="float">
            <text:p>4.838945578231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6005.828" calcext:value-type="float">
            <text:p>-6005.828</text:p>
          </table:table-cell>
          <table:table-cell/>
          <table:table-cell table:formula="of:=ABS([.A788]-[.B788])" office:value-type="float" office:value="6051.828" calcext:value-type="float">
            <text:p>6051.828</text:p>
          </table:table-cell>
          <table:table-cell table:formula="of:=[.D788]/[.A788]*100" office:value-type="float" office:value="13156.147826087" calcext:value-type="float">
            <text:p>13156.1478260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89.544" calcext:value-type="float">
            <text:p>-1189.544</text:p>
          </table:table-cell>
          <table:table-cell/>
          <table:table-cell table:formula="of:=ABS([.A789]-[.B789])" office:value-type="float" office:value="1412.544" calcext:value-type="float">
            <text:p>1412.544</text:p>
          </table:table-cell>
          <table:table-cell table:formula="of:=[.D789]/[.A789]*100" office:value-type="float" office:value="633.427802690583" calcext:value-type="float">
            <text:p>633.4278026905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728.132" calcext:value-type="float">
            <text:p>-1728.132</text:p>
          </table:table-cell>
          <table:table-cell/>
          <table:table-cell table:formula="of:=ABS([.A790]-[.B790])" office:value-type="float" office:value="2320.132" calcext:value-type="float">
            <text:p>2320.132</text:p>
          </table:table-cell>
          <table:table-cell table:formula="of:=[.D790]/[.A790]*100" office:value-type="float" office:value="391.914189189189" calcext:value-type="float">
            <text:p>391.914189189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666.731" calcext:value-type="float">
            <text:p>-3666.731</text:p>
          </table:table-cell>
          <table:table-cell/>
          <table:table-cell table:formula="of:=ABS([.A791]-[.B791])" office:value-type="float" office:value="3672.731" calcext:value-type="float">
            <text:p>3672.731</text:p>
          </table:table-cell>
          <table:table-cell table:formula="of:=[.D791]/[.A791]*100" office:value-type="float" office:value="61212.1833333333" calcext:value-type="float">
            <text:p>61212.18333333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73.697" calcext:value-type="float">
            <text:p>673.697</text:p>
          </table:table-cell>
          <table:table-cell/>
          <table:table-cell table:formula="of:=ABS([.A792]-[.B792])" office:value-type="float" office:value="349.697" calcext:value-type="float">
            <text:p>349.697</text:p>
          </table:table-cell>
          <table:table-cell table:formula="of:=[.D792]/[.A792]*100" office:value-type="float" office:value="107.931172839506" calcext:value-type="float">
            <text:p>107.931172839506</text:p>
          </table:table-cell>
        </table:table-row>
        <table:table-row table:style-name="ro1">
          <table:table-cell office:value-type="float" office:value="14870" calcext:value-type="float">
            <text:p>14870</text:p>
          </table:table-cell>
          <table:table-cell office:value-type="float" office:value="9876.298" calcext:value-type="float">
            <text:p>9876.298</text:p>
          </table:table-cell>
          <table:table-cell/>
          <table:table-cell table:formula="of:=ABS([.A793]-[.B793])" office:value-type="float" office:value="4993.702" calcext:value-type="float">
            <text:p>4993.702</text:p>
          </table:table-cell>
          <table:table-cell table:formula="of:=[.D793]/[.A793]*100" office:value-type="float" office:value="33.5823940820444" calcext:value-type="float">
            <text:p>33.5823940820444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48173.503" calcext:value-type="float">
            <text:p>48173.503</text:p>
          </table:table-cell>
          <table:table-cell/>
          <table:table-cell table:formula="of:=ABS([.A794]-[.B794])" office:value-type="float" office:value="44214.503" calcext:value-type="float">
            <text:p>44214.503</text:p>
          </table:table-cell>
          <table:table-cell table:formula="of:=[.D794]/[.A794]*100" office:value-type="float" office:value="1116.80987623137" calcext:value-type="float">
            <text:p>1116.809876231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78.588" calcext:value-type="float">
            <text:p>-1978.588</text:p>
          </table:table-cell>
          <table:table-cell/>
          <table:table-cell table:formula="of:=ABS([.A795]-[.B795])" office:value-type="float" office:value="2005.588" calcext:value-type="float">
            <text:p>2005.588</text:p>
          </table:table-cell>
          <table:table-cell table:formula="of:=[.D795]/[.A795]*100" office:value-type="float" office:value="7428.1037037037" calcext:value-type="float">
            <text:p>7428.10370370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8.593" calcext:value-type="float">
            <text:p>1118.593</text:p>
          </table:table-cell>
          <table:table-cell/>
          <table:table-cell table:formula="of:=ABS([.A796]-[.B796])" office:value-type="float" office:value="834.593" calcext:value-type="float">
            <text:p>834.593</text:p>
          </table:table-cell>
          <table:table-cell table:formula="of:=[.D796]/[.A796]*100" office:value-type="float" office:value="293.870774647887" calcext:value-type="float">
            <text:p>293.87077464788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828.306" calcext:value-type="float">
            <text:p>1828.306</text:p>
          </table:table-cell>
          <table:table-cell/>
          <table:table-cell table:formula="of:=ABS([.A797]-[.B797])" office:value-type="float" office:value="1105.306" calcext:value-type="float">
            <text:p>1105.306</text:p>
          </table:table-cell>
          <table:table-cell table:formula="of:=[.D797]/[.A797]*100" office:value-type="float" office:value="152.877731673582" calcext:value-type="float">
            <text:p>152.877731673582</text:p>
          </table:table-cell>
        </table:table-row>
        <table:table-row table:style-name="ro1">
          <table:table-cell office:value-type="float" office:value="29048" calcext:value-type="float">
            <text:p>29048</text:p>
          </table:table-cell>
          <table:table-cell office:value-type="float" office:value="21802.356" calcext:value-type="float">
            <text:p>21802.356</text:p>
          </table:table-cell>
          <table:table-cell/>
          <table:table-cell table:formula="of:=ABS([.A798]-[.B798])" office:value-type="float" office:value="7245.644" calcext:value-type="float">
            <text:p>7245.644</text:p>
          </table:table-cell>
          <table:table-cell table:formula="of:=[.D798]/[.A798]*100" office:value-type="float" office:value="24.9436931974663" calcext:value-type="float">
            <text:p>24.9436931974663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float" office:value="11591.78" calcext:value-type="float">
            <text:p>11591.78</text:p>
          </table:table-cell>
          <table:table-cell/>
          <table:table-cell table:formula="of:=ABS([.A799]-[.B799])" office:value-type="float" office:value="3205.78" calcext:value-type="float">
            <text:p>3205.78</text:p>
          </table:table-cell>
          <table:table-cell table:formula="of:=[.D799]/[.A799]*100" office:value-type="float" office:value="38.2277605533031" calcext:value-type="float">
            <text:p>38.2277605533031</text:p>
          </table:table-cell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101127.993" calcext:value-type="float">
            <text:p>101127.993</text:p>
          </table:table-cell>
          <table:table-cell/>
          <table:table-cell table:formula="of:=ABS([.A800]-[.B800])" office:value-type="float" office:value="80187.993" calcext:value-type="float">
            <text:p>80187.993</text:p>
          </table:table-cell>
          <table:table-cell table:formula="of:=[.D800]/[.A800]*100" office:value-type="float" office:value="382.94170487106" calcext:value-type="float">
            <text:p>382.941704871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03.816" calcext:value-type="float">
            <text:p>-803.816</text:p>
          </table:table-cell>
          <table:table-cell/>
          <table:table-cell table:formula="of:=ABS([.A801]-[.B801])" office:value-type="float" office:value="839.816" calcext:value-type="float">
            <text:p>839.816</text:p>
          </table:table-cell>
          <table:table-cell table:formula="of:=[.D801]/[.A801]*100" office:value-type="float" office:value="2332.82222222222" calcext:value-type="float">
            <text:p>2332.8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80.975" calcext:value-type="float">
            <text:p>-3480.975</text:p>
          </table:table-cell>
          <table:table-cell/>
          <table:table-cell table:formula="of:=ABS([.A802]-[.B802])" office:value-type="float" office:value="3480.975" calcext:value-type="float">
            <text:p>3480.975</text:p>
          </table:table-cell>
          <table:table-cell table:formula="of:=[.D802]/[.A80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735" calcext:value-type="float">
            <text:p>10735</text:p>
          </table:table-cell>
          <table:table-cell office:value-type="float" office:value="87811.369" calcext:value-type="float">
            <text:p>87811.369</text:p>
          </table:table-cell>
          <table:table-cell/>
          <table:table-cell table:formula="of:=ABS([.A803]-[.B803])" office:value-type="float" office:value="77076.369" calcext:value-type="float">
            <text:p>77076.369</text:p>
          </table:table-cell>
          <table:table-cell table:formula="of:=[.D803]/[.A803]*100" office:value-type="float" office:value="717.991327433628" calcext:value-type="float">
            <text:p>717.99132743362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657.536" calcext:value-type="float">
            <text:p>-2657.536</text:p>
          </table:table-cell>
          <table:table-cell/>
          <table:table-cell table:formula="of:=ABS([.A804]-[.B804])" office:value-type="float" office:value="3080.536" calcext:value-type="float">
            <text:p>3080.536</text:p>
          </table:table-cell>
          <table:table-cell table:formula="of:=[.D804]/[.A804]*100" office:value-type="float" office:value="728.259101654846" calcext:value-type="float">
            <text:p>728.259101654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754.485" calcext:value-type="float">
            <text:p>-6754.485</text:p>
          </table:table-cell>
          <table:table-cell/>
          <table:table-cell table:formula="of:=ABS([.A805]-[.B805])" office:value-type="float" office:value="6754.485" calcext:value-type="float">
            <text:p>6754.485</text:p>
          </table:table-cell>
          <table:table-cell table:formula="of:=[.D805]/[.A80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988.713" calcext:value-type="float">
            <text:p>-7988.713</text:p>
          </table:table-cell>
          <table:table-cell/>
          <table:table-cell table:formula="of:=ABS([.A806]-[.B806])" office:value-type="float" office:value="7988.713" calcext:value-type="float">
            <text:p>7988.713</text:p>
          </table:table-cell>
          <table:table-cell table:formula="of:=[.D806]/[.A806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975" calcext:value-type="float">
            <text:p>12975</text:p>
          </table:table-cell>
          <table:table-cell office:value-type="float" office:value="23559.371" calcext:value-type="float">
            <text:p>23559.371</text:p>
          </table:table-cell>
          <table:table-cell/>
          <table:table-cell table:formula="of:=ABS([.A807]-[.B807])" office:value-type="float" office:value="10584.371" calcext:value-type="float">
            <text:p>10584.371</text:p>
          </table:table-cell>
          <table:table-cell table:formula="of:=[.D807]/[.A807]*100" office:value-type="float" office:value="81.5751136801541" calcext:value-type="float">
            <text:p>81.5751136801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440.822" calcext:value-type="float">
            <text:p>-6440.822</text:p>
          </table:table-cell>
          <table:table-cell/>
          <table:table-cell table:formula="of:=ABS([.A808]-[.B808])" office:value-type="float" office:value="6440.822" calcext:value-type="float">
            <text:p>6440.822</text:p>
          </table:table-cell>
          <table:table-cell table:formula="of:=[.D808]/[.A808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462.356" calcext:value-type="float">
            <text:p>26462.356</text:p>
          </table:table-cell>
          <table:table-cell/>
          <table:table-cell table:formula="of:=ABS([.A809]-[.B809])" office:value-type="float" office:value="25495.356" calcext:value-type="float">
            <text:p>25495.356</text:p>
          </table:table-cell>
          <table:table-cell table:formula="of:=[.D809]/[.A809]*100" office:value-type="float" office:value="2636.54146845915" calcext:value-type="float">
            <text:p>2636.541468459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302.484" calcext:value-type="float">
            <text:p>-3302.484</text:p>
          </table:table-cell>
          <table:table-cell/>
          <table:table-cell table:formula="of:=ABS([.A810]-[.B810])" office:value-type="float" office:value="3329.484" calcext:value-type="float">
            <text:p>3329.484</text:p>
          </table:table-cell>
          <table:table-cell table:formula="of:=[.D810]/[.A810]*100" office:value-type="float" office:value="12331.4222222222" calcext:value-type="float">
            <text:p>12331.42222222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300.769" calcext:value-type="float">
            <text:p>-2300.769</text:p>
          </table:table-cell>
          <table:table-cell/>
          <table:table-cell table:formula="of:=ABS([.A811]-[.B811])" office:value-type="float" office:value="2555.769" calcext:value-type="float">
            <text:p>2555.769</text:p>
          </table:table-cell>
          <table:table-cell table:formula="of:=[.D811]/[.A811]*100" office:value-type="float" office:value="1002.26235294118" calcext:value-type="float">
            <text:p>1002.262352941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623.228" calcext:value-type="float">
            <text:p>4623.228</text:p>
          </table:table-cell>
          <table:table-cell/>
          <table:table-cell table:formula="of:=ABS([.A812]-[.B812])" office:value-type="float" office:value="4461.228" calcext:value-type="float">
            <text:p>4461.228</text:p>
          </table:table-cell>
          <table:table-cell table:formula="of:=[.D812]/[.A812]*100" office:value-type="float" office:value="2753.84444444444" calcext:value-type="float">
            <text:p>2753.8444444444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820.856" calcext:value-type="float">
            <text:p>-1820.856</text:p>
          </table:table-cell>
          <table:table-cell/>
          <table:table-cell table:formula="of:=ABS([.A813]-[.B813])" office:value-type="float" office:value="2211.856" calcext:value-type="float">
            <text:p>2211.856</text:p>
          </table:table-cell>
          <table:table-cell table:formula="of:=[.D813]/[.A813]*100" office:value-type="float" office:value="565.692071611253" calcext:value-type="float">
            <text:p>565.692071611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547.756" calcext:value-type="float">
            <text:p>-1547.756</text:p>
          </table:table-cell>
          <table:table-cell/>
          <table:table-cell table:formula="of:=ABS([.A814]-[.B814])" office:value-type="float" office:value="1567.756" calcext:value-type="float">
            <text:p>1567.756</text:p>
          </table:table-cell>
          <table:table-cell table:formula="of:=[.D814]/[.A814]*100" office:value-type="float" office:value="7838.78" calcext:value-type="float">
            <text:p>7838.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80.562" calcext:value-type="float">
            <text:p>1280.562</text:p>
          </table:table-cell>
          <table:table-cell/>
          <table:table-cell table:formula="of:=ABS([.A815]-[.B815])" office:value-type="float" office:value="956.562" calcext:value-type="float">
            <text:p>956.562</text:p>
          </table:table-cell>
          <table:table-cell table:formula="of:=[.D815]/[.A815]*100" office:value-type="float" office:value="295.235185185185" calcext:value-type="float">
            <text:p>295.2351851851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96.313" calcext:value-type="float">
            <text:p>1496.313</text:p>
          </table:table-cell>
          <table:table-cell/>
          <table:table-cell table:formula="of:=ABS([.A816]-[.B816])" office:value-type="float" office:value="1323.313" calcext:value-type="float">
            <text:p>1323.313</text:p>
          </table:table-cell>
          <table:table-cell table:formula="of:=[.D816]/[.A816]*100" office:value-type="float" office:value="764.920809248555" calcext:value-type="float">
            <text:p>764.920809248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1.997" calcext:value-type="float">
            <text:p>991.997</text:p>
          </table:table-cell>
          <table:table-cell/>
          <table:table-cell table:formula="of:=ABS([.A817]-[.B817])" office:value-type="float" office:value="975.997" calcext:value-type="float">
            <text:p>975.997</text:p>
          </table:table-cell>
          <table:table-cell table:formula="of:=[.D817]/[.A817]*100" office:value-type="float" office:value="6099.98125" calcext:value-type="float">
            <text:p>6099.98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207.287" calcext:value-type="float">
            <text:p>-3207.287</text:p>
          </table:table-cell>
          <table:table-cell/>
          <table:table-cell table:formula="of:=ABS([.A818]-[.B818])" office:value-type="float" office:value="3260.287" calcext:value-type="float">
            <text:p>3260.287</text:p>
          </table:table-cell>
          <table:table-cell table:formula="of:=[.D818]/[.A818]*100" office:value-type="float" office:value="6151.48490566038" calcext:value-type="float">
            <text:p>6151.484905660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966.824" calcext:value-type="float">
            <text:p>9966.824</text:p>
          </table:table-cell>
          <table:table-cell/>
          <table:table-cell table:formula="of:=ABS([.A819]-[.B819])" office:value-type="float" office:value="9079.824" calcext:value-type="float">
            <text:p>9079.824</text:p>
          </table:table-cell>
          <table:table-cell table:formula="of:=[.D819]/[.A819]*100" office:value-type="float" office:value="1023.65546786922" calcext:value-type="float">
            <text:p>1023.65546786922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6920.54" calcext:value-type="float">
            <text:p>6920.54</text:p>
          </table:table-cell>
          <table:table-cell/>
          <table:table-cell table:formula="of:=ABS([.A820]-[.B820])" office:value-type="float" office:value="880.54" calcext:value-type="float">
            <text:p>880.54</text:p>
          </table:table-cell>
          <table:table-cell table:formula="of:=[.D820]/[.A820]*100" office:value-type="float" office:value="14.5784768211921" calcext:value-type="float">
            <text:p>14.578476821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403.761" calcext:value-type="float">
            <text:p>-2403.761</text:p>
          </table:table-cell>
          <table:table-cell/>
          <table:table-cell table:formula="of:=ABS([.A821]-[.B821])" office:value-type="float" office:value="2403.761" calcext:value-type="float">
            <text:p>2403.761</text:p>
          </table:table-cell>
          <table:table-cell table:formula="of:=[.D821]/[.A82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float" office:value="8436.089" calcext:value-type="float">
            <text:p>8436.089</text:p>
          </table:table-cell>
          <table:table-cell/>
          <table:table-cell table:formula="of:=ABS([.A822]-[.B822])" office:value-type="float" office:value="2295.911" calcext:value-type="float">
            <text:p>2295.911</text:p>
          </table:table-cell>
          <table:table-cell table:formula="of:=[.D822]/[.A822]*100" office:value-type="float" office:value="21.3931326872903" calcext:value-type="float">
            <text:p>21.3931326872903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8003.646" calcext:value-type="float">
            <text:p>8003.646</text:p>
          </table:table-cell>
          <table:table-cell/>
          <table:table-cell table:formula="of:=ABS([.A823]-[.B823])" office:value-type="float" office:value="2828.646" calcext:value-type="float">
            <text:p>2828.646</text:p>
          </table:table-cell>
          <table:table-cell table:formula="of:=[.D823]/[.A823]*100" office:value-type="float" office:value="54.6598260869565" calcext:value-type="float">
            <text:p>54.65982608695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882.334" calcext:value-type="float">
            <text:p>-1882.334</text:p>
          </table:table-cell>
          <table:table-cell/>
          <table:table-cell table:formula="of:=ABS([.A824]-[.B824])" office:value-type="float" office:value="2182.334" calcext:value-type="float">
            <text:p>2182.334</text:p>
          </table:table-cell>
          <table:table-cell table:formula="of:=[.D824]/[.A824]*100" office:value-type="float" office:value="727.444666666667" calcext:value-type="float">
            <text:p>727.444666666667</text:p>
          </table:table-cell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float" office:value="8345.566" calcext:value-type="float">
            <text:p>8345.566</text:p>
          </table:table-cell>
          <table:table-cell/>
          <table:table-cell table:formula="of:=ABS([.A825]-[.B825])" office:value-type="float" office:value="5961.434" calcext:value-type="float">
            <text:p>5961.434</text:p>
          </table:table-cell>
          <table:table-cell table:formula="of:=[.D825]/[.A825]*100" office:value-type="float" office:value="41.6679527504019" calcext:value-type="float">
            <text:p>41.6679527504019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8718.884" calcext:value-type="float">
            <text:p>8718.884</text:p>
          </table:table-cell>
          <table:table-cell/>
          <table:table-cell table:formula="of:=ABS([.A826]-[.B826])" office:value-type="float" office:value="953.884" calcext:value-type="float">
            <text:p>953.884</text:p>
          </table:table-cell>
          <table:table-cell table:formula="of:=[.D826]/[.A826]*100" office:value-type="float" office:value="12.284404378622" calcext:value-type="float">
            <text:p>12.284404378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576.066" calcext:value-type="float">
            <text:p>-9576.066</text:p>
          </table:table-cell>
          <table:table-cell/>
          <table:table-cell table:formula="of:=ABS([.A827]-[.B827])" office:value-type="float" office:value="9576.066" calcext:value-type="float">
            <text:p>9576.066</text:p>
          </table:table-cell>
          <table:table-cell table:formula="of:=[.D827]/[.A82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917.646" calcext:value-type="float">
            <text:p>-917.646</text:p>
          </table:table-cell>
          <table:table-cell/>
          <table:table-cell table:formula="of:=ABS([.A828]-[.B828])" office:value-type="float" office:value="1143.646" calcext:value-type="float">
            <text:p>1143.646</text:p>
          </table:table-cell>
          <table:table-cell table:formula="of:=[.D828]/[.A828]*100" office:value-type="float" office:value="506.038053097345" calcext:value-type="float">
            <text:p>506.038053097345</text:p>
          </table:table-cell>
        </table:table-row>
        <table:table-row table:style-name="ro1">
          <table:table-cell office:value-type="float" office:value="21438" calcext:value-type="float">
            <text:p>21438</text:p>
          </table:table-cell>
          <table:table-cell office:value-type="float" office:value="21686.603" calcext:value-type="float">
            <text:p>21686.603</text:p>
          </table:table-cell>
          <table:table-cell/>
          <table:table-cell table:formula="of:=ABS([.A829]-[.B829])" office:value-type="float" office:value="248.602999999999" calcext:value-type="float">
            <text:p>248.602999999999</text:p>
          </table:table-cell>
          <table:table-cell table:formula="of:=[.D829]/[.A829]*100" office:value-type="float" office:value="1.1596370930124" calcext:value-type="float">
            <text:p>1.159637093012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9313.943" calcext:value-type="float">
            <text:p>9313.943</text:p>
          </table:table-cell>
          <table:table-cell/>
          <table:table-cell table:formula="of:=ABS([.A830]-[.B830])" office:value-type="float" office:value="733.057000000001" calcext:value-type="float">
            <text:p>733.057000000001</text:p>
          </table:table-cell>
          <table:table-cell table:formula="of:=[.D830]/[.A830]*100" office:value-type="float" office:value="7.29627749576989" calcext:value-type="float">
            <text:p>7.296277495769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489.29" calcext:value-type="float">
            <text:p>5489.29</text:p>
          </table:table-cell>
          <table:table-cell/>
          <table:table-cell table:formula="of:=ABS([.A831]-[.B831])" office:value-type="float" office:value="5391.29" calcext:value-type="float">
            <text:p>5391.29</text:p>
          </table:table-cell>
          <table:table-cell table:formula="of:=[.D831]/[.A831]*100" office:value-type="float" office:value="5501.31632653061" calcext:value-type="float">
            <text:p>5501.316326530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9.026" calcext:value-type="float">
            <text:p>259.026</text:p>
          </table:table-cell>
          <table:table-cell/>
          <table:table-cell table:formula="of:=ABS([.A832]-[.B832])" office:value-type="float" office:value="185.026" calcext:value-type="float">
            <text:p>185.026</text:p>
          </table:table-cell>
          <table:table-cell table:formula="of:=[.D832]/[.A832]*100" office:value-type="float" office:value="250.035135135135" calcext:value-type="float">
            <text:p>250.035135135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894.081" calcext:value-type="float">
            <text:p>-4894.081</text:p>
          </table:table-cell>
          <table:table-cell/>
          <table:table-cell table:formula="of:=ABS([.A833]-[.B833])" office:value-type="float" office:value="5012.081" calcext:value-type="float">
            <text:p>5012.081</text:p>
          </table:table-cell>
          <table:table-cell table:formula="of:=[.D833]/[.A833]*100" office:value-type="float" office:value="4247.52627118644" calcext:value-type="float">
            <text:p>4247.52627118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.562" calcext:value-type="float">
            <text:p>134.562</text:p>
          </table:table-cell>
          <table:table-cell/>
          <table:table-cell table:formula="of:=ABS([.A834]-[.B834])" office:value-type="float" office:value="89.562" calcext:value-type="float">
            <text:p>89.562</text:p>
          </table:table-cell>
          <table:table-cell table:formula="of:=[.D834]/[.A834]*100" office:value-type="float" office:value="199.026666666667" calcext:value-type="float">
            <text:p>199.026666666667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7038.654" calcext:value-type="float">
            <text:p>7038.654</text:p>
          </table:table-cell>
          <table:table-cell/>
          <table:table-cell table:formula="of:=ABS([.A835]-[.B835])" office:value-type="float" office:value="3165.654" calcext:value-type="float">
            <text:p>3165.654</text:p>
          </table:table-cell>
          <table:table-cell table:formula="of:=[.D835]/[.A835]*100" office:value-type="float" office:value="81.7364833462432" calcext:value-type="float">
            <text:p>81.73648334624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769.333" calcext:value-type="float">
            <text:p>-1769.333</text:p>
          </table:table-cell>
          <table:table-cell/>
          <table:table-cell table:formula="of:=ABS([.A836]-[.B836])" office:value-type="float" office:value="1963.333" calcext:value-type="float">
            <text:p>1963.333</text:p>
          </table:table-cell>
          <table:table-cell table:formula="of:=[.D836]/[.A836]*100" office:value-type="float" office:value="1012.02731958763" calcext:value-type="float">
            <text:p>1012.027319587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445.303" calcext:value-type="float">
            <text:p>-2445.303</text:p>
          </table:table-cell>
          <table:table-cell/>
          <table:table-cell table:formula="of:=ABS([.A837]-[.B837])" office:value-type="float" office:value="2473.303" calcext:value-type="float">
            <text:p>2473.303</text:p>
          </table:table-cell>
          <table:table-cell table:formula="of:=[.D837]/[.A837]*100" office:value-type="float" office:value="8833.225" calcext:value-type="float">
            <text:p>8833.225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4433.347" calcext:value-type="float">
            <text:p>14433.347</text:p>
          </table:table-cell>
          <table:table-cell/>
          <table:table-cell table:formula="of:=ABS([.A838]-[.B838])" office:value-type="float" office:value="11946.347" calcext:value-type="float">
            <text:p>11946.347</text:p>
          </table:table-cell>
          <table:table-cell table:formula="of:=[.D838]/[.A838]*100" office:value-type="float" office:value="480.351708886208" calcext:value-type="float">
            <text:p>480.351708886208</text:p>
          </table:table-cell>
        </table:table-row>
        <table:table-row table:style-name="ro1">
          <table:table-cell office:value-type="float" office:value="17761" calcext:value-type="float">
            <text:p>17761</text:p>
          </table:table-cell>
          <table:table-cell office:value-type="float" office:value="15939.208" calcext:value-type="float">
            <text:p>15939.208</text:p>
          </table:table-cell>
          <table:table-cell/>
          <table:table-cell table:formula="of:=ABS([.A839]-[.B839])" office:value-type="float" office:value="1821.792" calcext:value-type="float">
            <text:p>1821.792</text:p>
          </table:table-cell>
          <table:table-cell table:formula="of:=[.D839]/[.A839]*100" office:value-type="float" office:value="10.2572602893981" calcext:value-type="float">
            <text:p>10.25726028939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542.22" calcext:value-type="float">
            <text:p>7542.22</text:p>
          </table:table-cell>
          <table:table-cell/>
          <table:table-cell table:formula="of:=ABS([.A840]-[.B840])" office:value-type="float" office:value="7118.22" calcext:value-type="float">
            <text:p>7118.22</text:p>
          </table:table-cell>
          <table:table-cell table:formula="of:=[.D840]/[.A840]*100" office:value-type="float" office:value="1678.82547169811" calcext:value-type="float">
            <text:p>1678.82547169811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13279.554" calcext:value-type="float">
            <text:p>13279.554</text:p>
          </table:table-cell>
          <table:table-cell/>
          <table:table-cell table:formula="of:=ABS([.A841]-[.B841])" office:value-type="float" office:value="5428.554" calcext:value-type="float">
            <text:p>5428.554</text:p>
          </table:table-cell>
          <table:table-cell table:formula="of:=[.D841]/[.A841]*100" office:value-type="float" office:value="69.144745892243" calcext:value-type="float">
            <text:p>69.144745892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793.37" calcext:value-type="float">
            <text:p>-4793.37</text:p>
          </table:table-cell>
          <table:table-cell/>
          <table:table-cell table:formula="of:=ABS([.A842]-[.B842])" office:value-type="float" office:value="4802.37" calcext:value-type="float">
            <text:p>4802.37</text:p>
          </table:table-cell>
          <table:table-cell table:formula="of:=[.D842]/[.A842]*100" office:value-type="float" office:value="53359.6666666667" calcext:value-type="float">
            <text:p>53359.66666666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787.535" calcext:value-type="float">
            <text:p>-1787.535</text:p>
          </table:table-cell>
          <table:table-cell/>
          <table:table-cell table:formula="of:=ABS([.A843]-[.B843])" office:value-type="float" office:value="1989.535" calcext:value-type="float">
            <text:p>1989.535</text:p>
          </table:table-cell>
          <table:table-cell table:formula="of:=[.D843]/[.A843]*100" office:value-type="float" office:value="984.918316831683" calcext:value-type="float">
            <text:p>984.9183168316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5863.811" calcext:value-type="float">
            <text:p>-5863.811</text:p>
          </table:table-cell>
          <table:table-cell/>
          <table:table-cell table:formula="of:=ABS([.A844]-[.B844])" office:value-type="float" office:value="5926.811" calcext:value-type="float">
            <text:p>5926.811</text:p>
          </table:table-cell>
          <table:table-cell table:formula="of:=[.D844]/[.A844]*100" office:value-type="float" office:value="9407.63650793651" calcext:value-type="float">
            <text:p>9407.63650793651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5905.413" calcext:value-type="float">
            <text:p>5905.413</text:p>
          </table:table-cell>
          <table:table-cell/>
          <table:table-cell table:formula="of:=ABS([.A845]-[.B845])" office:value-type="float" office:value="1772.413" calcext:value-type="float">
            <text:p>1772.413</text:p>
          </table:table-cell>
          <table:table-cell table:formula="of:=[.D845]/[.A845]*100" office:value-type="float" office:value="42.8844180982337" calcext:value-type="float">
            <text:p>42.88441809823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99.106" calcext:value-type="float">
            <text:p>1399.106</text:p>
          </table:table-cell>
          <table:table-cell/>
          <table:table-cell table:formula="of:=ABS([.A846]-[.B846])" office:value-type="float" office:value="1194.106" calcext:value-type="float">
            <text:p>1194.106</text:p>
          </table:table-cell>
          <table:table-cell table:formula="of:=[.D846]/[.A846]*100" office:value-type="float" office:value="582.490731707317" calcext:value-type="float">
            <text:p>582.490731707317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3795.42" calcext:value-type="float">
            <text:p>3795.42</text:p>
          </table:table-cell>
          <table:table-cell/>
          <table:table-cell table:formula="of:=ABS([.A847]-[.B847])" office:value-type="float" office:value="885.58" calcext:value-type="float">
            <text:p>885.58</text:p>
          </table:table-cell>
          <table:table-cell table:formula="of:=[.D847]/[.A847]*100" office:value-type="float" office:value="18.9186071352275" calcext:value-type="float">
            <text:p>18.918607135227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941.185" calcext:value-type="float">
            <text:p>8941.185</text:p>
          </table:table-cell>
          <table:table-cell/>
          <table:table-cell table:formula="of:=ABS([.A848]-[.B848])" office:value-type="float" office:value="4081.185" calcext:value-type="float">
            <text:p>4081.185</text:p>
          </table:table-cell>
          <table:table-cell table:formula="of:=[.D848]/[.A848]*100" office:value-type="float" office:value="83.975" calcext:value-type="float">
            <text:p>83.975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3365.042" calcext:value-type="float">
            <text:p>13365.042</text:p>
          </table:table-cell>
          <table:table-cell/>
          <table:table-cell table:formula="of:=ABS([.A849]-[.B849])" office:value-type="float" office:value="10133.042" calcext:value-type="float">
            <text:p>10133.042</text:p>
          </table:table-cell>
          <table:table-cell table:formula="of:=[.D849]/[.A849]*100" office:value-type="float" office:value="313.522339108911" calcext:value-type="float">
            <text:p>313.522339108911</text:p>
          </table:table-cell>
        </table:table-row>
        <table:table-row table:style-name="ro1">
          <table:table-cell office:value-type="float" office:value="20392" calcext:value-type="float">
            <text:p>20392</text:p>
          </table:table-cell>
          <table:table-cell office:value-type="float" office:value="11603.05" calcext:value-type="float">
            <text:p>11603.05</text:p>
          </table:table-cell>
          <table:table-cell/>
          <table:table-cell table:formula="of:=ABS([.A850]-[.B850])" office:value-type="float" office:value="8788.95" calcext:value-type="float">
            <text:p>8788.95</text:p>
          </table:table-cell>
          <table:table-cell table:formula="of:=[.D850]/[.A850]*100" office:value-type="float" office:value="43.0999901922323" calcext:value-type="float">
            <text:p>43.0999901922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735.756" calcext:value-type="float">
            <text:p>-8735.756</text:p>
          </table:table-cell>
          <table:table-cell/>
          <table:table-cell table:formula="of:=ABS([.A851]-[.B851])" office:value-type="float" office:value="8736.756" calcext:value-type="float">
            <text:p>8736.756</text:p>
          </table:table-cell>
          <table:table-cell table:formula="of:=[.D851]/[.A851]*100" office:value-type="float" office:value="873675.6" calcext:value-type="float">
            <text:p>873675.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56.632" calcext:value-type="float">
            <text:p>1856.632</text:p>
          </table:table-cell>
          <table:table-cell/>
          <table:table-cell table:formula="of:=ABS([.A852]-[.B852])" office:value-type="float" office:value="1553.632" calcext:value-type="float">
            <text:p>1553.632</text:p>
          </table:table-cell>
          <table:table-cell table:formula="of:=[.D852]/[.A852]*100" office:value-type="float" office:value="512.749834983498" calcext:value-type="float">
            <text:p>512.7498349834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115.435" calcext:value-type="float">
            <text:p>-2115.435</text:p>
          </table:table-cell>
          <table:table-cell/>
          <table:table-cell table:formula="of:=ABS([.A853]-[.B853])" office:value-type="float" office:value="2205.435" calcext:value-type="float">
            <text:p>2205.435</text:p>
          </table:table-cell>
          <table:table-cell table:formula="of:=[.D853]/[.A853]*100" office:value-type="float" office:value="2450.48333333333" calcext:value-type="float">
            <text:p>2450.48333333333</text:p>
          </table:table-cell>
        </table:table-row>
        <table:table-row table:style-name="ro1">
          <table:table-cell office:value-type="float" office:value="38121" calcext:value-type="float">
            <text:p>38121</text:p>
          </table:table-cell>
          <table:table-cell office:value-type="float" office:value="86260.54" calcext:value-type="float">
            <text:p>86260.54</text:p>
          </table:table-cell>
          <table:table-cell/>
          <table:table-cell table:formula="of:=ABS([.A854]-[.B854])" office:value-type="float" office:value="48139.54" calcext:value-type="float">
            <text:p>48139.54</text:p>
          </table:table-cell>
          <table:table-cell table:formula="of:=[.D854]/[.A854]*100" office:value-type="float" office:value="126.280895044726" calcext:value-type="float">
            <text:p>126.280895044726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7111.995" calcext:value-type="float">
            <text:p>7111.995</text:p>
          </table:table-cell>
          <table:table-cell/>
          <table:table-cell table:formula="of:=ABS([.A855]-[.B855])" office:value-type="float" office:value="1580.995" calcext:value-type="float">
            <text:p>1580.995</text:p>
          </table:table-cell>
          <table:table-cell table:formula="of:=[.D855]/[.A855]*100" office:value-type="float" office:value="28.5842523955885" calcext:value-type="float">
            <text:p>28.58425239558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0.784" calcext:value-type="float">
            <text:p>500.784</text:p>
          </table:table-cell>
          <table:table-cell/>
          <table:table-cell table:formula="of:=ABS([.A856]-[.B856])" office:value-type="float" office:value="162.784" calcext:value-type="float">
            <text:p>162.784</text:p>
          </table:table-cell>
          <table:table-cell table:formula="of:=[.D856]/[.A856]*100" office:value-type="float" office:value="48.1609467455621" calcext:value-type="float">
            <text:p>48.1609467455621</text:p>
          </table:table-cell>
        </table:table-row>
        <table:table-row table:style-name="ro1">
          <table:table-cell office:value-type="float" office:value="27016" calcext:value-type="float">
            <text:p>27016</text:p>
          </table:table-cell>
          <table:table-cell office:value-type="float" office:value="13970.811" calcext:value-type="float">
            <text:p>13970.811</text:p>
          </table:table-cell>
          <table:table-cell/>
          <table:table-cell table:formula="of:=ABS([.A857]-[.B857])" office:value-type="float" office:value="13045.189" calcext:value-type="float">
            <text:p>13045.189</text:p>
          </table:table-cell>
          <table:table-cell table:formula="of:=[.D857]/[.A857]*100" office:value-type="float" office:value="48.286900355345" calcext:value-type="float">
            <text:p>48.286900355345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2205.81" calcext:value-type="float">
            <text:p>2205.81</text:p>
          </table:table-cell>
          <table:table-cell/>
          <table:table-cell table:formula="of:=ABS([.A858]-[.B858])" office:value-type="float" office:value="1921.19" calcext:value-type="float">
            <text:p>1921.19</text:p>
          </table:table-cell>
          <table:table-cell table:formula="of:=[.D858]/[.A858]*100" office:value-type="float" office:value="46.5517324933366" calcext:value-type="float">
            <text:p>46.5517324933366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5644.364" calcext:value-type="float">
            <text:p>5644.364</text:p>
          </table:table-cell>
          <table:table-cell/>
          <table:table-cell table:formula="of:=ABS([.A859]-[.B859])" office:value-type="float" office:value="1273.364" calcext:value-type="float">
            <text:p>1273.364</text:p>
          </table:table-cell>
          <table:table-cell table:formula="of:=[.D859]/[.A859]*100" office:value-type="float" office:value="29.1320979180965" calcext:value-type="float">
            <text:p>29.13209791809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3.225" calcext:value-type="float">
            <text:p>383.225</text:p>
          </table:table-cell>
          <table:table-cell/>
          <table:table-cell table:formula="of:=ABS([.A860]-[.B860])" office:value-type="float" office:value="369.225" calcext:value-type="float">
            <text:p>369.225</text:p>
          </table:table-cell>
          <table:table-cell table:formula="of:=[.D860]/[.A860]*100" office:value-type="float" office:value="2637.32142857143" calcext:value-type="float">
            <text:p>2637.3214285714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172.499" calcext:value-type="float">
            <text:p>17172.499</text:p>
          </table:table-cell>
          <table:table-cell/>
          <table:table-cell table:formula="of:=ABS([.A861]-[.B861])" office:value-type="float" office:value="16591.499" calcext:value-type="float">
            <text:p>16591.499</text:p>
          </table:table-cell>
          <table:table-cell table:formula="of:=[.D861]/[.A861]*100" office:value-type="float" office:value="2855.67969018933" calcext:value-type="float">
            <text:p>2855.679690189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862.349" calcext:value-type="float">
            <text:p>-6862.349</text:p>
          </table:table-cell>
          <table:table-cell/>
          <table:table-cell table:formula="of:=ABS([.A862]-[.B862])" office:value-type="float" office:value="6906.349" calcext:value-type="float">
            <text:p>6906.349</text:p>
          </table:table-cell>
          <table:table-cell table:formula="of:=[.D862]/[.A862]*100" office:value-type="float" office:value="15696.2477272727" calcext:value-type="float">
            <text:p>15696.2477272727</text:p>
          </table:table-cell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float" office:value="17086.46" calcext:value-type="float">
            <text:p>17086.46</text:p>
          </table:table-cell>
          <table:table-cell/>
          <table:table-cell table:formula="of:=ABS([.A863]-[.B863])" office:value-type="float" office:value="3092.46" calcext:value-type="float">
            <text:p>3092.46</text:p>
          </table:table-cell>
          <table:table-cell table:formula="of:=[.D863]/[.A863]*100" office:value-type="float" office:value="22.0984707731885" calcext:value-type="float">
            <text:p>22.0984707731885</text:p>
          </table:table-cell>
        </table:table-row>
        <table:table-row table:style-name="ro1">
          <table:table-cell office:value-type="float" office:value="142550" calcext:value-type="float">
            <text:p>142550</text:p>
          </table:table-cell>
          <table:table-cell office:value-type="float" office:value="65294.428" calcext:value-type="float">
            <text:p>65294.428</text:p>
          </table:table-cell>
          <table:table-cell/>
          <table:table-cell table:formula="of:=ABS([.A864]-[.B864])" office:value-type="float" office:value="77255.572" calcext:value-type="float">
            <text:p>77255.572</text:p>
          </table:table-cell>
          <table:table-cell table:formula="of:=[.D864]/[.A864]*100" office:value-type="float" office:value="54.1954205541915" calcext:value-type="float">
            <text:p>54.1954205541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115.277" calcext:value-type="float">
            <text:p>-2115.277</text:p>
          </table:table-cell>
          <table:table-cell/>
          <table:table-cell table:formula="of:=ABS([.A865]-[.B865])" office:value-type="float" office:value="2115.277" calcext:value-type="float">
            <text:p>2115.277</text:p>
          </table:table-cell>
          <table:table-cell table:formula="of:=[.D865]/[.A86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77.676" calcext:value-type="float">
            <text:p>2277.676</text:p>
          </table:table-cell>
          <table:table-cell/>
          <table:table-cell table:formula="of:=ABS([.A866]-[.B866])" office:value-type="float" office:value="1641.676" calcext:value-type="float">
            <text:p>1641.676</text:p>
          </table:table-cell>
          <table:table-cell table:formula="of:=[.D866]/[.A866]*100" office:value-type="float" office:value="258.125157232704" calcext:value-type="float">
            <text:p>258.125157232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537.011" calcext:value-type="float">
            <text:p>-6537.011</text:p>
          </table:table-cell>
          <table:table-cell/>
          <table:table-cell table:formula="of:=ABS([.A867]-[.B867])" office:value-type="float" office:value="6537.011" calcext:value-type="float">
            <text:p>6537.011</text:p>
          </table:table-cell>
          <table:table-cell table:formula="of:=[.D867]/[.A86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85.525" calcext:value-type="float">
            <text:p>-3585.525</text:p>
          </table:table-cell>
          <table:table-cell/>
          <table:table-cell table:formula="of:=ABS([.A868]-[.B868])" office:value-type="float" office:value="3611.525" calcext:value-type="float">
            <text:p>3611.525</text:p>
          </table:table-cell>
          <table:table-cell table:formula="of:=[.D868]/[.A868]*100" office:value-type="float" office:value="13890.4807692308" calcext:value-type="float">
            <text:p>13890.4807692308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13061.048" calcext:value-type="float">
            <text:p>13061.048</text:p>
          </table:table-cell>
          <table:table-cell/>
          <table:table-cell table:formula="of:=ABS([.A869]-[.B869])" office:value-type="float" office:value="4293.048" calcext:value-type="float">
            <text:p>4293.048</text:p>
          </table:table-cell>
          <table:table-cell table:formula="of:=[.D869]/[.A869]*100" office:value-type="float" office:value="48.9626824817518" calcext:value-type="float">
            <text:p>48.96268248175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083.005" calcext:value-type="float">
            <text:p>5083.005</text:p>
          </table:table-cell>
          <table:table-cell/>
          <table:table-cell table:formula="of:=ABS([.A870]-[.B870])" office:value-type="float" office:value="4500.005" calcext:value-type="float">
            <text:p>4500.005</text:p>
          </table:table-cell>
          <table:table-cell table:formula="of:=[.D870]/[.A870]*100" office:value-type="float" office:value="771.870497427101" calcext:value-type="float">
            <text:p>771.870497427101</text:p>
          </table:table-cell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float" office:value="16938.773" calcext:value-type="float">
            <text:p>16938.773</text:p>
          </table:table-cell>
          <table:table-cell/>
          <table:table-cell table:formula="of:=ABS([.A871]-[.B871])" office:value-type="float" office:value="3316.227" calcext:value-type="float">
            <text:p>3316.227</text:p>
          </table:table-cell>
          <table:table-cell table:formula="of:=[.D871]/[.A871]*100" office:value-type="float" office:value="16.3723870649222" calcext:value-type="float">
            <text:p>16.37238706492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658.499" calcext:value-type="float">
            <text:p>20658.499</text:p>
          </table:table-cell>
          <table:table-cell/>
          <table:table-cell table:formula="of:=ABS([.A872]-[.B872])" office:value-type="float" office:value="20322.499" calcext:value-type="float">
            <text:p>20322.499</text:p>
          </table:table-cell>
          <table:table-cell table:formula="of:=[.D872]/[.A872]*100" office:value-type="float" office:value="6048.36279761905" calcext:value-type="float">
            <text:p>6048.362797619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184.467" calcext:value-type="float">
            <text:p>5184.467</text:p>
          </table:table-cell>
          <table:table-cell/>
          <table:table-cell table:formula="of:=ABS([.A873]-[.B873])" office:value-type="float" office:value="4783.467" calcext:value-type="float">
            <text:p>4783.467</text:p>
          </table:table-cell>
          <table:table-cell table:formula="of:=[.D873]/[.A873]*100" office:value-type="float" office:value="1192.88453865337" calcext:value-type="float">
            <text:p>1192.884538653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7.869" calcext:value-type="float">
            <text:p>477.869</text:p>
          </table:table-cell>
          <table:table-cell/>
          <table:table-cell table:formula="of:=ABS([.A874]-[.B874])" office:value-type="float" office:value="380.869" calcext:value-type="float">
            <text:p>380.869</text:p>
          </table:table-cell>
          <table:table-cell table:formula="of:=[.D874]/[.A874]*100" office:value-type="float" office:value="392.648453608247" calcext:value-type="float">
            <text:p>392.64845360824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171.843" calcext:value-type="float">
            <text:p>7171.843</text:p>
          </table:table-cell>
          <table:table-cell/>
          <table:table-cell table:formula="of:=ABS([.A875]-[.B875])" office:value-type="float" office:value="6900.843" calcext:value-type="float">
            <text:p>6900.843</text:p>
          </table:table-cell>
          <table:table-cell table:formula="of:=[.D875]/[.A875]*100" office:value-type="float" office:value="2546.43653136531" calcext:value-type="float">
            <text:p>2546.43653136531</text:p>
          </table:table-cell>
        </table:table-row>
        <table:table-row table:style-name="ro1">
          <table:table-cell office:value-type="float" office:value="30163" calcext:value-type="float">
            <text:p>30163</text:p>
          </table:table-cell>
          <table:table-cell office:value-type="float" office:value="19165.189" calcext:value-type="float">
            <text:p>19165.189</text:p>
          </table:table-cell>
          <table:table-cell/>
          <table:table-cell table:formula="of:=ABS([.A876]-[.B876])" office:value-type="float" office:value="10997.811" calcext:value-type="float">
            <text:p>10997.811</text:p>
          </table:table-cell>
          <table:table-cell table:formula="of:=[.D876]/[.A876]*100" office:value-type="float" office:value="36.4612638000199" calcext:value-type="float">
            <text:p>36.461263800019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980.604" calcext:value-type="float">
            <text:p>-980.604</text:p>
          </table:table-cell>
          <table:table-cell/>
          <table:table-cell table:formula="of:=ABS([.A877]-[.B877])" office:value-type="float" office:value="1428.604" calcext:value-type="float">
            <text:p>1428.604</text:p>
          </table:table-cell>
          <table:table-cell table:formula="of:=[.D877]/[.A877]*100" office:value-type="float" office:value="318.884821428571" calcext:value-type="float">
            <text:p>318.884821428571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8985.82" calcext:value-type="float">
            <text:p>8985.82</text:p>
          </table:table-cell>
          <table:table-cell/>
          <table:table-cell table:formula="of:=ABS([.A878]-[.B878])" office:value-type="float" office:value="2235.82" calcext:value-type="float">
            <text:p>2235.82</text:p>
          </table:table-cell>
          <table:table-cell table:formula="of:=[.D878]/[.A878]*100" office:value-type="float" office:value="33.1232592592592" calcext:value-type="float">
            <text:p>33.123259259259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632.147" calcext:value-type="float">
            <text:p>5632.147</text:p>
          </table:table-cell>
          <table:table-cell/>
          <table:table-cell table:formula="of:=ABS([.A879]-[.B879])" office:value-type="float" office:value="5028.147" calcext:value-type="float">
            <text:p>5028.147</text:p>
          </table:table-cell>
          <table:table-cell table:formula="of:=[.D879]/[.A879]*100" office:value-type="float" office:value="832.474668874172" calcext:value-type="float">
            <text:p>832.4746688741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390.647" calcext:value-type="float">
            <text:p>-1390.647</text:p>
          </table:table-cell>
          <table:table-cell/>
          <table:table-cell table:formula="of:=ABS([.A880]-[.B880])" office:value-type="float" office:value="1461.647" calcext:value-type="float">
            <text:p>1461.647</text:p>
          </table:table-cell>
          <table:table-cell table:formula="of:=[.D880]/[.A880]*100" office:value-type="float" office:value="2058.65774647887" calcext:value-type="float">
            <text:p>2058.6577464788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4087.511" calcext:value-type="float">
            <text:p>-4087.511</text:p>
          </table:table-cell>
          <table:table-cell/>
          <table:table-cell table:formula="of:=ABS([.A881]-[.B881])" office:value-type="float" office:value="4846.511" calcext:value-type="float">
            <text:p>4846.511</text:p>
          </table:table-cell>
          <table:table-cell table:formula="of:=[.D881]/[.A881]*100" office:value-type="float" office:value="638.538998682477" calcext:value-type="float">
            <text:p>638.538998682477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8115.197" calcext:value-type="float">
            <text:p>8115.197</text:p>
          </table:table-cell>
          <table:table-cell/>
          <table:table-cell table:formula="of:=ABS([.A882]-[.B882])" office:value-type="float" office:value="1983.197" calcext:value-type="float">
            <text:p>1983.197</text:p>
          </table:table-cell>
          <table:table-cell table:formula="of:=[.D882]/[.A882]*100" office:value-type="float" office:value="32.3417645140248" calcext:value-type="float">
            <text:p>32.3417645140248</text:p>
          </table:table-cell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float" office:value="32991.433" calcext:value-type="float">
            <text:p>32991.433</text:p>
          </table:table-cell>
          <table:table-cell/>
          <table:table-cell table:formula="of:=ABS([.A883]-[.B883])" office:value-type="float" office:value="11174.567" calcext:value-type="float">
            <text:p>11174.567</text:p>
          </table:table-cell>
          <table:table-cell table:formula="of:=[.D883]/[.A883]*100" office:value-type="float" office:value="25.3012883213332" calcext:value-type="float">
            <text:p>25.3012883213332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22253.385" calcext:value-type="float">
            <text:p>22253.385</text:p>
          </table:table-cell>
          <table:table-cell/>
          <table:table-cell table:formula="of:=ABS([.A884]-[.B884])" office:value-type="float" office:value="5753.385" calcext:value-type="float">
            <text:p>5753.385</text:p>
          </table:table-cell>
          <table:table-cell table:formula="of:=[.D884]/[.A884]*100" office:value-type="float" office:value="34.869" calcext:value-type="float">
            <text:p>34.8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676.775" calcext:value-type="float">
            <text:p>-6676.775</text:p>
          </table:table-cell>
          <table:table-cell/>
          <table:table-cell table:formula="of:=ABS([.A885]-[.B885])" office:value-type="float" office:value="6716.775" calcext:value-type="float">
            <text:p>6716.775</text:p>
          </table:table-cell>
          <table:table-cell table:formula="of:=[.D885]/[.A885]*100" office:value-type="float" office:value="16791.9375" calcext:value-type="float">
            <text:p>16791.9375</text:p>
          </table:table-cell>
        </table:table-row>
        <table:table-row table:style-name="ro1">
          <table:table-cell office:value-type="float" office:value="12649" calcext:value-type="float">
            <text:p>12649</text:p>
          </table:table-cell>
          <table:table-cell office:value-type="float" office:value="7539.033" calcext:value-type="float">
            <text:p>7539.033</text:p>
          </table:table-cell>
          <table:table-cell/>
          <table:table-cell table:formula="of:=ABS([.A886]-[.B886])" office:value-type="float" office:value="5109.967" calcext:value-type="float">
            <text:p>5109.967</text:p>
          </table:table-cell>
          <table:table-cell table:formula="of:=[.D886]/[.A886]*100" office:value-type="float" office:value="40.398189580204" calcext:value-type="float">
            <text:p>40.398189580204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10945.84" calcext:value-type="float">
            <text:p>10945.84</text:p>
          </table:table-cell>
          <table:table-cell/>
          <table:table-cell table:formula="of:=ABS([.A887]-[.B887])" office:value-type="float" office:value="5048.84" calcext:value-type="float">
            <text:p>5048.84</text:p>
          </table:table-cell>
          <table:table-cell table:formula="of:=[.D887]/[.A887]*100" office:value-type="float" office:value="85.617093437341" calcext:value-type="float">
            <text:p>85.617093437341</text:p>
          </table:table-cell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float" office:value="12065.37" calcext:value-type="float">
            <text:p>12065.37</text:p>
          </table:table-cell>
          <table:table-cell/>
          <table:table-cell table:formula="of:=ABS([.A888]-[.B888])" office:value-type="float" office:value="4985.63" calcext:value-type="float">
            <text:p>4985.63</text:p>
          </table:table-cell>
          <table:table-cell table:formula="of:=[.D888]/[.A888]*100" office:value-type="float" office:value="29.239516743886" calcext:value-type="float">
            <text:p>29.239516743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695.771" calcext:value-type="float">
            <text:p>-2695.771</text:p>
          </table:table-cell>
          <table:table-cell/>
          <table:table-cell table:formula="of:=ABS([.A889]-[.B889])" office:value-type="float" office:value="2700.771" calcext:value-type="float">
            <text:p>2700.771</text:p>
          </table:table-cell>
          <table:table-cell table:formula="of:=[.D889]/[.A889]*100" office:value-type="float" office:value="54015.42" calcext:value-type="float">
            <text:p>54015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778.459" calcext:value-type="float">
            <text:p>-3778.459</text:p>
          </table:table-cell>
          <table:table-cell/>
          <table:table-cell table:formula="of:=ABS([.A890]-[.B890])" office:value-type="float" office:value="3788.459" calcext:value-type="float">
            <text:p>3788.459</text:p>
          </table:table-cell>
          <table:table-cell table:formula="of:=[.D890]/[.A890]*100" office:value-type="float" office:value="37884.59" calcext:value-type="float">
            <text:p>37884.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802.291" calcext:value-type="float">
            <text:p>1802.291</text:p>
          </table:table-cell>
          <table:table-cell/>
          <table:table-cell table:formula="of:=ABS([.A891]-[.B891])" office:value-type="float" office:value="1295.291" calcext:value-type="float">
            <text:p>1295.291</text:p>
          </table:table-cell>
          <table:table-cell table:formula="of:=[.D891]/[.A891]*100" office:value-type="float" office:value="255.481459566075" calcext:value-type="float">
            <text:p>255.481459566075</text:p>
          </table:table-cell>
        </table:table-row>
        <table:table-row table:style-name="ro1">
          <table:table-cell office:value-type="float" office:value="23944" calcext:value-type="float">
            <text:p>23944</text:p>
          </table:table-cell>
          <table:table-cell office:value-type="float" office:value="15756.285" calcext:value-type="float">
            <text:p>15756.285</text:p>
          </table:table-cell>
          <table:table-cell/>
          <table:table-cell table:formula="of:=ABS([.A892]-[.B892])" office:value-type="float" office:value="8187.715" calcext:value-type="float">
            <text:p>8187.715</text:p>
          </table:table-cell>
          <table:table-cell table:formula="of:=[.D892]/[.A892]*100" office:value-type="float" office:value="34.1952681256265" calcext:value-type="float">
            <text:p>34.195268125626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4.455" calcext:value-type="float">
            <text:p>124.455</text:p>
          </table:table-cell>
          <table:table-cell/>
          <table:table-cell table:formula="of:=ABS([.A893]-[.B893])" office:value-type="float" office:value="643.545" calcext:value-type="float">
            <text:p>643.545</text:p>
          </table:table-cell>
          <table:table-cell table:formula="of:=[.D893]/[.A893]*100" office:value-type="float" office:value="83.794921875" calcext:value-type="float">
            <text:p>83.7949218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8.953" calcext:value-type="float">
            <text:p>2058.953</text:p>
          </table:table-cell>
          <table:table-cell/>
          <table:table-cell table:formula="of:=ABS([.A894]-[.B894])" office:value-type="float" office:value="2018.953" calcext:value-type="float">
            <text:p>2018.953</text:p>
          </table:table-cell>
          <table:table-cell table:formula="of:=[.D894]/[.A894]*100" office:value-type="float" office:value="5047.3825" calcext:value-type="float">
            <text:p>5047.3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98.545" calcext:value-type="float">
            <text:p>-6098.545</text:p>
          </table:table-cell>
          <table:table-cell/>
          <table:table-cell table:formula="of:=ABS([.A895]-[.B895])" office:value-type="float" office:value="6098.545" calcext:value-type="float">
            <text:p>6098.545</text:p>
          </table:table-cell>
          <table:table-cell table:formula="of:=[.D895]/[.A89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294" calcext:value-type="float">
            <text:p>16294</text:p>
          </table:table-cell>
          <table:table-cell office:value-type="float" office:value="11843.46" calcext:value-type="float">
            <text:p>11843.46</text:p>
          </table:table-cell>
          <table:table-cell/>
          <table:table-cell table:formula="of:=ABS([.A896]-[.B896])" office:value-type="float" office:value="4450.54" calcext:value-type="float">
            <text:p>4450.54</text:p>
          </table:table-cell>
          <table:table-cell table:formula="of:=[.D896]/[.A896]*100" office:value-type="float" office:value="27.3139806063582" calcext:value-type="float">
            <text:p>27.3139806063582</text:p>
          </table:table-cell>
        </table:table-row>
        <table:table-row table:style-name="ro1">
          <table:table-cell office:value-type="float" office:value="20657" calcext:value-type="float">
            <text:p>20657</text:p>
          </table:table-cell>
          <table:table-cell office:value-type="float" office:value="18987.617" calcext:value-type="float">
            <text:p>18987.617</text:p>
          </table:table-cell>
          <table:table-cell/>
          <table:table-cell table:formula="of:=ABS([.A897]-[.B897])" office:value-type="float" office:value="1669.383" calcext:value-type="float">
            <text:p>1669.383</text:p>
          </table:table-cell>
          <table:table-cell table:formula="of:=[.D897]/[.A897]*100" office:value-type="float" office:value="8.08143970566879" calcext:value-type="float">
            <text:p>8.08143970566879</text:p>
          </table:table-cell>
        </table:table-row>
        <table:table-row table:style-name="ro1">
          <table:table-cell office:value-type="float" office:value="9646" calcext:value-type="float">
            <text:p>9646</text:p>
          </table:table-cell>
          <table:table-cell office:value-type="float" office:value="14614.431" calcext:value-type="float">
            <text:p>14614.431</text:p>
          </table:table-cell>
          <table:table-cell/>
          <table:table-cell table:formula="of:=ABS([.A898]-[.B898])" office:value-type="float" office:value="4968.431" calcext:value-type="float">
            <text:p>4968.431</text:p>
          </table:table-cell>
          <table:table-cell table:formula="of:=[.D898]/[.A898]*100" office:value-type="float" office:value="51.5076819407008" calcext:value-type="float">
            <text:p>51.5076819407008</text:p>
          </table:table-cell>
        </table:table-row>
        <table:table-row table:style-name="ro1">
          <table:table-cell office:value-type="float" office:value="10606" calcext:value-type="float">
            <text:p>10606</text:p>
          </table:table-cell>
          <table:table-cell office:value-type="float" office:value="12872.585" calcext:value-type="float">
            <text:p>12872.585</text:p>
          </table:table-cell>
          <table:table-cell/>
          <table:table-cell table:formula="of:=ABS([.A899]-[.B899])" office:value-type="float" office:value="2266.585" calcext:value-type="float">
            <text:p>2266.585</text:p>
          </table:table-cell>
          <table:table-cell table:formula="of:=[.D899]/[.A899]*100" office:value-type="float" office:value="21.3707806901754" calcext:value-type="float">
            <text:p>21.370780690175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39.422" calcext:value-type="float">
            <text:p>1639.422</text:p>
          </table:table-cell>
          <table:table-cell/>
          <table:table-cell table:formula="of:=ABS([.A900]-[.B900])" office:value-type="float" office:value="1411.422" calcext:value-type="float">
            <text:p>1411.422</text:p>
          </table:table-cell>
          <table:table-cell table:formula="of:=[.D900]/[.A900]*100" office:value-type="float" office:value="619.044736842105" calcext:value-type="float">
            <text:p>619.044736842105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9814.783" calcext:value-type="float">
            <text:p>9814.783</text:p>
          </table:table-cell>
          <table:table-cell/>
          <table:table-cell table:formula="of:=ABS([.A901]-[.B901])" office:value-type="float" office:value="532.782999999999" calcext:value-type="float">
            <text:p>532.782999999999</text:p>
          </table:table-cell>
          <table:table-cell table:formula="of:=[.D901]/[.A901]*100" office:value-type="float" office:value="5.73995906054729" calcext:value-type="float">
            <text:p>5.739959060547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280.201" calcext:value-type="float">
            <text:p>-3280.201</text:p>
          </table:table-cell>
          <table:table-cell/>
          <table:table-cell table:formula="of:=ABS([.A902]-[.B902])" office:value-type="float" office:value="3349.201" calcext:value-type="float">
            <text:p>3349.201</text:p>
          </table:table-cell>
          <table:table-cell table:formula="of:=[.D902]/[.A902]*100" office:value-type="float" office:value="4853.91449275362" calcext:value-type="float">
            <text:p>4853.914492753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066.976" calcext:value-type="float">
            <text:p>-2066.976</text:p>
          </table:table-cell>
          <table:table-cell/>
          <table:table-cell table:formula="of:=ABS([.A903]-[.B903])" office:value-type="float" office:value="2322.976" calcext:value-type="float">
            <text:p>2322.976</text:p>
          </table:table-cell>
          <table:table-cell table:formula="of:=[.D903]/[.A903]*100" office:value-type="float" office:value="907.4125" calcext:value-type="float">
            <text:p>907.4125</text:p>
          </table:table-cell>
        </table:table-row>
        <table:table-row table:style-name="ro1">
          <table:table-cell office:value-type="float" office:value="9718" calcext:value-type="float">
            <text:p>9718</text:p>
          </table:table-cell>
          <table:table-cell office:value-type="float" office:value="14406.416" calcext:value-type="float">
            <text:p>14406.416</text:p>
          </table:table-cell>
          <table:table-cell/>
          <table:table-cell table:formula="of:=ABS([.A904]-[.B904])" office:value-type="float" office:value="4688.416" calcext:value-type="float">
            <text:p>4688.416</text:p>
          </table:table-cell>
          <table:table-cell table:formula="of:=[.D904]/[.A904]*100" office:value-type="float" office:value="48.2446593949372" calcext:value-type="float">
            <text:p>48.2446593949372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10896.775" calcext:value-type="float">
            <text:p>10896.775</text:p>
          </table:table-cell>
          <table:table-cell/>
          <table:table-cell table:formula="of:=ABS([.A905]-[.B905])" office:value-type="float" office:value="7258.775" calcext:value-type="float">
            <text:p>7258.775</text:p>
          </table:table-cell>
          <table:table-cell table:formula="of:=[.D905]/[.A905]*100" office:value-type="float" office:value="199.526525563496" calcext:value-type="float">
            <text:p>199.52652556349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841.487" calcext:value-type="float">
            <text:p>5841.487</text:p>
          </table:table-cell>
          <table:table-cell/>
          <table:table-cell table:formula="of:=ABS([.A906]-[.B906])" office:value-type="float" office:value="4781.487" calcext:value-type="float">
            <text:p>4781.487</text:p>
          </table:table-cell>
          <table:table-cell table:formula="of:=[.D906]/[.A906]*100" office:value-type="float" office:value="451.083679245283" calcext:value-type="float">
            <text:p>451.0836792452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45.836" calcext:value-type="float">
            <text:p>9145.836</text:p>
          </table:table-cell>
          <table:table-cell/>
          <table:table-cell table:formula="of:=ABS([.A907]-[.B907])" office:value-type="float" office:value="9056.836" calcext:value-type="float">
            <text:p>9056.836</text:p>
          </table:table-cell>
          <table:table-cell table:formula="of:=[.D907]/[.A907]*100" office:value-type="float" office:value="10176.2202247191" calcext:value-type="float">
            <text:p>10176.22022471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359.498" calcext:value-type="float">
            <text:p>-1359.498</text:p>
          </table:table-cell>
          <table:table-cell/>
          <table:table-cell table:formula="of:=ABS([.A908]-[.B908])" office:value-type="float" office:value="1587.498" calcext:value-type="float">
            <text:p>1587.498</text:p>
          </table:table-cell>
          <table:table-cell table:formula="of:=[.D908]/[.A908]*100" office:value-type="float" office:value="696.271052631579" calcext:value-type="float">
            <text:p>696.2710526315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32.383" calcext:value-type="float">
            <text:p>2332.383</text:p>
          </table:table-cell>
          <table:table-cell/>
          <table:table-cell table:formula="of:=ABS([.A909]-[.B909])" office:value-type="float" office:value="2200.383" calcext:value-type="float">
            <text:p>2200.383</text:p>
          </table:table-cell>
          <table:table-cell table:formula="of:=[.D909]/[.A909]*100" office:value-type="float" office:value="1666.95681818182" calcext:value-type="float">
            <text:p>1666.95681818182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float" office:value="63847.93" calcext:value-type="float">
            <text:p>63847.93</text:p>
          </table:table-cell>
          <table:table-cell/>
          <table:table-cell table:formula="of:=ABS([.A910]-[.B910])" office:value-type="float" office:value="54928.93" calcext:value-type="float">
            <text:p>54928.93</text:p>
          </table:table-cell>
          <table:table-cell table:formula="of:=[.D910]/[.A910]*100" office:value-type="float" office:value="615.864222446463" calcext:value-type="float">
            <text:p>615.86422244646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22.053" calcext:value-type="float">
            <text:p>4422.053</text:p>
          </table:table-cell>
          <table:table-cell/>
          <table:table-cell table:formula="of:=ABS([.A911]-[.B911])" office:value-type="float" office:value="3929.053" calcext:value-type="float">
            <text:p>3929.053</text:p>
          </table:table-cell>
          <table:table-cell table:formula="of:=[.D911]/[.A911]*100" office:value-type="float" office:value="796.968154158215" calcext:value-type="float">
            <text:p>796.968154158215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8872.569" calcext:value-type="float">
            <text:p>8872.569</text:p>
          </table:table-cell>
          <table:table-cell/>
          <table:table-cell table:formula="of:=ABS([.A912]-[.B912])" office:value-type="float" office:value="1995.569" calcext:value-type="float">
            <text:p>1995.569</text:p>
          </table:table-cell>
          <table:table-cell table:formula="of:=[.D912]/[.A912]*100" office:value-type="float" office:value="29.0180165769958" calcext:value-type="float">
            <text:p>29.01801657699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65.936" calcext:value-type="float">
            <text:p>6165.936</text:p>
          </table:table-cell>
          <table:table-cell/>
          <table:table-cell table:formula="of:=ABS([.A913]-[.B913])" office:value-type="float" office:value="6066.936" calcext:value-type="float">
            <text:p>6066.936</text:p>
          </table:table-cell>
          <table:table-cell table:formula="of:=[.D913]/[.A913]*100" office:value-type="float" office:value="6128.21818181818" calcext:value-type="float">
            <text:p>6128.21818181818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1055.725" calcext:value-type="float">
            <text:p>11055.725</text:p>
          </table:table-cell>
          <table:table-cell/>
          <table:table-cell table:formula="of:=ABS([.A914]-[.B914])" office:value-type="float" office:value="1125.725" calcext:value-type="float">
            <text:p>1125.725</text:p>
          </table:table-cell>
          <table:table-cell table:formula="of:=[.D914]/[.A914]*100" office:value-type="float" office:value="11.3366062437059" calcext:value-type="float">
            <text:p>11.3366062437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4.171" calcext:value-type="float">
            <text:p>-34.171</text:p>
          </table:table-cell>
          <table:table-cell/>
          <table:table-cell table:formula="of:=ABS([.A915]-[.B915])" office:value-type="float" office:value="184.171" calcext:value-type="float">
            <text:p>184.171</text:p>
          </table:table-cell>
          <table:table-cell table:formula="of:=[.D915]/[.A915]*100" office:value-type="float" office:value="122.780666666667" calcext:value-type="float">
            <text:p>122.780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206.435" calcext:value-type="float">
            <text:p>-2206.435</text:p>
          </table:table-cell>
          <table:table-cell/>
          <table:table-cell table:formula="of:=ABS([.A916]-[.B916])" office:value-type="float" office:value="2239.435" calcext:value-type="float">
            <text:p>2239.435</text:p>
          </table:table-cell>
          <table:table-cell table:formula="of:=[.D916]/[.A916]*100" office:value-type="float" office:value="6786.16666666667" calcext:value-type="float">
            <text:p>6786.16666666667</text:p>
          </table:table-cell>
        </table:table-row>
        <table:table-row table:style-name="ro1">
          <table:table-cell office:value-type="float" office:value="26269" calcext:value-type="float">
            <text:p>26269</text:p>
          </table:table-cell>
          <table:table-cell office:value-type="float" office:value="41826.948" calcext:value-type="float">
            <text:p>41826.948</text:p>
          </table:table-cell>
          <table:table-cell/>
          <table:table-cell table:formula="of:=ABS([.A917]-[.B917])" office:value-type="float" office:value="15557.948" calcext:value-type="float">
            <text:p>15557.948</text:p>
          </table:table-cell>
          <table:table-cell table:formula="of:=[.D917]/[.A917]*100" office:value-type="float" office:value="59.2255053485096" calcext:value-type="float">
            <text:p>59.22550534850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22.665" calcext:value-type="float">
            <text:p>1522.665</text:p>
          </table:table-cell>
          <table:table-cell/>
          <table:table-cell table:formula="of:=ABS([.A918]-[.B918])" office:value-type="float" office:value="1326.665" calcext:value-type="float">
            <text:p>1326.665</text:p>
          </table:table-cell>
          <table:table-cell table:formula="of:=[.D918]/[.A918]*100" office:value-type="float" office:value="676.869897959184" calcext:value-type="float">
            <text:p>676.869897959184</text:p>
          </table:table-cell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20397.929" calcext:value-type="float">
            <text:p>20397.929</text:p>
          </table:table-cell>
          <table:table-cell/>
          <table:table-cell table:formula="of:=ABS([.A919]-[.B919])" office:value-type="float" office:value="10104.071" calcext:value-type="float">
            <text:p>10104.071</text:p>
          </table:table-cell>
          <table:table-cell table:formula="of:=[.D919]/[.A919]*100" office:value-type="float" office:value="33.1259294472494" calcext:value-type="float">
            <text:p>33.1259294472494</text:p>
          </table:table-cell>
        </table:table-row>
        <table:table-row table:style-name="ro1">
          <table:table-cell office:value-type="float" office:value="22109" calcext:value-type="float">
            <text:p>22109</text:p>
          </table:table-cell>
          <table:table-cell office:value-type="float" office:value="20883.084" calcext:value-type="float">
            <text:p>20883.084</text:p>
          </table:table-cell>
          <table:table-cell/>
          <table:table-cell table:formula="of:=ABS([.A920]-[.B920])" office:value-type="float" office:value="1225.916" calcext:value-type="float">
            <text:p>1225.916</text:p>
          </table:table-cell>
          <table:table-cell table:formula="of:=[.D920]/[.A920]*100" office:value-type="float" office:value="5.54487312859017" calcext:value-type="float">
            <text:p>5.544873128590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29.917" calcext:value-type="float">
            <text:p>9029.917</text:p>
          </table:table-cell>
          <table:table-cell/>
          <table:table-cell table:formula="of:=ABS([.A921]-[.B921])" office:value-type="float" office:value="8842.917" calcext:value-type="float">
            <text:p>8842.917</text:p>
          </table:table-cell>
          <table:table-cell table:formula="of:=[.D921]/[.A921]*100" office:value-type="float" office:value="4728.83262032086" calcext:value-type="float">
            <text:p>4728.83262032086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17720.425" calcext:value-type="float">
            <text:p>17720.425</text:p>
          </table:table-cell>
          <table:table-cell/>
          <table:table-cell table:formula="of:=ABS([.A922]-[.B922])" office:value-type="float" office:value="12488.425" calcext:value-type="float">
            <text:p>12488.425</text:p>
          </table:table-cell>
          <table:table-cell table:formula="of:=[.D922]/[.A922]*100" office:value-type="float" office:value="238.693138379205" calcext:value-type="float">
            <text:p>238.6931383792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899.654" calcext:value-type="float">
            <text:p>-3899.654</text:p>
          </table:table-cell>
          <table:table-cell/>
          <table:table-cell table:formula="of:=ABS([.A923]-[.B923])" office:value-type="float" office:value="4186.654" calcext:value-type="float">
            <text:p>4186.654</text:p>
          </table:table-cell>
          <table:table-cell table:formula="of:=[.D923]/[.A923]*100" office:value-type="float" office:value="1458.76445993031" calcext:value-type="float">
            <text:p>1458.76445993031</text:p>
          </table:table-cell>
        </table:table-row>
        <table:table-row table:style-name="ro1">
          <table:table-cell office:value-type="float" office:value="156959" calcext:value-type="float">
            <text:p>156959</text:p>
          </table:table-cell>
          <table:table-cell office:value-type="float" office:value="84839.693" calcext:value-type="float">
            <text:p>84839.693</text:p>
          </table:table-cell>
          <table:table-cell/>
          <table:table-cell table:formula="of:=ABS([.A924]-[.B924])" office:value-type="float" office:value="72119.307" calcext:value-type="float">
            <text:p>72119.307</text:p>
          </table:table-cell>
          <table:table-cell table:formula="of:=[.D924]/[.A924]*100" office:value-type="float" office:value="45.9478634547876" calcext:value-type="float">
            <text:p>45.9478634547876</text:p>
          </table:table-cell>
        </table:table-row>
        <table:table-row table:style-name="ro1">
          <table:table-cell office:value-type="float" office:value="21945" calcext:value-type="float">
            <text:p>21945</text:p>
          </table:table-cell>
          <table:table-cell office:value-type="float" office:value="23628.478" calcext:value-type="float">
            <text:p>23628.478</text:p>
          </table:table-cell>
          <table:table-cell/>
          <table:table-cell table:formula="of:=ABS([.A925]-[.B925])" office:value-type="float" office:value="1683.478" calcext:value-type="float">
            <text:p>1683.478</text:p>
          </table:table-cell>
          <table:table-cell table:formula="of:=[.D925]/[.A925]*100" office:value-type="float" office:value="7.67135110503531" calcext:value-type="float">
            <text:p>7.6713511050353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7690.851" calcext:value-type="float">
            <text:p>7690.851</text:p>
          </table:table-cell>
          <table:table-cell/>
          <table:table-cell table:formula="of:=ABS([.A926]-[.B926])" office:value-type="float" office:value="1841.851" calcext:value-type="float">
            <text:p>1841.851</text:p>
          </table:table-cell>
          <table:table-cell table:formula="of:=[.D926]/[.A926]*100" office:value-type="float" office:value="31.4900153872457" calcext:value-type="float">
            <text:p>31.4900153872457</text:p>
          </table:table-cell>
        </table:table-row>
        <table:table-row table:style-name="ro1">
          <table:table-cell office:value-type="float" office:value="22815" calcext:value-type="float">
            <text:p>22815</text:p>
          </table:table-cell>
          <table:table-cell office:value-type="float" office:value="25015.079" calcext:value-type="float">
            <text:p>25015.079</text:p>
          </table:table-cell>
          <table:table-cell/>
          <table:table-cell table:formula="of:=ABS([.A927]-[.B927])" office:value-type="float" office:value="2200.079" calcext:value-type="float">
            <text:p>2200.079</text:p>
          </table:table-cell>
          <table:table-cell table:formula="of:=[.D927]/[.A927]*100" office:value-type="float" office:value="9.6431251369713" calcext:value-type="float">
            <text:p>9.6431251369713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7087.864" calcext:value-type="float">
            <text:p>7087.864</text:p>
          </table:table-cell>
          <table:table-cell/>
          <table:table-cell table:formula="of:=ABS([.A928]-[.B928])" office:value-type="float" office:value="610.864" calcext:value-type="float">
            <text:p>610.864</text:p>
          </table:table-cell>
          <table:table-cell table:formula="of:=[.D928]/[.A928]*100" office:value-type="float" office:value="9.43127991354021" calcext:value-type="float">
            <text:p>9.43127991354021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7125.171" calcext:value-type="float">
            <text:p>7125.171</text:p>
          </table:table-cell>
          <table:table-cell/>
          <table:table-cell table:formula="of:=ABS([.A929]-[.B929])" office:value-type="float" office:value="3552.171" calcext:value-type="float">
            <text:p>3552.171</text:p>
          </table:table-cell>
          <table:table-cell table:formula="of:=[.D929]/[.A929]*100" office:value-type="float" office:value="99.4170445004198" calcext:value-type="float">
            <text:p>99.4170445004198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float" office:value="12776.572" calcext:value-type="float">
            <text:p>12776.572</text:p>
          </table:table-cell>
          <table:table-cell/>
          <table:table-cell table:formula="of:=ABS([.A930]-[.B930])" office:value-type="float" office:value="1470.572" calcext:value-type="float">
            <text:p>1470.572</text:p>
          </table:table-cell>
          <table:table-cell table:formula="of:=[.D930]/[.A930]*100" office:value-type="float" office:value="13.0070051300195" calcext:value-type="float">
            <text:p>13.007005130019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568.409" calcext:value-type="float">
            <text:p>4568.409</text:p>
          </table:table-cell>
          <table:table-cell/>
          <table:table-cell table:formula="of:=ABS([.A931]-[.B931])" office:value-type="float" office:value="3864.409" calcext:value-type="float">
            <text:p>3864.409</text:p>
          </table:table-cell>
          <table:table-cell table:formula="of:=[.D931]/[.A931]*100" office:value-type="float" office:value="548.921732954545" calcext:value-type="float">
            <text:p>548.92173295454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71.966" calcext:value-type="float">
            <text:p>5771.966</text:p>
          </table:table-cell>
          <table:table-cell/>
          <table:table-cell table:formula="of:=ABS([.A932]-[.B932])" office:value-type="float" office:value="5270.966" calcext:value-type="float">
            <text:p>5270.966</text:p>
          </table:table-cell>
          <table:table-cell table:formula="of:=[.D932]/[.A932]*100" office:value-type="float" office:value="1052.08902195609" calcext:value-type="float">
            <text:p>1052.0890219560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45.381" calcext:value-type="float">
            <text:p>10045.381</text:p>
          </table:table-cell>
          <table:table-cell/>
          <table:table-cell table:formula="of:=ABS([.A933]-[.B933])" office:value-type="float" office:value="9888.381" calcext:value-type="float">
            <text:p>9888.381</text:p>
          </table:table-cell>
          <table:table-cell table:formula="of:=[.D933]/[.A933]*100" office:value-type="float" office:value="6298.33184713376" calcext:value-type="float">
            <text:p>6298.331847133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218.135" calcext:value-type="float">
            <text:p>-4218.135</text:p>
          </table:table-cell>
          <table:table-cell/>
          <table:table-cell table:formula="of:=ABS([.A934]-[.B934])" office:value-type="float" office:value="4352.135" calcext:value-type="float">
            <text:p>4352.135</text:p>
          </table:table-cell>
          <table:table-cell table:formula="of:=[.D934]/[.A934]*100" office:value-type="float" office:value="3247.86194029851" calcext:value-type="float">
            <text:p>3247.86194029851</text:p>
          </table:table-cell>
        </table:table-row>
        <table:table-row table:style-name="ro1">
          <table:table-cell office:value-type="float" office:value="19422" calcext:value-type="float">
            <text:p>19422</text:p>
          </table:table-cell>
          <table:table-cell office:value-type="float" office:value="16028.447" calcext:value-type="float">
            <text:p>16028.447</text:p>
          </table:table-cell>
          <table:table-cell/>
          <table:table-cell table:formula="of:=ABS([.A935]-[.B935])" office:value-type="float" office:value="3393.553" calcext:value-type="float">
            <text:p>3393.553</text:p>
          </table:table-cell>
          <table:table-cell table:formula="of:=[.D935]/[.A935]*100" office:value-type="float" office:value="17.4727268046545" calcext:value-type="float">
            <text:p>17.4727268046545</text:p>
          </table:table-cell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float" office:value="15892.84" calcext:value-type="float">
            <text:p>15892.84</text:p>
          </table:table-cell>
          <table:table-cell/>
          <table:table-cell table:formula="of:=ABS([.A936]-[.B936])" office:value-type="float" office:value="1993.16" calcext:value-type="float">
            <text:p>1993.16</text:p>
          </table:table-cell>
          <table:table-cell table:formula="of:=[.D936]/[.A936]*100" office:value-type="float" office:value="11.1436878005144" calcext:value-type="float">
            <text:p>11.14368780051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89.96" calcext:value-type="float">
            <text:p>-989.96</text:p>
          </table:table-cell>
          <table:table-cell/>
          <table:table-cell table:formula="of:=ABS([.A937]-[.B937])" office:value-type="float" office:value="1053.96" calcext:value-type="float">
            <text:p>1053.96</text:p>
          </table:table-cell>
          <table:table-cell table:formula="of:=[.D937]/[.A937]*100" office:value-type="float" office:value="1646.8125" calcext:value-type="float">
            <text:p>1646.8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182.016" calcext:value-type="float">
            <text:p>-1182.016</text:p>
          </table:table-cell>
          <table:table-cell/>
          <table:table-cell table:formula="of:=ABS([.A938]-[.B938])" office:value-type="float" office:value="1322.016" calcext:value-type="float">
            <text:p>1322.016</text:p>
          </table:table-cell>
          <table:table-cell table:formula="of:=[.D938]/[.A938]*100" office:value-type="float" office:value="944.297142857143" calcext:value-type="float">
            <text:p>944.297142857143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float" office:value="10376.638" calcext:value-type="float">
            <text:p>10376.638</text:p>
          </table:table-cell>
          <table:table-cell/>
          <table:table-cell table:formula="of:=ABS([.A939]-[.B939])" office:value-type="float" office:value="617.361999999999" calcext:value-type="float">
            <text:p>617.361999999999</text:p>
          </table:table-cell>
          <table:table-cell table:formula="of:=[.D939]/[.A939]*100" office:value-type="float" office:value="5.61544478806621" calcext:value-type="float">
            <text:p>5.615444788066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224.36" calcext:value-type="float">
            <text:p>-2224.36</text:p>
          </table:table-cell>
          <table:table-cell/>
          <table:table-cell table:formula="of:=ABS([.A940]-[.B940])" office:value-type="float" office:value="2392.36" calcext:value-type="float">
            <text:p>2392.36</text:p>
          </table:table-cell>
          <table:table-cell table:formula="of:=[.D940]/[.A940]*100" office:value-type="float" office:value="1424.02380952381" calcext:value-type="float">
            <text:p>1424.023809523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32.103" calcext:value-type="float">
            <text:p>1932.103</text:p>
          </table:table-cell>
          <table:table-cell/>
          <table:table-cell table:formula="of:=ABS([.A941]-[.B941])" office:value-type="float" office:value="1382.103" calcext:value-type="float">
            <text:p>1382.103</text:p>
          </table:table-cell>
          <table:table-cell table:formula="of:=[.D941]/[.A941]*100" office:value-type="float" office:value="251.291454545455" calcext:value-type="float">
            <text:p>251.29145454545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633.798" calcext:value-type="float">
            <text:p>3633.798</text:p>
          </table:table-cell>
          <table:table-cell/>
          <table:table-cell table:formula="of:=ABS([.A942]-[.B942])" office:value-type="float" office:value="1924.798" calcext:value-type="float">
            <text:p>1924.798</text:p>
          </table:table-cell>
          <table:table-cell table:formula="of:=[.D942]/[.A942]*100" office:value-type="float" office:value="112.627150380339" calcext:value-type="float">
            <text:p>112.6271503803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531.589" calcext:value-type="float">
            <text:p>-2531.589</text:p>
          </table:table-cell>
          <table:table-cell/>
          <table:table-cell table:formula="of:=ABS([.A943]-[.B943])" office:value-type="float" office:value="2806.589" calcext:value-type="float">
            <text:p>2806.589</text:p>
          </table:table-cell>
          <table:table-cell table:formula="of:=[.D943]/[.A943]*100" office:value-type="float" office:value="1020.57781818182" calcext:value-type="float">
            <text:p>1020.577818181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119.8" calcext:value-type="float">
            <text:p>-2119.8</text:p>
          </table:table-cell>
          <table:table-cell/>
          <table:table-cell table:formula="of:=ABS([.A944]-[.B944])" office:value-type="float" office:value="2188.8" calcext:value-type="float">
            <text:p>2188.8</text:p>
          </table:table-cell>
          <table:table-cell table:formula="of:=[.D944]/[.A944]*100" office:value-type="float" office:value="3172.17391304348" calcext:value-type="float">
            <text:p>3172.173913043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736.951" calcext:value-type="float">
            <text:p>-5736.951</text:p>
          </table:table-cell>
          <table:table-cell/>
          <table:table-cell table:formula="of:=ABS([.A945]-[.B945])" office:value-type="float" office:value="5773.951" calcext:value-type="float">
            <text:p>5773.951</text:p>
          </table:table-cell>
          <table:table-cell table:formula="of:=[.D945]/[.A945]*100" office:value-type="float" office:value="15605.272972973" calcext:value-type="float">
            <text:p>15605.272972973</text:p>
          </table:table-cell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float" office:value="9753.152" calcext:value-type="float">
            <text:p>9753.152</text:p>
          </table:table-cell>
          <table:table-cell/>
          <table:table-cell table:formula="of:=ABS([.A946]-[.B946])" office:value-type="float" office:value="2212.848" calcext:value-type="float">
            <text:p>2212.848</text:p>
          </table:table-cell>
          <table:table-cell table:formula="of:=[.D946]/[.A946]*100" office:value-type="float" office:value="18.4927962560588" calcext:value-type="float">
            <text:p>18.4927962560588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28342.402" calcext:value-type="float">
            <text:p>28342.402</text:p>
          </table:table-cell>
          <table:table-cell/>
          <table:table-cell table:formula="of:=ABS([.A947]-[.B947])" office:value-type="float" office:value="22862.402" calcext:value-type="float">
            <text:p>22862.402</text:p>
          </table:table-cell>
          <table:table-cell table:formula="of:=[.D947]/[.A947]*100" office:value-type="float" office:value="417.197116788321" calcext:value-type="float">
            <text:p>417.1971167883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45.972" calcext:value-type="float">
            <text:p>1145.972</text:p>
          </table:table-cell>
          <table:table-cell/>
          <table:table-cell table:formula="of:=ABS([.A948]-[.B948])" office:value-type="float" office:value="254.972" calcext:value-type="float">
            <text:p>254.972</text:p>
          </table:table-cell>
          <table:table-cell table:formula="of:=[.D948]/[.A948]*100" office:value-type="float" office:value="28.6163860830527" calcext:value-type="float">
            <text:p>28.616386083052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905.015" calcext:value-type="float">
            <text:p>3905.015</text:p>
          </table:table-cell>
          <table:table-cell/>
          <table:table-cell table:formula="of:=ABS([.A949]-[.B949])" office:value-type="float" office:value="2822.015" calcext:value-type="float">
            <text:p>2822.015</text:p>
          </table:table-cell>
          <table:table-cell table:formula="of:=[.D949]/[.A949]*100" office:value-type="float" office:value="260.573868882733" calcext:value-type="float">
            <text:p>260.5738688827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073.942" calcext:value-type="float">
            <text:p>-5073.942</text:p>
          </table:table-cell>
          <table:table-cell/>
          <table:table-cell table:formula="of:=ABS([.A950]-[.B950])" office:value-type="float" office:value="5157.942" calcext:value-type="float">
            <text:p>5157.942</text:p>
          </table:table-cell>
          <table:table-cell table:formula="of:=[.D950]/[.A950]*100" office:value-type="float" office:value="6140.40714285714" calcext:value-type="float">
            <text:p>6140.40714285714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6105.658" calcext:value-type="float">
            <text:p>6105.658</text:p>
          </table:table-cell>
          <table:table-cell/>
          <table:table-cell table:formula="of:=ABS([.A951]-[.B951])" office:value-type="float" office:value="1510.342" calcext:value-type="float">
            <text:p>1510.342</text:p>
          </table:table-cell>
          <table:table-cell table:formula="of:=[.D951]/[.A951]*100" office:value-type="float" office:value="19.8311712184874" calcext:value-type="float">
            <text:p>19.831171218487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9734.81" calcext:value-type="float">
            <text:p>39734.81</text:p>
          </table:table-cell>
          <table:table-cell/>
          <table:table-cell table:formula="of:=ABS([.A952]-[.B952])" office:value-type="float" office:value="38656.81" calcext:value-type="float">
            <text:p>38656.81</text:p>
          </table:table-cell>
          <table:table-cell table:formula="of:=[.D952]/[.A952]*100" office:value-type="float" office:value="3585.97495361781" calcext:value-type="float">
            <text:p>3585.97495361781</text:p>
          </table:table-cell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float" office:value="16255.906" calcext:value-type="float">
            <text:p>16255.906</text:p>
          </table:table-cell>
          <table:table-cell/>
          <table:table-cell table:formula="of:=ABS([.A953]-[.B953])" office:value-type="float" office:value="833.906000000001" calcext:value-type="float">
            <text:p>833.906000000001</text:p>
          </table:table-cell>
          <table:table-cell table:formula="of:=[.D953]/[.A953]*100" office:value-type="float" office:value="5.40724938399689" calcext:value-type="float">
            <text:p>5.40724938399689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7460.262" calcext:value-type="float">
            <text:p>7460.262</text:p>
          </table:table-cell>
          <table:table-cell/>
          <table:table-cell table:formula="of:=ABS([.A954]-[.B954])" office:value-type="float" office:value="401.262" calcext:value-type="float">
            <text:p>401.262</text:p>
          </table:table-cell>
          <table:table-cell table:formula="of:=[.D954]/[.A954]*100" office:value-type="float" office:value="5.68440288992775" calcext:value-type="float">
            <text:p>5.684402889927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55.265" calcext:value-type="float">
            <text:p>1955.265</text:p>
          </table:table-cell>
          <table:table-cell/>
          <table:table-cell table:formula="of:=ABS([.A955]-[.B955])" office:value-type="float" office:value="1673.265" calcext:value-type="float">
            <text:p>1673.265</text:p>
          </table:table-cell>
          <table:table-cell table:formula="of:=[.D955]/[.A955]*100" office:value-type="float" office:value="593.356382978724" calcext:value-type="float">
            <text:p>593.356382978724</text:p>
          </table:table-cell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float" office:value="23584.898" calcext:value-type="float">
            <text:p>23584.898</text:p>
          </table:table-cell>
          <table:table-cell/>
          <table:table-cell table:formula="of:=ABS([.A956]-[.B956])" office:value-type="float" office:value="10426.898" calcext:value-type="float">
            <text:p>10426.898</text:p>
          </table:table-cell>
          <table:table-cell table:formula="of:=[.D956]/[.A956]*100" office:value-type="float" office:value="79.2437908496732" calcext:value-type="float">
            <text:p>79.24379084967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077.471" calcext:value-type="float">
            <text:p>-2077.471</text:p>
          </table:table-cell>
          <table:table-cell/>
          <table:table-cell table:formula="of:=ABS([.A957]-[.B957])" office:value-type="float" office:value="2252.471" calcext:value-type="float">
            <text:p>2252.471</text:p>
          </table:table-cell>
          <table:table-cell table:formula="of:=[.D957]/[.A957]*100" office:value-type="float" office:value="1287.12628571429" calcext:value-type="float">
            <text:p>1287.1262857142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606.891" calcext:value-type="float">
            <text:p>1606.891</text:p>
          </table:table-cell>
          <table:table-cell/>
          <table:table-cell table:formula="of:=ABS([.A958]-[.B958])" office:value-type="float" office:value="101.891" calcext:value-type="float">
            <text:p>101.891</text:p>
          </table:table-cell>
          <table:table-cell table:formula="of:=[.D958]/[.A958]*100" office:value-type="float" office:value="6.77016611295682" calcext:value-type="float">
            <text:p>6.7701661129568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120.816" calcext:value-type="float">
            <text:p>2120.816</text:p>
          </table:table-cell>
          <table:table-cell/>
          <table:table-cell table:formula="of:=ABS([.A959]-[.B959])" office:value-type="float" office:value="630.184" calcext:value-type="float">
            <text:p>630.184</text:p>
          </table:table-cell>
          <table:table-cell table:formula="of:=[.D959]/[.A959]*100" office:value-type="float" office:value="22.9074518356961" calcext:value-type="float">
            <text:p>22.9074518356961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2003.618" calcext:value-type="float">
            <text:p>22003.618</text:p>
          </table:table-cell>
          <table:table-cell/>
          <table:table-cell table:formula="of:=ABS([.A960]-[.B960])" office:value-type="float" office:value="18462.618" calcext:value-type="float">
            <text:p>18462.618</text:p>
          </table:table-cell>
          <table:table-cell table:formula="of:=[.D960]/[.A960]*100" office:value-type="float" office:value="521.39559446484" calcext:value-type="float">
            <text:p>521.39559446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75.651" calcext:value-type="float">
            <text:p>4675.651</text:p>
          </table:table-cell>
          <table:table-cell/>
          <table:table-cell table:formula="of:=ABS([.A961]-[.B961])" office:value-type="float" office:value="4651.651" calcext:value-type="float">
            <text:p>4651.651</text:p>
          </table:table-cell>
          <table:table-cell table:formula="of:=[.D961]/[.A961]*100" office:value-type="float" office:value="19381.8791666667" calcext:value-type="float">
            <text:p>19381.8791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45.28" calcext:value-type="float">
            <text:p>-1245.28</text:p>
          </table:table-cell>
          <table:table-cell/>
          <table:table-cell table:formula="of:=ABS([.A962]-[.B962])" office:value-type="float" office:value="1346.28" calcext:value-type="float">
            <text:p>1346.28</text:p>
          </table:table-cell>
          <table:table-cell table:formula="of:=[.D962]/[.A962]*100" office:value-type="float" office:value="1332.95049504951" calcext:value-type="float">
            <text:p>1332.950495049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1.018" calcext:value-type="float">
            <text:p>371.018</text:p>
          </table:table-cell>
          <table:table-cell/>
          <table:table-cell table:formula="of:=ABS([.A963]-[.B963])" office:value-type="float" office:value="263.018" calcext:value-type="float">
            <text:p>263.018</text:p>
          </table:table-cell>
          <table:table-cell table:formula="of:=[.D963]/[.A963]*100" office:value-type="float" office:value="243.535185185185" calcext:value-type="float">
            <text:p>243.5351851851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601.414" calcext:value-type="float">
            <text:p>-2601.414</text:p>
          </table:table-cell>
          <table:table-cell/>
          <table:table-cell table:formula="of:=ABS([.A964]-[.B964])" office:value-type="float" office:value="2644.414" calcext:value-type="float">
            <text:p>2644.414</text:p>
          </table:table-cell>
          <table:table-cell table:formula="of:=[.D964]/[.A964]*100" office:value-type="float" office:value="6149.8" calcext:value-type="float">
            <text:p>6149.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672.005" calcext:value-type="float">
            <text:p>24672.005</text:p>
          </table:table-cell>
          <table:table-cell/>
          <table:table-cell table:formula="of:=ABS([.A965]-[.B965])" office:value-type="float" office:value="24238.005" calcext:value-type="float">
            <text:p>24238.005</text:p>
          </table:table-cell>
          <table:table-cell table:formula="of:=[.D965]/[.A965]*100" office:value-type="float" office:value="5584.79377880184" calcext:value-type="float">
            <text:p>5584.793778801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21.678" calcext:value-type="float">
            <text:p>2821.678</text:p>
          </table:table-cell>
          <table:table-cell/>
          <table:table-cell table:formula="of:=ABS([.A966]-[.B966])" office:value-type="float" office:value="2258.678" calcext:value-type="float">
            <text:p>2258.678</text:p>
          </table:table-cell>
          <table:table-cell table:formula="of:=[.D966]/[.A966]*100" office:value-type="float" office:value="401.186145648313" calcext:value-type="float">
            <text:p>401.186145648313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float" office:value="17661.515" calcext:value-type="float">
            <text:p>17661.515</text:p>
          </table:table-cell>
          <table:table-cell/>
          <table:table-cell table:formula="of:=ABS([.A967]-[.B967])" office:value-type="float" office:value="6334.515" calcext:value-type="float">
            <text:p>6334.515</text:p>
          </table:table-cell>
          <table:table-cell table:formula="of:=[.D967]/[.A967]*100" office:value-type="float" office:value="55.9240310761896" calcext:value-type="float">
            <text:p>55.92403107618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40.534" calcext:value-type="float">
            <text:p>-240.534</text:p>
          </table:table-cell>
          <table:table-cell/>
          <table:table-cell table:formula="of:=ABS([.A968]-[.B968])" office:value-type="float" office:value="498.534" calcext:value-type="float">
            <text:p>498.534</text:p>
          </table:table-cell>
          <table:table-cell table:formula="of:=[.D968]/[.A968]*100" office:value-type="float" office:value="193.23023255814" calcext:value-type="float">
            <text:p>193.230232558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717.77" calcext:value-type="float">
            <text:p>8717.77</text:p>
          </table:table-cell>
          <table:table-cell/>
          <table:table-cell table:formula="of:=ABS([.A969]-[.B969])" office:value-type="float" office:value="8518.77" calcext:value-type="float">
            <text:p>8518.77</text:p>
          </table:table-cell>
          <table:table-cell table:formula="of:=[.D969]/[.A969]*100" office:value-type="float" office:value="4280.78894472362" calcext:value-type="float">
            <text:p>4280.78894472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107.143" calcext:value-type="float">
            <text:p>-5107.143</text:p>
          </table:table-cell>
          <table:table-cell/>
          <table:table-cell table:formula="of:=ABS([.A970]-[.B970])" office:value-type="float" office:value="5127.143" calcext:value-type="float">
            <text:p>5127.143</text:p>
          </table:table-cell>
          <table:table-cell table:formula="of:=[.D970]/[.A970]*100" office:value-type="float" office:value="25635.715" calcext:value-type="float">
            <text:p>25635.7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162.94" calcext:value-type="float">
            <text:p>-2162.94</text:p>
          </table:table-cell>
          <table:table-cell/>
          <table:table-cell table:formula="of:=ABS([.A971]-[.B971])" office:value-type="float" office:value="2251.94" calcext:value-type="float">
            <text:p>2251.94</text:p>
          </table:table-cell>
          <table:table-cell table:formula="of:=[.D971]/[.A971]*100" office:value-type="float" office:value="2530.26966292135" calcext:value-type="float">
            <text:p>2530.269662921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420.58" calcext:value-type="float">
            <text:p>-3420.58</text:p>
          </table:table-cell>
          <table:table-cell/>
          <table:table-cell table:formula="of:=ABS([.A972]-[.B972])" office:value-type="float" office:value="3466.58" calcext:value-type="float">
            <text:p>3466.58</text:p>
          </table:table-cell>
          <table:table-cell table:formula="of:=[.D972]/[.A972]*100" office:value-type="float" office:value="7536.04347826087" calcext:value-type="float">
            <text:p>7536.043478260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17.073" calcext:value-type="float">
            <text:p>1517.073</text:p>
          </table:table-cell>
          <table:table-cell/>
          <table:table-cell table:formula="of:=ABS([.A973]-[.B973])" office:value-type="float" office:value="1456.073" calcext:value-type="float">
            <text:p>1456.073</text:p>
          </table:table-cell>
          <table:table-cell table:formula="of:=[.D973]/[.A973]*100" office:value-type="float" office:value="2387.00491803279" calcext:value-type="float">
            <text:p>2387.00491803279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8438.295" calcext:value-type="float">
            <text:p>8438.295</text:p>
          </table:table-cell>
          <table:table-cell/>
          <table:table-cell table:formula="of:=ABS([.A974]-[.B974])" office:value-type="float" office:value="674.705" calcext:value-type="float">
            <text:p>674.705</text:p>
          </table:table-cell>
          <table:table-cell table:formula="of:=[.D974]/[.A974]*100" office:value-type="float" office:value="7.40376385383518" calcext:value-type="float">
            <text:p>7.40376385383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735.637" calcext:value-type="float">
            <text:p>-3735.637</text:p>
          </table:table-cell>
          <table:table-cell/>
          <table:table-cell table:formula="of:=ABS([.A975]-[.B975])" office:value-type="float" office:value="3736.637" calcext:value-type="float">
            <text:p>3736.637</text:p>
          </table:table-cell>
          <table:table-cell table:formula="of:=[.D975]/[.A975]*100" office:value-type="float" office:value="373663.7" calcext:value-type="float">
            <text:p>373663.7</text:p>
          </table:table-cell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float" office:value="24774.058" calcext:value-type="float">
            <text:p>24774.058</text:p>
          </table:table-cell>
          <table:table-cell/>
          <table:table-cell table:formula="of:=ABS([.A976]-[.B976])" office:value-type="float" office:value="8398.942" calcext:value-type="float">
            <text:p>8398.942</text:p>
          </table:table-cell>
          <table:table-cell table:formula="of:=[.D976]/[.A976]*100" office:value-type="float" office:value="25.3186085069183" calcext:value-type="float">
            <text:p>25.3186085069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109.313" calcext:value-type="float">
            <text:p>-7109.313</text:p>
          </table:table-cell>
          <table:table-cell/>
          <table:table-cell table:formula="of:=ABS([.A977]-[.B977])" office:value-type="float" office:value="7128.313" calcext:value-type="float">
            <text:p>7128.313</text:p>
          </table:table-cell>
          <table:table-cell table:formula="of:=[.D977]/[.A977]*100" office:value-type="float" office:value="37517.4368421053" calcext:value-type="float">
            <text:p>37517.4368421053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15137.815" calcext:value-type="float">
            <text:p>15137.815</text:p>
          </table:table-cell>
          <table:table-cell/>
          <table:table-cell table:formula="of:=ABS([.A978]-[.B978])" office:value-type="float" office:value="11739.815" calcext:value-type="float">
            <text:p>11739.815</text:p>
          </table:table-cell>
          <table:table-cell table:formula="of:=[.D978]/[.A978]*100" office:value-type="float" office:value="345.49190700412" calcext:value-type="float">
            <text:p>345.491907004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70.671" calcext:value-type="float">
            <text:p>1570.671</text:p>
          </table:table-cell>
          <table:table-cell/>
          <table:table-cell table:formula="of:=ABS([.A979]-[.B979])" office:value-type="float" office:value="1405.671" calcext:value-type="float">
            <text:p>1405.671</text:p>
          </table:table-cell>
          <table:table-cell table:formula="of:=[.D979]/[.A979]*100" office:value-type="float" office:value="851.921818181818" calcext:value-type="float">
            <text:p>851.92181818181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654.311" calcext:value-type="float">
            <text:p>4654.311</text:p>
          </table:table-cell>
          <table:table-cell/>
          <table:table-cell table:formula="of:=ABS([.A980]-[.B980])" office:value-type="float" office:value="3573.311" calcext:value-type="float">
            <text:p>3573.311</text:p>
          </table:table-cell>
          <table:table-cell table:formula="of:=[.D980]/[.A980]*100" office:value-type="float" office:value="330.55605920444" calcext:value-type="float">
            <text:p>330.55605920444</text:p>
          </table:table-cell>
        </table:table-row>
        <table:table-row table:style-name="ro1">
          <table:table-cell office:value-type="float" office:value="15428" calcext:value-type="float">
            <text:p>15428</text:p>
          </table:table-cell>
          <table:table-cell office:value-type="float" office:value="12275.172" calcext:value-type="float">
            <text:p>12275.172</text:p>
          </table:table-cell>
          <table:table-cell/>
          <table:table-cell table:formula="of:=ABS([.A981]-[.B981])" office:value-type="float" office:value="3152.828" calcext:value-type="float">
            <text:p>3152.828</text:p>
          </table:table-cell>
          <table:table-cell table:formula="of:=[.D981]/[.A981]*100" office:value-type="float" office:value="20.4357531760435" calcext:value-type="float">
            <text:p>20.4357531760435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5383.15" calcext:value-type="float">
            <text:p>25383.15</text:p>
          </table:table-cell>
          <table:table-cell/>
          <table:table-cell table:formula="of:=ABS([.A982]-[.B982])" office:value-type="float" office:value="16063.15" calcext:value-type="float">
            <text:p>16063.15</text:p>
          </table:table-cell>
          <table:table-cell table:formula="of:=[.D982]/[.A982]*100" office:value-type="float" office:value="172.351394849785" calcext:value-type="float">
            <text:p>172.3513948497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46.106" calcext:value-type="float">
            <text:p>5846.106</text:p>
          </table:table-cell>
          <table:table-cell/>
          <table:table-cell table:formula="of:=ABS([.A983]-[.B983])" office:value-type="float" office:value="5756.106" calcext:value-type="float">
            <text:p>5756.106</text:p>
          </table:table-cell>
          <table:table-cell table:formula="of:=[.D983]/[.A983]*100" office:value-type="float" office:value="6395.67333333333" calcext:value-type="float">
            <text:p>6395.67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287.885" calcext:value-type="float">
            <text:p>-10287.885</text:p>
          </table:table-cell>
          <table:table-cell/>
          <table:table-cell table:formula="of:=ABS([.A984]-[.B984])" office:value-type="float" office:value="10287.885" calcext:value-type="float">
            <text:p>10287.885</text:p>
          </table:table-cell>
          <table:table-cell table:formula="of:=[.D984]/[.A98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860" calcext:value-type="float">
            <text:p>10860</text:p>
          </table:table-cell>
          <table:table-cell office:value-type="float" office:value="13062.92" calcext:value-type="float">
            <text:p>13062.92</text:p>
          </table:table-cell>
          <table:table-cell/>
          <table:table-cell table:formula="of:=ABS([.A985]-[.B985])" office:value-type="float" office:value="2202.92" calcext:value-type="float">
            <text:p>2202.92</text:p>
          </table:table-cell>
          <table:table-cell table:formula="of:=[.D985]/[.A985]*100" office:value-type="float" office:value="20.2847145488029" calcext:value-type="float">
            <text:p>20.28471454880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848.314" calcext:value-type="float">
            <text:p>-2848.314</text:p>
          </table:table-cell>
          <table:table-cell/>
          <table:table-cell table:formula="of:=ABS([.A986]-[.B986])" office:value-type="float" office:value="2888.314" calcext:value-type="float">
            <text:p>2888.314</text:p>
          </table:table-cell>
          <table:table-cell table:formula="of:=[.D986]/[.A986]*100" office:value-type="float" office:value="7220.785" calcext:value-type="float">
            <text:p>7220.785</text:p>
          </table:table-cell>
        </table:table-row>
        <table:table-row table:style-name="ro1">
          <table:table-cell office:value-type="float" office:value="18918" calcext:value-type="float">
            <text:p>18918</text:p>
          </table:table-cell>
          <table:table-cell office:value-type="float" office:value="11712.73" calcext:value-type="float">
            <text:p>11712.73</text:p>
          </table:table-cell>
          <table:table-cell/>
          <table:table-cell table:formula="of:=ABS([.A987]-[.B987])" office:value-type="float" office:value="7205.27" calcext:value-type="float">
            <text:p>7205.27</text:p>
          </table:table-cell>
          <table:table-cell table:formula="of:=[.D987]/[.A987]*100" office:value-type="float" office:value="38.0868485040702" calcext:value-type="float">
            <text:p>38.08684850407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494.669" calcext:value-type="float">
            <text:p>3494.669</text:p>
          </table:table-cell>
          <table:table-cell/>
          <table:table-cell table:formula="of:=ABS([.A988]-[.B988])" office:value-type="float" office:value="2896.669" calcext:value-type="float">
            <text:p>2896.669</text:p>
          </table:table-cell>
          <table:table-cell table:formula="of:=[.D988]/[.A988]*100" office:value-type="float" office:value="484.392809364549" calcext:value-type="float">
            <text:p>484.3928093645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7.913" calcext:value-type="float">
            <text:p>347.913</text:p>
          </table:table-cell>
          <table:table-cell/>
          <table:table-cell table:formula="of:=ABS([.A989]-[.B989])" office:value-type="float" office:value="94.913" calcext:value-type="float">
            <text:p>94.913</text:p>
          </table:table-cell>
          <table:table-cell table:formula="of:=[.D989]/[.A989]*100" office:value-type="float" office:value="37.5150197628459" calcext:value-type="float">
            <text:p>37.5150197628459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7807.539" calcext:value-type="float">
            <text:p>7807.539</text:p>
          </table:table-cell>
          <table:table-cell/>
          <table:table-cell table:formula="of:=ABS([.A990]-[.B990])" office:value-type="float" office:value="785.539" calcext:value-type="float">
            <text:p>785.539</text:p>
          </table:table-cell>
          <table:table-cell table:formula="of:=[.D990]/[.A990]*100" office:value-type="float" office:value="11.1868271147821" calcext:value-type="float">
            <text:p>11.186827114782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941.469" calcext:value-type="float">
            <text:p>8941.469</text:p>
          </table:table-cell>
          <table:table-cell/>
          <table:table-cell table:formula="of:=ABS([.A991]-[.B991])" office:value-type="float" office:value="3951.469" calcext:value-type="float">
            <text:p>3951.469</text:p>
          </table:table-cell>
          <table:table-cell table:formula="of:=[.D991]/[.A991]*100" office:value-type="float" office:value="79.187755511022" calcext:value-type="float">
            <text:p>79.187755511022</text:p>
          </table:table-cell>
        </table:table-row>
        <table:table-row table:style-name="ro1">
          <table:table-cell office:value-type="float" office:value="11458" calcext:value-type="float">
            <text:p>11458</text:p>
          </table:table-cell>
          <table:table-cell office:value-type="float" office:value="13177.686" calcext:value-type="float">
            <text:p>13177.686</text:p>
          </table:table-cell>
          <table:table-cell/>
          <table:table-cell table:formula="of:=ABS([.A992]-[.B992])" office:value-type="float" office:value="1719.686" calcext:value-type="float">
            <text:p>1719.686</text:p>
          </table:table-cell>
          <table:table-cell table:formula="of:=[.D992]/[.A992]*100" office:value-type="float" office:value="15.0086053412463" calcext:value-type="float">
            <text:p>15.00860534124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64.495" calcext:value-type="float">
            <text:p>-864.495</text:p>
          </table:table-cell>
          <table:table-cell/>
          <table:table-cell table:formula="of:=ABS([.A993]-[.B993])" office:value-type="float" office:value="904.495" calcext:value-type="float">
            <text:p>904.495</text:p>
          </table:table-cell>
          <table:table-cell table:formula="of:=[.D993]/[.A993]*100" office:value-type="float" office:value="2261.2375" calcext:value-type="float">
            <text:p>2261.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291.761" calcext:value-type="float">
            <text:p>-5291.761</text:p>
          </table:table-cell>
          <table:table-cell/>
          <table:table-cell table:formula="of:=ABS([.A994]-[.B994])" office:value-type="float" office:value="5297.761" calcext:value-type="float">
            <text:p>5297.761</text:p>
          </table:table-cell>
          <table:table-cell table:formula="of:=[.D994]/[.A994]*100" office:value-type="float" office:value="88296.0166666667" calcext:value-type="float">
            <text:p>88296.0166666667</text:p>
          </table:table-cell>
        </table:table-row>
        <table:table-row table:style-name="ro1">
          <table:table-cell office:value-type="float" office:value="21735" calcext:value-type="float">
            <text:p>21735</text:p>
          </table:table-cell>
          <table:table-cell office:value-type="float" office:value="18284.408" calcext:value-type="float">
            <text:p>18284.408</text:p>
          </table:table-cell>
          <table:table-cell/>
          <table:table-cell table:formula="of:=ABS([.A995]-[.B995])" office:value-type="float" office:value="3450.592" calcext:value-type="float">
            <text:p>3450.592</text:p>
          </table:table-cell>
          <table:table-cell table:formula="of:=[.D995]/[.A995]*100" office:value-type="float" office:value="15.8757395905222" calcext:value-type="float">
            <text:p>15.8757395905222</text:p>
          </table:table-cell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12955.852" calcext:value-type="float">
            <text:p>12955.852</text:p>
          </table:table-cell>
          <table:table-cell/>
          <table:table-cell table:formula="of:=ABS([.A996]-[.B996])" office:value-type="float" office:value="4086.852" calcext:value-type="float">
            <text:p>4086.852</text:p>
          </table:table-cell>
          <table:table-cell table:formula="of:=[.D996]/[.A996]*100" office:value-type="float" office:value="46.0801894238358" calcext:value-type="float">
            <text:p>46.0801894238358</text:p>
          </table:table-cell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10738.969" calcext:value-type="float">
            <text:p>10738.969</text:p>
          </table:table-cell>
          <table:table-cell/>
          <table:table-cell table:formula="of:=ABS([.A997]-[.B997])" office:value-type="float" office:value="5961.031" calcext:value-type="float">
            <text:p>5961.031</text:p>
          </table:table-cell>
          <table:table-cell table:formula="of:=[.D997]/[.A997]*100" office:value-type="float" office:value="35.6947964071856" calcext:value-type="float">
            <text:p>35.694796407185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52.197" calcext:value-type="float">
            <text:p>1352.197</text:p>
          </table:table-cell>
          <table:table-cell/>
          <table:table-cell table:formula="of:=ABS([.A998]-[.B998])" office:value-type="float" office:value="1043.197" calcext:value-type="float">
            <text:p>1043.197</text:p>
          </table:table-cell>
          <table:table-cell table:formula="of:=[.D998]/[.A998]*100" office:value-type="float" office:value="337.604207119741" calcext:value-type="float">
            <text:p>337.60420711974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7.662" calcext:value-type="float">
            <text:p>337.662</text:p>
          </table:table-cell>
          <table:table-cell/>
          <table:table-cell table:formula="of:=ABS([.A999]-[.B999])" office:value-type="float" office:value="144.338" calcext:value-type="float">
            <text:p>144.338</text:p>
          </table:table-cell>
          <table:table-cell table:formula="of:=[.D999]/[.A999]*100" office:value-type="float" office:value="29.945643153527" calcext:value-type="float">
            <text:p>29.945643153527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5575.182" calcext:value-type="float">
            <text:p>5575.182</text:p>
          </table:table-cell>
          <table:table-cell/>
          <table:table-cell table:formula="of:=ABS([.A1000]-[.B1000])" office:value-type="float" office:value="771.818" calcext:value-type="float">
            <text:p>771.818</text:p>
          </table:table-cell>
          <table:table-cell table:formula="of:=[.D1000]/[.A1000]*100" office:value-type="float" office:value="12.1603592248306" calcext:value-type="float">
            <text:p>12.1603592248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.679" calcext:value-type="float">
            <text:p>47.679</text:p>
          </table:table-cell>
          <table:table-cell/>
          <table:table-cell table:formula="of:=ABS([.A1001]-[.B1001])" office:value-type="float" office:value="52.321" calcext:value-type="float">
            <text:p>52.321</text:p>
          </table:table-cell>
          <table:table-cell table:formula="of:=[.D1001]/[.A1001]*100" office:value-type="float" office:value="52.321" calcext:value-type="float">
            <text:p>52.3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2.578" calcext:value-type="float">
            <text:p>262.578</text:p>
          </table:table-cell>
          <table:table-cell/>
          <table:table-cell table:formula="of:=ABS([.A1002]-[.B1002])" office:value-type="float" office:value="167.422" calcext:value-type="float">
            <text:p>167.422</text:p>
          </table:table-cell>
          <table:table-cell table:formula="of:=[.D1002]/[.A1002]*100" office:value-type="float" office:value="38.9353488372093" calcext:value-type="float">
            <text:p>38.9353488372093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10985.892" calcext:value-type="float">
            <text:p>10985.892</text:p>
          </table:table-cell>
          <table:table-cell/>
          <table:table-cell table:formula="of:=ABS([.A1003]-[.B1003])" office:value-type="float" office:value="3071.892" calcext:value-type="float">
            <text:p>3071.892</text:p>
          </table:table-cell>
          <table:table-cell table:formula="of:=[.D1003]/[.A1003]*100" office:value-type="float" office:value="38.8159211523882" calcext:value-type="float">
            <text:p>38.815921152388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683.771" calcext:value-type="float">
            <text:p>-683.771</text:p>
          </table:table-cell>
          <table:table-cell/>
          <table:table-cell table:formula="of:=ABS([.A1004]-[.B1004])" office:value-type="float" office:value="1289.771" calcext:value-type="float">
            <text:p>1289.771</text:p>
          </table:table-cell>
          <table:table-cell table:formula="of:=[.D1004]/[.A1004]*100" office:value-type="float" office:value="212.833498349835" calcext:value-type="float">
            <text:p>212.83349834983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91.564" calcext:value-type="float">
            <text:p>2491.564</text:p>
          </table:table-cell>
          <table:table-cell/>
          <table:table-cell table:formula="of:=ABS([.A1005]-[.B1005])" office:value-type="float" office:value="1822.564" calcext:value-type="float">
            <text:p>1822.564</text:p>
          </table:table-cell>
          <table:table-cell table:formula="of:=[.D1005]/[.A1005]*100" office:value-type="float" office:value="272.431091180867" calcext:value-type="float">
            <text:p>272.431091180867</text:p>
          </table:table-cell>
        </table:table-row>
        <table:table-row table:style-name="ro1">
          <table:table-cell office:value-type="float" office:value="21478" calcext:value-type="float">
            <text:p>21478</text:p>
          </table:table-cell>
          <table:table-cell office:value-type="float" office:value="12615.416" calcext:value-type="float">
            <text:p>12615.416</text:p>
          </table:table-cell>
          <table:table-cell/>
          <table:table-cell table:formula="of:=ABS([.A1006]-[.B1006])" office:value-type="float" office:value="8862.584" calcext:value-type="float">
            <text:p>8862.584</text:p>
          </table:table-cell>
          <table:table-cell table:formula="of:=[.D1006]/[.A1006]*100" office:value-type="float" office:value="41.2635440916286" calcext:value-type="float">
            <text:p>41.263544091628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788.074" calcext:value-type="float">
            <text:p>5788.074</text:p>
          </table:table-cell>
          <table:table-cell/>
          <table:table-cell table:formula="of:=ABS([.A1007]-[.B1007])" office:value-type="float" office:value="4720.074" calcext:value-type="float">
            <text:p>4720.074</text:p>
          </table:table-cell>
          <table:table-cell table:formula="of:=[.D1007]/[.A1007]*100" office:value-type="float" office:value="441.954494382023" calcext:value-type="float">
            <text:p>441.9544943820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722.245" calcext:value-type="float">
            <text:p>-1722.245</text:p>
          </table:table-cell>
          <table:table-cell/>
          <table:table-cell table:formula="of:=ABS([.A1008]-[.B1008])" office:value-type="float" office:value="2153.245" calcext:value-type="float">
            <text:p>2153.245</text:p>
          </table:table-cell>
          <table:table-cell table:formula="of:=[.D1008]/[.A1008]*100" office:value-type="float" office:value="499.592807424594" calcext:value-type="float">
            <text:p>499.5928074245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55.704" calcext:value-type="float">
            <text:p>2955.704</text:p>
          </table:table-cell>
          <table:table-cell/>
          <table:table-cell table:formula="of:=ABS([.A1009]-[.B1009])" office:value-type="float" office:value="2748.704" calcext:value-type="float">
            <text:p>2748.704</text:p>
          </table:table-cell>
          <table:table-cell table:formula="of:=[.D1009]/[.A1009]*100" office:value-type="float" office:value="1327.87632850242" calcext:value-type="float">
            <text:p>1327.8763285024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913.511" calcext:value-type="float">
            <text:p>10913.511</text:p>
          </table:table-cell>
          <table:table-cell/>
          <table:table-cell table:formula="of:=ABS([.A1010]-[.B1010])" office:value-type="float" office:value="10158.511" calcext:value-type="float">
            <text:p>10158.511</text:p>
          </table:table-cell>
          <table:table-cell table:formula="of:=[.D1010]/[.A1010]*100" office:value-type="float" office:value="1345.49814569536" calcext:value-type="float">
            <text:p>1345.49814569536</text:p>
          </table:table-cell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float" office:value="17209.133" calcext:value-type="float">
            <text:p>17209.133</text:p>
          </table:table-cell>
          <table:table-cell/>
          <table:table-cell table:formula="of:=ABS([.A1011]-[.B1011])" office:value-type="float" office:value="2976.133" calcext:value-type="float">
            <text:p>2976.133</text:p>
          </table:table-cell>
          <table:table-cell table:formula="of:=[.D1011]/[.A1011]*100" office:value-type="float" office:value="20.910089229256" calcext:value-type="float">
            <text:p>20.9100892292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447.697" calcext:value-type="float">
            <text:p>-1447.697</text:p>
          </table:table-cell>
          <table:table-cell/>
          <table:table-cell table:formula="of:=ABS([.A1012]-[.B1012])" office:value-type="float" office:value="1548.697" calcext:value-type="float">
            <text:p>1548.697</text:p>
          </table:table-cell>
          <table:table-cell table:formula="of:=[.D1012]/[.A1012]*100" office:value-type="float" office:value="1533.36336633663" calcext:value-type="float">
            <text:p>1533.363366336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91.569" calcext:value-type="float">
            <text:p>-291.569</text:p>
          </table:table-cell>
          <table:table-cell/>
          <table:table-cell table:formula="of:=ABS([.A1013]-[.B1013])" office:value-type="float" office:value="438.569" calcext:value-type="float">
            <text:p>438.569</text:p>
          </table:table-cell>
          <table:table-cell table:formula="of:=[.D1013]/[.A1013]*100" office:value-type="float" office:value="298.346258503401" calcext:value-type="float">
            <text:p>298.346258503401</text:p>
          </table:table-cell>
        </table:table-row>
        <table:table-row table:style-name="ro1">
          <table:table-cell office:value-type="float" office:value="12097" calcext:value-type="float">
            <text:p>12097</text:p>
          </table:table-cell>
          <table:table-cell office:value-type="float" office:value="12742.598" calcext:value-type="float">
            <text:p>12742.598</text:p>
          </table:table-cell>
          <table:table-cell/>
          <table:table-cell table:formula="of:=ABS([.A1014]-[.B1014])" office:value-type="float" office:value="645.598" calcext:value-type="float">
            <text:p>645.598</text:p>
          </table:table-cell>
          <table:table-cell table:formula="of:=[.D1014]/[.A1014]*100" office:value-type="float" office:value="5.33684384558155" calcext:value-type="float">
            <text:p>5.3368438455815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965.264" calcext:value-type="float">
            <text:p>1965.264</text:p>
          </table:table-cell>
          <table:table-cell/>
          <table:table-cell table:formula="of:=ABS([.A1015]-[.B1015])" office:value-type="float" office:value="1696.264" calcext:value-type="float">
            <text:p>1696.264</text:p>
          </table:table-cell>
          <table:table-cell table:formula="of:=[.D1015]/[.A1015]*100" office:value-type="float" office:value="630.581412639405" calcext:value-type="float">
            <text:p>630.581412639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58.513" calcext:value-type="float">
            <text:p>4658.513</text:p>
          </table:table-cell>
          <table:table-cell/>
          <table:table-cell table:formula="of:=ABS([.A1016]-[.B1016])" office:value-type="float" office:value="4594.513" calcext:value-type="float">
            <text:p>4594.513</text:p>
          </table:table-cell>
          <table:table-cell table:formula="of:=[.D1016]/[.A1016]*100" office:value-type="float" office:value="7178.9265625" calcext:value-type="float">
            <text:p>7178.92656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256.312" calcext:value-type="float">
            <text:p>-5256.312</text:p>
          </table:table-cell>
          <table:table-cell/>
          <table:table-cell table:formula="of:=ABS([.A1017]-[.B1017])" office:value-type="float" office:value="5307.312" calcext:value-type="float">
            <text:p>5307.312</text:p>
          </table:table-cell>
          <table:table-cell table:formula="of:=[.D1017]/[.A1017]*100" office:value-type="float" office:value="10406.4941176471" calcext:value-type="float">
            <text:p>10406.494117647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763.41" calcext:value-type="float">
            <text:p>-3763.41</text:p>
          </table:table-cell>
          <table:table-cell/>
          <table:table-cell table:formula="of:=ABS([.A1018]-[.B1018])" office:value-type="float" office:value="4054.41" calcext:value-type="float">
            <text:p>4054.41</text:p>
          </table:table-cell>
          <table:table-cell table:formula="of:=[.D1018]/[.A1018]*100" office:value-type="float" office:value="1393.26804123711" calcext:value-type="float">
            <text:p>1393.26804123711</text:p>
          </table:table-cell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float" office:value="13320.919" calcext:value-type="float">
            <text:p>13320.919</text:p>
          </table:table-cell>
          <table:table-cell/>
          <table:table-cell table:formula="of:=ABS([.A1019]-[.B1019])" office:value-type="float" office:value="4782.081" calcext:value-type="float">
            <text:p>4782.081</text:p>
          </table:table-cell>
          <table:table-cell table:formula="of:=[.D1019]/[.A1019]*100" office:value-type="float" office:value="26.4159586808816" calcext:value-type="float">
            <text:p>26.4159586808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587.179" calcext:value-type="float">
            <text:p>-6587.179</text:p>
          </table:table-cell>
          <table:table-cell/>
          <table:table-cell table:formula="of:=ABS([.A1020]-[.B1020])" office:value-type="float" office:value="6587.179" calcext:value-type="float">
            <text:p>6587.179</text:p>
          </table:table-cell>
          <table:table-cell table:formula="of:=[.D1020]/[.A1020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434.278" calcext:value-type="float">
            <text:p>-4434.278</text:p>
          </table:table-cell>
          <table:table-cell/>
          <table:table-cell table:formula="of:=ABS([.A1021]-[.B1021])" office:value-type="float" office:value="4434.278" calcext:value-type="float">
            <text:p>4434.278</text:p>
          </table:table-cell>
          <table:table-cell table:formula="of:=[.D1021]/[.A102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675.52" calcext:value-type="float">
            <text:p>-3675.52</text:p>
          </table:table-cell>
          <table:table-cell/>
          <table:table-cell table:formula="of:=ABS([.A1022]-[.B1022])" office:value-type="float" office:value="3745.52" calcext:value-type="float">
            <text:p>3745.52</text:p>
          </table:table-cell>
          <table:table-cell table:formula="of:=[.D1022]/[.A1022]*100" office:value-type="float" office:value="5350.74285714286" calcext:value-type="float">
            <text:p>5350.74285714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3.11" calcext:value-type="float">
            <text:p>-973.11</text:p>
          </table:table-cell>
          <table:table-cell/>
          <table:table-cell table:formula="of:=ABS([.A1023]-[.B1023])" office:value-type="float" office:value="1023.11" calcext:value-type="float">
            <text:p>1023.11</text:p>
          </table:table-cell>
          <table:table-cell table:formula="of:=[.D1023]/[.A1023]*100" office:value-type="float" office:value="2046.22" calcext:value-type="float">
            <text:p>2046.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855.23" calcext:value-type="float">
            <text:p>-1855.23</text:p>
          </table:table-cell>
          <table:table-cell/>
          <table:table-cell table:formula="of:=ABS([.A1024]-[.B1024])" office:value-type="float" office:value="2055.23" calcext:value-type="float">
            <text:p>2055.23</text:p>
          </table:table-cell>
          <table:table-cell table:formula="of:=[.D1024]/[.A1024]*100" office:value-type="float" office:value="1027.615" calcext:value-type="float">
            <text:p>1027.615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9874.192" calcext:value-type="float">
            <text:p>9874.192</text:p>
          </table:table-cell>
          <table:table-cell/>
          <table:table-cell table:formula="of:=ABS([.A1025]-[.B1025])" office:value-type="float" office:value="626.191999999999" calcext:value-type="float">
            <text:p>626.191999999999</text:p>
          </table:table-cell>
          <table:table-cell table:formula="of:=[.D1025]/[.A1025]*100" office:value-type="float" office:value="6.77110726643598" calcext:value-type="float">
            <text:p>6.77110726643598</text:p>
          </table:table-cell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float" office:value="22142.521" calcext:value-type="float">
            <text:p>22142.521</text:p>
          </table:table-cell>
          <table:table-cell/>
          <table:table-cell table:formula="of:=ABS([.A1026]-[.B1026])" office:value-type="float" office:value="6823.521" calcext:value-type="float">
            <text:p>6823.521</text:p>
          </table:table-cell>
          <table:table-cell table:formula="of:=[.D1026]/[.A1026]*100" office:value-type="float" office:value="44.5428618056009" calcext:value-type="float">
            <text:p>44.5428618056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738.594" calcext:value-type="float">
            <text:p>-6738.594</text:p>
          </table:table-cell>
          <table:table-cell/>
          <table:table-cell table:formula="of:=ABS([.A1027]-[.B1027])" office:value-type="float" office:value="6767.594" calcext:value-type="float">
            <text:p>6767.594</text:p>
          </table:table-cell>
          <table:table-cell table:formula="of:=[.D1027]/[.A1027]*100" office:value-type="float" office:value="23336.5310344828" calcext:value-type="float">
            <text:p>23336.53103448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190.819" calcext:value-type="float">
            <text:p>-1190.819</text:p>
          </table:table-cell>
          <table:table-cell/>
          <table:table-cell table:formula="of:=ABS([.A1028]-[.B1028])" office:value-type="float" office:value="1471.819" calcext:value-type="float">
            <text:p>1471.819</text:p>
          </table:table-cell>
          <table:table-cell table:formula="of:=[.D1028]/[.A1028]*100" office:value-type="float" office:value="523.779003558719" calcext:value-type="float">
            <text:p>523.779003558719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7825.408" calcext:value-type="float">
            <text:p>7825.408</text:p>
          </table:table-cell>
          <table:table-cell/>
          <table:table-cell table:formula="of:=ABS([.A1029]-[.B1029])" office:value-type="float" office:value="1093.408" calcext:value-type="float">
            <text:p>1093.408</text:p>
          </table:table-cell>
          <table:table-cell table:formula="of:=[.D1029]/[.A1029]*100" office:value-type="float" office:value="16.2419489007724" calcext:value-type="float">
            <text:p>16.2419489007724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11676.798" calcext:value-type="float">
            <text:p>11676.798</text:p>
          </table:table-cell>
          <table:table-cell/>
          <table:table-cell table:formula="of:=ABS([.A1030]-[.B1030])" office:value-type="float" office:value="4533.798" calcext:value-type="float">
            <text:p>4533.798</text:p>
          </table:table-cell>
          <table:table-cell table:formula="of:=[.D1030]/[.A1030]*100" office:value-type="float" office:value="63.4719025619488" calcext:value-type="float">
            <text:p>63.47190256194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912.609" calcext:value-type="float">
            <text:p>7912.609</text:p>
          </table:table-cell>
          <table:table-cell/>
          <table:table-cell table:formula="of:=ABS([.A1031]-[.B1031])" office:value-type="float" office:value="7021.609" calcext:value-type="float">
            <text:p>7021.609</text:p>
          </table:table-cell>
          <table:table-cell table:formula="of:=[.D1031]/[.A1031]*100" office:value-type="float" office:value="788.059371492705" calcext:value-type="float">
            <text:p>788.059371492705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office:value-type="float" office:value="16157.805" calcext:value-type="float">
            <text:p>16157.805</text:p>
          </table:table-cell>
          <table:table-cell/>
          <table:table-cell table:formula="of:=ABS([.A1032]-[.B1032])" office:value-type="float" office:value="392.805" calcext:value-type="float">
            <text:p>392.805</text:p>
          </table:table-cell>
          <table:table-cell table:formula="of:=[.D1032]/[.A1032]*100" office:value-type="float" office:value="2.49162702188392" calcext:value-type="float">
            <text:p>2.49162702188392</text:p>
          </table:table-cell>
        </table:table-row>
        <table:table-row table:style-name="ro1">
          <table:table-cell office:value-type="float" office:value="18852" calcext:value-type="float">
            <text:p>18852</text:p>
          </table:table-cell>
          <table:table-cell office:value-type="float" office:value="15632.293" calcext:value-type="float">
            <text:p>15632.293</text:p>
          </table:table-cell>
          <table:table-cell/>
          <table:table-cell table:formula="of:=ABS([.A1033]-[.B1033])" office:value-type="float" office:value="3219.707" calcext:value-type="float">
            <text:p>3219.707</text:p>
          </table:table-cell>
          <table:table-cell table:formula="of:=[.D1033]/[.A1033]*100" office:value-type="float" office:value="17.0788616592404" calcext:value-type="float">
            <text:p>17.0788616592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965.963" calcext:value-type="float">
            <text:p>-2965.963</text:p>
          </table:table-cell>
          <table:table-cell/>
          <table:table-cell table:formula="of:=ABS([.A1034]-[.B1034])" office:value-type="float" office:value="2965.963" calcext:value-type="float">
            <text:p>2965.963</text:p>
          </table:table-cell>
          <table:table-cell table:formula="of:=[.D1034]/[.A103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0.092" calcext:value-type="float">
            <text:p>310.092</text:p>
          </table:table-cell>
          <table:table-cell/>
          <table:table-cell table:formula="of:=ABS([.A1035]-[.B1035])" office:value-type="float" office:value="222.092" calcext:value-type="float">
            <text:p>222.092</text:p>
          </table:table-cell>
          <table:table-cell table:formula="of:=[.D1035]/[.A1035]*100" office:value-type="float" office:value="252.377272727273" calcext:value-type="float">
            <text:p>252.377272727273</text:p>
          </table:table-cell>
        </table:table-row>
        <table:table-row table:style-name="ro1">
          <table:table-cell office:value-type="float" office:value="230856" calcext:value-type="float">
            <text:p>230856</text:p>
          </table:table-cell>
          <table:table-cell office:value-type="float" office:value="111563.833" calcext:value-type="float">
            <text:p>111563.833</text:p>
          </table:table-cell>
          <table:table-cell/>
          <table:table-cell table:formula="of:=ABS([.A1036]-[.B1036])" office:value-type="float" office:value="119292.167" calcext:value-type="float">
            <text:p>119292.167</text:p>
          </table:table-cell>
          <table:table-cell table:formula="of:=[.D1036]/[.A1036]*100" office:value-type="float" office:value="51.673843001698" calcext:value-type="float">
            <text:p>51.6738430016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955.087" calcext:value-type="float">
            <text:p>-2955.087</text:p>
          </table:table-cell>
          <table:table-cell/>
          <table:table-cell table:formula="of:=ABS([.A1037]-[.B1037])" office:value-type="float" office:value="3258.087" calcext:value-type="float">
            <text:p>3258.087</text:p>
          </table:table-cell>
          <table:table-cell table:formula="of:=[.D1037]/[.A1037]*100" office:value-type="float" office:value="1075.27623762376" calcext:value-type="float">
            <text:p>1075.2762376237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5934.544" calcext:value-type="float">
            <text:p>5934.544</text:p>
          </table:table-cell>
          <table:table-cell/>
          <table:table-cell table:formula="of:=ABS([.A1038]-[.B1038])" office:value-type="float" office:value="4628.544" calcext:value-type="float">
            <text:p>4628.544</text:p>
          </table:table-cell>
          <table:table-cell table:formula="of:=[.D1038]/[.A1038]*100" office:value-type="float" office:value="354.406125574273" calcext:value-type="float">
            <text:p>354.4061255742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69.765" calcext:value-type="float">
            <text:p>2369.765</text:p>
          </table:table-cell>
          <table:table-cell/>
          <table:table-cell table:formula="of:=ABS([.A1039]-[.B1039])" office:value-type="float" office:value="1920.765" calcext:value-type="float">
            <text:p>1920.765</text:p>
          </table:table-cell>
          <table:table-cell table:formula="of:=[.D1039]/[.A1039]*100" office:value-type="float" office:value="427.787305122494" calcext:value-type="float">
            <text:p>427.78730512249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108.323" calcext:value-type="float">
            <text:p>-2108.323</text:p>
          </table:table-cell>
          <table:table-cell/>
          <table:table-cell table:formula="of:=ABS([.A1040]-[.B1040])" office:value-type="float" office:value="2593.323" calcext:value-type="float">
            <text:p>2593.323</text:p>
          </table:table-cell>
          <table:table-cell table:formula="of:=[.D1040]/[.A1040]*100" office:value-type="float" office:value="534.705773195876" calcext:value-type="float">
            <text:p>534.7057731958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20.106" calcext:value-type="float">
            <text:p>3120.106</text:p>
          </table:table-cell>
          <table:table-cell/>
          <table:table-cell table:formula="of:=ABS([.A1041]-[.B1041])" office:value-type="float" office:value="2788.106" calcext:value-type="float">
            <text:p>2788.106</text:p>
          </table:table-cell>
          <table:table-cell table:formula="of:=[.D1041]/[.A1041]*100" office:value-type="float" office:value="839.790963855422" calcext:value-type="float">
            <text:p>839.79096385542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322.136" calcext:value-type="float">
            <text:p>3322.136</text:p>
          </table:table-cell>
          <table:table-cell/>
          <table:table-cell table:formula="of:=ABS([.A1042]-[.B1042])" office:value-type="float" office:value="2735.136" calcext:value-type="float">
            <text:p>2735.136</text:p>
          </table:table-cell>
          <table:table-cell table:formula="of:=[.D1042]/[.A1042]*100" office:value-type="float" office:value="465.951618398637" calcext:value-type="float">
            <text:p>465.951618398637</text:p>
          </table:table-cell>
        </table:table-row>
        <table:table-row table:style-name="ro1">
          <table:table-cell office:value-type="float" office:value="14928" calcext:value-type="float">
            <text:p>14928</text:p>
          </table:table-cell>
          <table:table-cell office:value-type="float" office:value="17238.992" calcext:value-type="float">
            <text:p>17238.992</text:p>
          </table:table-cell>
          <table:table-cell/>
          <table:table-cell table:formula="of:=ABS([.A1043]-[.B1043])" office:value-type="float" office:value="2310.992" calcext:value-type="float">
            <text:p>2310.992</text:p>
          </table:table-cell>
          <table:table-cell table:formula="of:=[.D1043]/[.A1043]*100" office:value-type="float" office:value="15.4809217577706" calcext:value-type="float">
            <text:p>15.480921757770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874.688" calcext:value-type="float">
            <text:p>3874.688</text:p>
          </table:table-cell>
          <table:table-cell/>
          <table:table-cell table:formula="of:=ABS([.A1044]-[.B1044])" office:value-type="float" office:value="3044.688" calcext:value-type="float">
            <text:p>3044.688</text:p>
          </table:table-cell>
          <table:table-cell table:formula="of:=[.D1044]/[.A1044]*100" office:value-type="float" office:value="366.829879518072" calcext:value-type="float">
            <text:p>366.829879518072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float" office:value="7687.875" calcext:value-type="float">
            <text:p>7687.875</text:p>
          </table:table-cell>
          <table:table-cell/>
          <table:table-cell table:formula="of:=ABS([.A1045]-[.B1045])" office:value-type="float" office:value="10176.125" calcext:value-type="float">
            <text:p>10176.125</text:p>
          </table:table-cell>
          <table:table-cell table:formula="of:=[.D1045]/[.A1045]*100" office:value-type="float" office:value="56.9644256605463" calcext:value-type="float">
            <text:p>56.9644256605463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float" office:value="11644.199" calcext:value-type="float">
            <text:p>11644.199</text:p>
          </table:table-cell>
          <table:table-cell/>
          <table:table-cell table:formula="of:=ABS([.A1046]-[.B1046])" office:value-type="float" office:value="585.199000000001" calcext:value-type="float">
            <text:p>585.199000000001</text:p>
          </table:table-cell>
          <table:table-cell table:formula="of:=[.D1046]/[.A1046]*100" office:value-type="float" office:value="5.29160864454291" calcext:value-type="float">
            <text:p>5.2916086445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562.799" calcext:value-type="float">
            <text:p>-6562.799</text:p>
          </table:table-cell>
          <table:table-cell/>
          <table:table-cell table:formula="of:=ABS([.A1047]-[.B1047])" office:value-type="float" office:value="6562.799" calcext:value-type="float">
            <text:p>6562.799</text:p>
          </table:table-cell>
          <table:table-cell table:formula="of:=[.D1047]/[.A104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93.532" calcext:value-type="float">
            <text:p>1293.532</text:p>
          </table:table-cell>
          <table:table-cell/>
          <table:table-cell table:formula="of:=ABS([.A1048]-[.B1048])" office:value-type="float" office:value="640.532" calcext:value-type="float">
            <text:p>640.532</text:p>
          </table:table-cell>
          <table:table-cell table:formula="of:=[.D1048]/[.A1048]*100" office:value-type="float" office:value="98.0906584992343" calcext:value-type="float">
            <text:p>98.09065849923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87.78" calcext:value-type="float">
            <text:p>-1287.78</text:p>
          </table:table-cell>
          <table:table-cell/>
          <table:table-cell table:formula="of:=ABS([.A1049]-[.B1049])" office:value-type="float" office:value="1375.78" calcext:value-type="float">
            <text:p>1375.78</text:p>
          </table:table-cell>
          <table:table-cell table:formula="of:=[.D1049]/[.A1049]*100" office:value-type="float" office:value="1563.38636363636" calcext:value-type="float">
            <text:p>1563.386363636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003.896" calcext:value-type="float">
            <text:p>14003.896</text:p>
          </table:table-cell>
          <table:table-cell/>
          <table:table-cell table:formula="of:=ABS([.A1050]-[.B1050])" office:value-type="float" office:value="13392.896" calcext:value-type="float">
            <text:p>13392.896</text:p>
          </table:table-cell>
          <table:table-cell table:formula="of:=[.D1050]/[.A1050]*100" office:value-type="float" office:value="2191.96333878887" calcext:value-type="float">
            <text:p>2191.963338788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4.846" calcext:value-type="float">
            <text:p>164.846</text:p>
          </table:table-cell>
          <table:table-cell/>
          <table:table-cell table:formula="of:=ABS([.A1051]-[.B1051])" office:value-type="float" office:value="170.154" calcext:value-type="float">
            <text:p>170.154</text:p>
          </table:table-cell>
          <table:table-cell table:formula="of:=[.D1051]/[.A1051]*100" office:value-type="float" office:value="50.7922388059702" calcext:value-type="float">
            <text:p>50.79223880597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024.109" calcext:value-type="float">
            <text:p>4024.109</text:p>
          </table:table-cell>
          <table:table-cell/>
          <table:table-cell table:formula="of:=ABS([.A1052]-[.B1052])" office:value-type="float" office:value="3818.109" calcext:value-type="float">
            <text:p>3818.109</text:p>
          </table:table-cell>
          <table:table-cell table:formula="of:=[.D1052]/[.A1052]*100" office:value-type="float" office:value="1853.45097087379" calcext:value-type="float">
            <text:p>1853.450970873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14.349" calcext:value-type="float">
            <text:p>1714.349</text:p>
          </table:table-cell>
          <table:table-cell/>
          <table:table-cell table:formula="of:=ABS([.A1053]-[.B1053])" office:value-type="float" office:value="1618.349" calcext:value-type="float">
            <text:p>1618.349</text:p>
          </table:table-cell>
          <table:table-cell table:formula="of:=[.D1053]/[.A1053]*100" office:value-type="float" office:value="1685.78020833333" calcext:value-type="float">
            <text:p>1685.780208333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22.883" calcext:value-type="float">
            <text:p>1422.883</text:p>
          </table:table-cell>
          <table:table-cell/>
          <table:table-cell table:formula="of:=ABS([.A1054]-[.B1054])" office:value-type="float" office:value="991.883" calcext:value-type="float">
            <text:p>991.883</text:p>
          </table:table-cell>
          <table:table-cell table:formula="of:=[.D1054]/[.A1054]*100" office:value-type="float" office:value="230.135266821346" calcext:value-type="float">
            <text:p>230.135266821346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3493.429" calcext:value-type="float">
            <text:p>13493.429</text:p>
          </table:table-cell>
          <table:table-cell/>
          <table:table-cell table:formula="of:=ABS([.A1055]-[.B1055])" office:value-type="float" office:value="7173.429" calcext:value-type="float">
            <text:p>7173.429</text:p>
          </table:table-cell>
          <table:table-cell table:formula="of:=[.D1055]/[.A1055]*100" office:value-type="float" office:value="113.503623417722" calcext:value-type="float">
            <text:p>113.50362341772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437.304" calcext:value-type="float">
            <text:p>-437.304</text:p>
          </table:table-cell>
          <table:table-cell/>
          <table:table-cell table:formula="of:=ABS([.A1056]-[.B1056])" office:value-type="float" office:value="1062.304" calcext:value-type="float">
            <text:p>1062.304</text:p>
          </table:table-cell>
          <table:table-cell table:formula="of:=[.D1056]/[.A1056]*100" office:value-type="float" office:value="169.96864" calcext:value-type="float">
            <text:p>169.9686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868.42" calcext:value-type="float">
            <text:p>-2868.42</text:p>
          </table:table-cell>
          <table:table-cell/>
          <table:table-cell table:formula="of:=ABS([.A1057]-[.B1057])" office:value-type="float" office:value="3221.42" calcext:value-type="float">
            <text:p>3221.42</text:p>
          </table:table-cell>
          <table:table-cell table:formula="of:=[.D1057]/[.A1057]*100" office:value-type="float" office:value="912.583569405099" calcext:value-type="float">
            <text:p>912.583569405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959.84" calcext:value-type="float">
            <text:p>-5959.84</text:p>
          </table:table-cell>
          <table:table-cell/>
          <table:table-cell table:formula="of:=ABS([.A1058]-[.B1058])" office:value-type="float" office:value="6069.84" calcext:value-type="float">
            <text:p>6069.84</text:p>
          </table:table-cell>
          <table:table-cell table:formula="of:=[.D1058]/[.A1058]*100" office:value-type="float" office:value="5518.03636363636" calcext:value-type="float">
            <text:p>5518.0363636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410.188" calcext:value-type="float">
            <text:p>-1410.188</text:p>
          </table:table-cell>
          <table:table-cell/>
          <table:table-cell table:formula="of:=ABS([.A1059]-[.B1059])" office:value-type="float" office:value="1436.188" calcext:value-type="float">
            <text:p>1436.188</text:p>
          </table:table-cell>
          <table:table-cell table:formula="of:=[.D1059]/[.A1059]*100" office:value-type="float" office:value="5523.8" calcext:value-type="float">
            <text:p>5523.8</text:p>
          </table:table-cell>
        </table:table-row>
        <table:table-row table:style-name="ro1">
          <table:table-cell office:value-type="float" office:value="71118" calcext:value-type="float">
            <text:p>71118</text:p>
          </table:table-cell>
          <table:table-cell office:value-type="float" office:value="82266.903" calcext:value-type="float">
            <text:p>82266.903</text:p>
          </table:table-cell>
          <table:table-cell/>
          <table:table-cell table:formula="of:=ABS([.A1060]-[.B1060])" office:value-type="float" office:value="11148.903" calcext:value-type="float">
            <text:p>11148.903</text:p>
          </table:table-cell>
          <table:table-cell table:formula="of:=[.D1060]/[.A1060]*100" office:value-type="float" office:value="15.6766261705897" calcext:value-type="float">
            <text:p>15.67662617058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040.111" calcext:value-type="float">
            <text:p>-5040.111</text:p>
          </table:table-cell>
          <table:table-cell/>
          <table:table-cell table:formula="of:=ABS([.A1061]-[.B1061])" office:value-type="float" office:value="5069.111" calcext:value-type="float">
            <text:p>5069.111</text:p>
          </table:table-cell>
          <table:table-cell table:formula="of:=[.D1061]/[.A1061]*100" office:value-type="float" office:value="17479.6931034483" calcext:value-type="float">
            <text:p>17479.6931034483</text:p>
          </table:table-cell>
        </table:table-row>
        <table:table-row table:style-name="ro1">
          <table:table-cell office:value-type="float" office:value="30916" calcext:value-type="float">
            <text:p>30916</text:p>
          </table:table-cell>
          <table:table-cell office:value-type="float" office:value="27465.898" calcext:value-type="float">
            <text:p>27465.898</text:p>
          </table:table-cell>
          <table:table-cell/>
          <table:table-cell table:formula="of:=ABS([.A1062]-[.B1062])" office:value-type="float" office:value="3450.102" calcext:value-type="float">
            <text:p>3450.102</text:p>
          </table:table-cell>
          <table:table-cell table:formula="of:=[.D1062]/[.A1062]*100" office:value-type="float" office:value="11.1596002070125" calcext:value-type="float">
            <text:p>11.15960020701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.417" calcext:value-type="float">
            <text:p>74.417</text:p>
          </table:table-cell>
          <table:table-cell/>
          <table:table-cell table:formula="of:=ABS([.A1063]-[.B1063])" office:value-type="float" office:value="18.583" calcext:value-type="float">
            <text:p>18.583</text:p>
          </table:table-cell>
          <table:table-cell table:formula="of:=[.D1063]/[.A1063]*100" office:value-type="float" office:value="19.9817204301075" calcext:value-type="float">
            <text:p>19.9817204301075</text:p>
          </table:table-cell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22230.556" calcext:value-type="float">
            <text:p>22230.556</text:p>
          </table:table-cell>
          <table:table-cell/>
          <table:table-cell table:formula="of:=ABS([.A1064]-[.B1064])" office:value-type="float" office:value="6800.444" calcext:value-type="float">
            <text:p>6800.444</text:p>
          </table:table-cell>
          <table:table-cell table:formula="of:=[.D1064]/[.A1064]*100" office:value-type="float" office:value="23.4247666287761" calcext:value-type="float">
            <text:p>23.424766628776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020.439" calcext:value-type="float">
            <text:p>-1020.439</text:p>
          </table:table-cell>
          <table:table-cell/>
          <table:table-cell table:formula="of:=ABS([.A1065]-[.B1065])" office:value-type="float" office:value="1526.439" calcext:value-type="float">
            <text:p>1526.439</text:p>
          </table:table-cell>
          <table:table-cell table:formula="of:=[.D1065]/[.A1065]*100" office:value-type="float" office:value="301.667786561265" calcext:value-type="float">
            <text:p>301.6677865612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507.655" calcext:value-type="float">
            <text:p>-507.655</text:p>
          </table:table-cell>
          <table:table-cell/>
          <table:table-cell table:formula="of:=ABS([.A1066]-[.B1066])" office:value-type="float" office:value="753.655" calcext:value-type="float">
            <text:p>753.655</text:p>
          </table:table-cell>
          <table:table-cell table:formula="of:=[.D1066]/[.A1066]*100" office:value-type="float" office:value="306.363821138211" calcext:value-type="float">
            <text:p>306.363821138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371.523" calcext:value-type="float">
            <text:p>-3371.523</text:p>
          </table:table-cell>
          <table:table-cell/>
          <table:table-cell table:formula="of:=ABS([.A1067]-[.B1067])" office:value-type="float" office:value="3371.523" calcext:value-type="float">
            <text:p>3371.523</text:p>
          </table:table-cell>
          <table:table-cell table:formula="of:=[.D1067]/[.A106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457.629" calcext:value-type="float">
            <text:p>-2457.629</text:p>
          </table:table-cell>
          <table:table-cell/>
          <table:table-cell table:formula="of:=ABS([.A1068]-[.B1068])" office:value-type="float" office:value="2709.629" calcext:value-type="float">
            <text:p>2709.629</text:p>
          </table:table-cell>
          <table:table-cell table:formula="of:=[.D1068]/[.A1068]*100" office:value-type="float" office:value="1075.2496031746" calcext:value-type="float">
            <text:p>1075.249603174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909.431" calcext:value-type="float">
            <text:p>-2909.431</text:p>
          </table:table-cell>
          <table:table-cell/>
          <table:table-cell table:formula="of:=ABS([.A1069]-[.B1069])" office:value-type="float" office:value="3136.431" calcext:value-type="float">
            <text:p>3136.431</text:p>
          </table:table-cell>
          <table:table-cell table:formula="of:=[.D1069]/[.A1069]*100" office:value-type="float" office:value="1381.68766519824" calcext:value-type="float">
            <text:p>1381.68766519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47.741" calcext:value-type="float">
            <text:p>-1547.741</text:p>
          </table:table-cell>
          <table:table-cell/>
          <table:table-cell table:formula="of:=ABS([.A1070]-[.B1070])" office:value-type="float" office:value="1547.741" calcext:value-type="float">
            <text:p>1547.741</text:p>
          </table:table-cell>
          <table:table-cell table:formula="of:=[.D1070]/[.A1070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float" office:value="29325.547" calcext:value-type="float">
            <text:p>29325.547</text:p>
          </table:table-cell>
          <table:table-cell/>
          <table:table-cell table:formula="of:=ABS([.A1071]-[.B1071])" office:value-type="float" office:value="5315.453" calcext:value-type="float">
            <text:p>5315.453</text:p>
          </table:table-cell>
          <table:table-cell table:formula="of:=[.D1071]/[.A1071]*100" office:value-type="float" office:value="15.3443982564014" calcext:value-type="float">
            <text:p>15.3443982564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49.065" calcext:value-type="float">
            <text:p>-6049.065</text:p>
          </table:table-cell>
          <table:table-cell/>
          <table:table-cell table:formula="of:=ABS([.A1072]-[.B1072])" office:value-type="float" office:value="6049.065" calcext:value-type="float">
            <text:p>6049.065</text:p>
          </table:table-cell>
          <table:table-cell table:formula="of:=[.D1072]/[.A107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95.973" calcext:value-type="float">
            <text:p>-1695.973</text:p>
          </table:table-cell>
          <table:table-cell/>
          <table:table-cell table:formula="of:=ABS([.A1073]-[.B1073])" office:value-type="float" office:value="1759.973" calcext:value-type="float">
            <text:p>1759.973</text:p>
          </table:table-cell>
          <table:table-cell table:formula="of:=[.D1073]/[.A1073]*100" office:value-type="float" office:value="2749.9578125" calcext:value-type="float">
            <text:p>2749.95781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786.794" calcext:value-type="float">
            <text:p>4786.794</text:p>
          </table:table-cell>
          <table:table-cell/>
          <table:table-cell table:formula="of:=ABS([.A1074]-[.B1074])" office:value-type="float" office:value="4456.794" calcext:value-type="float">
            <text:p>4456.794</text:p>
          </table:table-cell>
          <table:table-cell table:formula="of:=[.D1074]/[.A1074]*100" office:value-type="float" office:value="1350.54363636364" calcext:value-type="float">
            <text:p>1350.5436363636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50.409" calcext:value-type="float">
            <text:p>650.409</text:p>
          </table:table-cell>
          <table:table-cell/>
          <table:table-cell table:formula="of:=ABS([.A1075]-[.B1075])" office:value-type="float" office:value="665.591" calcext:value-type="float">
            <text:p>665.591</text:p>
          </table:table-cell>
          <table:table-cell table:formula="of:=[.D1075]/[.A1075]*100" office:value-type="float" office:value="50.5768237082067" calcext:value-type="float">
            <text:p>50.57682370820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32.683" calcext:value-type="float">
            <text:p>-1632.683</text:p>
          </table:table-cell>
          <table:table-cell/>
          <table:table-cell table:formula="of:=ABS([.A1076]-[.B1076])" office:value-type="float" office:value="1721.683" calcext:value-type="float">
            <text:p>1721.683</text:p>
          </table:table-cell>
          <table:table-cell table:formula="of:=[.D1076]/[.A1076]*100" office:value-type="float" office:value="1934.47528089888" calcext:value-type="float">
            <text:p>1934.475280898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37.033" calcext:value-type="float">
            <text:p>-437.033</text:p>
          </table:table-cell>
          <table:table-cell/>
          <table:table-cell table:formula="of:=ABS([.A1077]-[.B1077])" office:value-type="float" office:value="502.033" calcext:value-type="float">
            <text:p>502.033</text:p>
          </table:table-cell>
          <table:table-cell table:formula="of:=[.D1077]/[.A1077]*100" office:value-type="float" office:value="772.358461538462" calcext:value-type="float">
            <text:p>772.3584615384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46.846" calcext:value-type="float">
            <text:p>-246.846</text:p>
          </table:table-cell>
          <table:table-cell/>
          <table:table-cell table:formula="of:=ABS([.A1078]-[.B1078])" office:value-type="float" office:value="677.846" calcext:value-type="float">
            <text:p>677.846</text:p>
          </table:table-cell>
          <table:table-cell table:formula="of:=[.D1078]/[.A1078]*100" office:value-type="float" office:value="157.272853828306" calcext:value-type="float">
            <text:p>157.2728538283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04.054" calcext:value-type="float">
            <text:p>4404.054</text:p>
          </table:table-cell>
          <table:table-cell/>
          <table:table-cell table:formula="of:=ABS([.A1079]-[.B1079])" office:value-type="float" office:value="4201.054" calcext:value-type="float">
            <text:p>4201.054</text:p>
          </table:table-cell>
          <table:table-cell table:formula="of:=[.D1079]/[.A1079]*100" office:value-type="float" office:value="2069.48472906404" calcext:value-type="float">
            <text:p>2069.484729064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31.822" calcext:value-type="float">
            <text:p>1031.822</text:p>
          </table:table-cell>
          <table:table-cell/>
          <table:table-cell table:formula="of:=ABS([.A1080]-[.B1080])" office:value-type="float" office:value="391.822" calcext:value-type="float">
            <text:p>391.822</text:p>
          </table:table-cell>
          <table:table-cell table:formula="of:=[.D1080]/[.A1080]*100" office:value-type="float" office:value="61.2221875" calcext:value-type="float">
            <text:p>61.2221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88" calcext:value-type="float">
            <text:p>9.488</text:p>
          </table:table-cell>
          <table:table-cell/>
          <table:table-cell table:formula="of:=ABS([.A1081]-[.B1081])" office:value-type="float" office:value="25.512" calcext:value-type="float">
            <text:p>25.512</text:p>
          </table:table-cell>
          <table:table-cell table:formula="of:=[.D1081]/[.A1081]*100" office:value-type="float" office:value="72.8914285714286" calcext:value-type="float">
            <text:p>72.8914285714286</text:p>
          </table:table-cell>
        </table:table-row>
        <table:table-row table:style-name="ro1">
          <table:table-cell office:value-type="float" office:value="30518" calcext:value-type="float">
            <text:p>30518</text:p>
          </table:table-cell>
          <table:table-cell office:value-type="float" office:value="18262.927" calcext:value-type="float">
            <text:p>18262.927</text:p>
          </table:table-cell>
          <table:table-cell/>
          <table:table-cell table:formula="of:=ABS([.A1082]-[.B1082])" office:value-type="float" office:value="12255.073" calcext:value-type="float">
            <text:p>12255.073</text:p>
          </table:table-cell>
          <table:table-cell table:formula="of:=[.D1082]/[.A1082]*100" office:value-type="float" office:value="40.1568680778557" calcext:value-type="float">
            <text:p>40.1568680778557</text:p>
          </table:table-cell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15296.812" calcext:value-type="float">
            <text:p>15296.812</text:p>
          </table:table-cell>
          <table:table-cell/>
          <table:table-cell table:formula="of:=ABS([.A1083]-[.B1083])" office:value-type="float" office:value="2103.812" calcext:value-type="float">
            <text:p>2103.812</text:p>
          </table:table-cell>
          <table:table-cell table:formula="of:=[.D1083]/[.A1083]*100" office:value-type="float" office:value="15.9464261350716" calcext:value-type="float">
            <text:p>15.946426135071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854.293" calcext:value-type="float">
            <text:p>854.293</text:p>
          </table:table-cell>
          <table:table-cell/>
          <table:table-cell table:formula="of:=ABS([.A1084]-[.B1084])" office:value-type="float" office:value="563.707" calcext:value-type="float">
            <text:p>563.707</text:p>
          </table:table-cell>
          <table:table-cell table:formula="of:=[.D1084]/[.A1084]*100" office:value-type="float" office:value="39.7536671368124" calcext:value-type="float">
            <text:p>39.7536671368124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1632.135" calcext:value-type="float">
            <text:p>1632.135</text:p>
          </table:table-cell>
          <table:table-cell/>
          <table:table-cell table:formula="of:=ABS([.A1085]-[.B1085])" office:value-type="float" office:value="3106.865" calcext:value-type="float">
            <text:p>3106.865</text:p>
          </table:table-cell>
          <table:table-cell table:formula="of:=[.D1085]/[.A1085]*100" office:value-type="float" office:value="65.559506224942" calcext:value-type="float">
            <text:p>65.5595062249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895.944" calcext:value-type="float">
            <text:p>-3895.944</text:p>
          </table:table-cell>
          <table:table-cell/>
          <table:table-cell table:formula="of:=ABS([.A1086]-[.B1086])" office:value-type="float" office:value="3906.944" calcext:value-type="float">
            <text:p>3906.944</text:p>
          </table:table-cell>
          <table:table-cell table:formula="of:=[.D1086]/[.A1086]*100" office:value-type="float" office:value="35517.6727272727" calcext:value-type="float">
            <text:p>35517.672727272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498.638" calcext:value-type="float">
            <text:p>27498.638</text:p>
          </table:table-cell>
          <table:table-cell/>
          <table:table-cell table:formula="of:=ABS([.A1087]-[.B1087])" office:value-type="float" office:value="26531.638" calcext:value-type="float">
            <text:p>26531.638</text:p>
          </table:table-cell>
          <table:table-cell table:formula="of:=[.D1087]/[.A1087]*100" office:value-type="float" office:value="2743.70610134436" calcext:value-type="float">
            <text:p>2743.70610134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243.142" calcext:value-type="float">
            <text:p>-7243.142</text:p>
          </table:table-cell>
          <table:table-cell/>
          <table:table-cell table:formula="of:=ABS([.A1088]-[.B1088])" office:value-type="float" office:value="7244.142" calcext:value-type="float">
            <text:p>7244.142</text:p>
          </table:table-cell>
          <table:table-cell table:formula="of:=[.D1088]/[.A1088]*100" office:value-type="float" office:value="724414.2" calcext:value-type="float">
            <text:p>724414.2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758.982" calcext:value-type="float">
            <text:p>2758.982</text:p>
          </table:table-cell>
          <table:table-cell/>
          <table:table-cell table:formula="of:=ABS([.A1089]-[.B1089])" office:value-type="float" office:value="109.982" calcext:value-type="float">
            <text:p>109.982</text:p>
          </table:table-cell>
          <table:table-cell table:formula="of:=[.D1089]/[.A1089]*100" office:value-type="float" office:value="4.1518308795772" calcext:value-type="float">
            <text:p>4.15183087957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175.468" calcext:value-type="float">
            <text:p>-2175.468</text:p>
          </table:table-cell>
          <table:table-cell/>
          <table:table-cell table:formula="of:=ABS([.A1090]-[.B1090])" office:value-type="float" office:value="2389.468" calcext:value-type="float">
            <text:p>2389.468</text:p>
          </table:table-cell>
          <table:table-cell table:formula="of:=[.D1090]/[.A1090]*100" office:value-type="float" office:value="1116.5738317757" calcext:value-type="float">
            <text:p>1116.57383177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522.82" calcext:value-type="float">
            <text:p>7522.82</text:p>
          </table:table-cell>
          <table:table-cell/>
          <table:table-cell table:formula="of:=ABS([.A1091]-[.B1091])" office:value-type="float" office:value="6872.82" calcext:value-type="float">
            <text:p>6872.82</text:p>
          </table:table-cell>
          <table:table-cell table:formula="of:=[.D1091]/[.A1091]*100" office:value-type="float" office:value="1057.35692307692" calcext:value-type="float">
            <text:p>1057.3569230769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06.95" calcext:value-type="float">
            <text:p>906.95</text:p>
          </table:table-cell>
          <table:table-cell/>
          <table:table-cell table:formula="of:=ABS([.A1092]-[.B1092])" office:value-type="float" office:value="46.05" calcext:value-type="float">
            <text:p>46.05</text:p>
          </table:table-cell>
          <table:table-cell table:formula="of:=[.D1092]/[.A1092]*100" office:value-type="float" office:value="4.8321091290661" calcext:value-type="float">
            <text:p>4.83210912906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572.691" calcext:value-type="float">
            <text:p>-2572.691</text:p>
          </table:table-cell>
          <table:table-cell/>
          <table:table-cell table:formula="of:=ABS([.A1093]-[.B1093])" office:value-type="float" office:value="2616.691" calcext:value-type="float">
            <text:p>2616.691</text:p>
          </table:table-cell>
          <table:table-cell table:formula="of:=[.D1093]/[.A1093]*100" office:value-type="float" office:value="5947.025" calcext:value-type="float">
            <text:p>5947.025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32323.491" calcext:value-type="float">
            <text:p>32323.491</text:p>
          </table:table-cell>
          <table:table-cell/>
          <table:table-cell table:formula="of:=ABS([.A1094]-[.B1094])" office:value-type="float" office:value="19779.491" calcext:value-type="float">
            <text:p>19779.491</text:p>
          </table:table-cell>
          <table:table-cell table:formula="of:=[.D1094]/[.A1094]*100" office:value-type="float" office:value="157.680891262755" calcext:value-type="float">
            <text:p>157.680891262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117.204" calcext:value-type="float">
            <text:p>-7117.204</text:p>
          </table:table-cell>
          <table:table-cell/>
          <table:table-cell table:formula="of:=ABS([.A1095]-[.B1095])" office:value-type="float" office:value="7117.204" calcext:value-type="float">
            <text:p>7117.204</text:p>
          </table:table-cell>
          <table:table-cell table:formula="of:=[.D1095]/[.A109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692.41" calcext:value-type="float">
            <text:p>-692.41</text:p>
          </table:table-cell>
          <table:table-cell/>
          <table:table-cell table:formula="of:=ABS([.A1096]-[.B1096])" office:value-type="float" office:value="769.41" calcext:value-type="float">
            <text:p>769.41</text:p>
          </table:table-cell>
          <table:table-cell table:formula="of:=[.D1096]/[.A1096]*100" office:value-type="float" office:value="999.233766233766" calcext:value-type="float">
            <text:p>999.2337662337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868.092" calcext:value-type="float">
            <text:p>8868.092</text:p>
          </table:table-cell>
          <table:table-cell/>
          <table:table-cell table:formula="of:=ABS([.A1097]-[.B1097])" office:value-type="float" office:value="8547.092" calcext:value-type="float">
            <text:p>8547.092</text:p>
          </table:table-cell>
          <table:table-cell table:formula="of:=[.D1097]/[.A1097]*100" office:value-type="float" office:value="2662.64548286604" calcext:value-type="float">
            <text:p>2662.6454828660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247.425" calcext:value-type="float">
            <text:p>21247.425</text:p>
          </table:table-cell>
          <table:table-cell/>
          <table:table-cell table:formula="of:=ABS([.A1098]-[.B1098])" office:value-type="float" office:value="20484.425" calcext:value-type="float">
            <text:p>20484.425</text:p>
          </table:table-cell>
          <table:table-cell table:formula="of:=[.D1098]/[.A1098]*100" office:value-type="float" office:value="2684.72149410223" calcext:value-type="float">
            <text:p>2684.72149410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405.572" calcext:value-type="float">
            <text:p>7405.572</text:p>
          </table:table-cell>
          <table:table-cell/>
          <table:table-cell table:formula="of:=ABS([.A1099]-[.B1099])" office:value-type="float" office:value="7182.572" calcext:value-type="float">
            <text:p>7182.572</text:p>
          </table:table-cell>
          <table:table-cell table:formula="of:=[.D1099]/[.A1099]*100" office:value-type="float" office:value="3220.88430493274" calcext:value-type="float">
            <text:p>3220.88430493274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5574.856" calcext:value-type="float">
            <text:p>5574.856</text:p>
          </table:table-cell>
          <table:table-cell/>
          <table:table-cell table:formula="of:=ABS([.A1100]-[.B1100])" office:value-type="float" office:value="1179.144" calcext:value-type="float">
            <text:p>1179.144</text:p>
          </table:table-cell>
          <table:table-cell table:formula="of:=[.D1100]/[.A1100]*100" office:value-type="float" office:value="17.4584542493337" calcext:value-type="float">
            <text:p>17.4584542493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138.095" calcext:value-type="float">
            <text:p>-5138.095</text:p>
          </table:table-cell>
          <table:table-cell/>
          <table:table-cell table:formula="of:=ABS([.A1101]-[.B1101])" office:value-type="float" office:value="5153.095" calcext:value-type="float">
            <text:p>5153.095</text:p>
          </table:table-cell>
          <table:table-cell table:formula="of:=[.D1101]/[.A1101]*100" office:value-type="float" office:value="34353.9666666667" calcext:value-type="float">
            <text:p>34353.9666666667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11834.27" calcext:value-type="float">
            <text:p>11834.27</text:p>
          </table:table-cell>
          <table:table-cell/>
          <table:table-cell table:formula="of:=ABS([.A1102]-[.B1102])" office:value-type="float" office:value="2242.27" calcext:value-type="float">
            <text:p>2242.27</text:p>
          </table:table-cell>
          <table:table-cell table:formula="of:=[.D1102]/[.A1102]*100" office:value-type="float" office:value="23.3764595496247" calcext:value-type="float">
            <text:p>23.376459549624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531.176" calcext:value-type="float">
            <text:p>-1531.176</text:p>
          </table:table-cell>
          <table:table-cell/>
          <table:table-cell table:formula="of:=ABS([.A1103]-[.B1103])" office:value-type="float" office:value="2106.176" calcext:value-type="float">
            <text:p>2106.176</text:p>
          </table:table-cell>
          <table:table-cell table:formula="of:=[.D1103]/[.A1103]*100" office:value-type="float" office:value="366.29147826087" calcext:value-type="float">
            <text:p>366.29147826087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11418.537" calcext:value-type="float">
            <text:p>11418.537</text:p>
          </table:table-cell>
          <table:table-cell/>
          <table:table-cell table:formula="of:=ABS([.A1104]-[.B1104])" office:value-type="float" office:value="2940.537" calcext:value-type="float">
            <text:p>2940.537</text:p>
          </table:table-cell>
          <table:table-cell table:formula="of:=[.D1104]/[.A1104]*100" office:value-type="float" office:value="34.6843241330502" calcext:value-type="float">
            <text:p>34.6843241330502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14983.643" calcext:value-type="float">
            <text:p>14983.643</text:p>
          </table:table-cell>
          <table:table-cell/>
          <table:table-cell table:formula="of:=ABS([.A1105]-[.B1105])" office:value-type="float" office:value="9244.643" calcext:value-type="float">
            <text:p>9244.643</text:p>
          </table:table-cell>
          <table:table-cell table:formula="of:=[.D1105]/[.A1105]*100" office:value-type="float" office:value="161.084561770343" calcext:value-type="float">
            <text:p>161.084561770343</text:p>
          </table:table-cell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float" office:value="10250.933" calcext:value-type="float">
            <text:p>10250.933</text:p>
          </table:table-cell>
          <table:table-cell/>
          <table:table-cell table:formula="of:=ABS([.A1106]-[.B1106])" office:value-type="float" office:value="1993.067" calcext:value-type="float">
            <text:p>1993.067</text:p>
          </table:table-cell>
          <table:table-cell table:formula="of:=[.D1106]/[.A1106]*100" office:value-type="float" office:value="16.2779075465534" calcext:value-type="float">
            <text:p>16.277907546553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16.247" calcext:value-type="float">
            <text:p>1416.247</text:p>
          </table:table-cell>
          <table:table-cell/>
          <table:table-cell table:formula="of:=ABS([.A1107]-[.B1107])" office:value-type="float" office:value="1147.247" calcext:value-type="float">
            <text:p>1147.247</text:p>
          </table:table-cell>
          <table:table-cell table:formula="of:=[.D1107]/[.A1107]*100" office:value-type="float" office:value="426.485873605948" calcext:value-type="float">
            <text:p>426.485873605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033.269" calcext:value-type="float">
            <text:p>-6033.269</text:p>
          </table:table-cell>
          <table:table-cell/>
          <table:table-cell table:formula="of:=ABS([.A1108]-[.B1108])" office:value-type="float" office:value="6048.269" calcext:value-type="float">
            <text:p>6048.269</text:p>
          </table:table-cell>
          <table:table-cell table:formula="of:=[.D1108]/[.A1108]*100" office:value-type="float" office:value="40321.7933333333" calcext:value-type="float">
            <text:p>40321.793333333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4296.612" calcext:value-type="float">
            <text:p>24296.612</text:p>
          </table:table-cell>
          <table:table-cell/>
          <table:table-cell table:formula="of:=ABS([.A1109]-[.B1109])" office:value-type="float" office:value="22750.612" calcext:value-type="float">
            <text:p>22750.612</text:p>
          </table:table-cell>
          <table:table-cell table:formula="of:=[.D1109]/[.A1109]*100" office:value-type="float" office:value="1471.57904269081" calcext:value-type="float">
            <text:p>1471.5790426908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2032.792" calcext:value-type="float">
            <text:p>12032.792</text:p>
          </table:table-cell>
          <table:table-cell/>
          <table:table-cell table:formula="of:=ABS([.A1110]-[.B1110])" office:value-type="float" office:value="10473.792" calcext:value-type="float">
            <text:p>10473.792</text:p>
          </table:table-cell>
          <table:table-cell table:formula="of:=[.D1110]/[.A1110]*100" office:value-type="float" office:value="671.827581783194" calcext:value-type="float">
            <text:p>671.8275817831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81.52" calcext:value-type="float">
            <text:p>-281.52</text:p>
          </table:table-cell>
          <table:table-cell/>
          <table:table-cell table:formula="of:=ABS([.A1111]-[.B1111])" office:value-type="float" office:value="344.52" calcext:value-type="float">
            <text:p>344.52</text:p>
          </table:table-cell>
          <table:table-cell table:formula="of:=[.D1111]/[.A1111]*100" office:value-type="float" office:value="546.857142857143" calcext:value-type="float">
            <text:p>546.857142857143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4186.235" calcext:value-type="float">
            <text:p>14186.235</text:p>
          </table:table-cell>
          <table:table-cell/>
          <table:table-cell table:formula="of:=ABS([.A1112]-[.B1112])" office:value-type="float" office:value="10817.235" calcext:value-type="float">
            <text:p>10817.235</text:p>
          </table:table-cell>
          <table:table-cell table:formula="of:=[.D1112]/[.A1112]*100" office:value-type="float" office:value="321.081478183437" calcext:value-type="float">
            <text:p>321.081478183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946.954" calcext:value-type="float">
            <text:p>-2946.954</text:p>
          </table:table-cell>
          <table:table-cell/>
          <table:table-cell table:formula="of:=ABS([.A1113]-[.B1113])" office:value-type="float" office:value="3018.954" calcext:value-type="float">
            <text:p>3018.954</text:p>
          </table:table-cell>
          <table:table-cell table:formula="of:=[.D1113]/[.A1113]*100" office:value-type="float" office:value="4192.99166666667" calcext:value-type="float">
            <text:p>4192.99166666667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float" office:value="12985.155" calcext:value-type="float">
            <text:p>12985.155</text:p>
          </table:table-cell>
          <table:table-cell/>
          <table:table-cell table:formula="of:=ABS([.A1114]-[.B1114])" office:value-type="float" office:value="872.844999999999" calcext:value-type="float">
            <text:p>872.844999999999</text:p>
          </table:table-cell>
          <table:table-cell table:formula="of:=[.D1114]/[.A1114]*100" office:value-type="float" office:value="6.2984918458652" calcext:value-type="float">
            <text:p>6.298491845865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794.569" calcext:value-type="float">
            <text:p>5794.569</text:p>
          </table:table-cell>
          <table:table-cell/>
          <table:table-cell table:formula="of:=ABS([.A1115]-[.B1115])" office:value-type="float" office:value="4364.569" calcext:value-type="float">
            <text:p>4364.569</text:p>
          </table:table-cell>
          <table:table-cell table:formula="of:=[.D1115]/[.A1115]*100" office:value-type="float" office:value="305.214615384615" calcext:value-type="float">
            <text:p>305.21461538461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5980.662" calcext:value-type="float">
            <text:p>5980.662</text:p>
          </table:table-cell>
          <table:table-cell/>
          <table:table-cell table:formula="of:=ABS([.A1116]-[.B1116])" office:value-type="float" office:value="2121.662" calcext:value-type="float">
            <text:p>2121.662</text:p>
          </table:table-cell>
          <table:table-cell table:formula="of:=[.D1116]/[.A1116]*100" office:value-type="float" office:value="54.9795802021249" calcext:value-type="float">
            <text:p>54.9795802021249</text:p>
          </table:table-cell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float" office:value="14403.311" calcext:value-type="float">
            <text:p>14403.311</text:p>
          </table:table-cell>
          <table:table-cell/>
          <table:table-cell table:formula="of:=ABS([.A1117]-[.B1117])" office:value-type="float" office:value="3434.311" calcext:value-type="float">
            <text:p>3434.311</text:p>
          </table:table-cell>
          <table:table-cell table:formula="of:=[.D1117]/[.A1117]*100" office:value-type="float" office:value="31.3092442337497" calcext:value-type="float">
            <text:p>31.30924423374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75.932" calcext:value-type="float">
            <text:p>-1675.932</text:p>
          </table:table-cell>
          <table:table-cell/>
          <table:table-cell table:formula="of:=ABS([.A1118]-[.B1118])" office:value-type="float" office:value="1816.932" calcext:value-type="float">
            <text:p>1816.932</text:p>
          </table:table-cell>
          <table:table-cell table:formula="of:=[.D1118]/[.A1118]*100" office:value-type="float" office:value="1288.60425531915" calcext:value-type="float">
            <text:p>1288.60425531915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13590.586" calcext:value-type="float">
            <text:p>13590.586</text:p>
          </table:table-cell>
          <table:table-cell/>
          <table:table-cell table:formula="of:=ABS([.A1119]-[.B1119])" office:value-type="float" office:value="7526.586" calcext:value-type="float">
            <text:p>7526.586</text:p>
          </table:table-cell>
          <table:table-cell table:formula="of:=[.D1119]/[.A1119]*100" office:value-type="float" office:value="124.119162269129" calcext:value-type="float">
            <text:p>124.1191622691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992.913" calcext:value-type="float">
            <text:p>-1992.913</text:p>
          </table:table-cell>
          <table:table-cell/>
          <table:table-cell table:formula="of:=ABS([.A1120]-[.B1120])" office:value-type="float" office:value="2191.913" calcext:value-type="float">
            <text:p>2191.913</text:p>
          </table:table-cell>
          <table:table-cell table:formula="of:=[.D1120]/[.A1120]*100" office:value-type="float" office:value="1101.46381909548" calcext:value-type="float">
            <text:p>1101.46381909548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13399.345" calcext:value-type="float">
            <text:p>13399.345</text:p>
          </table:table-cell>
          <table:table-cell/>
          <table:table-cell table:formula="of:=ABS([.A1121]-[.B1121])" office:value-type="float" office:value="5454.345" calcext:value-type="float">
            <text:p>5454.345</text:p>
          </table:table-cell>
          <table:table-cell table:formula="of:=[.D1121]/[.A1121]*100" office:value-type="float" office:value="68.6512901195721" calcext:value-type="float">
            <text:p>68.6512901195721</text:p>
          </table:table-cell>
        </table:table-row>
        <table:table-row table:style-name="ro1">
          <table:table-cell office:value-type="float" office:value="66999" calcext:value-type="float">
            <text:p>66999</text:p>
          </table:table-cell>
          <table:table-cell office:value-type="float" office:value="29762.01" calcext:value-type="float">
            <text:p>29762.01</text:p>
          </table:table-cell>
          <table:table-cell/>
          <table:table-cell table:formula="of:=ABS([.A1122]-[.B1122])" office:value-type="float" office:value="37236.99" calcext:value-type="float">
            <text:p>37236.99</text:p>
          </table:table-cell>
          <table:table-cell table:formula="of:=[.D1122]/[.A1122]*100" office:value-type="float" office:value="55.5784265436798" calcext:value-type="float">
            <text:p>55.5784265436798</text:p>
          </table:table-cell>
        </table:table-row>
        <table:table-row table:style-name="ro1">
          <table:table-cell office:value-type="float" office:value="59889" calcext:value-type="float">
            <text:p>59889</text:p>
          </table:table-cell>
          <table:table-cell office:value-type="float" office:value="44544.879" calcext:value-type="float">
            <text:p>44544.879</text:p>
          </table:table-cell>
          <table:table-cell/>
          <table:table-cell table:formula="of:=ABS([.A1123]-[.B1123])" office:value-type="float" office:value="15344.121" calcext:value-type="float">
            <text:p>15344.121</text:p>
          </table:table-cell>
          <table:table-cell table:formula="of:=[.D1123]/[.A1123]*100" office:value-type="float" office:value="25.6209337273957" calcext:value-type="float">
            <text:p>25.6209337273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456.027" calcext:value-type="float">
            <text:p>-6456.027</text:p>
          </table:table-cell>
          <table:table-cell/>
          <table:table-cell table:formula="of:=ABS([.A1124]-[.B1124])" office:value-type="float" office:value="6456.027" calcext:value-type="float">
            <text:p>6456.027</text:p>
          </table:table-cell>
          <table:table-cell table:formula="of:=[.D1124]/[.A112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004.783" calcext:value-type="float">
            <text:p>-11004.783</text:p>
          </table:table-cell>
          <table:table-cell/>
          <table:table-cell table:formula="of:=ABS([.A1125]-[.B1125])" office:value-type="float" office:value="11004.783" calcext:value-type="float">
            <text:p>11004.783</text:p>
          </table:table-cell>
          <table:table-cell table:formula="of:=[.D1125]/[.A112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9735" calcext:value-type="float">
            <text:p>109735</text:p>
          </table:table-cell>
          <table:table-cell office:value-type="float" office:value="46487.613" calcext:value-type="float">
            <text:p>46487.613</text:p>
          </table:table-cell>
          <table:table-cell/>
          <table:table-cell table:formula="of:=ABS([.A1126]-[.B1126])" office:value-type="float" office:value="63247.387" calcext:value-type="float">
            <text:p>63247.387</text:p>
          </table:table-cell>
          <table:table-cell table:formula="of:=[.D1126]/[.A1126]*100" office:value-type="float" office:value="57.636476055953" calcext:value-type="float">
            <text:p>57.636476055953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10082.827" calcext:value-type="float">
            <text:p>10082.827</text:p>
          </table:table-cell>
          <table:table-cell/>
          <table:table-cell table:formula="of:=ABS([.A1127]-[.B1127])" office:value-type="float" office:value="2133.827" calcext:value-type="float">
            <text:p>2133.827</text:p>
          </table:table-cell>
          <table:table-cell table:formula="of:=[.D1127]/[.A1127]*100" office:value-type="float" office:value="26.8439677946911" calcext:value-type="float">
            <text:p>26.8439677946911</text:p>
          </table:table-cell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float" office:value="17284.941" calcext:value-type="float">
            <text:p>17284.941</text:p>
          </table:table-cell>
          <table:table-cell/>
          <table:table-cell table:formula="of:=ABS([.A1128]-[.B1128])" office:value-type="float" office:value="5719.941" calcext:value-type="float">
            <text:p>5719.941</text:p>
          </table:table-cell>
          <table:table-cell table:formula="of:=[.D1128]/[.A1128]*100" office:value-type="float" office:value="49.4590661478599" calcext:value-type="float">
            <text:p>49.459066147859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836.913" calcext:value-type="float">
            <text:p>3836.913</text:p>
          </table:table-cell>
          <table:table-cell/>
          <table:table-cell table:formula="of:=ABS([.A1129]-[.B1129])" office:value-type="float" office:value="3359.913" calcext:value-type="float">
            <text:p>3359.913</text:p>
          </table:table-cell>
          <table:table-cell table:formula="of:=[.D1129]/[.A1129]*100" office:value-type="float" office:value="704.38427672956" calcext:value-type="float">
            <text:p>704.384276729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46.748" calcext:value-type="float">
            <text:p>-246.748</text:p>
          </table:table-cell>
          <table:table-cell/>
          <table:table-cell table:formula="of:=ABS([.A1130]-[.B1130])" office:value-type="float" office:value="367.748" calcext:value-type="float">
            <text:p>367.748</text:p>
          </table:table-cell>
          <table:table-cell table:formula="of:=[.D1130]/[.A1130]*100" office:value-type="float" office:value="303.923966942149" calcext:value-type="float">
            <text:p>303.92396694214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822.851" calcext:value-type="float">
            <text:p>2822.851</text:p>
          </table:table-cell>
          <table:table-cell/>
          <table:table-cell table:formula="of:=ABS([.A1131]-[.B1131])" office:value-type="float" office:value="2066.851" calcext:value-type="float">
            <text:p>2066.851</text:p>
          </table:table-cell>
          <table:table-cell table:formula="of:=[.D1131]/[.A1131]*100" office:value-type="float" office:value="273.392989417989" calcext:value-type="float">
            <text:p>273.392989417989</text:p>
          </table:table-cell>
        </table:table-row>
        <table:table-row table:style-name="ro1">
          <table:table-cell office:value-type="float" office:value="11729" calcext:value-type="float">
            <text:p>11729</text:p>
          </table:table-cell>
          <table:table-cell office:value-type="float" office:value="7502.209" calcext:value-type="float">
            <text:p>7502.209</text:p>
          </table:table-cell>
          <table:table-cell/>
          <table:table-cell table:formula="of:=ABS([.A1132]-[.B1132])" office:value-type="float" office:value="4226.791" calcext:value-type="float">
            <text:p>4226.791</text:p>
          </table:table-cell>
          <table:table-cell table:formula="of:=[.D1132]/[.A1132]*100" office:value-type="float" office:value="36.0370960866229" calcext:value-type="float">
            <text:p>36.03709608662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967.593" calcext:value-type="float">
            <text:p>7967.593</text:p>
          </table:table-cell>
          <table:table-cell/>
          <table:table-cell table:formula="of:=ABS([.A1133]-[.B1133])" office:value-type="float" office:value="7676.593" calcext:value-type="float">
            <text:p>7676.593</text:p>
          </table:table-cell>
          <table:table-cell table:formula="of:=[.D1133]/[.A1133]*100" office:value-type="float" office:value="2638.00446735395" calcext:value-type="float">
            <text:p>2638.0044673539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450.352" calcext:value-type="float">
            <text:p>7450.352</text:p>
          </table:table-cell>
          <table:table-cell/>
          <table:table-cell table:formula="of:=ABS([.A1134]-[.B1134])" office:value-type="float" office:value="7068.352" calcext:value-type="float">
            <text:p>7068.352</text:p>
          </table:table-cell>
          <table:table-cell table:formula="of:=[.D1134]/[.A1134]*100" office:value-type="float" office:value="1850.35392670157" calcext:value-type="float">
            <text:p>1850.35392670157</text:p>
          </table:table-cell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float" office:value="77986.762" calcext:value-type="float">
            <text:p>77986.762</text:p>
          </table:table-cell>
          <table:table-cell/>
          <table:table-cell table:formula="of:=ABS([.A1135]-[.B1135])" office:value-type="float" office:value="54257.762" calcext:value-type="float">
            <text:p>54257.762</text:p>
          </table:table-cell>
          <table:table-cell table:formula="of:=[.D1135]/[.A1135]*100" office:value-type="float" office:value="228.655914703527" calcext:value-type="float">
            <text:p>228.655914703527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10351.888" calcext:value-type="float">
            <text:p>10351.888</text:p>
          </table:table-cell>
          <table:table-cell/>
          <table:table-cell table:formula="of:=ABS([.A1136]-[.B1136])" office:value-type="float" office:value="6214.112" calcext:value-type="float">
            <text:p>6214.112</text:p>
          </table:table-cell>
          <table:table-cell table:formula="of:=[.D1136]/[.A1136]*100" office:value-type="float" office:value="37.5112398889291" calcext:value-type="float">
            <text:p>37.51123988892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385.534" calcext:value-type="float">
            <text:p>-6385.534</text:p>
          </table:table-cell>
          <table:table-cell/>
          <table:table-cell table:formula="of:=ABS([.A1137]-[.B1137])" office:value-type="float" office:value="6423.534" calcext:value-type="float">
            <text:p>6423.534</text:p>
          </table:table-cell>
          <table:table-cell table:formula="of:=[.D1137]/[.A1137]*100" office:value-type="float" office:value="16904.0368421053" calcext:value-type="float">
            <text:p>16904.036842105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05.984" calcext:value-type="float">
            <text:p>1705.984</text:p>
          </table:table-cell>
          <table:table-cell/>
          <table:table-cell table:formula="of:=ABS([.A1138]-[.B1138])" office:value-type="float" office:value="1399.984" calcext:value-type="float">
            <text:p>1399.984</text:p>
          </table:table-cell>
          <table:table-cell table:formula="of:=[.D1138]/[.A1138]*100" office:value-type="float" office:value="457.511111111111" calcext:value-type="float">
            <text:p>457.5111111111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3454.019" calcext:value-type="float">
            <text:p>-3454.019</text:p>
          </table:table-cell>
          <table:table-cell/>
          <table:table-cell table:formula="of:=ABS([.A1139]-[.B1139])" office:value-type="float" office:value="3957.019" calcext:value-type="float">
            <text:p>3957.019</text:p>
          </table:table-cell>
          <table:table-cell table:formula="of:=[.D1139]/[.A1139]*100" office:value-type="float" office:value="786.683697813121" calcext:value-type="float">
            <text:p>786.6836978131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998.19" calcext:value-type="float">
            <text:p>44998.19</text:p>
          </table:table-cell>
          <table:table-cell/>
          <table:table-cell table:formula="of:=ABS([.A1140]-[.B1140])" office:value-type="float" office:value="44664.19" calcext:value-type="float">
            <text:p>44664.19</text:p>
          </table:table-cell>
          <table:table-cell table:formula="of:=[.D1140]/[.A1140]*100" office:value-type="float" office:value="13372.5119760479" calcext:value-type="float">
            <text:p>13372.5119760479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15510.246" calcext:value-type="float">
            <text:p>15510.246</text:p>
          </table:table-cell>
          <table:table-cell/>
          <table:table-cell table:formula="of:=ABS([.A1141]-[.B1141])" office:value-type="float" office:value="4088.246" calcext:value-type="float">
            <text:p>4088.246</text:p>
          </table:table-cell>
          <table:table-cell table:formula="of:=[.D1141]/[.A1141]*100" office:value-type="float" office:value="35.7927333216599" calcext:value-type="float">
            <text:p>35.792733321659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648.581" calcext:value-type="float">
            <text:p>1648.581</text:p>
          </table:table-cell>
          <table:table-cell/>
          <table:table-cell table:formula="of:=ABS([.A1142]-[.B1142])" office:value-type="float" office:value="963.581" calcext:value-type="float">
            <text:p>963.581</text:p>
          </table:table-cell>
          <table:table-cell table:formula="of:=[.D1142]/[.A1142]*100" office:value-type="float" office:value="140.668759124088" calcext:value-type="float">
            <text:p>140.668759124088</text:p>
          </table:table-cell>
        </table:table-row>
        <table:table-row table:style-name="ro1">
          <table:table-cell office:value-type="float" office:value="25238" calcext:value-type="float">
            <text:p>25238</text:p>
          </table:table-cell>
          <table:table-cell office:value-type="float" office:value="23227.399" calcext:value-type="float">
            <text:p>23227.399</text:p>
          </table:table-cell>
          <table:table-cell/>
          <table:table-cell table:formula="of:=ABS([.A1143]-[.B1143])" office:value-type="float" office:value="2010.601" calcext:value-type="float">
            <text:p>2010.601</text:p>
          </table:table-cell>
          <table:table-cell table:formula="of:=[.D1143]/[.A1143]*100" office:value-type="float" office:value="7.96656232665028" calcext:value-type="float">
            <text:p>7.96656232665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348.254" calcext:value-type="float">
            <text:p>-3348.254</text:p>
          </table:table-cell>
          <table:table-cell/>
          <table:table-cell table:formula="of:=ABS([.A1144]-[.B1144])" office:value-type="float" office:value="3348.254" calcext:value-type="float">
            <text:p>3348.254</text:p>
          </table:table-cell>
          <table:table-cell table:formula="of:=[.D1144]/[.A114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39.241" calcext:value-type="float">
            <text:p>439.241</text:p>
          </table:table-cell>
          <table:table-cell/>
          <table:table-cell table:formula="of:=ABS([.A1145]-[.B1145])" office:value-type="float" office:value="73.759" calcext:value-type="float">
            <text:p>73.759</text:p>
          </table:table-cell>
          <table:table-cell table:formula="of:=[.D1145]/[.A1145]*100" office:value-type="float" office:value="14.3779727095517" calcext:value-type="float">
            <text:p>14.3779727095517</text:p>
          </table:table-cell>
        </table:table-row>
        <table:table-row table:style-name="ro1">
          <table:table-cell office:value-type="float" office:value="18814" calcext:value-type="float">
            <text:p>18814</text:p>
          </table:table-cell>
          <table:table-cell office:value-type="float" office:value="82450.025" calcext:value-type="float">
            <text:p>82450.025</text:p>
          </table:table-cell>
          <table:table-cell/>
          <table:table-cell table:formula="of:=ABS([.A1146]-[.B1146])" office:value-type="float" office:value="63636.025" calcext:value-type="float">
            <text:p>63636.025</text:p>
          </table:table-cell>
          <table:table-cell table:formula="of:=[.D1146]/[.A1146]*100" office:value-type="float" office:value="338.2376156054" calcext:value-type="float">
            <text:p>338.2376156054</text:p>
          </table:table-cell>
        </table:table-row>
        <table:table-row table:style-name="ro1">
          <table:table-cell office:value-type="float" office:value="29485" calcext:value-type="float">
            <text:p>29485</text:p>
          </table:table-cell>
          <table:table-cell office:value-type="float" office:value="22175.551" calcext:value-type="float">
            <text:p>22175.551</text:p>
          </table:table-cell>
          <table:table-cell/>
          <table:table-cell table:formula="of:=ABS([.A1147]-[.B1147])" office:value-type="float" office:value="7309.449" calcext:value-type="float">
            <text:p>7309.449</text:p>
          </table:table-cell>
          <table:table-cell table:formula="of:=[.D1147]/[.A1147]*100" office:value-type="float" office:value="24.7903985077158" calcext:value-type="float">
            <text:p>24.790398507715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97.107" calcext:value-type="float">
            <text:p>697.107</text:p>
          </table:table-cell>
          <table:table-cell/>
          <table:table-cell table:formula="of:=ABS([.A1148]-[.B1148])" office:value-type="float" office:value="64.893" calcext:value-type="float">
            <text:p>64.893</text:p>
          </table:table-cell>
          <table:table-cell table:formula="of:=[.D1148]/[.A1148]*100" office:value-type="float" office:value="8.51614173228347" calcext:value-type="float">
            <text:p>8.516141732283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043.787" calcext:value-type="float">
            <text:p>-2043.787</text:p>
          </table:table-cell>
          <table:table-cell/>
          <table:table-cell table:formula="of:=ABS([.A1149]-[.B1149])" office:value-type="float" office:value="2234.787" calcext:value-type="float">
            <text:p>2234.787</text:p>
          </table:table-cell>
          <table:table-cell table:formula="of:=[.D1149]/[.A1149]*100" office:value-type="float" office:value="1170.04554973822" calcext:value-type="float">
            <text:p>1170.04554973822</text:p>
          </table:table-cell>
        </table:table-row>
        <table:table-row table:style-name="ro1">
          <table:table-cell office:value-type="float" office:value="13576" calcext:value-type="float">
            <text:p>13576</text:p>
          </table:table-cell>
          <table:table-cell office:value-type="float" office:value="14911.234" calcext:value-type="float">
            <text:p>14911.234</text:p>
          </table:table-cell>
          <table:table-cell/>
          <table:table-cell table:formula="of:=ABS([.A1150]-[.B1150])" office:value-type="float" office:value="1335.234" calcext:value-type="float">
            <text:p>1335.234</text:p>
          </table:table-cell>
          <table:table-cell table:formula="of:=[.D1150]/[.A1150]*100" office:value-type="float" office:value="9.83525338833235" calcext:value-type="float">
            <text:p>9.835253388332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622.283" calcext:value-type="float">
            <text:p>-3622.283</text:p>
          </table:table-cell>
          <table:table-cell/>
          <table:table-cell table:formula="of:=ABS([.A1151]-[.B1151])" office:value-type="float" office:value="3709.283" calcext:value-type="float">
            <text:p>3709.283</text:p>
          </table:table-cell>
          <table:table-cell table:formula="of:=[.D1151]/[.A1151]*100" office:value-type="float" office:value="4263.54367816092" calcext:value-type="float">
            <text:p>4263.54367816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116.868" calcext:value-type="float">
            <text:p>-2116.868</text:p>
          </table:table-cell>
          <table:table-cell/>
          <table:table-cell table:formula="of:=ABS([.A1152]-[.B1152])" office:value-type="float" office:value="2124.868" calcext:value-type="float">
            <text:p>2124.868</text:p>
          </table:table-cell>
          <table:table-cell table:formula="of:=[.D1152]/[.A1152]*100" office:value-type="float" office:value="26560.85" calcext:value-type="float">
            <text:p>26560.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364.358" calcext:value-type="float">
            <text:p>2364.358</text:p>
          </table:table-cell>
          <table:table-cell/>
          <table:table-cell table:formula="of:=ABS([.A1153]-[.B1153])" office:value-type="float" office:value="1808.358" calcext:value-type="float">
            <text:p>1808.358</text:p>
          </table:table-cell>
          <table:table-cell table:formula="of:=[.D1153]/[.A1153]*100" office:value-type="float" office:value="325.244244604317" calcext:value-type="float">
            <text:p>325.244244604317</text:p>
          </table:table-cell>
        </table:table-row>
        <table:table-row table:style-name="ro1">
          <table:table-cell office:value-type="float" office:value="18679" calcext:value-type="float">
            <text:p>18679</text:p>
          </table:table-cell>
          <table:table-cell office:value-type="float" office:value="16811.656" calcext:value-type="float">
            <text:p>16811.656</text:p>
          </table:table-cell>
          <table:table-cell/>
          <table:table-cell table:formula="of:=ABS([.A1154]-[.B1154])" office:value-type="float" office:value="1867.344" calcext:value-type="float">
            <text:p>1867.344</text:p>
          </table:table-cell>
          <table:table-cell table:formula="of:=[.D1154]/[.A1154]*100" office:value-type="float" office:value="9.99702339525671" calcext:value-type="float">
            <text:p>9.99702339525671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41282.021" calcext:value-type="float">
            <text:p>41282.021</text:p>
          </table:table-cell>
          <table:table-cell/>
          <table:table-cell table:formula="of:=ABS([.A1155]-[.B1155])" office:value-type="float" office:value="65125.979" calcext:value-type="float">
            <text:p>65125.979</text:p>
          </table:table-cell>
          <table:table-cell table:formula="of:=[.D1155]/[.A1155]*100" office:value-type="float" office:value="61.2040250733028" calcext:value-type="float">
            <text:p>61.2040250733028</text:p>
          </table:table-cell>
        </table:table-row>
        <table:table-row table:style-name="ro1">
          <table:table-cell office:value-type="float" office:value="43608" calcext:value-type="float">
            <text:p>43608</text:p>
          </table:table-cell>
          <table:table-cell office:value-type="float" office:value="25981.926" calcext:value-type="float">
            <text:p>25981.926</text:p>
          </table:table-cell>
          <table:table-cell/>
          <table:table-cell table:formula="of:=ABS([.A1156]-[.B1156])" office:value-type="float" office:value="17626.074" calcext:value-type="float">
            <text:p>17626.074</text:p>
          </table:table-cell>
          <table:table-cell table:formula="of:=[.D1156]/[.A1156]*100" office:value-type="float" office:value="40.4193588332416" calcext:value-type="float">
            <text:p>40.419358833241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817.552" calcext:value-type="float">
            <text:p>3817.552</text:p>
          </table:table-cell>
          <table:table-cell/>
          <table:table-cell table:formula="of:=ABS([.A1157]-[.B1157])" office:value-type="float" office:value="2560.552" calcext:value-type="float">
            <text:p>2560.552</text:p>
          </table:table-cell>
          <table:table-cell table:formula="of:=[.D1157]/[.A1157]*100" office:value-type="float" office:value="203.703420843278" calcext:value-type="float">
            <text:p>203.7034208432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85.618" calcext:value-type="float">
            <text:p>5385.618</text:p>
          </table:table-cell>
          <table:table-cell/>
          <table:table-cell table:formula="of:=ABS([.A1158]-[.B1158])" office:value-type="float" office:value="5310.618" calcext:value-type="float">
            <text:p>5310.618</text:p>
          </table:table-cell>
          <table:table-cell table:formula="of:=[.D1158]/[.A1158]*100" office:value-type="float" office:value="7080.824" calcext:value-type="float">
            <text:p>7080.8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28.556" calcext:value-type="float">
            <text:p>2028.556</text:p>
          </table:table-cell>
          <table:table-cell/>
          <table:table-cell table:formula="of:=ABS([.A1159]-[.B1159])" office:value-type="float" office:value="1716.556" calcext:value-type="float">
            <text:p>1716.556</text:p>
          </table:table-cell>
          <table:table-cell table:formula="of:=[.D1159]/[.A1159]*100" office:value-type="float" office:value="550.178205128205" calcext:value-type="float">
            <text:p>550.17820512820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657.143" calcext:value-type="float">
            <text:p>1657.143</text:p>
          </table:table-cell>
          <table:table-cell/>
          <table:table-cell table:formula="of:=ABS([.A1160]-[.B1160])" office:value-type="float" office:value="680.143" calcext:value-type="float">
            <text:p>680.143</text:p>
          </table:table-cell>
          <table:table-cell table:formula="of:=[.D1160]/[.A1160]*100" office:value-type="float" office:value="69.6154554759468" calcext:value-type="float">
            <text:p>69.6154554759468</text:p>
          </table:table-cell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23191.59" calcext:value-type="float">
            <text:p>23191.59</text:p>
          </table:table-cell>
          <table:table-cell/>
          <table:table-cell table:formula="of:=ABS([.A1161]-[.B1161])" office:value-type="float" office:value="11127.59" calcext:value-type="float">
            <text:p>11127.59</text:p>
          </table:table-cell>
          <table:table-cell table:formula="of:=[.D1161]/[.A1161]*100" office:value-type="float" office:value="92.2379807692308" calcext:value-type="float">
            <text:p>92.2379807692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517.629" calcext:value-type="float">
            <text:p>-11517.629</text:p>
          </table:table-cell>
          <table:table-cell/>
          <table:table-cell table:formula="of:=ABS([.A1162]-[.B1162])" office:value-type="float" office:value="11521.629" calcext:value-type="float">
            <text:p>11521.629</text:p>
          </table:table-cell>
          <table:table-cell table:formula="of:=[.D1162]/[.A1162]*100" office:value-type="float" office:value="288040.725" calcext:value-type="float">
            <text:p>288040.7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965.037" calcext:value-type="float">
            <text:p>5965.037</text:p>
          </table:table-cell>
          <table:table-cell/>
          <table:table-cell table:formula="of:=ABS([.A1163]-[.B1163])" office:value-type="float" office:value="5475.037" calcext:value-type="float">
            <text:p>5475.037</text:p>
          </table:table-cell>
          <table:table-cell table:formula="of:=[.D1163]/[.A1163]*100" office:value-type="float" office:value="1117.35448979592" calcext:value-type="float">
            <text:p>1117.35448979592</text:p>
          </table:table-cell>
        </table:table-row>
        <table:table-row table:style-name="ro1">
          <table:table-cell office:value-type="float" office:value="18357" calcext:value-type="float">
            <text:p>18357</text:p>
          </table:table-cell>
          <table:table-cell office:value-type="float" office:value="23908.881" calcext:value-type="float">
            <text:p>23908.881</text:p>
          </table:table-cell>
          <table:table-cell/>
          <table:table-cell table:formula="of:=ABS([.A1164]-[.B1164])" office:value-type="float" office:value="5551.881" calcext:value-type="float">
            <text:p>5551.881</text:p>
          </table:table-cell>
          <table:table-cell table:formula="of:=[.D1164]/[.A1164]*100" office:value-type="float" office:value="30.2439450890668" calcext:value-type="float">
            <text:p>30.2439450890668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9206.307" calcext:value-type="float">
            <text:p>9206.307</text:p>
          </table:table-cell>
          <table:table-cell/>
          <table:table-cell table:formula="of:=ABS([.A1165]-[.B1165])" office:value-type="float" office:value="4911.307" calcext:value-type="float">
            <text:p>4911.307</text:p>
          </table:table-cell>
          <table:table-cell table:formula="of:=[.D1165]/[.A1165]*100" office:value-type="float" office:value="114.34940628638" calcext:value-type="float">
            <text:p>114.34940628638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10873.768" calcext:value-type="float">
            <text:p>10873.768</text:p>
          </table:table-cell>
          <table:table-cell/>
          <table:table-cell table:formula="of:=ABS([.A1166]-[.B1166])" office:value-type="float" office:value="2277.768" calcext:value-type="float">
            <text:p>2277.768</text:p>
          </table:table-cell>
          <table:table-cell table:formula="of:=[.D1166]/[.A1166]*100" office:value-type="float" office:value="26.4979990693346" calcext:value-type="float">
            <text:p>26.497999069334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571.544" calcext:value-type="float">
            <text:p>7571.544</text:p>
          </table:table-cell>
          <table:table-cell/>
          <table:table-cell table:formula="of:=ABS([.A1167]-[.B1167])" office:value-type="float" office:value="6473.544" calcext:value-type="float">
            <text:p>6473.544</text:p>
          </table:table-cell>
          <table:table-cell table:formula="of:=[.D1167]/[.A1167]*100" office:value-type="float" office:value="589.575956284153" calcext:value-type="float">
            <text:p>589.57595628415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821.347" calcext:value-type="float">
            <text:p>-821.347</text:p>
          </table:table-cell>
          <table:table-cell/>
          <table:table-cell table:formula="of:=ABS([.A1168]-[.B1168])" office:value-type="float" office:value="1403.347" calcext:value-type="float">
            <text:p>1403.347</text:p>
          </table:table-cell>
          <table:table-cell table:formula="of:=[.D1168]/[.A1168]*100" office:value-type="float" office:value="241.124914089347" calcext:value-type="float">
            <text:p>241.1249140893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23.735" calcext:value-type="float">
            <text:p>623.735</text:p>
          </table:table-cell>
          <table:table-cell/>
          <table:table-cell table:formula="of:=ABS([.A1169]-[.B1169])" office:value-type="float" office:value="210.735" calcext:value-type="float">
            <text:p>210.735</text:p>
          </table:table-cell>
          <table:table-cell table:formula="of:=[.D1169]/[.A1169]*100" office:value-type="float" office:value="51.0254237288136" calcext:value-type="float">
            <text:p>51.025423728813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.569" calcext:value-type="float">
            <text:p>53.569</text:p>
          </table:table-cell>
          <table:table-cell/>
          <table:table-cell table:formula="of:=ABS([.A1170]-[.B1170])" office:value-type="float" office:value="428.431" calcext:value-type="float">
            <text:p>428.431</text:p>
          </table:table-cell>
          <table:table-cell table:formula="of:=[.D1170]/[.A1170]*100" office:value-type="float" office:value="88.8860995850622" calcext:value-type="float">
            <text:p>88.8860995850622</text:p>
          </table:table-cell>
        </table:table-row>
        <table:table-row table:style-name="ro1">
          <table:table-cell office:value-type="float" office:value="13189" calcext:value-type="float">
            <text:p>13189</text:p>
          </table:table-cell>
          <table:table-cell office:value-type="float" office:value="15714.518" calcext:value-type="float">
            <text:p>15714.518</text:p>
          </table:table-cell>
          <table:table-cell/>
          <table:table-cell table:formula="of:=ABS([.A1171]-[.B1171])" office:value-type="float" office:value="2525.518" calcext:value-type="float">
            <text:p>2525.518</text:p>
          </table:table-cell>
          <table:table-cell table:formula="of:=[.D1171]/[.A1171]*100" office:value-type="float" office:value="19.1486693456668" calcext:value-type="float">
            <text:p>19.1486693456668</text:p>
          </table:table-cell>
        </table:table-row>
        <table:table-row table:style-name="ro1">
          <table:table-cell office:value-type="float" office:value="17981" calcext:value-type="float">
            <text:p>17981</text:p>
          </table:table-cell>
          <table:table-cell office:value-type="float" office:value="15220.076" calcext:value-type="float">
            <text:p>15220.076</text:p>
          </table:table-cell>
          <table:table-cell/>
          <table:table-cell table:formula="of:=ABS([.A1172]-[.B1172])" office:value-type="float" office:value="2760.924" calcext:value-type="float">
            <text:p>2760.924</text:p>
          </table:table-cell>
          <table:table-cell table:formula="of:=[.D1172]/[.A1172]*100" office:value-type="float" office:value="15.3546743785107" calcext:value-type="float">
            <text:p>15.3546743785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717.191" calcext:value-type="float">
            <text:p>-3717.191</text:p>
          </table:table-cell>
          <table:table-cell/>
          <table:table-cell table:formula="of:=ABS([.A1173]-[.B1173])" office:value-type="float" office:value="3743.191" calcext:value-type="float">
            <text:p>3743.191</text:p>
          </table:table-cell>
          <table:table-cell table:formula="of:=[.D1173]/[.A1173]*100" office:value-type="float" office:value="14396.8884615385" calcext:value-type="float">
            <text:p>14396.888461538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48.788" calcext:value-type="float">
            <text:p>2048.788</text:p>
          </table:table-cell>
          <table:table-cell/>
          <table:table-cell table:formula="of:=ABS([.A1174]-[.B1174])" office:value-type="float" office:value="1402.788" calcext:value-type="float">
            <text:p>1402.788</text:p>
          </table:table-cell>
          <table:table-cell table:formula="of:=[.D1174]/[.A1174]*100" office:value-type="float" office:value="217.149845201238" calcext:value-type="float">
            <text:p>217.149845201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741.386" calcext:value-type="float">
            <text:p>-5741.386</text:p>
          </table:table-cell>
          <table:table-cell/>
          <table:table-cell table:formula="of:=ABS([.A1175]-[.B1175])" office:value-type="float" office:value="5741.386" calcext:value-type="float">
            <text:p>5741.386</text:p>
          </table:table-cell>
          <table:table-cell table:formula="of:=[.D1175]/[.A117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11478.788" calcext:value-type="float">
            <text:p>11478.788</text:p>
          </table:table-cell>
          <table:table-cell/>
          <table:table-cell table:formula="of:=ABS([.A1176]-[.B1176])" office:value-type="float" office:value="1802.788" calcext:value-type="float">
            <text:p>1802.788</text:p>
          </table:table-cell>
          <table:table-cell table:formula="of:=[.D1176]/[.A1176]*100" office:value-type="float" office:value="18.6315419594874" calcext:value-type="float">
            <text:p>18.6315419594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537.699" calcext:value-type="float">
            <text:p>-6537.699</text:p>
          </table:table-cell>
          <table:table-cell/>
          <table:table-cell table:formula="of:=ABS([.A1177]-[.B1177])" office:value-type="float" office:value="6537.699" calcext:value-type="float">
            <text:p>6537.699</text:p>
          </table:table-cell>
          <table:table-cell table:formula="of:=[.D1177]/[.A117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4354.934" calcext:value-type="float">
            <text:p>14354.934</text:p>
          </table:table-cell>
          <table:table-cell/>
          <table:table-cell table:formula="of:=ABS([.A1178]-[.B1178])" office:value-type="float" office:value="1819.066" calcext:value-type="float">
            <text:p>1819.066</text:p>
          </table:table-cell>
          <table:table-cell table:formula="of:=[.D1178]/[.A1178]*100" office:value-type="float" office:value="11.2468529739087" calcext:value-type="float">
            <text:p>11.24685297390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5.533" calcext:value-type="float">
            <text:p>135.533</text:p>
          </table:table-cell>
          <table:table-cell/>
          <table:table-cell table:formula="of:=ABS([.A1179]-[.B1179])" office:value-type="float" office:value="74.533" calcext:value-type="float">
            <text:p>74.533</text:p>
          </table:table-cell>
          <table:table-cell table:formula="of:=[.D1179]/[.A1179]*100" office:value-type="float" office:value="122.185245901639" calcext:value-type="float">
            <text:p>122.18524590163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0927.7" calcext:value-type="float">
            <text:p>10927.7</text:p>
          </table:table-cell>
          <table:table-cell/>
          <table:table-cell table:formula="of:=ABS([.A1180]-[.B1180])" office:value-type="float" office:value="6077.7" calcext:value-type="float">
            <text:p>6077.7</text:p>
          </table:table-cell>
          <table:table-cell table:formula="of:=[.D1180]/[.A1180]*100" office:value-type="float" office:value="125.313402061856" calcext:value-type="float">
            <text:p>125.313402061856</text:p>
          </table:table-cell>
        </table:table-row>
        <table:table-row table:style-name="ro1">
          <table:table-cell office:value-type="float" office:value="31399" calcext:value-type="float">
            <text:p>31399</text:p>
          </table:table-cell>
          <table:table-cell office:value-type="float" office:value="22363.673" calcext:value-type="float">
            <text:p>22363.673</text:p>
          </table:table-cell>
          <table:table-cell/>
          <table:table-cell table:formula="of:=ABS([.A1181]-[.B1181])" office:value-type="float" office:value="9035.327" calcext:value-type="float">
            <text:p>9035.327</text:p>
          </table:table-cell>
          <table:table-cell table:formula="of:=[.D1181]/[.A1181]*100" office:value-type="float" office:value="28.7758431797191" calcext:value-type="float">
            <text:p>28.775843179719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0.114" calcext:value-type="float">
            <text:p>300.114</text:p>
          </table:table-cell>
          <table:table-cell/>
          <table:table-cell table:formula="of:=ABS([.A1182]-[.B1182])" office:value-type="float" office:value="409.886" calcext:value-type="float">
            <text:p>409.886</text:p>
          </table:table-cell>
          <table:table-cell table:formula="of:=[.D1182]/[.A1182]*100" office:value-type="float" office:value="57.7304225352113" calcext:value-type="float">
            <text:p>57.730422535211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906.707" calcext:value-type="float">
            <text:p>6906.707</text:p>
          </table:table-cell>
          <table:table-cell/>
          <table:table-cell table:formula="of:=ABS([.A1183]-[.B1183])" office:value-type="float" office:value="4960.707" calcext:value-type="float">
            <text:p>4960.707</text:p>
          </table:table-cell>
          <table:table-cell table:formula="of:=[.D1183]/[.A1183]*100" office:value-type="float" office:value="254.918139773895" calcext:value-type="float">
            <text:p>254.9181397738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509.363" calcext:value-type="float">
            <text:p>-3509.363</text:p>
          </table:table-cell>
          <table:table-cell/>
          <table:table-cell table:formula="of:=ABS([.A1184]-[.B1184])" office:value-type="float" office:value="3566.363" calcext:value-type="float">
            <text:p>3566.363</text:p>
          </table:table-cell>
          <table:table-cell table:formula="of:=[.D1184]/[.A1184]*100" office:value-type="float" office:value="6256.77719298246" calcext:value-type="float">
            <text:p>6256.777192982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948.457" calcext:value-type="float">
            <text:p>41948.457</text:p>
          </table:table-cell>
          <table:table-cell/>
          <table:table-cell table:formula="of:=ABS([.A1185]-[.B1185])" office:value-type="float" office:value="41745.457" calcext:value-type="float">
            <text:p>41745.457</text:p>
          </table:table-cell>
          <table:table-cell table:formula="of:=[.D1185]/[.A1185]*100" office:value-type="float" office:value="20564.2645320197" calcext:value-type="float">
            <text:p>20564.264532019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0169.831" calcext:value-type="float">
            <text:p>10169.831</text:p>
          </table:table-cell>
          <table:table-cell/>
          <table:table-cell table:formula="of:=ABS([.A1186]-[.B1186])" office:value-type="float" office:value="2469.831" calcext:value-type="float">
            <text:p>2469.831</text:p>
          </table:table-cell>
          <table:table-cell table:formula="of:=[.D1186]/[.A1186]*100" office:value-type="float" office:value="32.0757272727273" calcext:value-type="float">
            <text:p>32.0757272727273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20697.756" calcext:value-type="float">
            <text:p>20697.756</text:p>
          </table:table-cell>
          <table:table-cell/>
          <table:table-cell table:formula="of:=ABS([.A1187]-[.B1187])" office:value-type="float" office:value="13662.756" calcext:value-type="float">
            <text:p>13662.756</text:p>
          </table:table-cell>
          <table:table-cell table:formula="of:=[.D1187]/[.A1187]*100" office:value-type="float" office:value="194.211172707889" calcext:value-type="float">
            <text:p>194.211172707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.444" calcext:value-type="float">
            <text:p>-37.444</text:p>
          </table:table-cell>
          <table:table-cell/>
          <table:table-cell table:formula="of:=ABS([.A1188]-[.B1188])" office:value-type="float" office:value="64.444" calcext:value-type="float">
            <text:p>64.444</text:p>
          </table:table-cell>
          <table:table-cell table:formula="of:=[.D1188]/[.A1188]*100" office:value-type="float" office:value="238.681481481481" calcext:value-type="float">
            <text:p>238.681481481481</text:p>
          </table:table-cell>
        </table:table-row>
        <table:table-row table:style-name="ro1">
          <table:table-cell office:value-type="float" office:value="13499" calcext:value-type="float">
            <text:p>13499</text:p>
          </table:table-cell>
          <table:table-cell office:value-type="float" office:value="6514.321" calcext:value-type="float">
            <text:p>6514.321</text:p>
          </table:table-cell>
          <table:table-cell/>
          <table:table-cell table:formula="of:=ABS([.A1189]-[.B1189])" office:value-type="float" office:value="6984.679" calcext:value-type="float">
            <text:p>6984.679</text:p>
          </table:table-cell>
          <table:table-cell table:formula="of:=[.D1189]/[.A1189]*100" office:value-type="float" office:value="51.7421957182013" calcext:value-type="float">
            <text:p>51.7421957182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871.653" calcext:value-type="float">
            <text:p>-5871.653</text:p>
          </table:table-cell>
          <table:table-cell/>
          <table:table-cell table:formula="of:=ABS([.A1190]-[.B1190])" office:value-type="float" office:value="5900.653" calcext:value-type="float">
            <text:p>5900.653</text:p>
          </table:table-cell>
          <table:table-cell table:formula="of:=[.D1190]/[.A1190]*100" office:value-type="float" office:value="20347.0793103448" calcext:value-type="float">
            <text:p>20347.07931034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44.849" calcext:value-type="float">
            <text:p>844.849</text:p>
          </table:table-cell>
          <table:table-cell/>
          <table:table-cell table:formula="of:=ABS([.A1191]-[.B1191])" office:value-type="float" office:value="477.849" calcext:value-type="float">
            <text:p>477.849</text:p>
          </table:table-cell>
          <table:table-cell table:formula="of:=[.D1191]/[.A1191]*100" office:value-type="float" office:value="130.204087193461" calcext:value-type="float">
            <text:p>130.20408719346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03.88" calcext:value-type="float">
            <text:p>2203.88</text:p>
          </table:table-cell>
          <table:table-cell/>
          <table:table-cell table:formula="of:=ABS([.A1192]-[.B1192])" office:value-type="float" office:value="1500.88" calcext:value-type="float">
            <text:p>1500.88</text:p>
          </table:table-cell>
          <table:table-cell table:formula="of:=[.D1192]/[.A1192]*100" office:value-type="float" office:value="213.496443812233" calcext:value-type="float">
            <text:p>213.4964438122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129.596" calcext:value-type="float">
            <text:p>1129.596</text:p>
          </table:table-cell>
          <table:table-cell/>
          <table:table-cell table:formula="of:=ABS([.A1193]-[.B1193])" office:value-type="float" office:value="535.596" calcext:value-type="float">
            <text:p>535.596</text:p>
          </table:table-cell>
          <table:table-cell table:formula="of:=[.D1193]/[.A1193]*100" office:value-type="float" office:value="90.1676767676768" calcext:value-type="float">
            <text:p>90.1676767676768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22524.625" calcext:value-type="float">
            <text:p>22524.625</text:p>
          </table:table-cell>
          <table:table-cell/>
          <table:table-cell table:formula="of:=ABS([.A1194]-[.B1194])" office:value-type="float" office:value="16093.625" calcext:value-type="float">
            <text:p>16093.625</text:p>
          </table:table-cell>
          <table:table-cell table:formula="of:=[.D1194]/[.A1194]*100" office:value-type="float" office:value="250.250738609859" calcext:value-type="float">
            <text:p>250.2507386098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87.202" calcext:value-type="float">
            <text:p>487.202</text:p>
          </table:table-cell>
          <table:table-cell/>
          <table:table-cell table:formula="of:=ABS([.A1195]-[.B1195])" office:value-type="float" office:value="59.798" calcext:value-type="float">
            <text:p>59.798</text:p>
          </table:table-cell>
          <table:table-cell table:formula="of:=[.D1195]/[.A1195]*100" office:value-type="float" office:value="10.9319926873857" calcext:value-type="float">
            <text:p>10.9319926873857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6794.597" calcext:value-type="float">
            <text:p>6794.597</text:p>
          </table:table-cell>
          <table:table-cell/>
          <table:table-cell table:formula="of:=ABS([.A1196]-[.B1196])" office:value-type="float" office:value="3460.597" calcext:value-type="float">
            <text:p>3460.597</text:p>
          </table:table-cell>
          <table:table-cell table:formula="of:=[.D1196]/[.A1196]*100" office:value-type="float" office:value="103.797150569886" calcext:value-type="float">
            <text:p>103.79715056988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550.755" calcext:value-type="float">
            <text:p>8550.755</text:p>
          </table:table-cell>
          <table:table-cell/>
          <table:table-cell table:formula="of:=ABS([.A1197]-[.B1197])" office:value-type="float" office:value="7536.755" calcext:value-type="float">
            <text:p>7536.755</text:p>
          </table:table-cell>
          <table:table-cell table:formula="of:=[.D1197]/[.A1197]*100" office:value-type="float" office:value="743.269723865878" calcext:value-type="float">
            <text:p>743.269723865878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13951.443" calcext:value-type="float">
            <text:p>13951.443</text:p>
          </table:table-cell>
          <table:table-cell/>
          <table:table-cell table:formula="of:=ABS([.A1198]-[.B1198])" office:value-type="float" office:value="3311.443" calcext:value-type="float">
            <text:p>3311.443</text:p>
          </table:table-cell>
          <table:table-cell table:formula="of:=[.D1198]/[.A1198]*100" office:value-type="float" office:value="31.1225845864662" calcext:value-type="float">
            <text:p>31.122584586466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789.417" calcext:value-type="float">
            <text:p>6789.417</text:p>
          </table:table-cell>
          <table:table-cell/>
          <table:table-cell table:formula="of:=ABS([.A1199]-[.B1199])" office:value-type="float" office:value="5059.417" calcext:value-type="float">
            <text:p>5059.417</text:p>
          </table:table-cell>
          <table:table-cell table:formula="of:=[.D1199]/[.A1199]*100" office:value-type="float" office:value="292.451849710983" calcext:value-type="float">
            <text:p>292.451849710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937.894" calcext:value-type="float">
            <text:p>-3937.894</text:p>
          </table:table-cell>
          <table:table-cell/>
          <table:table-cell table:formula="of:=ABS([.A1200]-[.B1200])" office:value-type="float" office:value="3938.894" calcext:value-type="float">
            <text:p>3938.894</text:p>
          </table:table-cell>
          <table:table-cell table:formula="of:=[.D1200]/[.A1200]*100" office:value-type="float" office:value="393889.4" calcext:value-type="float">
            <text:p>393889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92.991" calcext:value-type="float">
            <text:p>-2692.991</text:p>
          </table:table-cell>
          <table:table-cell/>
          <table:table-cell table:formula="of:=ABS([.A1201]-[.B1201])" office:value-type="float" office:value="2692.991" calcext:value-type="float">
            <text:p>2692.991</text:p>
          </table:table-cell>
          <table:table-cell table:formula="of:=[.D1201]/[.A120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673.955" calcext:value-type="float">
            <text:p>-3673.955</text:p>
          </table:table-cell>
          <table:table-cell/>
          <table:table-cell table:formula="of:=ABS([.A1202]-[.B1202])" office:value-type="float" office:value="3699.955" calcext:value-type="float">
            <text:p>3699.955</text:p>
          </table:table-cell>
          <table:table-cell table:formula="of:=[.D1202]/[.A1202]*100" office:value-type="float" office:value="14230.5961538462" calcext:value-type="float">
            <text:p>14230.5961538462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9146.739" calcext:value-type="float">
            <text:p>9146.739</text:p>
          </table:table-cell>
          <table:table-cell/>
          <table:table-cell table:formula="of:=ABS([.A1203]-[.B1203])" office:value-type="float" office:value="2986.739" calcext:value-type="float">
            <text:p>2986.739</text:p>
          </table:table-cell>
          <table:table-cell table:formula="of:=[.D1203]/[.A1203]*100" office:value-type="float" office:value="48.4860227272727" calcext:value-type="float">
            <text:p>48.4860227272727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785.74" calcext:value-type="float">
            <text:p>5785.74</text:p>
          </table:table-cell>
          <table:table-cell/>
          <table:table-cell table:formula="of:=ABS([.A1204]-[.B1204])" office:value-type="float" office:value="3050.74" calcext:value-type="float">
            <text:p>3050.74</text:p>
          </table:table-cell>
          <table:table-cell table:formula="of:=[.D1204]/[.A1204]*100" office:value-type="float" office:value="111.544424131627" calcext:value-type="float">
            <text:p>111.544424131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988.959" calcext:value-type="float">
            <text:p>-7988.959</text:p>
          </table:table-cell>
          <table:table-cell/>
          <table:table-cell table:formula="of:=ABS([.A1205]-[.B1205])" office:value-type="float" office:value="7996.959" calcext:value-type="float">
            <text:p>7996.959</text:p>
          </table:table-cell>
          <table:table-cell table:formula="of:=[.D1205]/[.A1205]*100" office:value-type="float" office:value="99961.9875" calcext:value-type="float">
            <text:p>99961.9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7.104" calcext:value-type="float">
            <text:p>227.104</text:p>
          </table:table-cell>
          <table:table-cell/>
          <table:table-cell table:formula="of:=ABS([.A1206]-[.B1206])" office:value-type="float" office:value="197.104" calcext:value-type="float">
            <text:p>197.104</text:p>
          </table:table-cell>
          <table:table-cell table:formula="of:=[.D1206]/[.A1206]*100" office:value-type="float" office:value="657.013333333333" calcext:value-type="float">
            <text:p>657.01333333333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82.424" calcext:value-type="float">
            <text:p>1382.424</text:p>
          </table:table-cell>
          <table:table-cell/>
          <table:table-cell table:formula="of:=ABS([.A1207]-[.B1207])" office:value-type="float" office:value="843.424" calcext:value-type="float">
            <text:p>843.424</text:p>
          </table:table-cell>
          <table:table-cell table:formula="of:=[.D1207]/[.A1207]*100" office:value-type="float" office:value="156.479406307978" calcext:value-type="float">
            <text:p>156.479406307978</text:p>
          </table:table-cell>
        </table:table-row>
        <table:table-row table:style-name="ro1">
          <table:table-cell office:value-type="float" office:value="12734" calcext:value-type="float">
            <text:p>12734</text:p>
          </table:table-cell>
          <table:table-cell office:value-type="float" office:value="13348.165" calcext:value-type="float">
            <text:p>13348.165</text:p>
          </table:table-cell>
          <table:table-cell/>
          <table:table-cell table:formula="of:=ABS([.A1208]-[.B1208])" office:value-type="float" office:value="614.165000000001" calcext:value-type="float">
            <text:p>614.165000000001</text:p>
          </table:table-cell>
          <table:table-cell table:formula="of:=[.D1208]/[.A1208]*100" office:value-type="float" office:value="4.82303282550653" calcext:value-type="float">
            <text:p>4.8230328255065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349.343" calcext:value-type="float">
            <text:p>-1349.343</text:p>
          </table:table-cell>
          <table:table-cell/>
          <table:table-cell table:formula="of:=ABS([.A1209]-[.B1209])" office:value-type="float" office:value="1757.343" calcext:value-type="float">
            <text:p>1757.343</text:p>
          </table:table-cell>
          <table:table-cell table:formula="of:=[.D1209]/[.A1209]*100" office:value-type="float" office:value="430.721323529412" calcext:value-type="float">
            <text:p>430.721323529412</text:p>
          </table:table-cell>
        </table:table-row>
        <table:table-row table:style-name="ro1">
          <table:table-cell office:value-type="float" office:value="28618" calcext:value-type="float">
            <text:p>28618</text:p>
          </table:table-cell>
          <table:table-cell office:value-type="float" office:value="39383.094" calcext:value-type="float">
            <text:p>39383.094</text:p>
          </table:table-cell>
          <table:table-cell/>
          <table:table-cell table:formula="of:=ABS([.A1210]-[.B1210])" office:value-type="float" office:value="10765.094" calcext:value-type="float">
            <text:p>10765.094</text:p>
          </table:table-cell>
          <table:table-cell table:formula="of:=[.D1210]/[.A1210]*100" office:value-type="float" office:value="37.6165140820463" calcext:value-type="float">
            <text:p>37.61651408204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759.776" calcext:value-type="float">
            <text:p>-759.776</text:p>
          </table:table-cell>
          <table:table-cell/>
          <table:table-cell table:formula="of:=ABS([.A1211]-[.B1211])" office:value-type="float" office:value="793.776" calcext:value-type="float">
            <text:p>793.776</text:p>
          </table:table-cell>
          <table:table-cell table:formula="of:=[.D1211]/[.A1211]*100" office:value-type="float" office:value="2334.63529411765" calcext:value-type="float">
            <text:p>2334.6352941176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25.882" calcext:value-type="float">
            <text:p>825.882</text:p>
          </table:table-cell>
          <table:table-cell/>
          <table:table-cell table:formula="of:=ABS([.A1212]-[.B1212])" office:value-type="float" office:value="74.8819999999999" calcext:value-type="float">
            <text:p>74.8819999999999</text:p>
          </table:table-cell>
          <table:table-cell table:formula="of:=[.D1212]/[.A1212]*100" office:value-type="float" office:value="9.97097203728362" calcext:value-type="float">
            <text:p>9.97097203728362</text:p>
          </table:table-cell>
        </table:table-row>
        <table:table-row table:style-name="ro1">
          <table:table-cell office:value-type="float" office:value="50694" calcext:value-type="float">
            <text:p>50694</text:p>
          </table:table-cell>
          <table:table-cell office:value-type="float" office:value="31701.19" calcext:value-type="float">
            <text:p>31701.19</text:p>
          </table:table-cell>
          <table:table-cell/>
          <table:table-cell table:formula="of:=ABS([.A1213]-[.B1213])" office:value-type="float" office:value="18992.81" calcext:value-type="float">
            <text:p>18992.81</text:p>
          </table:table-cell>
          <table:table-cell table:formula="of:=[.D1213]/[.A1213]*100" office:value-type="float" office:value="37.4655975066083" calcext:value-type="float">
            <text:p>37.465597506608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46.972" calcext:value-type="float">
            <text:p>1246.972</text:p>
          </table:table-cell>
          <table:table-cell/>
          <table:table-cell table:formula="of:=ABS([.A1214]-[.B1214])" office:value-type="float" office:value="367.972" calcext:value-type="float">
            <text:p>367.972</text:p>
          </table:table-cell>
          <table:table-cell table:formula="of:=[.D1214]/[.A1214]*100" office:value-type="float" office:value="41.8625711035267" calcext:value-type="float">
            <text:p>41.86257110352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31.245" calcext:value-type="float">
            <text:p>2331.245</text:p>
          </table:table-cell>
          <table:table-cell/>
          <table:table-cell table:formula="of:=ABS([.A1215]-[.B1215])" office:value-type="float" office:value="1691.245" calcext:value-type="float">
            <text:p>1691.245</text:p>
          </table:table-cell>
          <table:table-cell table:formula="of:=[.D1215]/[.A1215]*100" office:value-type="float" office:value="264.25703125" calcext:value-type="float">
            <text:p>264.257031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83.614" calcext:value-type="float">
            <text:p>2183.614</text:p>
          </table:table-cell>
          <table:table-cell/>
          <table:table-cell table:formula="of:=ABS([.A1216]-[.B1216])" office:value-type="float" office:value="1618.614" calcext:value-type="float">
            <text:p>1618.614</text:p>
          </table:table-cell>
          <table:table-cell table:formula="of:=[.D1216]/[.A1216]*100" office:value-type="float" office:value="286.480353982301" calcext:value-type="float">
            <text:p>286.480353982301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6965.778" calcext:value-type="float">
            <text:p>6965.778</text:p>
          </table:table-cell>
          <table:table-cell/>
          <table:table-cell table:formula="of:=ABS([.A1217]-[.B1217])" office:value-type="float" office:value="731.778" calcext:value-type="float">
            <text:p>731.778</text:p>
          </table:table-cell>
          <table:table-cell table:formula="of:=[.D1217]/[.A1217]*100" office:value-type="float" office:value="11.7384985563041" calcext:value-type="float">
            <text:p>11.7384985563041</text:p>
          </table:table-cell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float" office:value="20766.441" calcext:value-type="float">
            <text:p>20766.441</text:p>
          </table:table-cell>
          <table:table-cell/>
          <table:table-cell table:formula="of:=ABS([.A1218]-[.B1218])" office:value-type="float" office:value="5847.559" calcext:value-type="float">
            <text:p>5847.559</text:p>
          </table:table-cell>
          <table:table-cell table:formula="of:=[.D1218]/[.A1218]*100" office:value-type="float" office:value="21.9717404373638" calcext:value-type="float">
            <text:p>21.97174043736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448.622" calcext:value-type="float">
            <text:p>-448.622</text:p>
          </table:table-cell>
          <table:table-cell/>
          <table:table-cell table:formula="of:=ABS([.A1219]-[.B1219])" office:value-type="float" office:value="483.622" calcext:value-type="float">
            <text:p>483.622</text:p>
          </table:table-cell>
          <table:table-cell table:formula="of:=[.D1219]/[.A1219]*100" office:value-type="float" office:value="1381.77714285714" calcext:value-type="float">
            <text:p>1381.77714285714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7580.957" calcext:value-type="float">
            <text:p>7580.957</text:p>
          </table:table-cell>
          <table:table-cell/>
          <table:table-cell table:formula="of:=ABS([.A1220]-[.B1220])" office:value-type="float" office:value="4153.957" calcext:value-type="float">
            <text:p>4153.957</text:p>
          </table:table-cell>
          <table:table-cell table:formula="of:=[.D1220]/[.A1220]*100" office:value-type="float" office:value="121.212634957689" calcext:value-type="float">
            <text:p>121.212634957689</text:p>
          </table:table-cell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float" office:value="17711.472" calcext:value-type="float">
            <text:p>17711.472</text:p>
          </table:table-cell>
          <table:table-cell/>
          <table:table-cell table:formula="of:=ABS([.A1221]-[.B1221])" office:value-type="float" office:value="6407.528" calcext:value-type="float">
            <text:p>6407.528</text:p>
          </table:table-cell>
          <table:table-cell table:formula="of:=[.D1221]/[.A1221]*100" office:value-type="float" office:value="26.566308719267" calcext:value-type="float">
            <text:p>26.56630871926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496.423" calcext:value-type="float">
            <text:p>-496.423</text:p>
          </table:table-cell>
          <table:table-cell/>
          <table:table-cell table:formula="of:=ABS([.A1222]-[.B1222])" office:value-type="float" office:value="777.423" calcext:value-type="float">
            <text:p>777.423</text:p>
          </table:table-cell>
          <table:table-cell table:formula="of:=[.D1222]/[.A1222]*100" office:value-type="float" office:value="276.662989323843" calcext:value-type="float">
            <text:p>276.662989323843</text:p>
          </table:table-cell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float" office:value="16968.84" calcext:value-type="float">
            <text:p>16968.84</text:p>
          </table:table-cell>
          <table:table-cell/>
          <table:table-cell table:formula="of:=ABS([.A1223]-[.B1223])" office:value-type="float" office:value="2636.84" calcext:value-type="float">
            <text:p>2636.84</text:p>
          </table:table-cell>
          <table:table-cell table:formula="of:=[.D1223]/[.A1223]*100" office:value-type="float" office:value="18.398269606475" calcext:value-type="float">
            <text:p>18.3982696064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35.333" calcext:value-type="float">
            <text:p>1035.333</text:p>
          </table:table-cell>
          <table:table-cell/>
          <table:table-cell table:formula="of:=ABS([.A1224]-[.B1224])" office:value-type="float" office:value="705.333" calcext:value-type="float">
            <text:p>705.333</text:p>
          </table:table-cell>
          <table:table-cell table:formula="of:=[.D1224]/[.A1224]*100" office:value-type="float" office:value="213.737272727273" calcext:value-type="float">
            <text:p>213.7372727272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188.348" calcext:value-type="float">
            <text:p>-5188.348</text:p>
          </table:table-cell>
          <table:table-cell/>
          <table:table-cell table:formula="of:=ABS([.A1225]-[.B1225])" office:value-type="float" office:value="5243.348" calcext:value-type="float">
            <text:p>5243.348</text:p>
          </table:table-cell>
          <table:table-cell table:formula="of:=[.D1225]/[.A1225]*100" office:value-type="float" office:value="9533.36" calcext:value-type="float">
            <text:p>9533.36</text:p>
          </table:table-cell>
        </table:table-row>
        <table:table-row table:style-name="ro1">
          <table:table-cell office:value-type="float" office:value="16869" calcext:value-type="float">
            <text:p>16869</text:p>
          </table:table-cell>
          <table:table-cell office:value-type="float" office:value="18897.641" calcext:value-type="float">
            <text:p>18897.641</text:p>
          </table:table-cell>
          <table:table-cell/>
          <table:table-cell table:formula="of:=ABS([.A1226]-[.B1226])" office:value-type="float" office:value="2028.641" calcext:value-type="float">
            <text:p>2028.641</text:p>
          </table:table-cell>
          <table:table-cell table:formula="of:=[.D1226]/[.A1226]*100" office:value-type="float" office:value="12.0258521548402" calcext:value-type="float">
            <text:p>12.025852154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204.668" calcext:value-type="float">
            <text:p>-5204.668</text:p>
          </table:table-cell>
          <table:table-cell/>
          <table:table-cell table:formula="of:=ABS([.A1227]-[.B1227])" office:value-type="float" office:value="5204.668" calcext:value-type="float">
            <text:p>5204.668</text:p>
          </table:table-cell>
          <table:table-cell table:formula="of:=[.D1227]/[.A122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float" office:value="16340.849" calcext:value-type="float">
            <text:p>16340.849</text:p>
          </table:table-cell>
          <table:table-cell/>
          <table:table-cell table:formula="of:=ABS([.A1228]-[.B1228])" office:value-type="float" office:value="16992.151" calcext:value-type="float">
            <text:p>16992.151</text:p>
          </table:table-cell>
          <table:table-cell table:formula="of:=[.D1228]/[.A1228]*100" office:value-type="float" office:value="50.9769627696277" calcext:value-type="float">
            <text:p>50.97696276962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959.236" calcext:value-type="float">
            <text:p>-2959.236</text:p>
          </table:table-cell>
          <table:table-cell/>
          <table:table-cell table:formula="of:=ABS([.A1229]-[.B1229])" office:value-type="float" office:value="2992.236" calcext:value-type="float">
            <text:p>2992.236</text:p>
          </table:table-cell>
          <table:table-cell table:formula="of:=[.D1229]/[.A1229]*100" office:value-type="float" office:value="9067.38181818182" calcext:value-type="float">
            <text:p>9067.38181818182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15660.277" calcext:value-type="float">
            <text:p>15660.277</text:p>
          </table:table-cell>
          <table:table-cell/>
          <table:table-cell table:formula="of:=ABS([.A1230]-[.B1230])" office:value-type="float" office:value="7814.277" calcext:value-type="float">
            <text:p>7814.277</text:p>
          </table:table-cell>
          <table:table-cell table:formula="of:=[.D1230]/[.A1230]*100" office:value-type="float" office:value="99.5956793270456" calcext:value-type="float">
            <text:p>99.5956793270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813.477" calcext:value-type="float">
            <text:p>-3813.477</text:p>
          </table:table-cell>
          <table:table-cell/>
          <table:table-cell table:formula="of:=ABS([.A1231]-[.B1231])" office:value-type="float" office:value="3813.477" calcext:value-type="float">
            <text:p>3813.477</text:p>
          </table:table-cell>
          <table:table-cell table:formula="of:=[.D1231]/[.A123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978.301" calcext:value-type="float">
            <text:p>-978.301</text:p>
          </table:table-cell>
          <table:table-cell/>
          <table:table-cell table:formula="of:=ABS([.A1232]-[.B1232])" office:value-type="float" office:value="1479.301" calcext:value-type="float">
            <text:p>1479.301</text:p>
          </table:table-cell>
          <table:table-cell table:formula="of:=[.D1232]/[.A1232]*100" office:value-type="float" office:value="295.269660678643" calcext:value-type="float">
            <text:p>295.26966067864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880.706" calcext:value-type="float">
            <text:p>1880.706</text:p>
          </table:table-cell>
          <table:table-cell/>
          <table:table-cell table:formula="of:=ABS([.A1233]-[.B1233])" office:value-type="float" office:value="213.706" calcext:value-type="float">
            <text:p>213.706</text:p>
          </table:table-cell>
          <table:table-cell table:formula="of:=[.D1233]/[.A1233]*100" office:value-type="float" office:value="12.8197960407918" calcext:value-type="float">
            <text:p>12.81979604079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82.185" calcext:value-type="float">
            <text:p>-1882.185</text:p>
          </table:table-cell>
          <table:table-cell/>
          <table:table-cell table:formula="of:=ABS([.A1234]-[.B1234])" office:value-type="float" office:value="2257.185" calcext:value-type="float">
            <text:p>2257.185</text:p>
          </table:table-cell>
          <table:table-cell table:formula="of:=[.D1234]/[.A1234]*100" office:value-type="float" office:value="601.916" calcext:value-type="float">
            <text:p>601.916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float" office:value="20350.582" calcext:value-type="float">
            <text:p>20350.582</text:p>
          </table:table-cell>
          <table:table-cell/>
          <table:table-cell table:formula="of:=ABS([.A1235]-[.B1235])" office:value-type="float" office:value="1939.582" calcext:value-type="float">
            <text:p>1939.582</text:p>
          </table:table-cell>
          <table:table-cell table:formula="of:=[.D1235]/[.A1235]*100" office:value-type="float" office:value="10.5349084786269" calcext:value-type="float">
            <text:p>10.5349084786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973.992" calcext:value-type="float">
            <text:p>-3973.992</text:p>
          </table:table-cell>
          <table:table-cell/>
          <table:table-cell table:formula="of:=ABS([.A1236]-[.B1236])" office:value-type="float" office:value="3973.992" calcext:value-type="float">
            <text:p>3973.992</text:p>
          </table:table-cell>
          <table:table-cell table:formula="of:=[.D1236]/[.A1236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3.749" calcext:value-type="float">
            <text:p>93.749</text:p>
          </table:table-cell>
          <table:table-cell/>
          <table:table-cell table:formula="of:=ABS([.A1237]-[.B1237])" office:value-type="float" office:value="554.251" calcext:value-type="float">
            <text:p>554.251</text:p>
          </table:table-cell>
          <table:table-cell table:formula="of:=[.D1237]/[.A1237]*100" office:value-type="float" office:value="85.5325617283951" calcext:value-type="float">
            <text:p>85.532561728395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435.628" calcext:value-type="float">
            <text:p>5435.628</text:p>
          </table:table-cell>
          <table:table-cell/>
          <table:table-cell table:formula="of:=ABS([.A1238]-[.B1238])" office:value-type="float" office:value="3866.628" calcext:value-type="float">
            <text:p>3866.628</text:p>
          </table:table-cell>
          <table:table-cell table:formula="of:=[.D1238]/[.A1238]*100" office:value-type="float" office:value="246.439005736138" calcext:value-type="float">
            <text:p>246.439005736138</text:p>
          </table:table-cell>
        </table:table-row>
        <table:table-row table:style-name="ro1">
          <table:table-cell office:value-type="float" office:value="76539" calcext:value-type="float">
            <text:p>76539</text:p>
          </table:table-cell>
          <table:table-cell office:value-type="float" office:value="36624.265" calcext:value-type="float">
            <text:p>36624.265</text:p>
          </table:table-cell>
          <table:table-cell/>
          <table:table-cell table:formula="of:=ABS([.A1239]-[.B1239])" office:value-type="float" office:value="39914.735" calcext:value-type="float">
            <text:p>39914.735</text:p>
          </table:table-cell>
          <table:table-cell table:formula="of:=[.D1239]/[.A1239]*100" office:value-type="float" office:value="52.1495381439528" calcext:value-type="float">
            <text:p>52.1495381439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61.344" calcext:value-type="float">
            <text:p>2661.344</text:p>
          </table:table-cell>
          <table:table-cell/>
          <table:table-cell table:formula="of:=ABS([.A1240]-[.B1240])" office:value-type="float" office:value="2640.344" calcext:value-type="float">
            <text:p>2640.344</text:p>
          </table:table-cell>
          <table:table-cell table:formula="of:=[.D1240]/[.A1240]*100" office:value-type="float" office:value="12573.0666666667" calcext:value-type="float">
            <text:p>12573.0666666667</text:p>
          </table:table-cell>
        </table:table-row>
        <table:table-row table:style-name="ro1">
          <table:table-cell office:value-type="float" office:value="25427" calcext:value-type="float">
            <text:p>25427</text:p>
          </table:table-cell>
          <table:table-cell office:value-type="float" office:value="22913.759" calcext:value-type="float">
            <text:p>22913.759</text:p>
          </table:table-cell>
          <table:table-cell/>
          <table:table-cell table:formula="of:=ABS([.A1241]-[.B1241])" office:value-type="float" office:value="2513.241" calcext:value-type="float">
            <text:p>2513.241</text:p>
          </table:table-cell>
          <table:table-cell table:formula="of:=[.D1241]/[.A1241]*100" office:value-type="float" office:value="9.88414284028789" calcext:value-type="float">
            <text:p>9.88414284028789</text:p>
          </table:table-cell>
        </table:table-row>
        <table:table-row table:style-name="ro1">
          <table:table-cell office:value-type="float" office:value="19429" calcext:value-type="float">
            <text:p>19429</text:p>
          </table:table-cell>
          <table:table-cell office:value-type="float" office:value="20549.81" calcext:value-type="float">
            <text:p>20549.81</text:p>
          </table:table-cell>
          <table:table-cell/>
          <table:table-cell table:formula="of:=ABS([.A1242]-[.B1242])" office:value-type="float" office:value="1120.81" calcext:value-type="float">
            <text:p>1120.81</text:p>
          </table:table-cell>
          <table:table-cell table:formula="of:=[.D1242]/[.A1242]*100" office:value-type="float" office:value="5.76874774821144" calcext:value-type="float">
            <text:p>5.7687477482114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653.083" calcext:value-type="float">
            <text:p>3653.083</text:p>
          </table:table-cell>
          <table:table-cell/>
          <table:table-cell table:formula="of:=ABS([.A1243]-[.B1243])" office:value-type="float" office:value="3065.083" calcext:value-type="float">
            <text:p>3065.083</text:p>
          </table:table-cell>
          <table:table-cell table:formula="of:=[.D1243]/[.A1243]*100" office:value-type="float" office:value="521.272619047619" calcext:value-type="float">
            <text:p>521.272619047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598.964" calcext:value-type="float">
            <text:p>-598.964</text:p>
          </table:table-cell>
          <table:table-cell/>
          <table:table-cell table:formula="of:=ABS([.A1244]-[.B1244])" office:value-type="float" office:value="612.964" calcext:value-type="float">
            <text:p>612.964</text:p>
          </table:table-cell>
          <table:table-cell table:formula="of:=[.D1244]/[.A1244]*100" office:value-type="float" office:value="4378.31428571429" calcext:value-type="float">
            <text:p>4378.314285714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75.165" calcext:value-type="float">
            <text:p>1175.165</text:p>
          </table:table-cell>
          <table:table-cell/>
          <table:table-cell table:formula="of:=ABS([.A1245]-[.B1245])" office:value-type="float" office:value="894.165" calcext:value-type="float">
            <text:p>894.165</text:p>
          </table:table-cell>
          <table:table-cell table:formula="of:=[.D1245]/[.A1245]*100" office:value-type="float" office:value="318.208185053381" calcext:value-type="float">
            <text:p>318.208185053381</text:p>
          </table:table-cell>
        </table:table-row>
        <table:table-row table:style-name="ro1">
          <table:table-cell office:value-type="float" office:value="25520" calcext:value-type="float">
            <text:p>25520</text:p>
          </table:table-cell>
          <table:table-cell office:value-type="float" office:value="38484.247" calcext:value-type="float">
            <text:p>38484.247</text:p>
          </table:table-cell>
          <table:table-cell/>
          <table:table-cell table:formula="of:=ABS([.A1246]-[.B1246])" office:value-type="float" office:value="12964.247" calcext:value-type="float">
            <text:p>12964.247</text:p>
          </table:table-cell>
          <table:table-cell table:formula="of:=[.D1246]/[.A1246]*100" office:value-type="float" office:value="50.8003409090909" calcext:value-type="float">
            <text:p>50.800340909090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8284.759" calcext:value-type="float">
            <text:p>38284.759</text:p>
          </table:table-cell>
          <table:table-cell/>
          <table:table-cell table:formula="of:=ABS([.A1247]-[.B1247])" office:value-type="float" office:value="37259.759" calcext:value-type="float">
            <text:p>37259.759</text:p>
          </table:table-cell>
          <table:table-cell table:formula="of:=[.D1247]/[.A1247]*100" office:value-type="float" office:value="3635.09843902439" calcext:value-type="float">
            <text:p>3635.09843902439</text:p>
          </table:table-cell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13281.511" calcext:value-type="float">
            <text:p>13281.511</text:p>
          </table:table-cell>
          <table:table-cell/>
          <table:table-cell table:formula="of:=ABS([.A1248]-[.B1248])" office:value-type="float" office:value="4068.511" calcext:value-type="float">
            <text:p>4068.511</text:p>
          </table:table-cell>
          <table:table-cell table:formula="of:=[.D1248]/[.A1248]*100" office:value-type="float" office:value="44.1605448822316" calcext:value-type="float">
            <text:p>44.16054488223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5.636" calcext:value-type="float">
            <text:p>35.636</text:p>
          </table:table-cell>
          <table:table-cell/>
          <table:table-cell table:formula="of:=ABS([.A1249]-[.B1249])" office:value-type="float" office:value="745.364" calcext:value-type="float">
            <text:p>745.364</text:p>
          </table:table-cell>
          <table:table-cell table:formula="of:=[.D1249]/[.A1249]*100" office:value-type="float" office:value="95.4371318822023" calcext:value-type="float">
            <text:p>95.4371318822023</text:p>
          </table:table-cell>
        </table:table-row>
        <table:table-row table:style-name="ro1">
          <table:table-cell office:value-type="float" office:value="10488" calcext:value-type="float">
            <text:p>10488</text:p>
          </table:table-cell>
          <table:table-cell office:value-type="float" office:value="11189.951" calcext:value-type="float">
            <text:p>11189.951</text:p>
          </table:table-cell>
          <table:table-cell/>
          <table:table-cell table:formula="of:=ABS([.A1250]-[.B1250])" office:value-type="float" office:value="701.950999999999" calcext:value-type="float">
            <text:p>701.950999999999</text:p>
          </table:table-cell>
          <table:table-cell table:formula="of:=[.D1250]/[.A1250]*100" office:value-type="float" office:value="6.69289664378336" calcext:value-type="float">
            <text:p>6.692896643783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866.061" calcext:value-type="float">
            <text:p>-2866.061</text:p>
          </table:table-cell>
          <table:table-cell/>
          <table:table-cell table:formula="of:=ABS([.A1251]-[.B1251])" office:value-type="float" office:value="3007.061" calcext:value-type="float">
            <text:p>3007.061</text:p>
          </table:table-cell>
          <table:table-cell table:formula="of:=[.D1251]/[.A1251]*100" office:value-type="float" office:value="2132.66737588652" calcext:value-type="float">
            <text:p>2132.66737588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132.974" calcext:value-type="float">
            <text:p>-4132.974</text:p>
          </table:table-cell>
          <table:table-cell/>
          <table:table-cell table:formula="of:=ABS([.A1252]-[.B1252])" office:value-type="float" office:value="4134.974" calcext:value-type="float">
            <text:p>4134.974</text:p>
          </table:table-cell>
          <table:table-cell table:formula="of:=[.D1252]/[.A1252]*100" office:value-type="float" office:value="206748.7" calcext:value-type="float">
            <text:p>206748.7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29521.846" calcext:value-type="float">
            <text:p>29521.846</text:p>
          </table:table-cell>
          <table:table-cell/>
          <table:table-cell table:formula="of:=ABS([.A1253]-[.B1253])" office:value-type="float" office:value="25229.846" calcext:value-type="float">
            <text:p>25229.846</text:p>
          </table:table-cell>
          <table:table-cell table:formula="of:=[.D1253]/[.A1253]*100" office:value-type="float" office:value="587.834249767008" calcext:value-type="float">
            <text:p>587.834249767008</text:p>
          </table:table-cell>
        </table:table-row>
        <table:table-row table:style-name="ro1">
          <table:table-cell office:value-type="float" office:value="114297" calcext:value-type="float">
            <text:p>114297</text:p>
          </table:table-cell>
          <table:table-cell office:value-type="float" office:value="66088.972" calcext:value-type="float">
            <text:p>66088.972</text:p>
          </table:table-cell>
          <table:table-cell/>
          <table:table-cell table:formula="of:=ABS([.A1254]-[.B1254])" office:value-type="float" office:value="48208.028" calcext:value-type="float">
            <text:p>48208.028</text:p>
          </table:table-cell>
          <table:table-cell table:formula="of:=[.D1254]/[.A1254]*100" office:value-type="float" office:value="42.1778594363807" calcext:value-type="float">
            <text:p>42.1778594363807</text:p>
          </table:table-cell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float" office:value="14970.412" calcext:value-type="float">
            <text:p>14970.412</text:p>
          </table:table-cell>
          <table:table-cell/>
          <table:table-cell table:formula="of:=ABS([.A1255]-[.B1255])" office:value-type="float" office:value="1428.588" calcext:value-type="float">
            <text:p>1428.588</text:p>
          </table:table-cell>
          <table:table-cell table:formula="of:=[.D1255]/[.A1255]*100" office:value-type="float" office:value="8.71143362400146" calcext:value-type="float">
            <text:p>8.71143362400146</text:p>
          </table:table-cell>
        </table:table-row>
        <table:table-row table:style-name="ro1">
          <table:table-cell office:value-type="float" office:value="13702" calcext:value-type="float">
            <text:p>13702</text:p>
          </table:table-cell>
          <table:table-cell office:value-type="float" office:value="13411.697" calcext:value-type="float">
            <text:p>13411.697</text:p>
          </table:table-cell>
          <table:table-cell/>
          <table:table-cell table:formula="of:=ABS([.A1256]-[.B1256])" office:value-type="float" office:value="290.303" calcext:value-type="float">
            <text:p>290.303</text:p>
          </table:table-cell>
          <table:table-cell table:formula="of:=[.D1256]/[.A1256]*100" office:value-type="float" office:value="2.11869070208729" calcext:value-type="float">
            <text:p>2.11869070208729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30875.449" calcext:value-type="float">
            <text:p>30875.449</text:p>
          </table:table-cell>
          <table:table-cell/>
          <table:table-cell table:formula="of:=ABS([.A1257]-[.B1257])" office:value-type="float" office:value="21163.449" calcext:value-type="float">
            <text:p>21163.449</text:p>
          </table:table-cell>
          <table:table-cell table:formula="of:=[.D1257]/[.A1257]*100" office:value-type="float" office:value="217.910306836903" calcext:value-type="float">
            <text:p>217.910306836903</text:p>
          </table:table-cell>
        </table:table-row>
        <table:table-row table:style-name="ro1">
          <table:table-cell office:value-type="float" office:value="12637" calcext:value-type="float">
            <text:p>12637</text:p>
          </table:table-cell>
          <table:table-cell office:value-type="float" office:value="34139.549" calcext:value-type="float">
            <text:p>34139.549</text:p>
          </table:table-cell>
          <table:table-cell/>
          <table:table-cell table:formula="of:=ABS([.A1258]-[.B1258])" office:value-type="float" office:value="21502.549" calcext:value-type="float">
            <text:p>21502.549</text:p>
          </table:table-cell>
          <table:table-cell table:formula="of:=[.D1258]/[.A1258]*100" office:value-type="float" office:value="170.15548785313" calcext:value-type="float">
            <text:p>170.15548785313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6603.253" calcext:value-type="float">
            <text:p>6603.253</text:p>
          </table:table-cell>
          <table:table-cell/>
          <table:table-cell table:formula="of:=ABS([.A1259]-[.B1259])" office:value-type="float" office:value="1010.253" calcext:value-type="float">
            <text:p>1010.253</text:p>
          </table:table-cell>
          <table:table-cell table:formula="of:=[.D1259]/[.A1259]*100" office:value-type="float" office:value="18.0628106561774" calcext:value-type="float">
            <text:p>18.062810656177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279.28" calcext:value-type="float">
            <text:p>6279.28</text:p>
          </table:table-cell>
          <table:table-cell/>
          <table:table-cell table:formula="of:=ABS([.A1260]-[.B1260])" office:value-type="float" office:value="4526.28" calcext:value-type="float">
            <text:p>4526.28</text:p>
          </table:table-cell>
          <table:table-cell table:formula="of:=[.D1260]/[.A1260]*100" office:value-type="float" office:value="258.20193953223" calcext:value-type="float">
            <text:p>258.201939532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426.169" calcext:value-type="float">
            <text:p>-5426.169</text:p>
          </table:table-cell>
          <table:table-cell/>
          <table:table-cell table:formula="of:=ABS([.A1261]-[.B1261])" office:value-type="float" office:value="5518.169" calcext:value-type="float">
            <text:p>5518.169</text:p>
          </table:table-cell>
          <table:table-cell table:formula="of:=[.D1261]/[.A1261]*100" office:value-type="float" office:value="5998.0097826087" calcext:value-type="float">
            <text:p>5998.0097826087</text:p>
          </table:table-cell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9208.383" calcext:value-type="float">
            <text:p>9208.383</text:p>
          </table:table-cell>
          <table:table-cell/>
          <table:table-cell table:formula="of:=ABS([.A1262]-[.B1262])" office:value-type="float" office:value="562.383" calcext:value-type="float">
            <text:p>562.383</text:p>
          </table:table-cell>
          <table:table-cell table:formula="of:=[.D1262]/[.A1262]*100" office:value-type="float" office:value="6.50454545454545" calcext:value-type="float">
            <text:p>6.504545454545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96.204" calcext:value-type="float">
            <text:p>-896.204</text:p>
          </table:table-cell>
          <table:table-cell/>
          <table:table-cell table:formula="of:=ABS([.A1263]-[.B1263])" office:value-type="float" office:value="976.204" calcext:value-type="float">
            <text:p>976.204</text:p>
          </table:table-cell>
          <table:table-cell table:formula="of:=[.D1263]/[.A1263]*100" office:value-type="float" office:value="1220.255" calcext:value-type="float">
            <text:p>1220.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665.598" calcext:value-type="float">
            <text:p>-5665.598</text:p>
          </table:table-cell>
          <table:table-cell/>
          <table:table-cell table:formula="of:=ABS([.A1264]-[.B1264])" office:value-type="float" office:value="5665.598" calcext:value-type="float">
            <text:p>5665.598</text:p>
          </table:table-cell>
          <table:table-cell table:formula="of:=[.D1264]/[.A1264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933.65" calcext:value-type="float">
            <text:p>-10933.65</text:p>
          </table:table-cell>
          <table:table-cell/>
          <table:table-cell table:formula="of:=ABS([.A1265]-[.B1265])" office:value-type="float" office:value="10933.65" calcext:value-type="float">
            <text:p>10933.65</text:p>
          </table:table-cell>
          <table:table-cell table:formula="of:=[.D1265]/[.A1265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056.409" calcext:value-type="float">
            <text:p>-9056.409</text:p>
          </table:table-cell>
          <table:table-cell/>
          <table:table-cell table:formula="of:=ABS([.A1266]-[.B1266])" office:value-type="float" office:value="9067.409" calcext:value-type="float">
            <text:p>9067.409</text:p>
          </table:table-cell>
          <table:table-cell table:formula="of:=[.D1266]/[.A1266]*100" office:value-type="float" office:value="82430.9909090909" calcext:value-type="float">
            <text:p>82430.990909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016.274" calcext:value-type="float">
            <text:p>-9016.274</text:p>
          </table:table-cell>
          <table:table-cell/>
          <table:table-cell table:formula="of:=ABS([.A1267]-[.B1267])" office:value-type="float" office:value="9026.274" calcext:value-type="float">
            <text:p>9026.274</text:p>
          </table:table-cell>
          <table:table-cell table:formula="of:=[.D1267]/[.A1267]*100" office:value-type="float" office:value="90262.74" calcext:value-type="float">
            <text:p>90262.74</text:p>
          </table:table-cell>
        </table:table-row>
        <table:table-row table:style-name="ro1">
          <table:table-cell office:value-type="float" office:value="50198" calcext:value-type="float">
            <text:p>50198</text:p>
          </table:table-cell>
          <table:table-cell office:value-type="float" office:value="32220.279" calcext:value-type="float">
            <text:p>32220.279</text:p>
          </table:table-cell>
          <table:table-cell/>
          <table:table-cell table:formula="of:=ABS([.A1268]-[.B1268])" office:value-type="float" office:value="17977.721" calcext:value-type="float">
            <text:p>17977.721</text:p>
          </table:table-cell>
          <table:table-cell table:formula="of:=[.D1268]/[.A1268]*100" office:value-type="float" office:value="35.8136200645444" calcext:value-type="float">
            <text:p>35.8136200645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48.594" calcext:value-type="float">
            <text:p>-1848.594</text:p>
          </table:table-cell>
          <table:table-cell/>
          <table:table-cell table:formula="of:=ABS([.A1269]-[.B1269])" office:value-type="float" office:value="1848.594" calcext:value-type="float">
            <text:p>1848.594</text:p>
          </table:table-cell>
          <table:table-cell table:formula="of:=[.D1269]/[.A1269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44" calcext:value-type="float">
            <text:p>150044</text:p>
          </table:table-cell>
          <table:table-cell office:value-type="float" office:value="49210.327" calcext:value-type="float">
            <text:p>49210.327</text:p>
          </table:table-cell>
          <table:table-cell/>
          <table:table-cell table:formula="of:=ABS([.A1270]-[.B1270])" office:value-type="float" office:value="100833.673" calcext:value-type="float">
            <text:p>100833.673</text:p>
          </table:table-cell>
          <table:table-cell table:formula="of:=[.D1270]/[.A1270]*100" office:value-type="float" office:value="67.2027358641465" calcext:value-type="float">
            <text:p>67.2027358641465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18009.651" calcext:value-type="float">
            <text:p>18009.651</text:p>
          </table:table-cell>
          <table:table-cell/>
          <table:table-cell table:formula="of:=ABS([.A1271]-[.B1271])" office:value-type="float" office:value="3111.651" calcext:value-type="float">
            <text:p>3111.651</text:p>
          </table:table-cell>
          <table:table-cell table:formula="of:=[.D1271]/[.A1271]*100" office:value-type="float" office:value="20.8863672976239" calcext:value-type="float">
            <text:p>20.8863672976239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5098.39" calcext:value-type="float">
            <text:p>5098.39</text:p>
          </table:table-cell>
          <table:table-cell/>
          <table:table-cell table:formula="of:=ABS([.A1272]-[.B1272])" office:value-type="float" office:value="1729.61" calcext:value-type="float">
            <text:p>1729.61</text:p>
          </table:table-cell>
          <table:table-cell table:formula="of:=[.D1272]/[.A1272]*100" office:value-type="float" office:value="25.331136496778" calcext:value-type="float">
            <text:p>25.331136496778</text:p>
          </table:table-cell>
        </table:table-row>
        <table:table-row table:style-name="ro1">
          <table:table-cell office:value-type="float" office:value="16961" calcext:value-type="float">
            <text:p>16961</text:p>
          </table:table-cell>
          <table:table-cell office:value-type="float" office:value="6023.995" calcext:value-type="float">
            <text:p>6023.995</text:p>
          </table:table-cell>
          <table:table-cell/>
          <table:table-cell table:formula="of:=ABS([.A1273]-[.B1273])" office:value-type="float" office:value="10937.005" calcext:value-type="float">
            <text:p>10937.005</text:p>
          </table:table-cell>
          <table:table-cell table:formula="of:=[.D1273]/[.A1273]*100" office:value-type="float" office:value="64.4832557042627" calcext:value-type="float">
            <text:p>64.4832557042627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float" office:value="16892.02" calcext:value-type="float">
            <text:p>16892.02</text:p>
          </table:table-cell>
          <table:table-cell/>
          <table:table-cell table:formula="of:=ABS([.A1274]-[.B1274])" office:value-type="float" office:value="1276.98" calcext:value-type="float">
            <text:p>1276.98</text:p>
          </table:table-cell>
          <table:table-cell table:formula="of:=[.D1274]/[.A1274]*100" office:value-type="float" office:value="7.02834498321316" calcext:value-type="float">
            <text:p>7.0283449832131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4972.019" calcext:value-type="float">
            <text:p>24972.019</text:p>
          </table:table-cell>
          <table:table-cell/>
          <table:table-cell table:formula="of:=ABS([.A1275]-[.B1275])" office:value-type="float" office:value="23568.019" calcext:value-type="float">
            <text:p>23568.019</text:p>
          </table:table-cell>
          <table:table-cell table:formula="of:=[.D1275]/[.A1275]*100" office:value-type="float" office:value="1678.63383190883" calcext:value-type="float">
            <text:p>1678.633831908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90.345" calcext:value-type="float">
            <text:p>2390.345</text:p>
          </table:table-cell>
          <table:table-cell/>
          <table:table-cell table:formula="of:=ABS([.A1276]-[.B1276])" office:value-type="float" office:value="2345.345" calcext:value-type="float">
            <text:p>2345.345</text:p>
          </table:table-cell>
          <table:table-cell table:formula="of:=[.D1276]/[.A1276]*100" office:value-type="float" office:value="5211.87777777778" calcext:value-type="float">
            <text:p>5211.877777777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58.815" calcext:value-type="float">
            <text:p>5658.815</text:p>
          </table:table-cell>
          <table:table-cell/>
          <table:table-cell table:formula="of:=ABS([.A1277]-[.B1277])" office:value-type="float" office:value="5168.815" calcext:value-type="float">
            <text:p>5168.815</text:p>
          </table:table-cell>
          <table:table-cell table:formula="of:=[.D1277]/[.A1277]*100" office:value-type="float" office:value="1054.86020408163" calcext:value-type="float">
            <text:p>1054.860204081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65.623" calcext:value-type="float">
            <text:p>-65.623</text:p>
          </table:table-cell>
          <table:table-cell/>
          <table:table-cell table:formula="of:=ABS([.A1278]-[.B1278])" office:value-type="float" office:value="150.623" calcext:value-type="float">
            <text:p>150.623</text:p>
          </table:table-cell>
          <table:table-cell table:formula="of:=[.D1278]/[.A1278]*100" office:value-type="float" office:value="177.203529411765" calcext:value-type="float">
            <text:p>177.20352941176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440.658" calcext:value-type="float">
            <text:p>47440.658</text:p>
          </table:table-cell>
          <table:table-cell/>
          <table:table-cell table:formula="of:=ABS([.A1279]-[.B1279])" office:value-type="float" office:value="44340.658" calcext:value-type="float">
            <text:p>44340.658</text:p>
          </table:table-cell>
          <table:table-cell table:formula="of:=[.D1279]/[.A1279]*100" office:value-type="float" office:value="1430.34380645161" calcext:value-type="float">
            <text:p>1430.34380645161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float" office:value="17777.74" calcext:value-type="float">
            <text:p>17777.74</text:p>
          </table:table-cell>
          <table:table-cell/>
          <table:table-cell table:formula="of:=ABS([.A1280]-[.B1280])" office:value-type="float" office:value="2289.74" calcext:value-type="float">
            <text:p>2289.74</text:p>
          </table:table-cell>
          <table:table-cell table:formula="of:=[.D1280]/[.A1280]*100" office:value-type="float" office:value="14.7839617768595" calcext:value-type="float">
            <text:p>14.78396177685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33.077" calcext:value-type="float">
            <text:p>-3233.077</text:p>
          </table:table-cell>
          <table:table-cell/>
          <table:table-cell table:formula="of:=ABS([.A1281]-[.B1281])" office:value-type="float" office:value="3272.077" calcext:value-type="float">
            <text:p>3272.077</text:p>
          </table:table-cell>
          <table:table-cell table:formula="of:=[.D1281]/[.A1281]*100" office:value-type="float" office:value="8389.94102564103" calcext:value-type="float">
            <text:p>8389.94102564103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10735.303" calcext:value-type="float">
            <text:p>10735.303</text:p>
          </table:table-cell>
          <table:table-cell/>
          <table:table-cell table:formula="of:=ABS([.A1282]-[.B1282])" office:value-type="float" office:value="1324.303" calcext:value-type="float">
            <text:p>1324.303</text:p>
          </table:table-cell>
          <table:table-cell table:formula="of:=[.D1282]/[.A1282]*100" office:value-type="float" office:value="14.0718627138455" calcext:value-type="float">
            <text:p>14.071862713845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941.491" calcext:value-type="float">
            <text:p>5941.491</text:p>
          </table:table-cell>
          <table:table-cell/>
          <table:table-cell table:formula="of:=ABS([.A1283]-[.B1283])" office:value-type="float" office:value="5121.491" calcext:value-type="float">
            <text:p>5121.491</text:p>
          </table:table-cell>
          <table:table-cell table:formula="of:=[.D1283]/[.A1283]*100" office:value-type="float" office:value="624.572073170732" calcext:value-type="float">
            <text:p>624.572073170732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394.988" calcext:value-type="float">
            <text:p>6394.988</text:p>
          </table:table-cell>
          <table:table-cell/>
          <table:table-cell table:formula="of:=ABS([.A1284]-[.B1284])" office:value-type="float" office:value="4940.988" calcext:value-type="float">
            <text:p>4940.988</text:p>
          </table:table-cell>
          <table:table-cell table:formula="of:=[.D1284]/[.A1284]*100" office:value-type="float" office:value="339.820357634113" calcext:value-type="float">
            <text:p>339.820357634113</text:p>
          </table:table-cell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float" office:value="27593.391" calcext:value-type="float">
            <text:p>27593.391</text:p>
          </table:table-cell>
          <table:table-cell/>
          <table:table-cell table:formula="of:=ABS([.A1285]-[.B1285])" office:value-type="float" office:value="8386.609" calcext:value-type="float">
            <text:p>8386.609</text:p>
          </table:table-cell>
          <table:table-cell table:formula="of:=[.D1285]/[.A1285]*100" office:value-type="float" office:value="23.3090856031128" calcext:value-type="float">
            <text:p>23.3090856031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867.296" calcext:value-type="float">
            <text:p>-4867.296</text:p>
          </table:table-cell>
          <table:table-cell/>
          <table:table-cell table:formula="of:=ABS([.A1286]-[.B1286])" office:value-type="float" office:value="4893.296" calcext:value-type="float">
            <text:p>4893.296</text:p>
          </table:table-cell>
          <table:table-cell table:formula="of:=[.D1286]/[.A1286]*100" office:value-type="float" office:value="18820.3692307692" calcext:value-type="float">
            <text:p>18820.36923076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00.738" calcext:value-type="float">
            <text:p>-500.738</text:p>
          </table:table-cell>
          <table:table-cell/>
          <table:table-cell table:formula="of:=ABS([.A1287]-[.B1287])" office:value-type="float" office:value="580.738" calcext:value-type="float">
            <text:p>580.738</text:p>
          </table:table-cell>
          <table:table-cell table:formula="of:=[.D1287]/[.A1287]*100" office:value-type="float" office:value="725.9225" calcext:value-type="float">
            <text:p>725.92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308.458" calcext:value-type="float">
            <text:p>-4308.458</text:p>
          </table:table-cell>
          <table:table-cell/>
          <table:table-cell table:formula="of:=ABS([.A1288]-[.B1288])" office:value-type="float" office:value="4392.458" calcext:value-type="float">
            <text:p>4392.458</text:p>
          </table:table-cell>
          <table:table-cell table:formula="of:=[.D1288]/[.A1288]*100" office:value-type="float" office:value="5229.11666666667" calcext:value-type="float">
            <text:p>5229.1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82.311" calcext:value-type="float">
            <text:p>-1982.311</text:p>
          </table:table-cell>
          <table:table-cell/>
          <table:table-cell table:formula="of:=ABS([.A1289]-[.B1289])" office:value-type="float" office:value="1982.311" calcext:value-type="float">
            <text:p>1982.311</text:p>
          </table:table-cell>
          <table:table-cell table:formula="of:=[.D1289]/[.A1289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09.843" calcext:value-type="float">
            <text:p>909.843</text:p>
          </table:table-cell>
          <table:table-cell/>
          <table:table-cell table:formula="of:=ABS([.A1290]-[.B1290])" office:value-type="float" office:value="368.843" calcext:value-type="float">
            <text:p>368.843</text:p>
          </table:table-cell>
          <table:table-cell table:formula="of:=[.D1290]/[.A1290]*100" office:value-type="float" office:value="68.1780036968577" calcext:value-type="float">
            <text:p>68.1780036968577</text:p>
          </table:table-cell>
        </table:table-row>
        <table:table-row table:style-name="ro1">
          <table:table-cell office:value-type="float" office:value="9775" calcext:value-type="float">
            <text:p>9775</text:p>
          </table:table-cell>
          <table:table-cell office:value-type="float" office:value="7919.612" calcext:value-type="float">
            <text:p>7919.612</text:p>
          </table:table-cell>
          <table:table-cell/>
          <table:table-cell table:formula="of:=ABS([.A1291]-[.B1291])" office:value-type="float" office:value="1855.388" calcext:value-type="float">
            <text:p>1855.388</text:p>
          </table:table-cell>
          <table:table-cell table:formula="of:=[.D1291]/[.A1291]*100" office:value-type="float" office:value="18.9809514066496" calcext:value-type="float">
            <text:p>18.98095140664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974.839" calcext:value-type="float">
            <text:p>-1974.839</text:p>
          </table:table-cell>
          <table:table-cell/>
          <table:table-cell table:formula="of:=ABS([.A1292]-[.B1292])" office:value-type="float" office:value="2078.839" calcext:value-type="float">
            <text:p>2078.839</text:p>
          </table:table-cell>
          <table:table-cell table:formula="of:=[.D1292]/[.A1292]*100" office:value-type="float" office:value="1998.88365384615" calcext:value-type="float">
            <text:p>1998.883653846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456.779" calcext:value-type="float">
            <text:p>-2456.779</text:p>
          </table:table-cell>
          <table:table-cell/>
          <table:table-cell table:formula="of:=ABS([.A1293]-[.B1293])" office:value-type="float" office:value="2552.779" calcext:value-type="float">
            <text:p>2552.779</text:p>
          </table:table-cell>
          <table:table-cell table:formula="of:=[.D1293]/[.A1293]*100" office:value-type="float" office:value="2659.14479166667" calcext:value-type="float">
            <text:p>2659.14479166667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11950.335" calcext:value-type="float">
            <text:p>11950.335</text:p>
          </table:table-cell>
          <table:table-cell/>
          <table:table-cell table:formula="of:=ABS([.A1294]-[.B1294])" office:value-type="float" office:value="3429.335" calcext:value-type="float">
            <text:p>3429.335</text:p>
          </table:table-cell>
          <table:table-cell table:formula="of:=[.D1294]/[.A1294]*100" office:value-type="float" office:value="40.2456871259242" calcext:value-type="float">
            <text:p>40.24568712592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0.233" calcext:value-type="float">
            <text:p>130.233</text:p>
          </table:table-cell>
          <table:table-cell/>
          <table:table-cell table:formula="of:=ABS([.A1295]-[.B1295])" office:value-type="float" office:value="354.767" calcext:value-type="float">
            <text:p>354.767</text:p>
          </table:table-cell>
          <table:table-cell table:formula="of:=[.D1295]/[.A1295]*100" office:value-type="float" office:value="73.1478350515464" calcext:value-type="float">
            <text:p>73.14783505154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776.487" calcext:value-type="float">
            <text:p>-776.487</text:p>
          </table:table-cell>
          <table:table-cell/>
          <table:table-cell table:formula="of:=ABS([.A1296]-[.B1296])" office:value-type="float" office:value="1186.487" calcext:value-type="float">
            <text:p>1186.487</text:p>
          </table:table-cell>
          <table:table-cell table:formula="of:=[.D1296]/[.A1296]*100" office:value-type="float" office:value="289.387073170732" calcext:value-type="float">
            <text:p>289.3870731707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60.865" calcext:value-type="float">
            <text:p>760.865</text:p>
          </table:table-cell>
          <table:table-cell/>
          <table:table-cell table:formula="of:=ABS([.A1297]-[.B1297])" office:value-type="float" office:value="568.865" calcext:value-type="float">
            <text:p>568.865</text:p>
          </table:table-cell>
          <table:table-cell table:formula="of:=[.D1297]/[.A1297]*100" office:value-type="float" office:value="296.283854166667" calcext:value-type="float">
            <text:p>296.28385416666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229.166" calcext:value-type="float">
            <text:p>8229.166</text:p>
          </table:table-cell>
          <table:table-cell/>
          <table:table-cell table:formula="of:=ABS([.A1298]-[.B1298])" office:value-type="float" office:value="7735.166" calcext:value-type="float">
            <text:p>7735.166</text:p>
          </table:table-cell>
          <table:table-cell table:formula="of:=[.D1298]/[.A1298]*100" office:value-type="float" office:value="1565.82307692308" calcext:value-type="float">
            <text:p>1565.82307692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121.527" calcext:value-type="float">
            <text:p>-2121.527</text:p>
          </table:table-cell>
          <table:table-cell/>
          <table:table-cell table:formula="of:=ABS([.A1299]-[.B1299])" office:value-type="float" office:value="2165.527" calcext:value-type="float">
            <text:p>2165.527</text:p>
          </table:table-cell>
          <table:table-cell table:formula="of:=[.D1299]/[.A1299]*100" office:value-type="float" office:value="4921.65227272727" calcext:value-type="float">
            <text:p>4921.652272727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632.11" calcext:value-type="float">
            <text:p>7632.11</text:p>
          </table:table-cell>
          <table:table-cell/>
          <table:table-cell table:formula="of:=ABS([.A1300]-[.B1300])" office:value-type="float" office:value="8751.89" calcext:value-type="float">
            <text:p>8751.89</text:p>
          </table:table-cell>
          <table:table-cell table:formula="of:=[.D1300]/[.A1300]*100" office:value-type="float" office:value="53.4172973632812" calcext:value-type="float">
            <text:p>53.41729736328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962.104" calcext:value-type="float">
            <text:p>7962.104</text:p>
          </table:table-cell>
          <table:table-cell/>
          <table:table-cell table:formula="of:=ABS([.A1301]-[.B1301])" office:value-type="float" office:value="7509.104" calcext:value-type="float">
            <text:p>7509.104</text:p>
          </table:table-cell>
          <table:table-cell table:formula="of:=[.D1301]/[.A1301]*100" office:value-type="float" office:value="1657.63885209713" calcext:value-type="float">
            <text:p>1657.63885209713</text:p>
          </table:table-cell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5329.173" calcext:value-type="float">
            <text:p>35329.173</text:p>
          </table:table-cell>
          <table:table-cell/>
          <table:table-cell table:formula="of:=ABS([.A1302]-[.B1302])" office:value-type="float" office:value="9320.173" calcext:value-type="float">
            <text:p>9320.173</text:p>
          </table:table-cell>
          <table:table-cell table:formula="of:=[.D1302]/[.A1302]*100" office:value-type="float" office:value="35.8344150101888" calcext:value-type="float">
            <text:p>35.83441501018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13.92" calcext:value-type="float">
            <text:p>213.92</text:p>
          </table:table-cell>
          <table:table-cell/>
          <table:table-cell table:formula="of:=ABS([.A1303]-[.B1303])" office:value-type="float" office:value="394.08" calcext:value-type="float">
            <text:p>394.08</text:p>
          </table:table-cell>
          <table:table-cell table:formula="of:=[.D1303]/[.A1303]*100" office:value-type="float" office:value="64.8157894736842" calcext:value-type="float">
            <text:p>64.8157894736842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10724.123" calcext:value-type="float">
            <text:p>10724.123</text:p>
          </table:table-cell>
          <table:table-cell/>
          <table:table-cell table:formula="of:=ABS([.A1304]-[.B1304])" office:value-type="float" office:value="1302.123" calcext:value-type="float">
            <text:p>1302.123</text:p>
          </table:table-cell>
          <table:table-cell table:formula="of:=[.D1304]/[.A1304]*100" office:value-type="float" office:value="13.8200275949904" calcext:value-type="float">
            <text:p>13.820027594990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912.127" calcext:value-type="float">
            <text:p>2912.127</text:p>
          </table:table-cell>
          <table:table-cell/>
          <table:table-cell table:formula="of:=ABS([.A1305]-[.B1305])" office:value-type="float" office:value="1505.127" calcext:value-type="float">
            <text:p>1505.127</text:p>
          </table:table-cell>
          <table:table-cell table:formula="of:=[.D1305]/[.A1305]*100" office:value-type="float" office:value="106.974200426439" calcext:value-type="float">
            <text:p>106.974200426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455.89" calcext:value-type="float">
            <text:p>-4455.89</text:p>
          </table:table-cell>
          <table:table-cell/>
          <table:table-cell table:formula="of:=ABS([.A1306]-[.B1306])" office:value-type="float" office:value="4455.89" calcext:value-type="float">
            <text:p>4455.89</text:p>
          </table:table-cell>
          <table:table-cell table:formula="of:=[.D1306]/[.A1306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946.76" calcext:value-type="float">
            <text:p>-4946.76</text:p>
          </table:table-cell>
          <table:table-cell/>
          <table:table-cell table:formula="of:=ABS([.A1307]-[.B1307])" office:value-type="float" office:value="4946.76" calcext:value-type="float">
            <text:p>4946.76</text:p>
          </table:table-cell>
          <table:table-cell table:formula="of:=[.D1307]/[.A1307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520" calcext:value-type="float">
            <text:p>25520</text:p>
          </table:table-cell>
          <table:table-cell office:value-type="float" office:value="34799.4" calcext:value-type="float">
            <text:p>34799.4</text:p>
          </table:table-cell>
          <table:table-cell/>
          <table:table-cell table:formula="of:=ABS([.A1308]-[.B1308])" office:value-type="float" office:value="9279.4" calcext:value-type="float">
            <text:p>9279.4</text:p>
          </table:table-cell>
          <table:table-cell table:formula="of:=[.D1308]/[.A1308]*100" office:value-type="float" office:value="36.3612852664577" calcext:value-type="float">
            <text:p>36.361285266457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300.346" calcext:value-type="float">
            <text:p>4300.346</text:p>
          </table:table-cell>
          <table:table-cell/>
          <table:table-cell table:formula="of:=ABS([.A1309]-[.B1309])" office:value-type="float" office:value="3441.346" calcext:value-type="float">
            <text:p>3441.346</text:p>
          </table:table-cell>
          <table:table-cell table:formula="of:=[.D1309]/[.A1309]*100" office:value-type="float" office:value="400.622351571595" calcext:value-type="float">
            <text:p>400.62235157159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9.16" calcext:value-type="float">
            <text:p>399.16</text:p>
          </table:table-cell>
          <table:table-cell/>
          <table:table-cell table:formula="of:=ABS([.A1310]-[.B1310])" office:value-type="float" office:value="258.16" calcext:value-type="float">
            <text:p>258.16</text:p>
          </table:table-cell>
          <table:table-cell table:formula="of:=[.D1310]/[.A1310]*100" office:value-type="float" office:value="183.09219858156" calcext:value-type="float">
            <text:p>183.092198581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444.306" calcext:value-type="float">
            <text:p>5444.306</text:p>
          </table:table-cell>
          <table:table-cell/>
          <table:table-cell table:formula="of:=ABS([.A1311]-[.B1311])" office:value-type="float" office:value="5327.306" calcext:value-type="float">
            <text:p>5327.306</text:p>
          </table:table-cell>
          <table:table-cell table:formula="of:=[.D1311]/[.A1311]*100" office:value-type="float" office:value="4553.25299145299" calcext:value-type="float">
            <text:p>4553.2529914529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15.19" calcext:value-type="float">
            <text:p>1315.19</text:p>
          </table:table-cell>
          <table:table-cell/>
          <table:table-cell table:formula="of:=ABS([.A1312]-[.B1312])" office:value-type="float" office:value="949.19" calcext:value-type="float">
            <text:p>949.19</text:p>
          </table:table-cell>
          <table:table-cell table:formula="of:=[.D1312]/[.A1312]*100" office:value-type="float" office:value="259.341530054645" calcext:value-type="float">
            <text:p>259.341530054645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7174.126" calcext:value-type="float">
            <text:p>7174.126</text:p>
          </table:table-cell>
          <table:table-cell/>
          <table:table-cell table:formula="of:=ABS([.A1313]-[.B1313])" office:value-type="float" office:value="3236.126" calcext:value-type="float">
            <text:p>3236.126</text:p>
          </table:table-cell>
          <table:table-cell table:formula="of:=[.D1313]/[.A1313]*100" office:value-type="float" office:value="82.1768918232606" calcext:value-type="float">
            <text:p>82.1768918232606</text:p>
          </table:table-cell>
        </table:table-row>
        <table:table-row table:style-name="ro1">
          <table:table-cell office:value-type="float" office:value="12795" calcext:value-type="float">
            <text:p>12795</text:p>
          </table:table-cell>
          <table:table-cell office:value-type="float" office:value="14809.379" calcext:value-type="float">
            <text:p>14809.379</text:p>
          </table:table-cell>
          <table:table-cell/>
          <table:table-cell table:formula="of:=ABS([.A1314]-[.B1314])" office:value-type="float" office:value="2014.379" calcext:value-type="float">
            <text:p>2014.379</text:p>
          </table:table-cell>
          <table:table-cell table:formula="of:=[.D1314]/[.A1314]*100" office:value-type="float" office:value="15.7434857366159" calcext:value-type="float">
            <text:p>15.7434857366159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11015.957" calcext:value-type="float">
            <text:p>11015.957</text:p>
          </table:table-cell>
          <table:table-cell/>
          <table:table-cell table:formula="of:=ABS([.A1315]-[.B1315])" office:value-type="float" office:value="6302.957" calcext:value-type="float">
            <text:p>6302.957</text:p>
          </table:table-cell>
          <table:table-cell table:formula="of:=[.D1315]/[.A1315]*100" office:value-type="float" office:value="133.735561213664" calcext:value-type="float">
            <text:p>133.735561213664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float" office:value="22140.236" calcext:value-type="float">
            <text:p>22140.236</text:p>
          </table:table-cell>
          <table:table-cell/>
          <table:table-cell table:formula="of:=ABS([.A1316]-[.B1316])" office:value-type="float" office:value="6539.764" calcext:value-type="float">
            <text:p>6539.764</text:p>
          </table:table-cell>
          <table:table-cell table:formula="of:=[.D1316]/[.A1316]*100" office:value-type="float" office:value="22.8025244072524" calcext:value-type="float">
            <text:p>22.8025244072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409.077" calcext:value-type="float">
            <text:p>-6409.077</text:p>
          </table:table-cell>
          <table:table-cell/>
          <table:table-cell table:formula="of:=ABS([.A1317]-[.B1317])" office:value-type="float" office:value="6415.077" calcext:value-type="float">
            <text:p>6415.077</text:p>
          </table:table-cell>
          <table:table-cell table:formula="of:=[.D1317]/[.A1317]*100" office:value-type="float" office:value="106917.95" calcext:value-type="float">
            <text:p>106917.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150.058" calcext:value-type="float">
            <text:p>-1150.058</text:p>
          </table:table-cell>
          <table:table-cell/>
          <table:table-cell table:formula="of:=ABS([.A1318]-[.B1318])" office:value-type="float" office:value="1266.058" calcext:value-type="float">
            <text:p>1266.058</text:p>
          </table:table-cell>
          <table:table-cell table:formula="of:=[.D1318]/[.A1318]*100" office:value-type="float" office:value="1091.42931034483" calcext:value-type="float">
            <text:p>1091.42931034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548.346" calcext:value-type="float">
            <text:p>-4548.346</text:p>
          </table:table-cell>
          <table:table-cell/>
          <table:table-cell table:formula="of:=ABS([.A1319]-[.B1319])" office:value-type="float" office:value="4556.346" calcext:value-type="float">
            <text:p>4556.346</text:p>
          </table:table-cell>
          <table:table-cell table:formula="of:=[.D1319]/[.A1319]*100" office:value-type="float" office:value="56954.325" calcext:value-type="float">
            <text:p>56954.3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881.706" calcext:value-type="float">
            <text:p>-1881.706</text:p>
          </table:table-cell>
          <table:table-cell/>
          <table:table-cell table:formula="of:=ABS([.A1320]-[.B1320])" office:value-type="float" office:value="2091.706" calcext:value-type="float">
            <text:p>2091.706</text:p>
          </table:table-cell>
          <table:table-cell table:formula="of:=[.D1320]/[.A1320]*100" office:value-type="float" office:value="996.050476190476" calcext:value-type="float">
            <text:p>996.050476190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98.123" calcext:value-type="float">
            <text:p>-4998.123</text:p>
          </table:table-cell>
          <table:table-cell/>
          <table:table-cell table:formula="of:=ABS([.A1321]-[.B1321])" office:value-type="float" office:value="5014.123" calcext:value-type="float">
            <text:p>5014.123</text:p>
          </table:table-cell>
          <table:table-cell table:formula="of:=[.D1321]/[.A1321]*100" office:value-type="float" office:value="31338.26875" calcext:value-type="float">
            <text:p>31338.2687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260.348" calcext:value-type="float">
            <text:p>4260.348</text:p>
          </table:table-cell>
          <table:table-cell/>
          <table:table-cell table:formula="of:=ABS([.A1322]-[.B1322])" office:value-type="float" office:value="3537.348" calcext:value-type="float">
            <text:p>3537.348</text:p>
          </table:table-cell>
          <table:table-cell table:formula="of:=[.D1322]/[.A1322]*100" office:value-type="float" office:value="489.259751037344" calcext:value-type="float">
            <text:p>489.259751037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260.15" calcext:value-type="float">
            <text:p>-13260.15</text:p>
          </table:table-cell>
          <table:table-cell/>
          <table:table-cell table:formula="of:=ABS([.A1323]-[.B1323])" office:value-type="float" office:value="13261.15" calcext:value-type="float">
            <text:p>13261.15</text:p>
          </table:table-cell>
          <table:table-cell table:formula="of:=[.D1323]/[.A1323]*100" office:value-type="float" office:value="1326115" calcext:value-type="float">
            <text:p>1326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49.915" calcext:value-type="float">
            <text:p>-449.915</text:p>
          </table:table-cell>
          <table:table-cell/>
          <table:table-cell table:formula="of:=ABS([.A1324]-[.B1324])" office:value-type="float" office:value="570.915" calcext:value-type="float">
            <text:p>570.915</text:p>
          </table:table-cell>
          <table:table-cell table:formula="of:=[.D1324]/[.A1324]*100" office:value-type="float" office:value="471.830578512397" calcext:value-type="float">
            <text:p>471.83057851239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15.916" calcext:value-type="float">
            <text:p>3315.916</text:p>
          </table:table-cell>
          <table:table-cell/>
          <table:table-cell table:formula="of:=ABS([.A1325]-[.B1325])" office:value-type="float" office:value="2833.916" calcext:value-type="float">
            <text:p>2833.916</text:p>
          </table:table-cell>
          <table:table-cell table:formula="of:=[.D1325]/[.A1325]*100" office:value-type="float" office:value="587.949377593361" calcext:value-type="float">
            <text:p>587.9493775933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7.469" calcext:value-type="float">
            <text:p>377.469</text:p>
          </table:table-cell>
          <table:table-cell/>
          <table:table-cell table:formula="of:=ABS([.A1326]-[.B1326])" office:value-type="float" office:value="361.469" calcext:value-type="float">
            <text:p>361.469</text:p>
          </table:table-cell>
          <table:table-cell table:formula="of:=[.D1326]/[.A1326]*100" office:value-type="float" office:value="2259.18125" calcext:value-type="float">
            <text:p>2259.181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708.453" calcext:value-type="float">
            <text:p>-708.453</text:p>
          </table:table-cell>
          <table:table-cell/>
          <table:table-cell table:formula="of:=ABS([.A1327]-[.B1327])" office:value-type="float" office:value="1132.453" calcext:value-type="float">
            <text:p>1132.453</text:p>
          </table:table-cell>
          <table:table-cell table:formula="of:=[.D1327]/[.A1327]*100" office:value-type="float" office:value="267.087971698113" calcext:value-type="float">
            <text:p>267.087971698113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10627.026" calcext:value-type="float">
            <text:p>10627.026</text:p>
          </table:table-cell>
          <table:table-cell/>
          <table:table-cell table:formula="of:=ABS([.A1328]-[.B1328])" office:value-type="float" office:value="1679.026" calcext:value-type="float">
            <text:p>1679.026</text:p>
          </table:table-cell>
          <table:table-cell table:formula="of:=[.D1328]/[.A1328]*100" office:value-type="float" office:value="18.7642601698704" calcext:value-type="float">
            <text:p>18.7642601698704</text:p>
          </table:table-cell>
        </table:table-row>
        <table:table-row table:style-name="ro1">
          <table:table-cell office:value-type="float" office:value="100902" calcext:value-type="float">
            <text:p>100902</text:p>
          </table:table-cell>
          <table:table-cell office:value-type="float" office:value="103458.664" calcext:value-type="float">
            <text:p>103458.664</text:p>
          </table:table-cell>
          <table:table-cell/>
          <table:table-cell table:formula="of:=ABS([.A1329]-[.B1329])" office:value-type="float" office:value="2556.664" calcext:value-type="float">
            <text:p>2556.664</text:p>
          </table:table-cell>
          <table:table-cell table:formula="of:=[.D1329]/[.A1329]*100" office:value-type="float" office:value="2.53380904243722" calcext:value-type="float">
            <text:p>2.53380904243722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11240.93" calcext:value-type="float">
            <text:p>11240.93</text:p>
          </table:table-cell>
          <table:table-cell/>
          <table:table-cell table:formula="of:=ABS([.A1330]-[.B1330])" office:value-type="float" office:value="3759.93" calcext:value-type="float">
            <text:p>3759.93</text:p>
          </table:table-cell>
          <table:table-cell table:formula="of:=[.D1330]/[.A1330]*100" office:value-type="float" office:value="50.2597246357439" calcext:value-type="float">
            <text:p>50.2597246357439</text:p>
          </table:table-cell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float" office:value="10371.605" calcext:value-type="float">
            <text:p>10371.605</text:p>
          </table:table-cell>
          <table:table-cell/>
          <table:table-cell table:formula="of:=ABS([.A1331]-[.B1331])" office:value-type="float" office:value="577.395" calcext:value-type="float">
            <text:p>577.395</text:p>
          </table:table-cell>
          <table:table-cell table:formula="of:=[.D1331]/[.A1331]*100" office:value-type="float" office:value="5.2734952963741" calcext:value-type="float">
            <text:p>5.27349529637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08.846" calcext:value-type="float">
            <text:p>8908.846</text:p>
          </table:table-cell>
          <table:table-cell/>
          <table:table-cell table:formula="of:=ABS([.A1332]-[.B1332])" office:value-type="float" office:value="8694.846" calcext:value-type="float">
            <text:p>8694.846</text:p>
          </table:table-cell>
          <table:table-cell table:formula="of:=[.D1332]/[.A1332]*100" office:value-type="float" office:value="4063.01214953271" calcext:value-type="float">
            <text:p>4063.01214953271</text:p>
          </table:table-cell>
        </table:table-row>
        <table:table-row table:style-name="ro1">
          <table:table-cell office:value-type="float" office:value="30833" calcext:value-type="float">
            <text:p>30833</text:p>
          </table:table-cell>
          <table:table-cell office:value-type="float" office:value="24361.745" calcext:value-type="float">
            <text:p>24361.745</text:p>
          </table:table-cell>
          <table:table-cell/>
          <table:table-cell table:formula="of:=ABS([.A1333]-[.B1333])" office:value-type="float" office:value="6471.255" calcext:value-type="float">
            <text:p>6471.255</text:p>
          </table:table-cell>
          <table:table-cell table:formula="of:=[.D1333]/[.A1333]*100" office:value-type="float" office:value="20.9880809522265" calcext:value-type="float">
            <text:p>20.988080952226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849.755" calcext:value-type="float">
            <text:p>2849.755</text:p>
          </table:table-cell>
          <table:table-cell/>
          <table:table-cell table:formula="of:=ABS([.A1334]-[.B1334])" office:value-type="float" office:value="1950.755" calcext:value-type="float">
            <text:p>1950.755</text:p>
          </table:table-cell>
          <table:table-cell table:formula="of:=[.D1334]/[.A1334]*100" office:value-type="float" office:value="216.991657397108" calcext:value-type="float">
            <text:p>216.99165739710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9212.484" calcext:value-type="float">
            <text:p>39212.484</text:p>
          </table:table-cell>
          <table:table-cell/>
          <table:table-cell table:formula="of:=ABS([.A1335]-[.B1335])" office:value-type="float" office:value="38251.484" calcext:value-type="float">
            <text:p>38251.484</text:p>
          </table:table-cell>
          <table:table-cell table:formula="of:=[.D1335]/[.A1335]*100" office:value-type="float" office:value="3980.38335067638" calcext:value-type="float">
            <text:p>3980.383350676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5.349" calcext:value-type="float">
            <text:p>705.349</text:p>
          </table:table-cell>
          <table:table-cell/>
          <table:table-cell table:formula="of:=ABS([.A1336]-[.B1336])" office:value-type="float" office:value="507.349" calcext:value-type="float">
            <text:p>507.349</text:p>
          </table:table-cell>
          <table:table-cell table:formula="of:=[.D1336]/[.A1336]*100" office:value-type="float" office:value="256.236868686869" calcext:value-type="float">
            <text:p>256.23686868686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38.411" calcext:value-type="float">
            <text:p>438.411</text:p>
          </table:table-cell>
          <table:table-cell/>
          <table:table-cell table:formula="of:=ABS([.A1337]-[.B1337])" office:value-type="float" office:value="179.589" calcext:value-type="float">
            <text:p>179.589</text:p>
          </table:table-cell>
          <table:table-cell table:formula="of:=[.D1337]/[.A1337]*100" office:value-type="float" office:value="29.0597087378641" calcext:value-type="float">
            <text:p>29.0597087378641</text:p>
          </table:table-cell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20207.499" calcext:value-type="float">
            <text:p>20207.499</text:p>
          </table:table-cell>
          <table:table-cell/>
          <table:table-cell table:formula="of:=ABS([.A1338]-[.B1338])" office:value-type="float" office:value="2622.501" calcext:value-type="float">
            <text:p>2622.501</text:p>
          </table:table-cell>
          <table:table-cell table:formula="of:=[.D1338]/[.A1338]*100" office:value-type="float" office:value="11.4870827858082" calcext:value-type="float">
            <text:p>11.48708278580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977.672" calcext:value-type="float">
            <text:p>-3977.672</text:p>
          </table:table-cell>
          <table:table-cell/>
          <table:table-cell table:formula="of:=ABS([.A1339]-[.B1339])" office:value-type="float" office:value="4023.672" calcext:value-type="float">
            <text:p>4023.672</text:p>
          </table:table-cell>
          <table:table-cell table:formula="of:=[.D1339]/[.A1339]*100" office:value-type="float" office:value="8747.11304347826" calcext:value-type="float">
            <text:p>8747.11304347826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5192.561" calcext:value-type="float">
            <text:p>5192.561</text:p>
          </table:table-cell>
          <table:table-cell/>
          <table:table-cell table:formula="of:=ABS([.A1340]-[.B1340])" office:value-type="float" office:value="3921.439" calcext:value-type="float">
            <text:p>3921.439</text:p>
          </table:table-cell>
          <table:table-cell table:formula="of:=[.D1340]/[.A1340]*100" office:value-type="float" office:value="43.0265415843757" calcext:value-type="float">
            <text:p>43.02654158437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448.602" calcext:value-type="float">
            <text:p>-2448.602</text:p>
          </table:table-cell>
          <table:table-cell/>
          <table:table-cell table:formula="of:=ABS([.A1341]-[.B1341])" office:value-type="float" office:value="2494.602" calcext:value-type="float">
            <text:p>2494.602</text:p>
          </table:table-cell>
          <table:table-cell table:formula="of:=[.D1341]/[.A1341]*100" office:value-type="float" office:value="5423.04782608696" calcext:value-type="float">
            <text:p>5423.0478260869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914.767" calcext:value-type="float">
            <text:p>4914.767</text:p>
          </table:table-cell>
          <table:table-cell/>
          <table:table-cell table:formula="of:=ABS([.A1342]-[.B1342])" office:value-type="float" office:value="4480.767" calcext:value-type="float">
            <text:p>4480.767</text:p>
          </table:table-cell>
          <table:table-cell table:formula="of:=[.D1342]/[.A1342]*100" office:value-type="float" office:value="1032.43479262673" calcext:value-type="float">
            <text:p>1032.434792626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359.08" calcext:value-type="float">
            <text:p>-1359.08</text:p>
          </table:table-cell>
          <table:table-cell/>
          <table:table-cell table:formula="of:=ABS([.A1343]-[.B1343])" office:value-type="float" office:value="1814.08" calcext:value-type="float">
            <text:p>1814.08</text:p>
          </table:table-cell>
          <table:table-cell table:formula="of:=[.D1343]/[.A1343]*100" office:value-type="float" office:value="398.698901098901" calcext:value-type="float">
            <text:p>398.698901098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5985.65" calcext:value-type="float">
            <text:p>-5985.65</text:p>
          </table:table-cell>
          <table:table-cell/>
          <table:table-cell table:formula="of:=ABS([.A1344]-[.B1344])" office:value-type="float" office:value="5998.65" calcext:value-type="float">
            <text:p>5998.65</text:p>
          </table:table-cell>
          <table:table-cell table:formula="of:=[.D1344]/[.A1344]*100" office:value-type="float" office:value="46143.4615384615" calcext:value-type="float">
            <text:p>46143.4615384615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7468.588" calcext:value-type="float">
            <text:p>7468.588</text:p>
          </table:table-cell>
          <table:table-cell/>
          <table:table-cell table:formula="of:=ABS([.A1345]-[.B1345])" office:value-type="float" office:value="2716.588" calcext:value-type="float">
            <text:p>2716.588</text:p>
          </table:table-cell>
          <table:table-cell table:formula="of:=[.D1345]/[.A1345]*100" office:value-type="float" office:value="57.1672558922559" calcext:value-type="float">
            <text:p>57.167255892255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925.622" calcext:value-type="float">
            <text:p>5925.622</text:p>
          </table:table-cell>
          <table:table-cell/>
          <table:table-cell table:formula="of:=ABS([.A1346]-[.B1346])" office:value-type="float" office:value="4620.622" calcext:value-type="float">
            <text:p>4620.622</text:p>
          </table:table-cell>
          <table:table-cell table:formula="of:=[.D1346]/[.A1346]*100" office:value-type="float" office:value="354.070651340996" calcext:value-type="float">
            <text:p>354.070651340996</text:p>
          </table:table-cell>
        </table:table-row>
        <table:table-row table:style-name="ro1">
          <table:table-cell office:value-type="float" office:value="18214" calcext:value-type="float">
            <text:p>18214</text:p>
          </table:table-cell>
          <table:table-cell office:value-type="float" office:value="15041.771" calcext:value-type="float">
            <text:p>15041.771</text:p>
          </table:table-cell>
          <table:table-cell/>
          <table:table-cell table:formula="of:=ABS([.A1347]-[.B1347])" office:value-type="float" office:value="3172.229" calcext:value-type="float">
            <text:p>3172.229</text:p>
          </table:table-cell>
          <table:table-cell table:formula="of:=[.D1347]/[.A1347]*100" office:value-type="float" office:value="17.4164324146261" calcext:value-type="float">
            <text:p>17.4164324146261</text:p>
          </table:table-cell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12572.596" calcext:value-type="float">
            <text:p>12572.596</text:p>
          </table:table-cell>
          <table:table-cell/>
          <table:table-cell table:formula="of:=ABS([.A1348]-[.B1348])" office:value-type="float" office:value="2626.596" calcext:value-type="float">
            <text:p>2626.596</text:p>
          </table:table-cell>
          <table:table-cell table:formula="of:=[.D1348]/[.A1348]*100" office:value-type="float" office:value="26.4085662577921" calcext:value-type="float">
            <text:p>26.4085662577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193.577" calcext:value-type="float">
            <text:p>-8193.577</text:p>
          </table:table-cell>
          <table:table-cell/>
          <table:table-cell table:formula="of:=ABS([.A1349]-[.B1349])" office:value-type="float" office:value="8209.577" calcext:value-type="float">
            <text:p>8209.577</text:p>
          </table:table-cell>
          <table:table-cell table:formula="of:=[.D1349]/[.A1349]*100" office:value-type="float" office:value="51309.85625" calcext:value-type="float">
            <text:p>51309.8562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3195.846" calcext:value-type="float">
            <text:p>13195.846</text:p>
          </table:table-cell>
          <table:table-cell/>
          <table:table-cell table:formula="of:=ABS([.A1350]-[.B1350])" office:value-type="float" office:value="10842.846" calcext:value-type="float">
            <text:p>10842.846</text:p>
          </table:table-cell>
          <table:table-cell table:formula="of:=[.D1350]/[.A1350]*100" office:value-type="float" office:value="460.809434764131" calcext:value-type="float">
            <text:p>460.8094347641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08.75" calcext:value-type="float">
            <text:p>1208.75</text:p>
          </table:table-cell>
          <table:table-cell/>
          <table:table-cell table:formula="of:=ABS([.A1351]-[.B1351])" office:value-type="float" office:value="651.75" calcext:value-type="float">
            <text:p>651.75</text:p>
          </table:table-cell>
          <table:table-cell table:formula="of:=[.D1351]/[.A1351]*100" office:value-type="float" office:value="117.010771992819" calcext:value-type="float">
            <text:p>117.0107719928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624.943" calcext:value-type="float">
            <text:p>-624.943</text:p>
          </table:table-cell>
          <table:table-cell/>
          <table:table-cell table:formula="of:=ABS([.A1352]-[.B1352])" office:value-type="float" office:value="876.943" calcext:value-type="float">
            <text:p>876.943</text:p>
          </table:table-cell>
          <table:table-cell table:formula="of:=[.D1352]/[.A1352]*100" office:value-type="float" office:value="347.993253968254" calcext:value-type="float">
            <text:p>347.99325396825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669.117" calcext:value-type="float">
            <text:p>4669.117</text:p>
          </table:table-cell>
          <table:table-cell/>
          <table:table-cell table:formula="of:=ABS([.A1353]-[.B1353])" office:value-type="float" office:value="3697.117" calcext:value-type="float">
            <text:p>3697.117</text:p>
          </table:table-cell>
          <table:table-cell table:formula="of:=[.D1353]/[.A1353]*100" office:value-type="float" office:value="380.36183127572" calcext:value-type="float">
            <text:p>380.361831275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2275.074" calcext:value-type="float">
            <text:p>-2275.074</text:p>
          </table:table-cell>
          <table:table-cell/>
          <table:table-cell table:formula="of:=ABS([.A1354]-[.B1354])" office:value-type="float" office:value="2413.074" calcext:value-type="float">
            <text:p>2413.074</text:p>
          </table:table-cell>
          <table:table-cell table:formula="of:=[.D1354]/[.A1354]*100" office:value-type="float" office:value="1748.60434782609" calcext:value-type="float">
            <text:p>1748.6043478260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68.566" calcext:value-type="float">
            <text:p>2568.566</text:p>
          </table:table-cell>
          <table:table-cell/>
          <table:table-cell table:formula="of:=ABS([.A1355]-[.B1355])" office:value-type="float" office:value="2219.566" calcext:value-type="float">
            <text:p>2219.566</text:p>
          </table:table-cell>
          <table:table-cell table:formula="of:=[.D1355]/[.A1355]*100" office:value-type="float" office:value="635.978796561605" calcext:value-type="float">
            <text:p>635.978796561605</text:p>
          </table:table-cell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float" office:value="21294.297" calcext:value-type="float">
            <text:p>21294.297</text:p>
          </table:table-cell>
          <table:table-cell/>
          <table:table-cell table:formula="of:=ABS([.A1356]-[.B1356])" office:value-type="float" office:value="4763.297" calcext:value-type="float">
            <text:p>4763.297</text:p>
          </table:table-cell>
          <table:table-cell table:formula="of:=[.D1356]/[.A1356]*100" office:value-type="float" office:value="28.8143306515032" calcext:value-type="float">
            <text:p>28.8143306515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138.449" calcext:value-type="float">
            <text:p>-2138.449</text:p>
          </table:table-cell>
          <table:table-cell/>
          <table:table-cell table:formula="of:=ABS([.A1357]-[.B1357])" office:value-type="float" office:value="2148.449" calcext:value-type="float">
            <text:p>2148.449</text:p>
          </table:table-cell>
          <table:table-cell table:formula="of:=[.D1357]/[.A1357]*100" office:value-type="float" office:value="21484.49" calcext:value-type="float">
            <text:p>21484.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64.286" calcext:value-type="float">
            <text:p>2364.286</text:p>
          </table:table-cell>
          <table:table-cell/>
          <table:table-cell table:formula="of:=ABS([.A1358]-[.B1358])" office:value-type="float" office:value="2179.286" calcext:value-type="float">
            <text:p>2179.286</text:p>
          </table:table-cell>
          <table:table-cell table:formula="of:=[.D1358]/[.A1358]*100" office:value-type="float" office:value="1177.99243243243" calcext:value-type="float">
            <text:p>1177.99243243243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14096.697" calcext:value-type="float">
            <text:p>14096.697</text:p>
          </table:table-cell>
          <table:table-cell/>
          <table:table-cell table:formula="of:=ABS([.A1359]-[.B1359])" office:value-type="float" office:value="9491.697" calcext:value-type="float">
            <text:p>9491.697</text:p>
          </table:table-cell>
          <table:table-cell table:formula="of:=[.D1359]/[.A1359]*100" office:value-type="float" office:value="206.117198697068" calcext:value-type="float">
            <text:p>206.1171986970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94.27" calcext:value-type="float">
            <text:p>294.27</text:p>
          </table:table-cell>
          <table:table-cell/>
          <table:table-cell table:formula="of:=ABS([.A1360]-[.B1360])" office:value-type="float" office:value="102.73" calcext:value-type="float">
            <text:p>102.73</text:p>
          </table:table-cell>
          <table:table-cell table:formula="of:=[.D1360]/[.A1360]*100" office:value-type="float" office:value="25.8765743073048" calcext:value-type="float">
            <text:p>25.876574307304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292.468" calcext:value-type="float">
            <text:p>6292.468</text:p>
          </table:table-cell>
          <table:table-cell/>
          <table:table-cell table:formula="of:=ABS([.A1361]-[.B1361])" office:value-type="float" office:value="5833.468" calcext:value-type="float">
            <text:p>5833.468</text:p>
          </table:table-cell>
          <table:table-cell table:formula="of:=[.D1361]/[.A1361]*100" office:value-type="float" office:value="1270.90806100218" calcext:value-type="float">
            <text:p>1270.908061002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76.254" calcext:value-type="float">
            <text:p>3476.254</text:p>
          </table:table-cell>
          <table:table-cell/>
          <table:table-cell table:formula="of:=ABS([.A1362]-[.B1362])" office:value-type="float" office:value="3311.254" calcext:value-type="float">
            <text:p>3311.254</text:p>
          </table:table-cell>
          <table:table-cell table:formula="of:=[.D1362]/[.A1362]*100" office:value-type="float" office:value="2006.82060606061" calcext:value-type="float">
            <text:p>2006.820606060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24.332" calcext:value-type="float">
            <text:p>-324.332</text:p>
          </table:table-cell>
          <table:table-cell/>
          <table:table-cell table:formula="of:=ABS([.A1363]-[.B1363])" office:value-type="float" office:value="624.332" calcext:value-type="float">
            <text:p>624.332</text:p>
          </table:table-cell>
          <table:table-cell table:formula="of:=[.D1363]/[.A1363]*100" office:value-type="float" office:value="208.110666666667" calcext:value-type="float">
            <text:p>208.110666666667</text:p>
          </table:table-cell>
        </table:table-row>
        <table:table-row table:style-name="ro1">
          <table:table-cell office:value-type="float" office:value="20279" calcext:value-type="float">
            <text:p>20279</text:p>
          </table:table-cell>
          <table:table-cell office:value-type="float" office:value="21420.179" calcext:value-type="float">
            <text:p>21420.179</text:p>
          </table:table-cell>
          <table:table-cell/>
          <table:table-cell table:formula="of:=ABS([.A1364]-[.B1364])" office:value-type="float" office:value="1141.179" calcext:value-type="float">
            <text:p>1141.179</text:p>
          </table:table-cell>
          <table:table-cell table:formula="of:=[.D1364]/[.A1364]*100" office:value-type="float" office:value="5.62739286947088" calcext:value-type="float">
            <text:p>5.62739286947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483.176" calcext:value-type="float">
            <text:p>-3483.176</text:p>
          </table:table-cell>
          <table:table-cell/>
          <table:table-cell table:formula="of:=ABS([.A1365]-[.B1365])" office:value-type="float" office:value="3489.176" calcext:value-type="float">
            <text:p>3489.176</text:p>
          </table:table-cell>
          <table:table-cell table:formula="of:=[.D1365]/[.A1365]*100" office:value-type="float" office:value="58152.9333333333" calcext:value-type="float">
            <text:p>58152.9333333333</text:p>
          </table:table-cell>
        </table:table-row>
        <table:table-row table:style-name="ro1">
          <table:table-cell office:value-type="float" office:value="19475" calcext:value-type="float">
            <text:p>19475</text:p>
          </table:table-cell>
          <table:table-cell office:value-type="float" office:value="15127.867" calcext:value-type="float">
            <text:p>15127.867</text:p>
          </table:table-cell>
          <table:table-cell/>
          <table:table-cell table:formula="of:=ABS([.A1366]-[.B1366])" office:value-type="float" office:value="4347.133" calcext:value-type="float">
            <text:p>4347.133</text:p>
          </table:table-cell>
          <table:table-cell table:formula="of:=[.D1366]/[.A1366]*100" office:value-type="float" office:value="22.3216071887035" calcext:value-type="float">
            <text:p>22.3216071887035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15395.376" calcext:value-type="float">
            <text:p>15395.376</text:p>
          </table:table-cell>
          <table:table-cell/>
          <table:table-cell table:formula="of:=ABS([.A1367]-[.B1367])" office:value-type="float" office:value="5998.376" calcext:value-type="float">
            <text:p>5998.376</text:p>
          </table:table-cell>
          <table:table-cell table:formula="of:=[.D1367]/[.A1367]*100" office:value-type="float" office:value="63.8328828349473" calcext:value-type="float">
            <text:p>63.832882834947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2226.289" calcext:value-type="float">
            <text:p>22226.289</text:p>
          </table:table-cell>
          <table:table-cell/>
          <table:table-cell table:formula="of:=ABS([.A1368]-[.B1368])" office:value-type="float" office:value="20693.289" calcext:value-type="float">
            <text:p>20693.289</text:p>
          </table:table-cell>
          <table:table-cell table:formula="of:=[.D1368]/[.A1368]*100" office:value-type="float" office:value="1349.85577299413" calcext:value-type="float">
            <text:p>1349.855772994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80.248" calcext:value-type="float">
            <text:p>-1680.248</text:p>
          </table:table-cell>
          <table:table-cell/>
          <table:table-cell table:formula="of:=ABS([.A1369]-[.B1369])" office:value-type="float" office:value="1831.248" calcext:value-type="float">
            <text:p>1831.248</text:p>
          </table:table-cell>
          <table:table-cell table:formula="of:=[.D1369]/[.A1369]*100" office:value-type="float" office:value="1212.74701986755" calcext:value-type="float">
            <text:p>1212.74701986755</text:p>
          </table:table-cell>
        </table:table-row>
        <table:table-row table:style-name="ro1">
          <table:table-cell office:value-type="float" office:value="24574" calcext:value-type="float">
            <text:p>24574</text:p>
          </table:table-cell>
          <table:table-cell office:value-type="float" office:value="18904.449" calcext:value-type="float">
            <text:p>18904.449</text:p>
          </table:table-cell>
          <table:table-cell/>
          <table:table-cell table:formula="of:=ABS([.A1370]-[.B1370])" office:value-type="float" office:value="5669.551" calcext:value-type="float">
            <text:p>5669.551</text:p>
          </table:table-cell>
          <table:table-cell table:formula="of:=[.D1370]/[.A1370]*100" office:value-type="float" office:value="23.0713396272483" calcext:value-type="float">
            <text:p>23.071339627248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939.068" calcext:value-type="float">
            <text:p>-2939.068</text:p>
          </table:table-cell>
          <table:table-cell/>
          <table:table-cell table:formula="of:=ABS([.A1371]-[.B1371])" office:value-type="float" office:value="3735.068" calcext:value-type="float">
            <text:p>3735.068</text:p>
          </table:table-cell>
          <table:table-cell table:formula="of:=[.D1371]/[.A1371]*100" office:value-type="float" office:value="469.229648241206" calcext:value-type="float">
            <text:p>469.22964824120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803.834" calcext:value-type="float">
            <text:p>4803.834</text:p>
          </table:table-cell>
          <table:table-cell/>
          <table:table-cell table:formula="of:=ABS([.A1372]-[.B1372])" office:value-type="float" office:value="3871.834" calcext:value-type="float">
            <text:p>3871.834</text:p>
          </table:table-cell>
          <table:table-cell table:formula="of:=[.D1372]/[.A1372]*100" office:value-type="float" office:value="415.432832618026" calcext:value-type="float">
            <text:p>415.43283261802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770.42" calcext:value-type="float">
            <text:p>1770.42</text:p>
          </table:table-cell>
          <table:table-cell/>
          <table:table-cell table:formula="of:=ABS([.A1373]-[.B1373])" office:value-type="float" office:value="777.42" calcext:value-type="float">
            <text:p>777.42</text:p>
          </table:table-cell>
          <table:table-cell table:formula="of:=[.D1373]/[.A1373]*100" office:value-type="float" office:value="78.2900302114804" calcext:value-type="float">
            <text:p>78.2900302114804</text:p>
          </table:table-cell>
        </table:table-row>
        <table:table-row table:style-name="ro1">
          <table:table-cell office:value-type="float" office:value="22079" calcext:value-type="float">
            <text:p>22079</text:p>
          </table:table-cell>
          <table:table-cell office:value-type="float" office:value="19739.643" calcext:value-type="float">
            <text:p>19739.643</text:p>
          </table:table-cell>
          <table:table-cell/>
          <table:table-cell table:formula="of:=ABS([.A1374]-[.B1374])" office:value-type="float" office:value="2339.357" calcext:value-type="float">
            <text:p>2339.357</text:p>
          </table:table-cell>
          <table:table-cell table:formula="of:=[.D1374]/[.A1374]*100" office:value-type="float" office:value="10.5953938131256" calcext:value-type="float">
            <text:p>10.5953938131256</text:p>
          </table:table-cell>
        </table:table-row>
        <table:table-row table:style-name="ro1">
          <table:table-cell office:value-type="float" office:value="13357" calcext:value-type="float">
            <text:p>13357</text:p>
          </table:table-cell>
          <table:table-cell office:value-type="float" office:value="17555.476" calcext:value-type="float">
            <text:p>17555.476</text:p>
          </table:table-cell>
          <table:table-cell/>
          <table:table-cell table:formula="of:=ABS([.A1375]-[.B1375])" office:value-type="float" office:value="4198.476" calcext:value-type="float">
            <text:p>4198.476</text:p>
          </table:table-cell>
          <table:table-cell table:formula="of:=[.D1375]/[.A1375]*100" office:value-type="float" office:value="31.4327768211425" calcext:value-type="float">
            <text:p>31.432776821142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8300.132" calcext:value-type="float">
            <text:p>8300.132</text:p>
          </table:table-cell>
          <table:table-cell/>
          <table:table-cell table:formula="of:=ABS([.A1376]-[.B1376])" office:value-type="float" office:value="6624.132" calcext:value-type="float">
            <text:p>6624.132</text:p>
          </table:table-cell>
          <table:table-cell table:formula="of:=[.D1376]/[.A1376]*100" office:value-type="float" office:value="395.234606205251" calcext:value-type="float">
            <text:p>395.23460620525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790.111" calcext:value-type="float">
            <text:p>-790.111</text:p>
          </table:table-cell>
          <table:table-cell/>
          <table:table-cell table:formula="of:=ABS([.A1377]-[.B1377])" office:value-type="float" office:value="1394.111" calcext:value-type="float">
            <text:p>1394.111</text:p>
          </table:table-cell>
          <table:table-cell table:formula="of:=[.D1377]/[.A1377]*100" office:value-type="float" office:value="230.813079470199" calcext:value-type="float">
            <text:p>230.8130794701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834.701" calcext:value-type="float">
            <text:p>-2834.701</text:p>
          </table:table-cell>
          <table:table-cell/>
          <table:table-cell table:formula="of:=ABS([.A1378]-[.B1378])" office:value-type="float" office:value="2955.701" calcext:value-type="float">
            <text:p>2955.701</text:p>
          </table:table-cell>
          <table:table-cell table:formula="of:=[.D1378]/[.A1378]*100" office:value-type="float" office:value="2442.72809917355" calcext:value-type="float">
            <text:p>2442.72809917355</text:p>
          </table:table-cell>
        </table:table-row>
        <table:table-row table:style-name="ro1">
          <table:table-cell office:value-type="float" office:value="24928" calcext:value-type="float">
            <text:p>24928</text:p>
          </table:table-cell>
          <table:table-cell office:value-type="float" office:value="21471.194" calcext:value-type="float">
            <text:p>21471.194</text:p>
          </table:table-cell>
          <table:table-cell/>
          <table:table-cell table:formula="of:=ABS([.A1379]-[.B1379])" office:value-type="float" office:value="3456.806" calcext:value-type="float">
            <text:p>3456.806</text:p>
          </table:table-cell>
          <table:table-cell table:formula="of:=[.D1379]/[.A1379]*100" office:value-type="float" office:value="13.8671614249037" calcext:value-type="float">
            <text:p>13.86716142490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757.96" calcext:value-type="float">
            <text:p>2757.96</text:p>
          </table:table-cell>
          <table:table-cell/>
          <table:table-cell table:formula="of:=ABS([.A1380]-[.B1380])" office:value-type="float" office:value="2188.96" calcext:value-type="float">
            <text:p>2188.96</text:p>
          </table:table-cell>
          <table:table-cell table:formula="of:=[.D1380]/[.A1380]*100" office:value-type="float" office:value="384.702987697715" calcext:value-type="float">
            <text:p>384.7029876977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101.149" calcext:value-type="float">
            <text:p>-3101.149</text:p>
          </table:table-cell>
          <table:table-cell/>
          <table:table-cell table:formula="of:=ABS([.A1381]-[.B1381])" office:value-type="float" office:value="3287.149" calcext:value-type="float">
            <text:p>3287.149</text:p>
          </table:table-cell>
          <table:table-cell table:formula="of:=[.D1381]/[.A1381]*100" office:value-type="float" office:value="1767.28440860215" calcext:value-type="float">
            <text:p>1767.28440860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568.047" calcext:value-type="float">
            <text:p>-4568.047</text:p>
          </table:table-cell>
          <table:table-cell/>
          <table:table-cell table:formula="of:=ABS([.A1382]-[.B1382])" office:value-type="float" office:value="4613.047" calcext:value-type="float">
            <text:p>4613.047</text:p>
          </table:table-cell>
          <table:table-cell table:formula="of:=[.D1382]/[.A1382]*100" office:value-type="float" office:value="10251.2155555556" calcext:value-type="float">
            <text:p>10251.21555555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67.252" calcext:value-type="float">
            <text:p>7967.252</text:p>
          </table:table-cell>
          <table:table-cell/>
          <table:table-cell table:formula="of:=ABS([.A1383]-[.B1383])" office:value-type="float" office:value="7831.252" calcext:value-type="float">
            <text:p>7831.252</text:p>
          </table:table-cell>
          <table:table-cell table:formula="of:=[.D1383]/[.A1383]*100" office:value-type="float" office:value="5758.27352941177" calcext:value-type="float">
            <text:p>5758.27352941177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8306.305" calcext:value-type="float">
            <text:p>8306.305</text:p>
          </table:table-cell>
          <table:table-cell/>
          <table:table-cell table:formula="of:=ABS([.A1384]-[.B1384])" office:value-type="float" office:value="582.305" calcext:value-type="float">
            <text:p>582.305</text:p>
          </table:table-cell>
          <table:table-cell table:formula="of:=[.D1384]/[.A1384]*100" office:value-type="float" office:value="7.53890471258416" calcext:value-type="float">
            <text:p>7.538904712584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384.63" calcext:value-type="float">
            <text:p>-2384.63</text:p>
          </table:table-cell>
          <table:table-cell/>
          <table:table-cell table:formula="of:=ABS([.A1385]-[.B1385])" office:value-type="float" office:value="2423.63" calcext:value-type="float">
            <text:p>2423.63</text:p>
          </table:table-cell>
          <table:table-cell table:formula="of:=[.D1385]/[.A1385]*100" office:value-type="float" office:value="6214.4358974359" calcext:value-type="float">
            <text:p>6214.43589743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479.535" calcext:value-type="float">
            <text:p>-5479.535</text:p>
          </table:table-cell>
          <table:table-cell/>
          <table:table-cell table:formula="of:=ABS([.A1386]-[.B1386])" office:value-type="float" office:value="5517.535" calcext:value-type="float">
            <text:p>5517.535</text:p>
          </table:table-cell>
          <table:table-cell table:formula="of:=[.D1386]/[.A1386]*100" office:value-type="float" office:value="14519.8289473684" calcext:value-type="float">
            <text:p>14519.8289473684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8311.943" calcext:value-type="float">
            <text:p>8311.943</text:p>
          </table:table-cell>
          <table:table-cell/>
          <table:table-cell table:formula="of:=ABS([.A1387]-[.B1387])" office:value-type="float" office:value="4244.943" calcext:value-type="float">
            <text:p>4244.943</text:p>
          </table:table-cell>
          <table:table-cell table:formula="of:=[.D1387]/[.A1387]*100" office:value-type="float" office:value="104.375288910745" calcext:value-type="float">
            <text:p>104.375288910745</text:p>
          </table:table-cell>
        </table:table-row>
        <table:table-row table:style-name="ro1">
          <table:table-cell office:value-type="float" office:value="72845" calcext:value-type="float">
            <text:p>72845</text:p>
          </table:table-cell>
          <table:table-cell office:value-type="float" office:value="159943.618" calcext:value-type="float">
            <text:p>159943.618</text:p>
          </table:table-cell>
          <table:table-cell/>
          <table:table-cell table:formula="of:=ABS([.A1388]-[.B1388])" office:value-type="float" office:value="87098.618" calcext:value-type="float">
            <text:p>87098.618</text:p>
          </table:table-cell>
          <table:table-cell table:formula="of:=[.D1388]/[.A1388]*100" office:value-type="float" office:value="119.567050586863" calcext:value-type="float">
            <text:p>119.5670505868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02.316" calcext:value-type="float">
            <text:p>8002.316</text:p>
          </table:table-cell>
          <table:table-cell/>
          <table:table-cell table:formula="of:=ABS([.A1389]-[.B1389])" office:value-type="float" office:value="7920.316" calcext:value-type="float">
            <text:p>7920.316</text:p>
          </table:table-cell>
          <table:table-cell table:formula="of:=[.D1389]/[.A1389]*100" office:value-type="float" office:value="9658.92195121951" calcext:value-type="float">
            <text:p>9658.9219512195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651.485" calcext:value-type="float">
            <text:p>3651.485</text:p>
          </table:table-cell>
          <table:table-cell/>
          <table:table-cell table:formula="of:=ABS([.A1390]-[.B1390])" office:value-type="float" office:value="1871.485" calcext:value-type="float">
            <text:p>1871.485</text:p>
          </table:table-cell>
          <table:table-cell table:formula="of:=[.D1390]/[.A1390]*100" office:value-type="float" office:value="105.139606741573" calcext:value-type="float">
            <text:p>105.139606741573</text:p>
          </table:table-cell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float" office:value="17020.468" calcext:value-type="float">
            <text:p>17020.468</text:p>
          </table:table-cell>
          <table:table-cell/>
          <table:table-cell table:formula="of:=ABS([.A1391]-[.B1391])" office:value-type="float" office:value="68.5319999999993" calcext:value-type="float">
            <text:p>68.5319999999993</text:p>
          </table:table-cell>
          <table:table-cell table:formula="of:=[.D1391]/[.A1391]*100" office:value-type="float" office:value="0.401029902276314" calcext:value-type="float">
            <text:p>0.401029902276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953.231" calcext:value-type="float">
            <text:p>-1953.231</text:p>
          </table:table-cell>
          <table:table-cell/>
          <table:table-cell table:formula="of:=ABS([.A1392]-[.B1392])" office:value-type="float" office:value="2035.231" calcext:value-type="float">
            <text:p>2035.231</text:p>
          </table:table-cell>
          <table:table-cell table:formula="of:=[.D1392]/[.A1392]*100" office:value-type="float" office:value="2481.98902439024" calcext:value-type="float">
            <text:p>2481.989024390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93.005" calcext:value-type="float">
            <text:p>-93.005</text:p>
          </table:table-cell>
          <table:table-cell/>
          <table:table-cell table:formula="of:=ABS([.A1393]-[.B1393])" office:value-type="float" office:value="405.005" calcext:value-type="float">
            <text:p>405.005</text:p>
          </table:table-cell>
          <table:table-cell table:formula="of:=[.D1393]/[.A1393]*100" office:value-type="float" office:value="129.809294871795" calcext:value-type="float">
            <text:p>129.809294871795</text:p>
          </table:table-cell>
        </table:table-row>
        <table:table-row table:style-name="ro1">
          <table:table-cell office:value-type="float" office:value="62317" calcext:value-type="float">
            <text:p>62317</text:p>
          </table:table-cell>
          <table:table-cell office:value-type="float" office:value="43905.707" calcext:value-type="float">
            <text:p>43905.707</text:p>
          </table:table-cell>
          <table:table-cell/>
          <table:table-cell table:formula="of:=ABS([.A1394]-[.B1394])" office:value-type="float" office:value="18411.293" calcext:value-type="float">
            <text:p>18411.293</text:p>
          </table:table-cell>
          <table:table-cell table:formula="of:=[.D1394]/[.A1394]*100" office:value-type="float" office:value="29.5445753165268" calcext:value-type="float">
            <text:p>29.5445753165268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55034.256" calcext:value-type="float">
            <text:p>55034.256</text:p>
          </table:table-cell>
          <table:table-cell/>
          <table:table-cell table:formula="of:=ABS([.A1395]-[.B1395])" office:value-type="float" office:value="31582.256" calcext:value-type="float">
            <text:p>31582.256</text:p>
          </table:table-cell>
          <table:table-cell table:formula="of:=[.D1395]/[.A1395]*100" office:value-type="float" office:value="134.667644550571" calcext:value-type="float">
            <text:p>134.66764455057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4437.929" calcext:value-type="float">
            <text:p>14437.929</text:p>
          </table:table-cell>
          <table:table-cell/>
          <table:table-cell table:formula="of:=ABS([.A1396]-[.B1396])" office:value-type="float" office:value="11686.929" calcext:value-type="float">
            <text:p>11686.929</text:p>
          </table:table-cell>
          <table:table-cell table:formula="of:=[.D1396]/[.A1396]*100" office:value-type="float" office:value="424.824754634678" calcext:value-type="float">
            <text:p>424.824754634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077.47" calcext:value-type="float">
            <text:p>-1077.47</text:p>
          </table:table-cell>
          <table:table-cell/>
          <table:table-cell table:formula="of:=ABS([.A1397]-[.B1397])" office:value-type="float" office:value="1091.47" calcext:value-type="float">
            <text:p>1091.47</text:p>
          </table:table-cell>
          <table:table-cell table:formula="of:=[.D1397]/[.A1397]*100" office:value-type="float" office:value="7796.21428571429" calcext:value-type="float">
            <text:p>7796.2142857142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464.109" calcext:value-type="float">
            <text:p>-464.109</text:p>
          </table:table-cell>
          <table:table-cell/>
          <table:table-cell table:formula="of:=ABS([.A1398]-[.B1398])" office:value-type="float" office:value="826.109" calcext:value-type="float">
            <text:p>826.109</text:p>
          </table:table-cell>
          <table:table-cell table:formula="of:=[.D1398]/[.A1398]*100" office:value-type="float" office:value="228.206906077348" calcext:value-type="float">
            <text:p>228.20690607734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599.652" calcext:value-type="float">
            <text:p>5599.652</text:p>
          </table:table-cell>
          <table:table-cell/>
          <table:table-cell table:formula="of:=ABS([.A1399]-[.B1399])" office:value-type="float" office:value="5240.652" calcext:value-type="float">
            <text:p>5240.652</text:p>
          </table:table-cell>
          <table:table-cell table:formula="of:=[.D1399]/[.A1399]*100" office:value-type="float" office:value="1459.79164345404" calcext:value-type="float">
            <text:p>1459.79164345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425.858" calcext:value-type="float">
            <text:p>-3425.858</text:p>
          </table:table-cell>
          <table:table-cell/>
          <table:table-cell table:formula="of:=ABS([.A1400]-[.B1400])" office:value-type="float" office:value="3446.858" calcext:value-type="float">
            <text:p>3446.858</text:p>
          </table:table-cell>
          <table:table-cell table:formula="of:=[.D1400]/[.A1400]*100" office:value-type="float" office:value="16413.6095238095" calcext:value-type="float">
            <text:p>16413.6095238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675.831" calcext:value-type="float">
            <text:p>-8675.831</text:p>
          </table:table-cell>
          <table:table-cell/>
          <table:table-cell table:formula="of:=ABS([.A1401]-[.B1401])" office:value-type="float" office:value="8675.831" calcext:value-type="float">
            <text:p>8675.831</text:p>
          </table:table-cell>
          <table:table-cell table:formula="of:=[.D1401]/[.A1401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10205.261" calcext:value-type="float">
            <text:p>10205.261</text:p>
          </table:table-cell>
          <table:table-cell/>
          <table:table-cell table:formula="of:=ABS([.A1402]-[.B1402])" office:value-type="float" office:value="3603.261" calcext:value-type="float">
            <text:p>3603.261</text:p>
          </table:table-cell>
          <table:table-cell table:formula="of:=[.D1402]/[.A1402]*100" office:value-type="float" office:value="54.5783247500757" calcext:value-type="float">
            <text:p>54.57832475007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826.997" calcext:value-type="float">
            <text:p>-1826.997</text:p>
          </table:table-cell>
          <table:table-cell/>
          <table:table-cell table:formula="of:=ABS([.A1403]-[.B1403])" office:value-type="float" office:value="2018.997" calcext:value-type="float">
            <text:p>2018.997</text:p>
          </table:table-cell>
          <table:table-cell table:formula="of:=[.D1403]/[.A1403]*100" office:value-type="float" office:value="1051.5609375" calcext:value-type="float">
            <text:p>1051.56093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2472.952" calcext:value-type="float">
            <text:p>-2472.952</text:p>
          </table:table-cell>
          <table:table-cell/>
          <table:table-cell table:formula="of:=ABS([.A1404]-[.B1404])" office:value-type="float" office:value="2575.952" calcext:value-type="float">
            <text:p>2575.952</text:p>
          </table:table-cell>
          <table:table-cell table:formula="of:=[.D1404]/[.A1404]*100" office:value-type="float" office:value="2500.92427184466" calcext:value-type="float">
            <text:p>2500.92427184466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9644.101" calcext:value-type="float">
            <text:p>9644.101</text:p>
          </table:table-cell>
          <table:table-cell/>
          <table:table-cell table:formula="of:=ABS([.A1405]-[.B1405])" office:value-type="float" office:value="4546.101" calcext:value-type="float">
            <text:p>4546.101</text:p>
          </table:table-cell>
          <table:table-cell table:formula="of:=[.D1405]/[.A1405]*100" office:value-type="float" office:value="89.1742055708121" calcext:value-type="float">
            <text:p>89.17420557081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190.871" calcext:value-type="float">
            <text:p>-4190.871</text:p>
          </table:table-cell>
          <table:table-cell/>
          <table:table-cell table:formula="of:=ABS([.A1406]-[.B1406])" office:value-type="float" office:value="4245.871" calcext:value-type="float">
            <text:p>4245.871</text:p>
          </table:table-cell>
          <table:table-cell table:formula="of:=[.D1406]/[.A1406]*100" office:value-type="float" office:value="7719.76545454545" calcext:value-type="float">
            <text:p>7719.76545454545</text:p>
          </table:table-cell>
        </table:table-row>
        <table:table-row table:style-name="ro1">
          <table:table-cell office:value-type="float" office:value="26055" calcext:value-type="float">
            <text:p>26055</text:p>
          </table:table-cell>
          <table:table-cell office:value-type="float" office:value="39770.561" calcext:value-type="float">
            <text:p>39770.561</text:p>
          </table:table-cell>
          <table:table-cell/>
          <table:table-cell table:formula="of:=ABS([.A1407]-[.B1407])" office:value-type="float" office:value="13715.561" calcext:value-type="float">
            <text:p>13715.561</text:p>
          </table:table-cell>
          <table:table-cell table:formula="of:=[.D1407]/[.A1407]*100" office:value-type="float" office:value="52.6408021492996" calcext:value-type="float">
            <text:p>52.6408021492996</text:p>
          </table:table-cell>
        </table:table-row>
        <table:table-row table:style-name="ro1">
          <table:table-cell office:value-type="float" office:value="23591" calcext:value-type="float">
            <text:p>23591</text:p>
          </table:table-cell>
          <table:table-cell office:value-type="float" office:value="11877.621" calcext:value-type="float">
            <text:p>11877.621</text:p>
          </table:table-cell>
          <table:table-cell/>
          <table:table-cell table:formula="of:=ABS([.A1408]-[.B1408])" office:value-type="float" office:value="11713.379" calcext:value-type="float">
            <text:p>11713.379</text:p>
          </table:table-cell>
          <table:table-cell table:formula="of:=[.D1408]/[.A1408]*100" office:value-type="float" office:value="49.6518969098385" calcext:value-type="float">
            <text:p>49.6518969098385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6421.825" calcext:value-type="float">
            <text:p>6421.825</text:p>
          </table:table-cell>
          <table:table-cell/>
          <table:table-cell table:formula="of:=ABS([.A1409]-[.B1409])" office:value-type="float" office:value="1170.825" calcext:value-type="float">
            <text:p>1170.825</text:p>
          </table:table-cell>
          <table:table-cell table:formula="of:=[.D1409]/[.A1409]*100" office:value-type="float" office:value="22.2971814892401" calcext:value-type="float">
            <text:p>22.2971814892401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19065.973" calcext:value-type="float">
            <text:p>19065.973</text:p>
          </table:table-cell>
          <table:table-cell/>
          <table:table-cell table:formula="of:=ABS([.A1410]-[.B1410])" office:value-type="float" office:value="9187.973" calcext:value-type="float">
            <text:p>9187.973</text:p>
          </table:table-cell>
          <table:table-cell table:formula="of:=[.D1410]/[.A1410]*100" office:value-type="float" office:value="93.0145069852197" calcext:value-type="float">
            <text:p>93.01450698521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258.937" calcext:value-type="float">
            <text:p>-2258.937</text:p>
          </table:table-cell>
          <table:table-cell/>
          <table:table-cell table:formula="of:=ABS([.A1411]-[.B1411])" office:value-type="float" office:value="2346.937" calcext:value-type="float">
            <text:p>2346.937</text:p>
          </table:table-cell>
          <table:table-cell table:formula="of:=[.D1411]/[.A1411]*100" office:value-type="float" office:value="2666.97386363636" calcext:value-type="float">
            <text:p>2666.97386363636</text:p>
          </table:table-cell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float" office:value="16113.491" calcext:value-type="float">
            <text:p>16113.491</text:p>
          </table:table-cell>
          <table:table-cell/>
          <table:table-cell table:formula="of:=ABS([.A1412]-[.B1412])" office:value-type="float" office:value="7897.509" calcext:value-type="float">
            <text:p>7897.509</text:p>
          </table:table-cell>
          <table:table-cell table:formula="of:=[.D1412]/[.A1412]*100" office:value-type="float" office:value="32.8912123610012" calcext:value-type="float">
            <text:p>32.8912123610012</text:p>
          </table:table-cell>
        </table:table-row>
        <table:table-row table:style-name="ro1">
          <table:table-cell office:value-type="float" office:value="18794" calcext:value-type="float">
            <text:p>18794</text:p>
          </table:table-cell>
          <table:table-cell office:value-type="float" office:value="76036.483" calcext:value-type="float">
            <text:p>76036.483</text:p>
          </table:table-cell>
          <table:table-cell/>
          <table:table-cell table:formula="of:=ABS([.A1413]-[.B1413])" office:value-type="float" office:value="57242.483" calcext:value-type="float">
            <text:p>57242.483</text:p>
          </table:table-cell>
          <table:table-cell table:formula="of:=[.D1413]/[.A1413]*100" office:value-type="float" office:value="304.578498456954" calcext:value-type="float">
            <text:p>304.5784984569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669.954" calcext:value-type="float">
            <text:p>-1669.954</text:p>
          </table:table-cell>
          <table:table-cell/>
          <table:table-cell table:formula="of:=ABS([.A1414]-[.B1414])" office:value-type="float" office:value="1735.954" calcext:value-type="float">
            <text:p>1735.954</text:p>
          </table:table-cell>
          <table:table-cell table:formula="of:=[.D1414]/[.A1414]*100" office:value-type="float" office:value="2630.23333333333" calcext:value-type="float">
            <text:p>2630.23333333333</text:p>
          </table:table-cell>
        </table:table-row>
        <table:table-row table:style-name="ro1">
          <table:table-cell office:value-type="float" office:value="19229" calcext:value-type="float">
            <text:p>19229</text:p>
          </table:table-cell>
          <table:table-cell office:value-type="float" office:value="12242.549" calcext:value-type="float">
            <text:p>12242.549</text:p>
          </table:table-cell>
          <table:table-cell/>
          <table:table-cell table:formula="of:=ABS([.A1415]-[.B1415])" office:value-type="float" office:value="6986.451" calcext:value-type="float">
            <text:p>6986.451</text:p>
          </table:table-cell>
          <table:table-cell table:formula="of:=[.D1415]/[.A1415]*100" office:value-type="float" office:value="36.33288782568" calcext:value-type="float">
            <text:p>36.33288782568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2179.501" calcext:value-type="float">
            <text:p>12179.501</text:p>
          </table:table-cell>
          <table:table-cell/>
          <table:table-cell table:formula="of:=ABS([.A1416]-[.B1416])" office:value-type="float" office:value="9740.501" calcext:value-type="float">
            <text:p>9740.501</text:p>
          </table:table-cell>
          <table:table-cell table:formula="of:=[.D1416]/[.A1416]*100" office:value-type="float" office:value="399.364534645346" calcext:value-type="float">
            <text:p>399.364534645346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float" office:value="11000.055" calcext:value-type="float">
            <text:p>11000.055</text:p>
          </table:table-cell>
          <table:table-cell/>
          <table:table-cell table:formula="of:=ABS([.A1417]-[.B1417])" office:value-type="float" office:value="232.945" calcext:value-type="float">
            <text:p>232.945</text:p>
          </table:table-cell>
          <table:table-cell table:formula="of:=[.D1417]/[.A1417]*100" office:value-type="float" office:value="2.07375589780112" calcext:value-type="float">
            <text:p>2.073755897801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23.446" calcext:value-type="float">
            <text:p>2123.446</text:p>
          </table:table-cell>
          <table:table-cell/>
          <table:table-cell table:formula="of:=ABS([.A1418]-[.B1418])" office:value-type="float" office:value="1535.446" calcext:value-type="float">
            <text:p>1535.446</text:p>
          </table:table-cell>
          <table:table-cell table:formula="of:=[.D1418]/[.A1418]*100" office:value-type="float" office:value="261.130272108844" calcext:value-type="float">
            <text:p>261.1302721088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6321.565" calcext:value-type="float">
            <text:p>-6321.565</text:p>
          </table:table-cell>
          <table:table-cell/>
          <table:table-cell table:formula="of:=ABS([.A1419]-[.B1419])" office:value-type="float" office:value="6420.565" calcext:value-type="float">
            <text:p>6420.565</text:p>
          </table:table-cell>
          <table:table-cell table:formula="of:=[.D1419]/[.A1419]*100" office:value-type="float" office:value="6485.41919191919" calcext:value-type="float">
            <text:p>6485.419191919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687.175" calcext:value-type="float">
            <text:p>6687.175</text:p>
          </table:table-cell>
          <table:table-cell/>
          <table:table-cell table:formula="of:=ABS([.A1420]-[.B1420])" office:value-type="float" office:value="6503.175" calcext:value-type="float">
            <text:p>6503.175</text:p>
          </table:table-cell>
          <table:table-cell table:formula="of:=[.D1420]/[.A1420]*100" office:value-type="float" office:value="3534.33423913043" calcext:value-type="float">
            <text:p>3534.3342391304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87.784" calcext:value-type="float">
            <text:p>-587.784</text:p>
          </table:table-cell>
          <table:table-cell/>
          <table:table-cell table:formula="of:=ABS([.A1421]-[.B1421])" office:value-type="float" office:value="1044.784" calcext:value-type="float">
            <text:p>1044.784</text:p>
          </table:table-cell>
          <table:table-cell table:formula="of:=[.D1421]/[.A1421]*100" office:value-type="float" office:value="228.617943107221" calcext:value-type="float">
            <text:p>228.6179431072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683.517" calcext:value-type="float">
            <text:p>1683.517</text:p>
          </table:table-cell>
          <table:table-cell/>
          <table:table-cell table:formula="of:=ABS([.A1422]-[.B1422])" office:value-type="float" office:value="1254.517" calcext:value-type="float">
            <text:p>1254.517</text:p>
          </table:table-cell>
          <table:table-cell table:formula="of:=[.D1422]/[.A1422]*100" office:value-type="float" office:value="292.428205128205" calcext:value-type="float">
            <text:p>292.428205128205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13993.891" calcext:value-type="float">
            <text:p>13993.891</text:p>
          </table:table-cell>
          <table:table-cell/>
          <table:table-cell table:formula="of:=ABS([.A1423]-[.B1423])" office:value-type="float" office:value="4423.891" calcext:value-type="float">
            <text:p>4423.891</text:p>
          </table:table-cell>
          <table:table-cell table:formula="of:=[.D1423]/[.A1423]*100" office:value-type="float" office:value="46.2266562173459" calcext:value-type="float">
            <text:p>46.2266562173459</text:p>
          </table:table-cell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float" office:value="20516.133" calcext:value-type="float">
            <text:p>20516.133</text:p>
          </table:table-cell>
          <table:table-cell/>
          <table:table-cell table:formula="of:=ABS([.A1424]-[.B1424])" office:value-type="float" office:value="7542.867" calcext:value-type="float">
            <text:p>7542.867</text:p>
          </table:table-cell>
          <table:table-cell table:formula="of:=[.D1424]/[.A1424]*100" office:value-type="float" office:value="26.8821661498984" calcext:value-type="float">
            <text:p>26.88216614989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53.827" calcext:value-type="float">
            <text:p>1053.827</text:p>
          </table:table-cell>
          <table:table-cell/>
          <table:table-cell table:formula="of:=ABS([.A1425]-[.B1425])" office:value-type="float" office:value="482.827" calcext:value-type="float">
            <text:p>482.827</text:p>
          </table:table-cell>
          <table:table-cell table:formula="of:=[.D1425]/[.A1425]*100" office:value-type="float" office:value="84.5581436077058" calcext:value-type="float">
            <text:p>84.558143607705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268.531" calcext:value-type="float">
            <text:p>3268.531</text:p>
          </table:table-cell>
          <table:table-cell/>
          <table:table-cell table:formula="of:=ABS([.A1426]-[.B1426])" office:value-type="float" office:value="1805.531" calcext:value-type="float">
            <text:p>1805.531</text:p>
          </table:table-cell>
          <table:table-cell table:formula="of:=[.D1426]/[.A1426]*100" office:value-type="float" office:value="123.412918660287" calcext:value-type="float">
            <text:p>123.412918660287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6753.018" calcext:value-type="float">
            <text:p>6753.018</text:p>
          </table:table-cell>
          <table:table-cell/>
          <table:table-cell table:formula="of:=ABS([.A1427]-[.B1427])" office:value-type="float" office:value="1075.982" calcext:value-type="float">
            <text:p>1075.982</text:p>
          </table:table-cell>
          <table:table-cell table:formula="of:=[.D1427]/[.A1427]*100" office:value-type="float" office:value="13.7435432366841" calcext:value-type="float">
            <text:p>13.74354323668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781.609" calcext:value-type="float">
            <text:p>-3781.609</text:p>
          </table:table-cell>
          <table:table-cell/>
          <table:table-cell table:formula="of:=ABS([.A1428]-[.B1428])" office:value-type="float" office:value="3845.609" calcext:value-type="float">
            <text:p>3845.609</text:p>
          </table:table-cell>
          <table:table-cell table:formula="of:=[.D1428]/[.A1428]*100" office:value-type="float" office:value="6008.7640625" calcext:value-type="float">
            <text:p>6008.7640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317.502" calcext:value-type="float">
            <text:p>3317.502</text:p>
          </table:table-cell>
          <table:table-cell/>
          <table:table-cell table:formula="of:=ABS([.A1429]-[.B1429])" office:value-type="float" office:value="2747.502" calcext:value-type="float">
            <text:p>2747.502</text:p>
          </table:table-cell>
          <table:table-cell table:formula="of:=[.D1429]/[.A1429]*100" office:value-type="float" office:value="482.017894736842" calcext:value-type="float">
            <text:p>482.01789473684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8417.936" calcext:value-type="float">
            <text:p>8417.936</text:p>
          </table:table-cell>
          <table:table-cell/>
          <table:table-cell table:formula="of:=ABS([.A1430]-[.B1430])" office:value-type="float" office:value="6644.936" calcext:value-type="float">
            <text:p>6644.936</text:p>
          </table:table-cell>
          <table:table-cell table:formula="of:=[.D1430]/[.A1430]*100" office:value-type="float" office:value="374.784884376763" calcext:value-type="float">
            <text:p>374.784884376763</text:p>
          </table:table-cell>
        </table:table-row>
        <table:table-row table:style-name="ro1">
          <table:table-cell office:value-type="float" office:value="11724" calcext:value-type="float">
            <text:p>11724</text:p>
          </table:table-cell>
          <table:table-cell office:value-type="float" office:value="15246.889" calcext:value-type="float">
            <text:p>15246.889</text:p>
          </table:table-cell>
          <table:table-cell/>
          <table:table-cell table:formula="of:=ABS([.A1431]-[.B1431])" office:value-type="float" office:value="3522.889" calcext:value-type="float">
            <text:p>3522.889</text:p>
          </table:table-cell>
          <table:table-cell table:formula="of:=[.D1431]/[.A1431]*100" office:value-type="float" office:value="30.0485243944046" calcext:value-type="float">
            <text:p>30.0485243944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662.58" calcext:value-type="float">
            <text:p>-3662.58</text:p>
          </table:table-cell>
          <table:table-cell/>
          <table:table-cell table:formula="of:=ABS([.A1432]-[.B1432])" office:value-type="float" office:value="3662.58" calcext:value-type="float">
            <text:p>3662.58</text:p>
          </table:table-cell>
          <table:table-cell table:formula="of:=[.D1432]/[.A143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409" calcext:value-type="float">
            <text:p>13409</text:p>
          </table:table-cell>
          <table:table-cell office:value-type="float" office:value="14773.546" calcext:value-type="float">
            <text:p>14773.546</text:p>
          </table:table-cell>
          <table:table-cell/>
          <table:table-cell table:formula="of:=ABS([.A1433]-[.B1433])" office:value-type="float" office:value="1364.546" calcext:value-type="float">
            <text:p>1364.546</text:p>
          </table:table-cell>
          <table:table-cell table:formula="of:=[.D1433]/[.A1433]*100" office:value-type="float" office:value="10.1763442464017" calcext:value-type="float">
            <text:p>10.1763442464017</text:p>
          </table:table-cell>
        </table:table-row>
        <table:table-row table:style-name="ro1">
          <table:table-cell office:value-type="float" office:value="11815" calcext:value-type="float">
            <text:p>11815</text:p>
          </table:table-cell>
          <table:table-cell office:value-type="float" office:value="12602.802" calcext:value-type="float">
            <text:p>12602.802</text:p>
          </table:table-cell>
          <table:table-cell/>
          <table:table-cell table:formula="of:=ABS([.A1434]-[.B1434])" office:value-type="float" office:value="787.802" calcext:value-type="float">
            <text:p>787.802</text:p>
          </table:table-cell>
          <table:table-cell table:formula="of:=[.D1434]/[.A1434]*100" office:value-type="float" office:value="6.66781210325857" calcext:value-type="float">
            <text:p>6.667812103258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47.747" calcext:value-type="float">
            <text:p>-447.747</text:p>
          </table:table-cell>
          <table:table-cell/>
          <table:table-cell table:formula="of:=ABS([.A1435]-[.B1435])" office:value-type="float" office:value="623.747" calcext:value-type="float">
            <text:p>623.747</text:p>
          </table:table-cell>
          <table:table-cell table:formula="of:=[.D1435]/[.A1435]*100" office:value-type="float" office:value="354.401704545455" calcext:value-type="float">
            <text:p>354.401704545455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float" office:value="12594.58" calcext:value-type="float">
            <text:p>12594.58</text:p>
          </table:table-cell>
          <table:table-cell/>
          <table:table-cell table:formula="of:=ABS([.A1436]-[.B1436])" office:value-type="float" office:value="2860.42" calcext:value-type="float">
            <text:p>2860.42</text:p>
          </table:table-cell>
          <table:table-cell table:formula="of:=[.D1436]/[.A1436]*100" office:value-type="float" office:value="18.5080556454222" calcext:value-type="float">
            <text:p>18.50805564542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542.186" calcext:value-type="float">
            <text:p>3542.186</text:p>
          </table:table-cell>
          <table:table-cell/>
          <table:table-cell table:formula="of:=ABS([.A1437]-[.B1437])" office:value-type="float" office:value="3099.186" calcext:value-type="float">
            <text:p>3099.186</text:p>
          </table:table-cell>
          <table:table-cell table:formula="of:=[.D1437]/[.A1437]*100" office:value-type="float" office:value="699.590519187359" calcext:value-type="float">
            <text:p>699.59051918735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417.398" calcext:value-type="float">
            <text:p>5417.398</text:p>
          </table:table-cell>
          <table:table-cell/>
          <table:table-cell table:formula="of:=ABS([.A1438]-[.B1438])" office:value-type="float" office:value="3596.398" calcext:value-type="float">
            <text:p>3596.398</text:p>
          </table:table-cell>
          <table:table-cell table:formula="of:=[.D1438]/[.A1438]*100" office:value-type="float" office:value="197.495771554091" calcext:value-type="float">
            <text:p>197.495771554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943.139" calcext:value-type="float">
            <text:p>-9943.139</text:p>
          </table:table-cell>
          <table:table-cell/>
          <table:table-cell table:formula="of:=ABS([.A1439]-[.B1439])" office:value-type="float" office:value="9943.139" calcext:value-type="float">
            <text:p>9943.139</text:p>
          </table:table-cell>
          <table:table-cell table:formula="of:=[.D1439]/[.A1439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9304.49" calcext:value-type="float">
            <text:p>9304.49</text:p>
          </table:table-cell>
          <table:table-cell/>
          <table:table-cell table:formula="of:=ABS([.A1440]-[.B1440])" office:value-type="float" office:value="2497.51" calcext:value-type="float">
            <text:p>2497.51</text:p>
          </table:table-cell>
          <table:table-cell table:formula="of:=[.D1440]/[.A1440]*100" office:value-type="float" office:value="21.1617522453821" calcext:value-type="float">
            <text:p>21.16175224538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963.516" calcext:value-type="float">
            <text:p>-2963.516</text:p>
          </table:table-cell>
          <table:table-cell/>
          <table:table-cell table:formula="of:=ABS([.A1441]-[.B1441])" office:value-type="float" office:value="3020.516" calcext:value-type="float">
            <text:p>3020.516</text:p>
          </table:table-cell>
          <table:table-cell table:formula="of:=[.D1441]/[.A1441]*100" office:value-type="float" office:value="5299.15087719298" calcext:value-type="float">
            <text:p>5299.15087719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836.314" calcext:value-type="float">
            <text:p>-4836.314</text:p>
          </table:table-cell>
          <table:table-cell/>
          <table:table-cell table:formula="of:=ABS([.A1442]-[.B1442])" office:value-type="float" office:value="4836.314" calcext:value-type="float">
            <text:p>4836.314</text:p>
          </table:table-cell>
          <table:table-cell table:formula="of:=[.D1442]/[.A1442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25.877" calcext:value-type="float">
            <text:p>-6025.877</text:p>
          </table:table-cell>
          <table:table-cell/>
          <table:table-cell table:formula="of:=ABS([.A1443]-[.B1443])" office:value-type="float" office:value="6025.877" calcext:value-type="float">
            <text:p>6025.877</text:p>
          </table:table-cell>
          <table:table-cell table:formula="of:=[.D1443]/[.A1443]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24720.824" calcext:value-type="float">
            <text:p>24720.824</text:p>
          </table:table-cell>
          <table:table-cell/>
          <table:table-cell table:formula="of:=ABS([.A1444]-[.B1444])" office:value-type="float" office:value="18217.824" calcext:value-type="float">
            <text:p>18217.824</text:p>
          </table:table-cell>
          <table:table-cell table:formula="of:=[.D1444]/[.A1444]*100" office:value-type="float" office:value="280.144917730278" calcext:value-type="float">
            <text:p>280.14491773027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509.115" calcext:value-type="float">
            <text:p>8509.115</text:p>
          </table:table-cell>
          <table:table-cell/>
          <table:table-cell table:formula="of:=ABS([.A1445]-[.B1445])" office:value-type="float" office:value="7495.115" calcext:value-type="float">
            <text:p>7495.115</text:p>
          </table:table-cell>
          <table:table-cell table:formula="of:=[.D1445]/[.A1445]*100" office:value-type="float" office:value="739.163214990138" calcext:value-type="float">
            <text:p>739.1632149901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66.641" calcext:value-type="float">
            <text:p>2966.641</text:p>
          </table:table-cell>
          <table:table-cell/>
          <table:table-cell table:formula="of:=ABS([.A1446]-[.B1446])" office:value-type="float" office:value="2875.641" calcext:value-type="float">
            <text:p>2875.641</text:p>
          </table:table-cell>
          <table:table-cell table:formula="of:=[.D1446]/[.A1446]*100" office:value-type="float" office:value="3160.04505494505" calcext:value-type="float">
            <text:p>3160.04505494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08:54:32.551177002</dc:date>
    <meta:editing-duration>PT15M10S</meta:editing-duration>
    <meta:editing-cycles>1</meta:editing-cycles>
    <meta:generator>LibreOffice/6.0.7.3$Linux_X86_64 LibreOffice_project/00m0$Build-3</meta:generator>
    <meta:document-statistic meta:table-count="1" meta:cell-count="5785" meta:object-count="0"/>
  </office:meta>
</office:document-meta>
</file>